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4" style:family="table">
      <style:table-properties style:width="15.7486in" style:rel-width="100%" table:align="center"/>
    </style:style>
    <style:style style:name="Tabela4.A" style:family="table-column">
      <style:table-column-properties style:column-width="0.7799in" style:rel-column-width="1367*"/>
    </style:style>
    <style:style style:name="Tabela4.B" style:family="table-column">
      <style:table-column-properties style:column-width="14.9688in" style:rel-column-width="26247*"/>
    </style:style>
    <style:style style:name="Tabela4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ela4.A2" style:family="table-cell">
      <style:table-cell-properties style:vertical-align="middle" fo:background-color="#00ffff" fo:padding="0.0382in" fo:border-left="0.05pt solid #000000" fo:border-right="none" fo:border-top="none" fo:border-bottom="0.05pt solid #000000">
        <style:background-image/>
      </style:table-cell-properties>
    </style:style>
    <style:style style:name="Tabela4.B2" style:family="table-cell">
      <style:table-cell-properties style:vertical-align="middle" fo:background-color="#00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4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4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" style:family="table">
      <style:table-properties style:width="15.7486in" style:rel-width="100%" table:align="center"/>
    </style:style>
    <style:style style:name="Tabela1.A" style:family="table-column">
      <style:table-column-properties style:column-width="0.7799in" style:rel-column-width="1367*"/>
    </style:style>
    <style:style style:name="Tabela1.B" style:family="table-column">
      <style:table-column-properties style:column-width="4.9896in" style:rel-column-width="8749*"/>
    </style:style>
    <style:style style:name="Tabela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ela1.A2" style:family="table-cell">
      <style:table-cell-properties style:vertical-align="middle" fo:background-color="#00ffff" fo:padding="0.0382in" fo:border-left="0.05pt solid #000000" fo:border-right="none" fo:border-top="none" fo:border-bottom="0.05pt solid #000000">
        <style:background-image/>
      </style:table-cell-properties>
    </style:style>
    <style:style style:name="Tabela1.D2" style:family="table-cell">
      <style:table-cell-properties style:vertical-align="middle" fo:background-color="#00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2" style:family="table">
      <style:table-properties style:width="15.7486in" style:rel-width="100%" table:align="center"/>
    </style:style>
    <style:style style:name="Tabela2.A" style:family="table-column">
      <style:table-column-properties style:column-width="0.7778in" style:rel-column-width="1064*"/>
    </style:style>
    <style:style style:name="Tabela2.B" style:family="table-column">
      <style:table-column-properties style:column-width="0.875in" style:rel-column-width="1197*"/>
    </style:style>
    <style:style style:name="Tabela2.C" style:family="table-column">
      <style:table-column-properties style:column-width="7.0479in" style:rel-column-width="9644*"/>
    </style:style>
    <style:style style:name="Tabela2.D" style:family="table-column">
      <style:table-column-properties style:column-width="7.0486in" style:rel-column-width="9645*"/>
    </style:style>
    <style:style style:name="Tabela2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00ffff" fo:padding="0.0382in" fo:border-left="0.05pt solid #000000" fo:border-right="none" fo:border-top="none" fo:border-bottom="0.05pt solid #000000">
        <style:background-image/>
      </style:table-cell-properties>
    </style:style>
    <style:style style:name="Tabela2.D2" style:family="table-cell">
      <style:table-cell-properties style:vertical-align="middle" fo:background-color="#00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2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2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2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2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2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.D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2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.D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2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.B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.D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2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.B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.C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.D1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2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.B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.C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.D1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2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.B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.C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.D1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2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.B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.C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.D1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2.A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.B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.C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.D1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2.A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.B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.C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.D1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5" style:family="table">
      <style:table-properties style:width="15.7486in" style:rel-width="100%" table:align="center"/>
    </style:style>
    <style:style style:name="Tabela15.A" style:family="table-column">
      <style:table-column-properties style:column-width="0.7819in" style:rel-column-width="1371*"/>
    </style:style>
    <style:style style:name="Tabela15.B" style:family="table-column">
      <style:table-column-properties style:column-width="0.8757in" style:rel-column-width="1535*"/>
    </style:style>
    <style:style style:name="Tabela15.C" style:family="table-column">
      <style:table-column-properties style:column-width="2.0125in" style:rel-column-width="3529*"/>
    </style:style>
    <style:style style:name="Tabela15.D" style:family="table-column">
      <style:table-column-properties style:column-width="2.0132in" style:rel-column-width="3530*"/>
    </style:style>
    <style:style style:name="Tabela15.I" style:family="table-column">
      <style:table-column-properties style:column-width="2.0146in" style:rel-column-width="3532*"/>
    </style:style>
    <style:style style:name="Tabela15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15.B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ela15.A2" style:family="table-cell">
      <style:table-cell-properties style:vertical-align="middle" fo:background-color="#00ffff" fo:padding="0.0382in" fo:border-left="0.05pt solid #000000" fo:border-right="none" fo:border-top="none" fo:border-bottom="0.05pt solid #000000">
        <style:background-image/>
      </style:table-cell-properties>
    </style:style>
    <style:style style:name="Tabela15.I2" style:family="table-cell">
      <style:table-cell-properties style:vertical-align="middle" fo:background-color="#00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15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F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G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H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I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5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F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G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H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I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5.5" style:family="table-row">
      <style:table-row-properties style:min-row-height="0.0042in"/>
    </style:style>
    <style:style style:name="Tabela15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E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F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G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H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I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5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E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F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G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H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I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5.7" style:family="table-row">
      <style:table-row-properties style:min-row-height="1.9271in"/>
    </style:style>
    <style:style style:name="Tabela15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E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F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G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H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I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5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D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E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F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G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H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I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5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B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D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E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F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G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H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I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5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B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C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D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E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F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G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H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I1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5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B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C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D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E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F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G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H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I1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5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B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C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D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E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F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G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H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I1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5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B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C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D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E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F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G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H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I1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5.A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B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C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D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E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F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G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H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5.I1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4" style:family="table">
      <style:table-properties style:width="15.7486in" style:rel-width="100%" table:align="center"/>
    </style:style>
    <style:style style:name="Tabela14.A" style:family="table-column">
      <style:table-column-properties style:column-width="0.7847in" style:rel-column-width="990*"/>
    </style:style>
    <style:style style:name="Tabela14.B" style:family="table-column">
      <style:table-column-properties style:column-width="0.8563in" style:rel-column-width="1080*"/>
    </style:style>
    <style:style style:name="Tabela14.C" style:family="table-column">
      <style:table-column-properties style:column-width="1.9979in" style:rel-column-width="2520*"/>
    </style:style>
    <style:style style:name="Tabela14.D" style:family="table-column">
      <style:table-column-properties style:column-width="8.0639in" style:rel-column-width="10170*"/>
    </style:style>
    <style:style style:name="Tabela14.E" style:family="table-column">
      <style:table-column-properties style:column-width="4.0451in" style:rel-column-width="5101*"/>
    </style:style>
    <style:style style:name="Tabela14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14.B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ela14.A2" style:family="table-cell">
      <style:table-cell-properties style:vertical-align="middle" fo:background-color="#00ffff" fo:padding="0.0382in" fo:border-left="0.05pt solid #000000" fo:border-right="none" fo:border-top="none" fo:border-bottom="0.05pt solid #000000">
        <style:background-image/>
      </style:table-cell-properties>
    </style:style>
    <style:style style:name="Tabela14.E2" style:family="table-cell">
      <style:table-cell-properties style:vertical-align="middle" fo:background-color="#00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14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E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E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4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E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4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E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4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E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4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D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E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4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B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D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E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4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B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C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D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E1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4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B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C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D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E1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4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B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C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D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E1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4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B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C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D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E1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4.A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B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C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D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E1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4.A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B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C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D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E1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4.A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B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C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D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E1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4.A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B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C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D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E1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4.A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B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C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D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E1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4.A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B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C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D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E1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4.A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B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C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D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E2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4.A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B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C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D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E2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4.A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B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C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D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E2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4.A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B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C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D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E2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4.A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B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C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D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E2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4.A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B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C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D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E2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4.A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B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C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D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E2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4.A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B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C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D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E2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4.A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B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C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D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E2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4.A2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B2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C2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D2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E2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4.A3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B3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C3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D3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E3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4.A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B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C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D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E3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4.A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B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C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D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E3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4.A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B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C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D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4.E3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7" style:family="table">
      <style:table-properties style:width="15.7486in" style:rel-width="100%" table:align="center"/>
    </style:style>
    <style:style style:name="Tabela17.A" style:family="table-column">
      <style:table-column-properties style:column-width="0.7847in" style:rel-column-width="1374*"/>
    </style:style>
    <style:style style:name="Tabela17.B" style:family="table-column">
      <style:table-column-properties style:column-width="0.8771in" style:rel-column-width="1536*"/>
    </style:style>
    <style:style style:name="Tabela17.C" style:family="table-column">
      <style:table-column-properties style:column-width="3.5215in" style:rel-column-width="6169*"/>
    </style:style>
    <style:style style:name="Tabela17.D" style:family="table-column">
      <style:table-column-properties style:column-width="3.5215in" style:rel-column-width="6168*"/>
    </style:style>
    <style:style style:name="Tabela17.F" style:family="table-column">
      <style:table-column-properties style:column-width="3.5229in" style:rel-column-width="6171*"/>
    </style:style>
    <style:style style:name="Tabela17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17.B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ela17.A2" style:family="table-cell">
      <style:table-cell-properties style:vertical-align="middle" fo:background-color="#00ffff" fo:padding="0.0382in" fo:border-left="0.05pt solid #000000" fo:border-right="none" fo:border-top="none" fo:border-bottom="0.05pt solid #000000">
        <style:background-image/>
      </style:table-cell-properties>
    </style:style>
    <style:style style:name="Tabela17.F2" style:family="table-cell">
      <style:table-cell-properties style:vertical-align="middle" fo:background-color="#00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17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7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7.5" style:family="table-row">
      <style:table-row-properties style:min-row-height="1.6597in"/>
    </style:style>
    <style:style style:name="Tabela17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E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F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7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E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F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7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E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F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7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D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E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F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7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B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D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E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F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7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B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C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D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E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F1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7.11" style:family="table-row">
      <style:table-row-properties style:min-row-height="1.8514in"/>
    </style:style>
    <style:style style:name="Tabela17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B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C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D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E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F1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7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B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C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D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E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F1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7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B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C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D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E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F1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7.A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B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C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D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E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F1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7.A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B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C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D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E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F1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7.A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B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C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D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E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7.F1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6" style:family="table">
      <style:table-properties style:width="15.7486in" style:rel-width="100%" table:align="center"/>
    </style:style>
    <style:style style:name="Tabela16.A" style:family="table-column">
      <style:table-column-properties style:column-width="0.7847in" style:rel-column-width="1374*"/>
    </style:style>
    <style:style style:name="Tabela16.B" style:family="table-column">
      <style:table-column-properties style:column-width="0.8771in" style:rel-column-width="1536*"/>
    </style:style>
    <style:style style:name="Tabela16.C" style:family="table-column">
      <style:table-column-properties style:column-width="4.6958in" style:rel-column-width="8225*"/>
    </style:style>
    <style:style style:name="Tabela16.E" style:family="table-column">
      <style:table-column-properties style:column-width="4.6958in" style:rel-column-width="8226*"/>
    </style:style>
    <style:style style:name="Tabela16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16.B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ela16.A2" style:family="table-cell">
      <style:table-cell-properties style:vertical-align="middle" fo:background-color="#00ffff" fo:padding="0.0382in" fo:border-left="0.05pt solid #000000" fo:border-right="none" fo:border-top="none" fo:border-bottom="0.05pt solid #000000">
        <style:background-image/>
      </style:table-cell-properties>
    </style:style>
    <style:style style:name="Tabela16.E2" style:family="table-cell">
      <style:table-cell-properties style:vertical-align="middle" fo:background-color="#00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16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6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6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6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6.E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6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6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6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6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6.E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6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6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6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6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6.E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6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6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6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6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6.E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6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6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6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6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6.E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6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6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6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6.D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6.E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6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6.B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6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6.D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6.E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6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6.B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6.C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6.D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6.E1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6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6.B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6.C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6.D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6.E1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6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6.B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6.C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6.D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6.E1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6" style:family="table">
      <style:table-properties style:width="15.7486in" style:rel-width="100%" table:align="center"/>
    </style:style>
    <style:style style:name="Tabela6.A" style:family="table-column">
      <style:table-column-properties style:column-width="0.7778in" style:rel-column-width="1362*"/>
    </style:style>
    <style:style style:name="Tabela6.B" style:family="table-column">
      <style:table-column-properties style:column-width="2.459in" style:rel-column-width="4307*"/>
    </style:style>
    <style:style style:name="Tabela6.C" style:family="table-column">
      <style:table-column-properties style:column-width="6.2556in" style:rel-column-width="10958*"/>
    </style:style>
    <style:style style:name="Tabela6.D" style:family="table-column">
      <style:table-column-properties style:column-width="6.2563in" style:rel-column-width="10959*"/>
    </style:style>
    <style:style style:name="Tabela6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ela6.A2" style:family="table-cell">
      <style:table-cell-properties style:vertical-align="middle" fo:background-color="#00ffff" fo:padding="0.0382in" fo:border-left="0.05pt solid #000000" fo:border-right="none" fo:border-top="none" fo:border-bottom="0.05pt solid #000000">
        <style:background-image/>
      </style:table-cell-properties>
    </style:style>
    <style:style style:name="Tabela6.D2" style:family="table-cell">
      <style:table-cell-properties style:vertical-align="middle" fo:background-color="#00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6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6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6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6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6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6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6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6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20" style:family="table">
      <style:table-properties style:width="15.7486in" style:rel-width="100%" table:align="center"/>
    </style:style>
    <style:style style:name="Tabela20.A" style:family="table-column">
      <style:table-column-properties style:column-width="0.7847in" style:rel-column-width="1374*"/>
    </style:style>
    <style:style style:name="Tabela20.B" style:family="table-column">
      <style:table-column-properties style:column-width="0.8771in" style:rel-column-width="1536*"/>
    </style:style>
    <style:style style:name="Tabela20.C" style:family="table-column">
      <style:table-column-properties style:column-width="14.0875in" style:rel-column-width="24676*"/>
    </style:style>
    <style:style style:name="Tabela20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20.B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ela20.A2" style:family="table-cell">
      <style:table-cell-properties style:vertical-align="middle" fo:background-color="#00ffff" fo:padding="0.0382in" fo:border-left="0.05pt solid #000000" fo:border-right="none" fo:border-top="none" fo:border-bottom="0.05pt solid #000000">
        <style:background-image/>
      </style:table-cell-properties>
    </style:style>
    <style:style style:name="Tabela20.C2" style:family="table-cell">
      <style:table-cell-properties style:vertical-align="middle" fo:background-color="#00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20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0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0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20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0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0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20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0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0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20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0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0.C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20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0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0.C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20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0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0.C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3" style:family="table">
      <style:table-properties style:width="15.7486in" style:rel-width="100%" table:align="center"/>
    </style:style>
    <style:style style:name="Tabela3.A" style:family="table-column">
      <style:table-column-properties style:column-width="0.7847in" style:rel-column-width="1374*"/>
    </style:style>
    <style:style style:name="Tabela3.B" style:family="table-column">
      <style:table-column-properties style:column-width="0.8771in" style:rel-column-width="1536*"/>
    </style:style>
    <style:style style:name="Tabela3.C" style:family="table-column">
      <style:table-column-properties style:column-width="14.0875in" style:rel-column-width="24676*"/>
    </style:style>
    <style:style style:name="Tabela3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ela3.A2" style:family="table-cell">
      <style:table-cell-properties style:vertical-align="middle" fo:background-color="#00ffff" fo:padding="0.0382in" fo:border-left="0.05pt solid #000000" fo:border-right="none" fo:border-top="none" fo:border-bottom="0.05pt solid #000000">
        <style:background-image/>
      </style:table-cell-properties>
    </style:style>
    <style:style style:name="Tabela3.C2" style:family="table-cell">
      <style:table-cell-properties style:vertical-align="middle" fo:background-color="#00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3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3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3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3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3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3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3.C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3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3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3.C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3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3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3.C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7" style:family="table">
      <style:table-properties style:width="15.7486in" style:rel-width="100%" table:align="center"/>
    </style:style>
    <style:style style:name="Tabela7.A" style:family="table-column">
      <style:table-column-properties style:column-width="0.7785in" style:rel-column-width="1364*"/>
    </style:style>
    <style:style style:name="Tabela7.B" style:family="table-column">
      <style:table-column-properties style:column-width="7.4847in" style:rel-column-width="13111*"/>
    </style:style>
    <style:style style:name="Tabela7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ela7.A2" style:family="table-cell">
      <style:table-cell-properties style:vertical-align="middle" fo:background-color="#00ffff" fo:padding="0.0382in" fo:border-left="0.05pt solid #000000" fo:border-right="none" fo:border-top="none" fo:border-bottom="0.05pt solid #000000">
        <style:background-image/>
      </style:table-cell-properties>
    </style:style>
    <style:style style:name="Tabela7.C2" style:family="table-cell">
      <style:table-cell-properties style:vertical-align="middle" fo:background-color="#00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7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7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7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7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7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7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5" style:family="table">
      <style:table-properties style:width="15.7486in" style:rel-width="100%" table:align="center"/>
    </style:style>
    <style:style style:name="Tabela5.A" style:family="table-column">
      <style:table-column-properties style:column-width="0.7785in" style:rel-column-width="1364*"/>
    </style:style>
    <style:style style:name="Tabela5.B" style:family="table-column">
      <style:table-column-properties style:column-width="0.8736in" style:rel-column-width="1530*"/>
    </style:style>
    <style:style style:name="Tabela5.C" style:family="table-column">
      <style:table-column-properties style:column-width="7.0479in" style:rel-column-width="12345*"/>
    </style:style>
    <style:style style:name="Tabela5.D" style:family="table-column">
      <style:table-column-properties style:column-width="7.0486in" style:rel-column-width="12347*"/>
    </style:style>
    <style:style style:name="Tabela5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ela5.A2" style:family="table-cell">
      <style:table-cell-properties style:vertical-align="middle" fo:background-color="#00ffff" fo:padding="0.0382in" fo:border-left="0.05pt solid #000000" fo:border-right="none" fo:border-top="none" fo:border-bottom="0.05pt solid #000000">
        <style:background-image/>
      </style:table-cell-properties>
    </style:style>
    <style:style style:name="Tabela5.D2" style:family="table-cell">
      <style:table-cell-properties style:vertical-align="middle" fo:background-color="#00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5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5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5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5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5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5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5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5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5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5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5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5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5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5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5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5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3" style:family="table">
      <style:table-properties style:width="15.7486in" style:rel-width="100%" table:align="center"/>
    </style:style>
    <style:style style:name="Tabela13.A" style:family="table-column">
      <style:table-column-properties style:column-width="0.7785in" style:rel-column-width="1364*"/>
    </style:style>
    <style:style style:name="Tabela13.B" style:family="table-column">
      <style:table-column-properties style:column-width="0.8708in" style:rel-column-width="1526*"/>
    </style:style>
    <style:style style:name="Tabela13.C" style:family="table-column">
      <style:table-column-properties style:column-width="2.8194in" style:rel-column-width="4939*"/>
    </style:style>
    <style:style style:name="Tabela13.F" style:family="table-column">
      <style:table-column-properties style:column-width="2.8188in" style:rel-column-width="4938*"/>
    </style:style>
    <style:style style:name="Tabela13.G" style:family="table-column">
      <style:table-column-properties style:column-width="2.8208in" style:rel-column-width="4941*"/>
    </style:style>
    <style:style style:name="Tabela13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13.B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ela13.A2" style:family="table-cell">
      <style:table-cell-properties style:vertical-align="middle" fo:background-color="#00ffff" fo:padding="0.0382in" fo:border-left="0.05pt solid #000000" fo:border-right="none" fo:border-top="none" fo:border-bottom="0.05pt solid #000000">
        <style:background-image/>
      </style:table-cell-properties>
    </style:style>
    <style:style style:name="Tabela13.G2" style:family="table-cell">
      <style:table-cell-properties style:vertical-align="middle" fo:background-color="#00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1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F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G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F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G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E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F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G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3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E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F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G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3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E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F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G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3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D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E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F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G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3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B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D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E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F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G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3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B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C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D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E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F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G1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3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B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C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D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E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F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G1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3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B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C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D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E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F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G1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3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B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C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D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E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F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G1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3.A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B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C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D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E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F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G1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3.A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B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C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D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E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F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G1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3.A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B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C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D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E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F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G1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3.A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B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C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D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E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F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G1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3.A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B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C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D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E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F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G1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3.A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B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C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D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E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F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G1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3.A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B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C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D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E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F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G2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3.A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B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C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D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E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F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G2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21" style:family="table">
      <style:table-properties style:width="15.7486in" style:rel-width="100%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ela21.A" style:family="table-column">
      <style:table-column-properties style:column-width="0.7847in" style:rel-column-width="1374*"/>
    </style:style>
    <style:style style:name="Tabela21.B" style:family="table-column">
      <style:table-column-properties style:column-width="0.8771in" style:rel-column-width="1536*"/>
    </style:style>
    <style:style style:name="Tabela21.C" style:family="table-column">
      <style:table-column-properties style:column-width="4.6958in" style:rel-column-width="8225*"/>
    </style:style>
    <style:style style:name="Tabela21.E" style:family="table-column">
      <style:table-column-properties style:column-width="4.6958in" style:rel-column-width="8226*"/>
    </style:style>
    <style:style style:name="Tabela21.1" style:family="table-row">
      <style:table-row-properties fo:background-color="transparent" fo:keep-together="auto">
        <style:background-image/>
      </style:table-row-properties>
    </style:style>
    <style:style style:name="Tabela2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21.B1" style:family="table-cell">
      <style:table-cell-properties style:vertical-align="middle" fo:background-color="#cccccc" fo:padding="0.0382in" fo:border="0.05pt solid #000000" style:writing-mode="lr-tb">
        <style:background-image/>
      </style:table-cell-properties>
    </style:style>
    <style:style style:name="Tabela21.A2" style:family="table-cell">
      <style:table-cell-properties style:vertical-align="middle" fo:background-color="#00ffff" fo:padding="0.0382in" fo:border-left="0.05pt solid #000000" fo:border-right="none" fo:border-top="none" fo:border-bottom="0.05pt solid #000000">
        <style:background-image/>
      </style:table-cell-properties>
    </style:style>
    <style:style style:name="Tabela21.B2" style:family="table-cell">
      <style:table-cell-properties style:vertical-align="middle" fo:background-color="#00ffff" fo:padding="0.0382in" fo:border-left="0.05pt solid #000000" fo:border-right="none" fo:border-top="none" fo:border-bottom="0.05pt solid #000000">
        <style:background-image/>
      </style:table-cell-properties>
    </style:style>
    <style:style style:name="Tabela21.C2" style:family="table-cell">
      <style:table-cell-properties style:vertical-align="middle" fo:background-color="#00ffff" fo:padding="0.0382in" fo:border-left="0.05pt solid #000000" fo:border-right="none" fo:border-top="none" fo:border-bottom="0.05pt solid #000000">
        <style:background-image/>
      </style:table-cell-properties>
    </style:style>
    <style:style style:name="Tabela21.D2" style:family="table-cell">
      <style:table-cell-properties style:vertical-align="middle" fo:background-color="#00ffff" fo:padding="0.0382in" fo:border-left="0.05pt solid #000000" fo:border-right="none" fo:border-top="none" fo:border-bottom="0.05pt solid #000000">
        <style:background-image/>
      </style:table-cell-properties>
    </style:style>
    <style:style style:name="Tabela21.E2" style:family="table-cell">
      <style:table-cell-properties style:vertical-align="middle" fo:background-color="#00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21.3" style:family="table-row">
      <style:table-row-properties style:min-row-height="1.4479in"/>
    </style:style>
    <style:style style:name="Tabela2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E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21.4" style:family="table-row">
      <style:table-row-properties style:min-row-height="0.4417in"/>
    </style:style>
    <style:style style:name="Tabela2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E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2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E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2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E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2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E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2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D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E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21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B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D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E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21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B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C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D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E1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21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B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C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D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E1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21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B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C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D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E1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21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B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C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D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E1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21.A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B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C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D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E1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21.A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B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C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D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E1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21.A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B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C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D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E1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21.A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B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C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D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1.E1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1" style:family="table">
      <style:table-properties style:width="15.7486in" style:rel-width="100%" table:align="center"/>
    </style:style>
    <style:style style:name="Tabela11.A" style:family="table-column">
      <style:table-column-properties style:column-width="0.7792in" style:rel-column-width="1365*"/>
    </style:style>
    <style:style style:name="Tabela11.B" style:family="table-column">
      <style:table-column-properties style:column-width="0.8736in" style:rel-column-width="1530*"/>
    </style:style>
    <style:style style:name="Tabela11.C" style:family="table-column">
      <style:table-column-properties style:column-width="1.566in" style:rel-column-width="2743*"/>
    </style:style>
    <style:style style:name="Tabela11.F" style:family="table-column">
      <style:table-column-properties style:column-width="1.5667in" style:rel-column-width="2744*"/>
    </style:style>
    <style:style style:name="Tabela11.K" style:family="table-column">
      <style:table-column-properties style:column-width="1.5674in" style:rel-column-width="2745*"/>
    </style:style>
    <style:style style:name="Tabela1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11.B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ela11.A2" style:family="table-cell">
      <style:table-cell-properties style:vertical-align="middle" fo:background-color="#00ffff" fo:padding="0.0382in" fo:border-left="0.05pt solid #000000" fo:border-right="none" fo:border-top="none" fo:border-bottom="0.05pt solid #000000">
        <style:background-image/>
      </style:table-cell-properties>
    </style:style>
    <style:style style:name="Tabela11.K2" style:family="table-cell">
      <style:table-cell-properties style:vertical-align="middle" fo:background-color="#00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F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G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H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I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J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K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F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G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H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I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J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K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E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F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G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H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I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J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K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E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F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G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H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I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J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K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E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F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G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H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I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J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K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D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E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F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G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H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I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J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K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1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B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D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E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F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G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H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I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J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K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1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B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C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D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E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F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G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H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I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J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K1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1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B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C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D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E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F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G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H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I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J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K1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1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B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C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D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E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F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G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H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I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J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K1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1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B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C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D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E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F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G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H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I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J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1.K1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0" style:family="table">
      <style:table-properties style:width="15.7486in" style:rel-width="100%" table:align="center"/>
    </style:style>
    <style:style style:name="Tabela10.A" style:family="table-column">
      <style:table-column-properties style:column-width="0.7792in" style:rel-column-width="1365*"/>
    </style:style>
    <style:style style:name="Tabela10.B" style:family="table-column">
      <style:table-column-properties style:column-width="0.8736in" style:rel-column-width="1530*"/>
    </style:style>
    <style:style style:name="Tabela10.C" style:family="table-column">
      <style:table-column-properties style:column-width="1.7618in" style:rel-column-width="3086*"/>
    </style:style>
    <style:style style:name="Tabela10.E" style:family="table-column">
      <style:table-column-properties style:column-width="1.7625in" style:rel-column-width="3087*"/>
    </style:style>
    <style:style style:name="Tabela10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10.B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ela10.A2" style:family="table-cell">
      <style:table-cell-properties style:vertical-align="middle" fo:background-color="#00ffff" fo:padding="0.0382in" fo:border-left="0.05pt solid #000000" fo:border-right="none" fo:border-top="none" fo:border-bottom="0.05pt solid #000000">
        <style:background-image/>
      </style:table-cell-properties>
    </style:style>
    <style:style style:name="Tabela10.J2" style:family="table-cell">
      <style:table-cell-properties style:vertical-align="middle" fo:background-color="#00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10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0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0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0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0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0.F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0.G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0.H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0.I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0.J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0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0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0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0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0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0.F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0.G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0.H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0.I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0.J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0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0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0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0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0.E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0.F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0.G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0.H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0.I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0.J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0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0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0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0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0.E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0.F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0.G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0.H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0.I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0.J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0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0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0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0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0.E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0.F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0.G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0.H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0.I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0.J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9" style:family="table">
      <style:table-properties style:width="15.7486in" style:rel-width="100%" table:align="center"/>
    </style:style>
    <style:style style:name="Tabela9.A" style:family="table-column">
      <style:table-column-properties style:column-width="0.7792in" style:rel-column-width="1365*"/>
    </style:style>
    <style:style style:name="Tabela9.B" style:family="table-column">
      <style:table-column-properties style:column-width="0.8736in" style:rel-column-width="1530*"/>
    </style:style>
    <style:style style:name="Tabela9.C" style:family="table-column">
      <style:table-column-properties style:column-width="1.1743in" style:rel-column-width="2057*"/>
    </style:style>
    <style:style style:name="Tabela9.J" style:family="table-column">
      <style:table-column-properties style:column-width="1.175in" style:rel-column-width="2058*"/>
    </style:style>
    <style:style style:name="Tabela9.N" style:family="table-column">
      <style:table-column-properties style:column-width="1.1778in" style:rel-column-width="2063*"/>
    </style:style>
    <style:style style:name="Tabela9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9.B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ela9.A2" style:family="table-cell">
      <style:table-cell-properties style:vertical-align="middle" fo:background-color="#00ffff" fo:padding="0.0382in" fo:border-left="0.05pt solid #000000" fo:border-right="none" fo:border-top="none" fo:border-bottom="0.05pt solid #000000">
        <style:background-image/>
      </style:table-cell-properties>
    </style:style>
    <style:style style:name="Tabela9.N2" style:family="table-cell">
      <style:table-cell-properties style:vertical-align="middle" fo:background-color="#00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9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9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9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9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9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9.F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9.G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9.H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9.I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9.J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9.K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9.L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9.M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9.N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9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9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9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9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9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9.F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9.G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9.H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9.I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9.J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9.K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9.L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9.M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9.N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8" style:family="table">
      <style:table-properties style:width="15.7486in" style:rel-width="100%" fo:break-before="auto" fo:break-after="auto" table:align="center" fo:keep-with-next="auto"/>
    </style:style>
    <style:style style:name="Tabela8.A" style:family="table-column">
      <style:table-column-properties style:column-width="0.7493in" style:rel-column-width="1312*"/>
    </style:style>
    <style:style style:name="Tabela8.B" style:family="table-column">
      <style:table-column-properties style:column-width="0.9035in" style:rel-column-width="1583*"/>
    </style:style>
    <style:style style:name="Tabela8.C" style:family="table-column">
      <style:table-column-properties style:column-width="1.2813in" style:rel-column-width="2244*"/>
    </style:style>
    <style:style style:name="Tabela8.D" style:family="table-column">
      <style:table-column-properties style:column-width="1.2819in" style:rel-column-width="2245*"/>
    </style:style>
    <style:style style:name="Tabela8.M" style:family="table-column">
      <style:table-column-properties style:column-width="1.2826in" style:rel-column-width="2247*"/>
    </style:style>
    <style:style style:name="Tabela8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8.B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ela8.A2" style:family="table-cell">
      <style:table-cell-properties style:vertical-align="middle" fo:background-color="#00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ela8.M2" style:family="table-cell">
      <style:table-cell-properties style:vertical-align="middle" fo:background-color="#00ffff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8.3" style:family="table-row">
      <style:table-row-properties style:min-row-height="0.7882in"/>
    </style:style>
    <style:style style:name="Tabela8.A3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B3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C3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D3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E3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F3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G3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H3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I3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J3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K3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L3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M3" style:family="table-cell">
      <style:table-cell-properties style:vertical-align="middle" fo:padding="0.0382in" fo:border-left="0.05pt solid #000000" fo:border-right="0.05pt solid #000000" fo:border-top="none" fo:border-bottom="0.05pt solid #000000" style:writing-mode="page"/>
    </style:style>
    <style:style style:name="Tabela8.4" style:family="table-row">
      <style:table-row-properties style:min-row-height="1.7813in"/>
    </style:style>
    <style:style style:name="Tabela8.A4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B4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C4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D4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E4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F4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G4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H4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I4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J4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K4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L4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M4" style:family="table-cell">
      <style:table-cell-properties style:vertical-align="middle" fo:padding="0.0382in" fo:border-left="0.05pt solid #000000" fo:border-right="0.05pt solid #000000" fo:border-top="none" fo:border-bottom="0.05pt solid #000000" style:writing-mode="page"/>
    </style:style>
    <style:style style:name="Tabela8.A5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B5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C5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D5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E5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F5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G5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H5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I5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J5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K5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L5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M5" style:family="table-cell">
      <style:table-cell-properties style:vertical-align="middle" fo:padding="0.0382in" fo:border-left="0.05pt solid #000000" fo:border-right="0.05pt solid #000000" fo:border-top="none" fo:border-bottom="0.05pt solid #000000" style:writing-mode="page"/>
    </style:style>
    <style:style style:name="Tabela8.A6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B6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C6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D6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E6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F6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G6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H6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I6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J6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K6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L6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M6" style:family="table-cell">
      <style:table-cell-properties style:vertical-align="middle" fo:padding="0.0382in" fo:border-left="0.05pt solid #000000" fo:border-right="0.05pt solid #000000" fo:border-top="none" fo:border-bottom="0.05pt solid #000000" style:writing-mode="page"/>
    </style:style>
    <style:style style:name="Tabela8.A7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B7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C7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D7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E7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F7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G7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H7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I7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J7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K7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L7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M7" style:family="table-cell">
      <style:table-cell-properties style:vertical-align="middle" fo:padding="0.0382in" fo:border-left="0.05pt solid #000000" fo:border-right="0.05pt solid #000000" fo:border-top="none" fo:border-bottom="0.05pt solid #000000" style:writing-mode="page"/>
    </style:style>
    <style:style style:name="Tabela8.A8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B8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C8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D8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E8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F8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G8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H8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I8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J8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K8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L8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M8" style:family="table-cell">
      <style:table-cell-properties style:vertical-align="middle" fo:padding="0.0382in" fo:border-left="0.05pt solid #000000" fo:border-right="0.05pt solid #000000" fo:border-top="none" fo:border-bottom="0.05pt solid #000000" style:writing-mode="page"/>
    </style:style>
    <style:style style:name="Tabela8.A9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B9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C9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D9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E9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F9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G9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H9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I9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J9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K9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L9" style:family="table-cell">
      <style:table-cell-properties style:vertical-align="middle" fo:padding="0.0382in" fo:border-left="0.05pt solid #000000" fo:border-right="none" fo:border-top="none" fo:border-bottom="0.05pt solid #000000" style:writing-mode="page"/>
    </style:style>
    <style:style style:name="Tabela8.M9" style:family="table-cell">
      <style:table-cell-properties style:vertical-align="middle" fo:padding="0.0382in" fo:border-left="0.05pt solid #000000" fo:border-right="0.05pt solid #000000" fo:border-top="none" fo:border-bottom="0.05pt solid #000000" style:writing-mode="page"/>
    </style:style>
    <style:style style:name="Tabela22" style:family="table">
      <style:table-properties style:width="15.7486in" style:rel-width="100%" table:align="center"/>
    </style:style>
    <style:style style:name="Tabela22.A" style:family="table-column">
      <style:table-column-properties style:column-width="0.7847in" style:rel-column-width="1374*"/>
    </style:style>
    <style:style style:name="Tabela22.B" style:family="table-column">
      <style:table-column-properties style:column-width="8.0271in" style:rel-column-width="14061*"/>
    </style:style>
    <style:style style:name="Tabela22.C" style:family="table-column">
      <style:table-column-properties style:column-width="6.9368in" style:rel-column-width="12151*"/>
    </style:style>
    <style:style style:name="Tabela22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22.B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ela22.A2" style:family="table-cell">
      <style:table-cell-properties style:vertical-align="middle" fo:background-color="#00ffff" fo:padding="0.0382in" fo:border-left="0.05pt solid #000000" fo:border-right="none" fo:border-top="none" fo:border-bottom="0.05pt solid #000000">
        <style:background-image/>
      </style:table-cell-properties>
    </style:style>
    <style:style style:name="Tabela22.C2" style:family="table-cell">
      <style:table-cell-properties style:vertical-align="middle" fo:background-color="#00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22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2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2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22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2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2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22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2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2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22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2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2.C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9" style:family="table">
      <style:table-properties style:width="15.7486in" style:rel-width="100%" table:align="center"/>
    </style:style>
    <style:style style:name="Tabela19.A" style:family="table-column">
      <style:table-column-properties style:column-width="0.7847in" style:rel-column-width="1374*"/>
    </style:style>
    <style:style style:name="Tabela19.B" style:family="table-column">
      <style:table-column-properties style:column-width="0.8771in" style:rel-column-width="1536*"/>
    </style:style>
    <style:style style:name="Tabela19.C" style:family="table-column">
      <style:table-column-properties style:column-width="7.0431in" style:rel-column-width="12337*"/>
    </style:style>
    <style:style style:name="Tabela19.D" style:family="table-column">
      <style:table-column-properties style:column-width="7.0444in" style:rel-column-width="12339*"/>
    </style:style>
    <style:style style:name="Tabela19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19.B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ela19.A2" style:family="table-cell">
      <style:table-cell-properties style:vertical-align="middle" fo:background-color="#00ffff" fo:padding="0.0382in" fo:border-left="0.05pt solid #000000" fo:border-right="none" fo:border-top="none" fo:border-bottom="0.05pt solid #000000">
        <style:background-image/>
      </style:table-cell-properties>
    </style:style>
    <style:style style:name="Tabela19.D2" style:family="table-cell">
      <style:table-cell-properties style:vertical-align="middle" fo:background-color="#00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19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9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9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9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9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9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9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9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8" style:family="table">
      <style:table-properties style:width="15.7486in" style:rel-width="100%" table:align="center"/>
    </style:style>
    <style:style style:name="Tabela18.A" style:family="table-column">
      <style:table-column-properties style:column-width="0.7847in" style:rel-column-width="1374*"/>
    </style:style>
    <style:style style:name="Tabela18.B" style:family="table-column">
      <style:table-column-properties style:column-width="0.8771in" style:rel-column-width="1536*"/>
    </style:style>
    <style:style style:name="Tabela18.C" style:family="table-column">
      <style:table-column-properties style:column-width="4.6958in" style:rel-column-width="8225*"/>
    </style:style>
    <style:style style:name="Tabela18.E" style:family="table-column">
      <style:table-column-properties style:column-width="4.6958in" style:rel-column-width="8226*"/>
    </style:style>
    <style:style style:name="Tabela18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18.B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ela18.A2" style:family="table-cell">
      <style:table-cell-properties style:vertical-align="middle" fo:background-color="#00ffff" fo:padding="0.0382in" fo:border-left="0.05pt solid #000000" fo:border-right="none" fo:border-top="none" fo:border-bottom="0.05pt solid #000000">
        <style:background-image/>
      </style:table-cell-properties>
    </style:style>
    <style:style style:name="Tabela18.E2" style:family="table-cell">
      <style:table-cell-properties style:vertical-align="middle" fo:background-color="#00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1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8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8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8.E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8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8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8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8.E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8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8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8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8.E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2" style:family="table">
      <style:table-properties style:width="15.7486in" style:rel-width="100%" table:align="center"/>
    </style:style>
    <style:style style:name="Tabela12.A" style:family="table-column">
      <style:table-column-properties style:column-width="0.7799in" style:rel-column-width="1366*"/>
    </style:style>
    <style:style style:name="Tabela12.B" style:family="table-column">
      <style:table-column-properties style:column-width="0.8743in" style:rel-column-width="1532*"/>
    </style:style>
    <style:style style:name="Tabela12.C" style:family="table-column">
      <style:table-column-properties style:column-width="4.6979in" style:rel-column-width="8229*"/>
    </style:style>
    <style:style style:name="Tabela12.E" style:family="table-column">
      <style:table-column-properties style:column-width="4.6986in" style:rel-column-width="8230*"/>
    </style:style>
    <style:style style:name="Tabela12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12.B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ela12.A2" style:family="table-cell">
      <style:table-cell-properties style:vertical-align="middle" fo:background-color="#00ffff" fo:padding="0.0382in" fo:border-left="0.05pt solid #000000" fo:border-right="none" fo:border-top="none" fo:border-bottom="0.05pt solid #000000">
        <style:background-image/>
      </style:table-cell-properties>
    </style:style>
    <style:style style:name="Tabela12.E2" style:family="table-cell">
      <style:table-cell-properties style:vertical-align="middle" fo:background-color="#00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12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2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2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2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2.E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2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2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2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2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2.E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23" style:family="table">
      <style:table-properties style:width="15.7486in" style:rel-width="100%" table:align="center"/>
    </style:style>
    <style:style style:name="Tabela23.A" style:family="table-column">
      <style:table-column-properties style:column-width="0.7847in" style:rel-column-width="1404*"/>
    </style:style>
    <style:style style:name="Tabela23.B" style:family="table-column">
      <style:table-column-properties style:column-width="0.8764in" style:rel-column-width="1568*"/>
    </style:style>
    <style:style style:name="Tabela23.C" style:family="table-column">
      <style:table-column-properties style:column-width="1.409in" style:rel-column-width="2520*"/>
    </style:style>
    <style:style style:name="Tabela23.D" style:family="table-column">
      <style:table-column-properties style:column-width="1.4083in" style:rel-column-width="2519*"/>
    </style:style>
    <style:style style:name="Tabela23.J" style:family="table-column">
      <style:table-column-properties style:column-width="1.409in" style:rel-column-width="2521*"/>
    </style:style>
    <style:style style:name="Tabela23.L" style:family="table-column">
      <style:table-column-properties style:column-width="1.4111in" style:rel-column-width="2524*"/>
    </style:style>
    <style:style style:name="Tabela23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23.B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ela23.A2" style:family="table-cell">
      <style:table-cell-properties style:vertical-align="middle" fo:background-color="#00ffff" fo:padding="0.0382in" fo:border-left="0.05pt solid #000000" fo:border-right="none" fo:border-top="none" fo:border-bottom="0.05pt solid #000000">
        <style:background-image/>
      </style:table-cell-properties>
    </style:style>
    <style:style style:name="Tabela23.L2" style:family="table-cell">
      <style:table-cell-properties style:vertical-align="middle" fo:background-color="#00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2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F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G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H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I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J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K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L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2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F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G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H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I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J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K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L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2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E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F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G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H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I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J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K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L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23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E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F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G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H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I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J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K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L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23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E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F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G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H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I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J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K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3.L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24" style:family="table">
      <style:table-properties style:width="15.7486in" style:rel-width="100%" table:align="center"/>
    </style:style>
    <style:style style:name="Tabela24.A" style:family="table-column">
      <style:table-column-properties style:column-width="0.7847in" style:rel-column-width="1404*"/>
    </style:style>
    <style:style style:name="Tabela24.B" style:family="table-column">
      <style:table-column-properties style:column-width="2.4938in" style:rel-column-width="4461*"/>
    </style:style>
    <style:style style:name="Tabela24.G" style:family="table-column">
      <style:table-column-properties style:column-width="2.4944in" style:rel-column-width="4462*"/>
    </style:style>
    <style:style style:name="Tabela24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24.B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ela24.A2" style:family="table-cell">
      <style:table-cell-properties style:vertical-align="middle" fo:background-color="#00ffff" fo:padding="0.0382in" fo:border-left="0.05pt solid #000000" fo:border-right="none" fo:border-top="none" fo:border-bottom="0.05pt solid #000000">
        <style:background-image/>
      </style:table-cell-properties>
    </style:style>
    <style:style style:name="Tabela24.G2" style:family="table-cell">
      <style:table-cell-properties style:vertical-align="middle" fo:background-color="#00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24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4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4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4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4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4.F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4.G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language="pt" fo:country="BR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Standard">
      <style:text-properties fo:language="pt" fo:country="BR" officeooo:paragraph-rsid="0062e1cc"/>
    </style:style>
    <style:style style:name="P4" style:family="paragraph" style:parent-style-name="Standard">
      <style:paragraph-properties fo:text-align="start" style:justify-single-word="false"/>
      <style:text-properties fo:language="pt" fo:country="BR" officeooo:paragraph-rsid="0062e1cc"/>
    </style:style>
    <style:style style:name="P5" style:family="paragraph" style:parent-style-name="Standard">
      <style:paragraph-properties fo:text-align="start" style:justify-single-word="false"/>
      <style:text-properties fo:language="pt" fo:country="BR" officeooo:paragraph-rsid="0174ef1a"/>
    </style:style>
    <style:style style:name="P6" style:family="paragraph" style:parent-style-name="Standard">
      <style:text-properties fo:language="pt" fo:country="BR" officeooo:paragraph-rsid="01718541"/>
    </style:style>
    <style:style style:name="P7" style:family="paragraph" style:parent-style-name="Standard">
      <style:text-properties fo:language="pt" fo:country="BR" officeooo:paragraph-rsid="01712acc"/>
    </style:style>
    <style:style style:name="P8" style:family="paragraph" style:parent-style-name="Standard">
      <style:paragraph-properties fo:text-align="center" style:justify-single-word="false"/>
      <style:text-properties fo:language="pt" fo:country="BR" officeooo:rsid="004ecc5f" officeooo:paragraph-rsid="01718541"/>
    </style:style>
    <style:style style:name="P9" style:family="paragraph" style:parent-style-name="Standard">
      <style:paragraph-properties fo:text-align="center" style:justify-single-word="false"/>
      <style:text-properties fo:language="pt" fo:country="BR" officeooo:rsid="00503ee2" officeooo:paragraph-rsid="01718541"/>
    </style:style>
    <style:style style:name="P10" style:family="paragraph" style:parent-style-name="Standard">
      <style:text-properties fo:language="pt" fo:country="BR" officeooo:rsid="00cc0350" officeooo:paragraph-rsid="01718541"/>
    </style:style>
    <style:style style:name="P11" style:family="paragraph" style:parent-style-name="Standard">
      <style:paragraph-properties fo:text-align="start" style:justify-single-word="false"/>
      <style:text-properties fo:language="pt" fo:country="BR" officeooo:rsid="01718541" officeooo:paragraph-rsid="0174ef1a"/>
    </style:style>
    <style:style style:name="P12" style:family="paragraph" style:parent-style-name="Standard">
      <style:text-properties fo:language="pt" fo:country="BR" officeooo:paragraph-rsid="0172f1ae"/>
    </style:style>
    <style:style style:name="P13" style:family="paragraph" style:parent-style-name="Standard">
      <style:text-properties fo:language="pt" fo:country="BR" officeooo:paragraph-rsid="0174ef1a"/>
    </style:style>
    <style:style style:name="P14" style:family="paragraph" style:parent-style-name="Standard">
      <style:text-properties fo:language="pt" fo:country="BR" officeooo:rsid="00bd7101" officeooo:paragraph-rsid="0174ef1a"/>
    </style:style>
    <style:style style:name="P15" style:family="paragraph" style:parent-style-name="Standard">
      <style:text-properties fo:language="pt" fo:country="BR" officeooo:paragraph-rsid="001b5886"/>
    </style:style>
    <style:style style:name="P16" style:family="paragraph" style:parent-style-name="Standard">
      <style:text-properties fo:language="pt" fo:country="BR" officeooo:paragraph-rsid="001c869c"/>
    </style:style>
    <style:style style:name="P17" style:family="paragraph" style:parent-style-name="Standard">
      <style:paragraph-properties fo:text-align="start" style:justify-single-word="false"/>
      <style:text-properties fo:language="pt" fo:country="BR" officeooo:rsid="01712acc" officeooo:paragraph-rsid="01712acc"/>
    </style:style>
    <style:style style:name="P18" style:family="paragraph" style:parent-style-name="Standard">
      <style:paragraph-properties fo:text-align="start" style:justify-single-word="false"/>
      <style:text-properties fo:language="pt" fo:country="BR" officeooo:rsid="01712acc" officeooo:paragraph-rsid="01bf5770"/>
    </style:style>
    <style:style style:name="P19" style:family="paragraph" style:parent-style-name="Standard">
      <style:paragraph-properties fo:text-align="start" style:justify-single-word="false"/>
      <style:text-properties fo:color="#ff3333" fo:language="pt" fo:country="BR" officeooo:rsid="00f20f62" officeooo:paragraph-rsid="01712acc" fo:background-color="transparent" style:font-size-asian="10.5pt" style:text-rotation-angle="0" style:text-rotation-scale="line-height"/>
    </style:style>
    <style:style style:name="P20" style:family="paragraph" style:parent-style-name="Standard">
      <style:paragraph-properties fo:text-align="start" style:justify-single-word="false"/>
      <style:text-properties fo:font-size="16pt" fo:language="pt" fo:country="BR" fo:font-weight="bold" officeooo:rsid="01712acc" officeooo:paragraph-rsid="01712acc" fo:background-color="#ffff00" style:font-size-asian="16pt" style:font-weight-asian="bold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41053"/>
    </style:style>
    <style:style style:name="P22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683a8"/>
    </style:style>
    <style:style style:name="P2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4b1ef"/>
    </style:style>
    <style:style style:name="P24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2ea0a6"/>
    </style:style>
    <style:style style:name="P25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62e1cc"/>
    </style:style>
    <style:style style:name="P26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b5335d"/>
    </style:style>
    <style:style style:name="P27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1c1f01"/>
    </style:style>
    <style:style style:name="P28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718541"/>
    </style:style>
    <style:style style:name="P29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72f1ae"/>
    </style:style>
    <style:style style:name="P30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74ef1a"/>
    </style:style>
    <style:style style:name="P31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b5886"/>
    </style:style>
    <style:style style:name="P32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bf5770"/>
    </style:style>
    <style:style style:name="P33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01d864d"/>
    </style:style>
    <style:style style:name="P34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059c24e"/>
    </style:style>
    <style:style style:name="P35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06cf78b"/>
    </style:style>
    <style:style style:name="P36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0de16fd"/>
    </style:style>
    <style:style style:name="P37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172f1ae"/>
    </style:style>
    <style:style style:name="P38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174ef1a"/>
    </style:style>
    <style:style style:name="P39" style:family="paragraph" style:parent-style-name="Table_20_Contents">
      <style:paragraph-properties fo:text-align="center" style:justify-single-word="false"/>
      <style:text-properties fo:language="pt" fo:country="BR" officeooo:rsid="0050d403" officeooo:paragraph-rsid="0050d403"/>
    </style:style>
    <style:style style:name="P40" style:family="paragraph" style:parent-style-name="Table_20_Contents">
      <style:paragraph-properties fo:text-align="center" style:justify-single-word="false"/>
      <style:text-properties fo:language="pt" fo:country="BR" officeooo:rsid="0050d403" officeooo:paragraph-rsid="010a1d21"/>
    </style:style>
    <style:style style:name="P41" style:family="paragraph" style:parent-style-name="Table_20_Contents">
      <style:paragraph-properties fo:text-align="center" style:justify-single-word="false"/>
      <style:text-properties fo:language="pt" fo:country="BR" officeooo:rsid="0050d403" officeooo:paragraph-rsid="0174ef1a"/>
    </style:style>
    <style:style style:name="P42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01683a8"/>
    </style:style>
    <style:style style:name="P43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0170fae"/>
    </style:style>
    <style:style style:name="P44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0b5babe"/>
    </style:style>
    <style:style style:name="P45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11c1f01"/>
    </style:style>
    <style:style style:name="P46" style:family="paragraph" style:parent-style-name="Table_20_Contents">
      <style:paragraph-properties fo:text-align="center" style:justify-single-word="false"/>
      <style:text-properties fo:language="pt" fo:country="BR" officeooo:rsid="011c9e96" officeooo:paragraph-rsid="011c9e96" fo:background-color="transparent"/>
    </style:style>
    <style:style style:name="P47" style:family="paragraph" style:parent-style-name="Table_20_Contents">
      <style:paragraph-properties fo:text-align="center" style:justify-single-word="false"/>
      <style:text-properties fo:language="pt" fo:country="BR" officeooo:rsid="011e07bc" officeooo:paragraph-rsid="011e07bc" fo:background-color="transparent"/>
    </style:style>
    <style:style style:name="P48" style:family="paragraph" style:parent-style-name="Table_20_Contents">
      <style:paragraph-properties fo:text-align="center" style:justify-single-word="false"/>
      <style:text-properties fo:language="pt" fo:country="BR" officeooo:rsid="00523bfa" officeooo:paragraph-rsid="012bddc3" fo:background-color="transparent"/>
    </style:style>
    <style:style style:name="P49" style:family="paragraph" style:parent-style-name="Table_20_Contents">
      <style:paragraph-properties fo:text-align="center" style:justify-single-word="false"/>
      <style:text-properties fo:language="pt" fo:country="BR" officeooo:rsid="01237987" officeooo:paragraph-rsid="012b4c26" fo:background-color="transparent"/>
    </style:style>
    <style:style style:name="P50" style:family="paragraph" style:parent-style-name="Table_20_Contents">
      <style:paragraph-properties fo:text-align="center" style:justify-single-word="false"/>
      <style:text-properties fo:language="pt" fo:country="BR" officeooo:rsid="01237987" officeooo:paragraph-rsid="013b6fc4" fo:background-color="transparent"/>
    </style:style>
    <style:style style:name="P51" style:family="paragraph" style:parent-style-name="Table_20_Contents">
      <style:paragraph-properties fo:text-align="center" style:justify-single-word="false"/>
      <style:text-properties fo:language="pt" fo:country="BR" officeooo:rsid="00186389" officeooo:paragraph-rsid="012b4c26" fo:background-color="transparent"/>
    </style:style>
    <style:style style:name="P52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 fo:background-color="transparent"/>
    </style:style>
    <style:style style:name="P53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4ef1a" fo:background-color="transparent"/>
    </style:style>
    <style:style style:name="P54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edd62" fo:background-color="transparent"/>
    </style:style>
    <style:style style:name="P55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18541" fo:background-color="transparent"/>
    </style:style>
    <style:style style:name="P5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4ef1a" fo:background-color="transparent"/>
    </style:style>
    <style:style style:name="P57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945d18" fo:background-color="transparent"/>
    </style:style>
    <style:style style:name="P58" style:family="paragraph" style:parent-style-name="Table_20_Contents">
      <style:paragraph-properties fo:text-align="center" style:justify-single-word="false"/>
      <style:text-properties fo:language="pt" fo:country="BR" officeooo:rsid="00a26b01" officeooo:paragraph-rsid="01718541" fo:background-color="transparent"/>
    </style:style>
    <style:style style:name="P59" style:family="paragraph" style:parent-style-name="Table_20_Contents">
      <style:paragraph-properties fo:text-align="center" style:justify-single-word="false"/>
      <style:text-properties fo:language="pt" fo:country="BR" officeooo:rsid="00a26b01" officeooo:paragraph-rsid="01a991ca" fo:background-color="transparent"/>
    </style:style>
    <style:style style:name="P60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718541" fo:background-color="transparent"/>
    </style:style>
    <style:style style:name="P61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a58c6a" fo:background-color="transparent"/>
    </style:style>
    <style:style style:name="P62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a7df74" fo:background-color="transparent"/>
    </style:style>
    <style:style style:name="P63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718541" fo:background-color="transparent"/>
    </style:style>
    <style:style style:name="P64" style:family="paragraph" style:parent-style-name="Table_20_Contents">
      <style:paragraph-properties fo:text-align="center" style:justify-single-word="false"/>
      <style:text-properties fo:language="pt" fo:country="BR" officeooo:rsid="005c45d4" officeooo:paragraph-rsid="01718541" fo:background-color="transparent"/>
    </style:style>
    <style:style style:name="P65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174ef1a" fo:background-color="transparent"/>
    </style:style>
    <style:style style:name="P66" style:family="paragraph" style:parent-style-name="Table_20_Contents">
      <style:paragraph-properties fo:text-align="center" style:justify-single-word="false"/>
      <style:text-properties fo:language="pt" fo:country="BR" officeooo:rsid="0048be11" officeooo:paragraph-rsid="0174ef1a" fo:background-color="transparent"/>
    </style:style>
    <style:style style:name="P67" style:family="paragraph" style:parent-style-name="Table_20_Contents">
      <style:paragraph-properties fo:text-align="center" style:justify-single-word="false"/>
      <style:text-properties fo:language="pt" fo:country="BR" officeooo:rsid="004a7e62" officeooo:paragraph-rsid="0174ef1a" fo:background-color="transparent"/>
    </style:style>
    <style:style style:name="P68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74ef1a" fo:background-color="transparent"/>
    </style:style>
    <style:style style:name="P69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4ef1a" fo:background-color="transparent"/>
    </style:style>
    <style:style style:name="P70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174ef1a" fo:background-color="transparent"/>
    </style:style>
    <style:style style:name="P71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174ef1a" fo:background-color="transparent"/>
    </style:style>
    <style:style style:name="P72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74ef1a" fo:background-color="transparent"/>
    </style:style>
    <style:style style:name="P73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9b3444" fo:background-color="transparent"/>
    </style:style>
    <style:style style:name="P74" style:family="paragraph" style:parent-style-name="Table_20_Contents">
      <style:paragraph-properties fo:text-align="center" style:justify-single-word="false"/>
      <style:text-properties fo:language="pt" fo:country="BR" officeooo:rsid="00b7b309" officeooo:paragraph-rsid="0174ef1a" fo:background-color="transparent"/>
    </style:style>
    <style:style style:name="P75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174ef1a" fo:background-color="transparent"/>
    </style:style>
    <style:style style:name="P76" style:family="paragraph" style:parent-style-name="Table_20_Contents">
      <style:paragraph-properties fo:text-align="center" style:justify-single-word="false"/>
      <style:text-properties fo:language="pt" fo:country="BR" officeooo:rsid="00269ea5" officeooo:paragraph-rsid="0174ef1a" fo:background-color="transparent"/>
    </style:style>
    <style:style style:name="P77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174ef1a" fo:background-color="transparent"/>
    </style:style>
    <style:style style:name="P78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8ee936" fo:background-color="transparent"/>
    </style:style>
    <style:style style:name="P79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718541" fo:background-color="transparent"/>
    </style:style>
    <style:style style:name="P80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cf58f1" fo:background-color="transparent"/>
    </style:style>
    <style:style style:name="P81" style:family="paragraph" style:parent-style-name="Table_20_Contents">
      <style:paragraph-properties fo:text-align="center" style:justify-single-word="false"/>
      <style:text-properties fo:language="pt" fo:country="BR" officeooo:rsid="00523bfa" officeooo:paragraph-rsid="00523bfa"/>
    </style:style>
    <style:style style:name="P82" style:family="paragraph" style:parent-style-name="Table_20_Contents">
      <style:paragraph-properties fo:text-align="center" style:justify-single-word="false"/>
      <style:text-properties fo:language="pt" fo:country="BR" officeooo:rsid="00523bfa" officeooo:paragraph-rsid="0172f1ae"/>
    </style:style>
    <style:style style:name="P83" style:family="paragraph" style:parent-style-name="Table_20_Contents">
      <style:paragraph-properties fo:text-align="center" style:justify-single-word="false"/>
      <style:text-properties fo:language="pt" fo:country="BR" officeooo:rsid="00523bfa" officeooo:paragraph-rsid="0174ef1a"/>
    </style:style>
    <style:style style:name="P84" style:family="paragraph" style:parent-style-name="Table_20_Contents">
      <style:paragraph-properties fo:text-align="center" style:justify-single-word="false"/>
      <style:text-properties fo:language="pt" fo:country="BR" officeooo:rsid="00a014f2" officeooo:paragraph-rsid="00a014f2"/>
    </style:style>
    <style:style style:name="P85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1718541"/>
    </style:style>
    <style:style style:name="P86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11c1f01"/>
    </style:style>
    <style:style style:name="P87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1d864d"/>
    </style:style>
    <style:style style:name="P88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1b5886"/>
    </style:style>
    <style:style style:name="P89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1c3e49"/>
    </style:style>
    <style:style style:name="P90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523bfa"/>
    </style:style>
    <style:style style:name="P91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0302c7e"/>
    </style:style>
    <style:style style:name="P92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0c528ca"/>
    </style:style>
    <style:style style:name="P93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74ef1a"/>
    </style:style>
    <style:style style:name="P94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85a74b"/>
    </style:style>
    <style:style style:name="P95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931dc8"/>
    </style:style>
    <style:style style:name="P96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056aaa2"/>
    </style:style>
    <style:style style:name="P97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05753e3"/>
    </style:style>
    <style:style style:name="P98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174ef1a"/>
    </style:style>
    <style:style style:name="P99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0c528ca" fo:background-color="transparent" style:font-weight-asian="normal" style:font-weight-complex="normal"/>
    </style:style>
    <style:style style:name="P100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05753e3" fo:background-color="transparent" style:font-weight-asian="normal" style:font-weight-complex="normal"/>
    </style:style>
    <style:style style:name="P101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174ef1a" fo:background-color="transparent" style:font-weight-asian="normal" style:font-weight-complex="normal"/>
    </style:style>
    <style:style style:name="P102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1931dc8" fo:background-color="transparent" style:font-weight-asian="normal" style:font-weight-complex="normal"/>
    </style:style>
    <style:style style:name="P103" style:family="paragraph" style:parent-style-name="Table_20_Contents">
      <style:paragraph-properties fo:text-align="center" style:justify-single-word="false"/>
      <style:text-properties fo:language="pt" fo:country="BR" fo:font-weight="normal" officeooo:rsid="0059c24e" officeooo:paragraph-rsid="0174ef1a" fo:background-color="transparent" style:font-weight-asian="normal" style:font-weight-complex="normal"/>
    </style:style>
    <style:style style:name="P104" style:family="paragraph" style:parent-style-name="Table_20_Contents">
      <style:paragraph-properties fo:text-align="center" style:justify-single-word="false"/>
      <style:text-properties fo:language="pt" fo:country="BR" fo:font-weight="normal" officeooo:rsid="0062e1cc" officeooo:paragraph-rsid="01718541" style:font-weight-asian="normal" style:font-weight-complex="normal"/>
    </style:style>
    <style:style style:name="P105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174ef1a" style:font-weight-asian="normal" style:font-weight-complex="normal"/>
    </style:style>
    <style:style style:name="P106" style:family="paragraph" style:parent-style-name="Table_20_Contents">
      <style:paragraph-properties fo:text-align="center" style:justify-single-word="false"/>
      <style:text-properties fo:language="pt" fo:country="BR" fo:font-weight="normal" officeooo:rsid="0059c24e" officeooo:paragraph-rsid="0174ef1a" fo:background-color="#ff0000" style:font-weight-asian="normal" style:font-weight-complex="normal"/>
    </style:style>
    <style:style style:name="P107" style:family="paragraph" style:parent-style-name="Table_20_Contents">
      <style:paragraph-properties fo:text-align="center" style:justify-single-word="false"/>
      <style:text-properties fo:language="pt" fo:country="BR" fo:font-weight="normal" officeooo:rsid="001de3c7" officeooo:paragraph-rsid="0174ef1a" fo:background-color="#ff0000" style:font-weight-asian="normal" style:font-weight-complex="normal"/>
    </style:style>
    <style:style style:name="P108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174ef1a" fo:background-color="#ff3333" style:font-weight-asian="normal" style:font-weight-complex="normal"/>
    </style:style>
    <style:style style:name="P109" style:family="paragraph" style:parent-style-name="Table_20_Contents">
      <style:paragraph-properties fo:text-align="center" style:justify-single-word="false"/>
      <style:text-properties fo:language="pt" fo:country="BR" fo:font-weight="normal" officeooo:rsid="0059c24e" officeooo:paragraph-rsid="0174ef1a" fo:background-color="#ff3333" style:font-weight-asian="normal" style:font-weight-complex="normal"/>
    </style:style>
    <style:style style:name="P110" style:family="paragraph" style:parent-style-name="Table_20_Contents">
      <style:paragraph-properties fo:text-align="center" style:justify-single-word="false"/>
      <style:text-properties fo:language="pt" fo:country="BR" officeooo:rsid="002ea0a6" officeooo:paragraph-rsid="002ea0a6"/>
    </style:style>
    <style:style style:name="P111" style:family="paragraph" style:parent-style-name="Table_20_Contents">
      <style:paragraph-properties fo:text-align="center" style:justify-single-word="false"/>
      <style:text-properties fo:language="pt" fo:country="BR" officeooo:rsid="002ea0a6" officeooo:paragraph-rsid="00302c7e"/>
    </style:style>
    <style:style style:name="P112" style:family="paragraph" style:parent-style-name="Table_20_Contents">
      <style:paragraph-properties fo:text-align="center" style:justify-single-word="false"/>
      <style:text-properties fo:language="pt" fo:country="BR" officeooo:rsid="002ea0a6" officeooo:paragraph-rsid="011c1f01"/>
    </style:style>
    <style:style style:name="P113" style:family="paragraph" style:parent-style-name="Table_20_Contents">
      <style:paragraph-properties fo:text-align="center" style:justify-single-word="false"/>
      <style:text-properties fo:language="pt" fo:country="BR" officeooo:rsid="00302c7e" officeooo:paragraph-rsid="00302c7e"/>
    </style:style>
    <style:style style:name="P114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041ac97"/>
    </style:style>
    <style:style style:name="P115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0645ee1"/>
    </style:style>
    <style:style style:name="P116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18541"/>
    </style:style>
    <style:style style:name="P117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4ef1a"/>
    </style:style>
    <style:style style:name="P118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948e8e"/>
    </style:style>
    <style:style style:name="P119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06cf78b"/>
    </style:style>
    <style:style style:name="P120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18541"/>
    </style:style>
    <style:style style:name="P12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4ef1a"/>
    </style:style>
    <style:style style:name="P12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8ee936"/>
    </style:style>
    <style:style style:name="P123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062e1cc"/>
    </style:style>
    <style:style style:name="P124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/>
    </style:style>
    <style:style style:name="P125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4ef1a"/>
    </style:style>
    <style:style style:name="P126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0ccb0"/>
    </style:style>
    <style:style style:name="P127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24f3b"/>
    </style:style>
    <style:style style:name="P128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31dc8"/>
    </style:style>
    <style:style style:name="P129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3211b"/>
    </style:style>
    <style:style style:name="P130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48e8e"/>
    </style:style>
    <style:style style:name="P131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0645ee1"/>
    </style:style>
    <style:style style:name="P132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0f1e562"/>
    </style:style>
    <style:style style:name="P133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2c5455"/>
    </style:style>
    <style:style style:name="P134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2fac72"/>
    </style:style>
    <style:style style:name="P135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18541"/>
    </style:style>
    <style:style style:name="P136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4ef1a"/>
    </style:style>
    <style:style style:name="P137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8ee936"/>
    </style:style>
    <style:style style:name="P138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08bef98"/>
    </style:style>
    <style:style style:name="P139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0de16fd"/>
    </style:style>
    <style:style style:name="P140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12c5455"/>
    </style:style>
    <style:style style:name="P141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06cf78b"/>
    </style:style>
    <style:style style:name="P142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0de16fd"/>
    </style:style>
    <style:style style:name="P143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0873df1"/>
    </style:style>
    <style:style style:name="P144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1718541"/>
    </style:style>
    <style:style style:name="P145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174ef1a"/>
    </style:style>
    <style:style style:name="P146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6edeb6"/>
    </style:style>
    <style:style style:name="P147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8828ec"/>
    </style:style>
    <style:style style:name="P148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914566"/>
    </style:style>
    <style:style style:name="P149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a56c46"/>
    </style:style>
    <style:style style:name="P150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718541"/>
    </style:style>
    <style:style style:name="P151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74ef1a"/>
    </style:style>
    <style:style style:name="P152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709c65"/>
    </style:style>
    <style:style style:name="P153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914566"/>
    </style:style>
    <style:style style:name="P154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a56c46"/>
    </style:style>
    <style:style style:name="P155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f1e562"/>
    </style:style>
    <style:style style:name="P156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174ef1a"/>
    </style:style>
    <style:style style:name="P157" style:family="paragraph" style:parent-style-name="Table_20_Contents">
      <style:paragraph-properties fo:text-align="center" style:justify-single-word="false"/>
      <style:text-properties fo:language="pt" fo:country="BR" officeooo:rsid="00b5babe" officeooo:paragraph-rsid="00b5babe"/>
    </style:style>
    <style:style style:name="P158" style:family="paragraph" style:parent-style-name="Table_20_Contents">
      <style:paragraph-properties fo:text-align="center" style:justify-single-word="false"/>
      <style:text-properties fo:language="pt" fo:country="BR" officeooo:rsid="00b5babe" officeooo:paragraph-rsid="001d864d"/>
    </style:style>
    <style:style style:name="P159" style:family="paragraph" style:parent-style-name="Table_20_Contents">
      <style:paragraph-properties fo:text-align="center" style:justify-single-word="false"/>
      <style:text-properties fo:language="pt" fo:country="BR" officeooo:rsid="00bb926f" officeooo:paragraph-rsid="00bb926f"/>
    </style:style>
    <style:style style:name="P160" style:family="paragraph" style:parent-style-name="Table_20_Contents">
      <style:paragraph-properties fo:text-align="center" style:justify-single-word="false"/>
      <style:text-properties fo:language="pt" fo:country="BR" officeooo:rsid="00f1e562" officeooo:paragraph-rsid="00f1e562"/>
    </style:style>
    <style:style style:name="P161" style:family="paragraph" style:parent-style-name="Table_20_Contents">
      <style:paragraph-properties fo:text-align="center" style:justify-single-word="false"/>
      <style:text-properties fo:language="pt" fo:country="BR" officeooo:rsid="00f439bf" officeooo:paragraph-rsid="00f439bf"/>
    </style:style>
    <style:style style:name="P162" style:family="paragraph" style:parent-style-name="Table_20_Contents">
      <style:paragraph-properties fo:text-align="center" style:justify-single-word="false"/>
      <style:text-properties fo:language="pt" fo:country="BR" officeooo:rsid="011c9e96" officeooo:paragraph-rsid="011c9e96"/>
    </style:style>
    <style:style style:name="P163" style:family="paragraph" style:parent-style-name="Table_20_Contents">
      <style:paragraph-properties fo:text-align="center" style:justify-single-word="false"/>
      <style:text-properties fo:language="pt" fo:country="BR" officeooo:rsid="011c9e96" officeooo:paragraph-rsid="011e07bc"/>
    </style:style>
    <style:style style:name="P164" style:family="paragraph" style:parent-style-name="Table_20_Contents">
      <style:paragraph-properties fo:text-align="center" style:justify-single-word="false"/>
      <style:text-properties fo:language="pt" fo:country="BR" officeooo:rsid="011fadfc" officeooo:paragraph-rsid="011fadfc"/>
    </style:style>
    <style:style style:name="P165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133013c"/>
    </style:style>
    <style:style style:name="P166" style:family="paragraph" style:parent-style-name="Table_20_Contents">
      <style:paragraph-properties fo:text-align="center" style:justify-single-word="false"/>
      <style:text-properties fo:language="pt" fo:country="BR" officeooo:rsid="01285094" officeooo:paragraph-rsid="001d864d"/>
    </style:style>
    <style:style style:name="P167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2fa3fc"/>
    </style:style>
    <style:style style:name="P168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718541"/>
    </style:style>
    <style:style style:name="P169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74ef1a"/>
    </style:style>
    <style:style style:name="P170" style:family="paragraph" style:parent-style-name="Table_20_Contents">
      <style:paragraph-properties fo:text-align="center" style:justify-single-word="false"/>
      <style:text-properties fo:language="pt" fo:country="BR" officeooo:rsid="00a26b01" officeooo:paragraph-rsid="0145e7fa"/>
    </style:style>
    <style:style style:name="P171" style:family="paragraph" style:parent-style-name="Table_20_Contents">
      <style:paragraph-properties fo:text-align="center" style:justify-single-word="false"/>
      <style:text-properties fo:language="pt" fo:country="BR" officeooo:rsid="00a26b01" officeooo:paragraph-rsid="01487a0b"/>
    </style:style>
    <style:style style:name="P172" style:family="paragraph" style:parent-style-name="Table_20_Contents">
      <style:paragraph-properties fo:text-align="center" style:justify-single-word="false"/>
      <style:text-properties fo:language="pt" fo:country="BR" officeooo:rsid="00a26b01" officeooo:paragraph-rsid="01850b6a"/>
    </style:style>
    <style:style style:name="P17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41053" fo:background-color="#ffff00"/>
    </style:style>
    <style:style style:name="P174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683a8" fo:background-color="#ffff00"/>
    </style:style>
    <style:style style:name="P175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8ee936" fo:background-color="#ffff00"/>
    </style:style>
    <style:style style:name="P176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8ee936" fo:background-color="#ffff00"/>
    </style:style>
    <style:style style:name="P177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931dc8" fo:background-color="#ffff00"/>
    </style:style>
    <style:style style:name="P178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 fo:background-color="#ffff00"/>
    </style:style>
    <style:style style:name="P179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4ef1a" fo:background-color="#ffff00"/>
    </style:style>
    <style:style style:name="P180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8ee936" fo:background-color="#ffff00"/>
    </style:style>
    <style:style style:name="P181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0ccb0" fo:background-color="#ffff00"/>
    </style:style>
    <style:style style:name="P182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24f3b" fo:background-color="#ffff00"/>
    </style:style>
    <style:style style:name="P183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31dc8" fo:background-color="#ffff00"/>
    </style:style>
    <style:style style:name="P184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3211b" fo:background-color="#ffff00"/>
    </style:style>
    <style:style style:name="P185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48e8e" fo:background-color="#ffff00"/>
    </style:style>
    <style:style style:name="P186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718541" fo:background-color="#ffff00"/>
    </style:style>
    <style:style style:name="P187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8ee936" fo:background-color="#ffff00"/>
    </style:style>
    <style:style style:name="P188" style:family="paragraph" style:parent-style-name="Table_20_Contents">
      <style:paragraph-properties fo:text-align="center" style:justify-single-word="false"/>
      <style:text-properties fo:language="pt" fo:country="BR" officeooo:rsid="004a7e62" officeooo:paragraph-rsid="0174ef1a" fo:background-color="#ffff00"/>
    </style:style>
    <style:style style:name="P189" style:family="paragraph" style:parent-style-name="Table_20_Contents">
      <style:paragraph-properties fo:text-align="center" style:justify-single-word="false"/>
      <style:text-properties fo:language="pt" fo:country="BR" officeooo:rsid="004a7e62" officeooo:paragraph-rsid="018ee936" fo:background-color="#ffff00"/>
    </style:style>
    <style:style style:name="P190" style:family="paragraph" style:parent-style-name="Table_20_Contents">
      <style:paragraph-properties fo:text-align="center" style:justify-single-word="false"/>
      <style:text-properties fo:language="pt" fo:country="BR" officeooo:rsid="00523bfa" officeooo:paragraph-rsid="018ee936" fo:background-color="#ffff00"/>
    </style:style>
    <style:style style:name="P191" style:family="paragraph" style:parent-style-name="Table_20_Contents">
      <style:paragraph-properties fo:text-align="center" style:justify-single-word="false"/>
      <style:text-properties fo:language="pt" fo:country="BR" officeooo:rsid="00d458ba" officeooo:paragraph-rsid="018ee936" fo:background-color="#ffff00"/>
    </style:style>
    <style:style style:name="P192" style:family="paragraph" style:parent-style-name="Table_20_Contents">
      <style:paragraph-properties fo:text-align="center" style:justify-single-word="false"/>
      <style:text-properties fo:language="pt" fo:country="BR" officeooo:rsid="012087cc" officeooo:paragraph-rsid="018ee936" fo:background-color="#ffff00"/>
    </style:style>
    <style:style style:name="P193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18ee936" fo:background-color="#ffff00"/>
    </style:style>
    <style:style style:name="P194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18ee936" fo:background-color="#ffff00"/>
    </style:style>
    <style:style style:name="P195" style:family="paragraph" style:parent-style-name="Table_20_Contents">
      <style:paragraph-properties fo:text-align="center" style:justify-single-word="false"/>
      <style:text-properties fo:language="pt" fo:country="BR" officeooo:rsid="00186389" officeooo:paragraph-rsid="018ee936" fo:background-color="#ffff00"/>
    </style:style>
    <style:style style:name="P196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18ee936" fo:background-color="#ffff00"/>
    </style:style>
    <style:style style:name="P197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8ee936" fo:background-color="#ffff00"/>
    </style:style>
    <style:style style:name="P198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8ee936" fo:background-color="#ffff00"/>
    </style:style>
    <style:style style:name="P199" style:family="paragraph" style:parent-style-name="Table_20_Contents">
      <style:paragraph-properties fo:text-align="center" style:justify-single-word="false"/>
      <style:text-properties fo:language="pt" fo:country="BR" officeooo:rsid="00503ee2" officeooo:paragraph-rsid="018ee936" fo:background-color="#ffff00"/>
    </style:style>
    <style:style style:name="P200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8ee936" fo:background-color="#ffff00"/>
    </style:style>
    <style:style style:name="P201" style:family="paragraph" style:parent-style-name="Table_20_Contents">
      <style:paragraph-properties fo:text-align="center" style:justify-single-word="false"/>
      <style:text-properties fo:language="pt" fo:country="BR" officeooo:rsid="00868b38" officeooo:paragraph-rsid="018ee936" fo:background-color="#ffff00"/>
    </style:style>
    <style:style style:name="P202" style:family="paragraph" style:parent-style-name="Table_20_Contents">
      <style:paragraph-properties fo:text-align="center" style:justify-single-word="false"/>
      <style:text-properties fo:language="pt" fo:country="BR" officeooo:rsid="00b45e57" officeooo:paragraph-rsid="018ee936" fo:background-color="#ffff00"/>
    </style:style>
    <style:style style:name="P203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8ee936" fo:background-color="#ffff00"/>
    </style:style>
    <style:style style:name="P204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18ee936" fo:background-color="#ffff00"/>
    </style:style>
    <style:style style:name="P205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18ee936" fo:background-color="#ffff00"/>
    </style:style>
    <style:style style:name="P206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198a51b" fo:background-color="#ffff00"/>
    </style:style>
    <style:style style:name="P207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8ee936" fo:background-color="#ffff00"/>
    </style:style>
    <style:style style:name="P208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948e8e" fo:background-color="#ffff00"/>
    </style:style>
    <style:style style:name="P209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18ee936" fo:background-color="#ffff00"/>
    </style:style>
    <style:style style:name="P210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18ee936" fo:background-color="#ffff00"/>
    </style:style>
    <style:style style:name="P211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18ee936" fo:background-color="#ffff00"/>
    </style:style>
    <style:style style:name="P212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18ee936" fo:background-color="#ffff00"/>
    </style:style>
    <style:style style:name="P213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18ee936" fo:background-color="#ffff00"/>
    </style:style>
    <style:style style:name="P214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18ee936" fo:background-color="#ffff00"/>
    </style:style>
    <style:style style:name="P215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174ef1a" fo:background-color="#ffff00"/>
    </style:style>
    <style:style style:name="P216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18ee936" fo:background-color="#ffff00"/>
    </style:style>
    <style:style style:name="P217" style:family="paragraph" style:parent-style-name="Table_20_Contents">
      <style:paragraph-properties fo:text-align="center" style:justify-single-word="false"/>
      <style:text-properties fo:language="pt" fo:country="BR" officeooo:rsid="01487a0b" officeooo:paragraph-rsid="01487a0b"/>
    </style:style>
    <style:style style:name="P218" style:family="paragraph" style:parent-style-name="Table_20_Contents">
      <style:paragraph-properties fo:text-align="center" style:justify-single-word="false"/>
      <style:text-properties fo:language="pt" fo:country="BR" officeooo:rsid="00d6f128" officeooo:paragraph-rsid="01718541"/>
    </style:style>
    <style:style style:name="P219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1718541"/>
    </style:style>
    <style:style style:name="P220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718541"/>
    </style:style>
    <style:style style:name="P221" style:family="paragraph" style:parent-style-name="Table_20_Contents">
      <style:paragraph-properties fo:text-align="center" style:justify-single-word="false"/>
      <style:text-properties fo:language="pt" fo:country="BR" officeooo:rsid="00a7ce1d" officeooo:paragraph-rsid="01718541"/>
    </style:style>
    <style:style style:name="P222" style:family="paragraph" style:parent-style-name="Table_20_Contents">
      <style:paragraph-properties fo:text-align="center" style:justify-single-word="false"/>
      <style:text-properties fo:language="pt" fo:country="BR" officeooo:rsid="005c45d4" officeooo:paragraph-rsid="01718541" fo:background-color="#ff0000"/>
    </style:style>
    <style:style style:name="P223" style:family="paragraph" style:parent-style-name="Table_20_Contents">
      <style:paragraph-properties fo:text-align="center" style:justify-single-word="false"/>
      <style:text-properties fo:language="pt" fo:country="BR" officeooo:rsid="005c45d4" officeooo:paragraph-rsid="0174ef1a" fo:background-color="#ff0000"/>
    </style:style>
    <style:style style:name="P224" style:family="paragraph" style:parent-style-name="Table_20_Contents">
      <style:paragraph-properties fo:text-align="center" style:justify-single-word="false"/>
      <style:text-properties fo:language="pt" fo:country="BR" officeooo:rsid="01aea064" officeooo:paragraph-rsid="01aea064" fo:background-color="#ff0000"/>
    </style:style>
    <style:style style:name="P225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 fo:background-color="#ff3333"/>
    </style:style>
    <style:style style:name="P22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18541" fo:background-color="#ff3333"/>
    </style:style>
    <style:style style:name="P227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4ef1a" fo:background-color="#ff3333"/>
    </style:style>
    <style:style style:name="P228" style:family="paragraph" style:parent-style-name="Table_20_Contents">
      <style:paragraph-properties fo:text-align="center" style:justify-single-word="false"/>
      <style:text-properties fo:language="pt" fo:country="BR" officeooo:rsid="005c45d4" officeooo:paragraph-rsid="0174ef1a" fo:background-color="#ff3333"/>
    </style:style>
    <style:style style:name="P229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174ef1a" fo:background-color="#ff3333"/>
    </style:style>
    <style:style style:name="P230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174ef1a" fo:background-color="#ff3333"/>
    </style:style>
    <style:style style:name="P231" style:family="paragraph" style:parent-style-name="Table_20_Contents">
      <style:paragraph-properties fo:text-align="center" style:justify-single-word="false"/>
      <style:text-properties fo:language="pt" fo:country="BR" officeooo:rsid="01b411ac" officeooo:paragraph-rsid="01b411ac" fo:background-color="#ff3333"/>
    </style:style>
    <style:style style:name="P232" style:family="paragraph" style:parent-style-name="Table_20_Contents">
      <style:paragraph-properties fo:text-align="center" style:justify-single-word="false"/>
      <style:text-properties fo:language="pt" fo:country="BR" officeooo:rsid="004b6373" officeooo:paragraph-rsid="01718541"/>
    </style:style>
    <style:style style:name="P233" style:family="paragraph" style:parent-style-name="Table_20_Contents">
      <style:paragraph-properties fo:text-align="center" style:justify-single-word="false"/>
      <style:text-properties fo:language="pt" fo:country="BR" officeooo:rsid="00c96081" officeooo:paragraph-rsid="01718541"/>
    </style:style>
    <style:style style:name="P234" style:family="paragraph" style:parent-style-name="Table_20_Contents">
      <style:paragraph-properties fo:text-align="center" style:justify-single-word="false"/>
      <style:text-properties fo:language="pt" fo:country="BR" officeooo:rsid="00503ee2" officeooo:paragraph-rsid="01718541"/>
    </style:style>
    <style:style style:name="P235" style:family="paragraph" style:parent-style-name="Table_20_Contents">
      <style:paragraph-properties fo:text-align="center" style:justify-single-word="false"/>
      <style:text-properties fo:language="pt" fo:country="BR" officeooo:rsid="00503ee2" officeooo:paragraph-rsid="018ee936"/>
    </style:style>
    <style:style style:name="P236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718541"/>
    </style:style>
    <style:style style:name="P237" style:family="paragraph" style:parent-style-name="Table_20_Contents">
      <style:paragraph-properties fo:text-align="center" style:justify-single-word="false"/>
      <style:text-properties fo:language="pt" fo:country="BR" officeooo:rsid="012d08cd" officeooo:paragraph-rsid="01718541"/>
    </style:style>
    <style:style style:name="P238" style:family="paragraph" style:parent-style-name="Table_20_Contents">
      <style:paragraph-properties fo:text-align="center" style:justify-single-word="false"/>
      <style:text-properties fo:language="pt" fo:country="BR" officeooo:rsid="00b45e57" officeooo:paragraph-rsid="01718541"/>
    </style:style>
    <style:style style:name="P239" style:family="paragraph" style:parent-style-name="Table_20_Contents">
      <style:paragraph-properties fo:text-align="center" style:justify-single-word="false"/>
      <style:text-properties fo:language="pt" fo:country="BR" officeooo:rsid="00b45e57" officeooo:paragraph-rsid="0174ef1a"/>
    </style:style>
    <style:style style:name="P240" style:family="paragraph" style:parent-style-name="Table_20_Contents">
      <style:paragraph-properties fo:text-align="center" style:justify-single-word="false"/>
      <style:text-properties fo:language="pt" fo:country="BR" officeooo:rsid="00cb8023" officeooo:paragraph-rsid="01718541"/>
    </style:style>
    <style:style style:name="P241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718541"/>
    </style:style>
    <style:style style:name="P242" style:family="paragraph" style:parent-style-name="Table_20_Contents">
      <style:paragraph-properties fo:text-align="center" style:justify-single-word="false"/>
      <style:text-properties fo:language="pt" fo:country="BR" officeooo:rsid="00ef93f4" officeooo:paragraph-rsid="01718541"/>
    </style:style>
    <style:style style:name="P243" style:family="paragraph" style:parent-style-name="Table_20_Contents">
      <style:paragraph-properties fo:text-align="center" style:justify-single-word="false"/>
      <style:text-properties fo:language="pt" fo:country="BR" officeooo:rsid="00ef93f4" officeooo:paragraph-rsid="0174ef1a"/>
    </style:style>
    <style:style style:name="P244" style:family="paragraph" style:parent-style-name="Table_20_Contents">
      <style:paragraph-properties fo:text-align="center" style:justify-single-word="false"/>
      <style:text-properties fo:language="pt" fo:country="BR" officeooo:rsid="00dc51ad" officeooo:paragraph-rsid="01718541"/>
    </style:style>
    <style:style style:name="P245" style:family="paragraph" style:parent-style-name="Table_20_Contents">
      <style:paragraph-properties fo:text-align="center" style:justify-single-word="false"/>
      <style:text-properties fo:language="pt" fo:country="BR" officeooo:rsid="00b7b309" officeooo:paragraph-rsid="01718541"/>
    </style:style>
    <style:style style:name="P246" style:family="paragraph" style:parent-style-name="Table_20_Contents">
      <style:paragraph-properties fo:text-align="center" style:justify-single-word="false"/>
      <style:text-properties fo:language="pt" fo:country="BR" officeooo:rsid="00f8a9d4" officeooo:paragraph-rsid="01718541"/>
    </style:style>
    <style:style style:name="P247" style:family="paragraph" style:parent-style-name="Table_20_Contents">
      <style:paragraph-properties fo:text-align="center" style:justify-single-word="false"/>
      <style:text-properties fo:language="pt" fo:country="BR" officeooo:rsid="00b37a98" officeooo:paragraph-rsid="01718541"/>
    </style:style>
    <style:style style:name="P248" style:family="paragraph" style:parent-style-name="Table_20_Contents">
      <style:paragraph-properties fo:text-align="center" style:justify-single-word="false"/>
      <style:text-properties fo:language="pt" fo:country="BR" officeooo:rsid="0046f882" officeooo:paragraph-rsid="0174ef1a"/>
    </style:style>
    <style:style style:name="P249" style:family="paragraph" style:parent-style-name="Table_20_Contents">
      <style:paragraph-properties fo:text-align="center" style:justify-single-word="false"/>
      <style:text-properties fo:language="pt" fo:country="BR" officeooo:rsid="00c60cb8" officeooo:paragraph-rsid="0174ef1a"/>
    </style:style>
    <style:style style:name="P250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174ef1a"/>
    </style:style>
    <style:style style:name="P251" style:family="paragraph" style:parent-style-name="Table_20_Contents">
      <style:paragraph-properties fo:text-align="center" style:justify-single-word="false"/>
      <style:text-properties fo:language="pt" fo:country="BR" officeooo:rsid="0048be11" officeooo:paragraph-rsid="0174ef1a"/>
    </style:style>
    <style:style style:name="P252" style:family="paragraph" style:parent-style-name="Table_20_Contents">
      <style:paragraph-properties fo:text-align="center" style:justify-single-word="false"/>
      <style:text-properties fo:language="pt" fo:country="BR" officeooo:rsid="004a7578" officeooo:paragraph-rsid="0174ef1a"/>
    </style:style>
    <style:style style:name="P253" style:family="paragraph" style:parent-style-name="Table_20_Contents">
      <style:paragraph-properties fo:text-align="center" style:justify-single-word="false"/>
      <style:text-properties fo:language="pt" fo:country="BR" officeooo:rsid="004a7e62" officeooo:paragraph-rsid="0174ef1a"/>
    </style:style>
    <style:style style:name="P254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74ef1a" style:font-size-asian="10.5pt" style:text-rotation-angle="0" style:text-rotation-scale="line-height"/>
    </style:style>
    <style:style style:name="P255" style:family="paragraph" style:parent-style-name="Table_20_Contents">
      <style:paragraph-properties fo:text-align="center" style:justify-single-word="false"/>
      <style:text-properties fo:language="pt" fo:country="BR" officeooo:rsid="00dea02b" officeooo:paragraph-rsid="0174ef1a"/>
    </style:style>
    <style:style style:name="P256" style:family="paragraph" style:parent-style-name="Table_20_Contents">
      <style:paragraph-properties fo:text-align="center" style:justify-single-word="false"/>
      <style:text-properties fo:language="pt" fo:country="BR" officeooo:rsid="00c2eef7" officeooo:paragraph-rsid="0174ef1a"/>
    </style:style>
    <style:style style:name="P257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174ef1a"/>
    </style:style>
    <style:style style:name="P258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174ef1a"/>
    </style:style>
    <style:style style:name="P259" style:family="paragraph" style:parent-style-name="Table_20_Contents">
      <style:paragraph-properties fo:text-align="center" style:justify-single-word="false"/>
      <style:text-properties fo:language="pt" fo:country="BR" officeooo:rsid="005c45d4" officeooo:paragraph-rsid="0174ef1a"/>
    </style:style>
    <style:style style:name="P260" style:family="paragraph" style:parent-style-name="Table_20_Contents">
      <style:paragraph-properties fo:text-align="center" style:justify-single-word="false"/>
      <style:text-properties fo:language="pt" fo:country="BR" officeooo:rsid="005f6dd5" officeooo:paragraph-rsid="0174ef1a"/>
    </style:style>
    <style:style style:name="P261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174ef1a"/>
    </style:style>
    <style:style style:name="P262" style:family="paragraph" style:parent-style-name="Table_20_Contents">
      <style:paragraph-properties fo:text-align="center" style:justify-single-word="false"/>
      <style:text-properties fo:language="pt" fo:country="BR" officeooo:rsid="0034e59c" officeooo:paragraph-rsid="0174ef1a"/>
    </style:style>
    <style:style style:name="P263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174ef1a"/>
    </style:style>
    <style:style style:name="P264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174ef1a"/>
    </style:style>
    <style:style style:name="P265" style:family="paragraph" style:parent-style-name="Table_20_Contents">
      <style:paragraph-properties fo:text-align="center" style:justify-single-word="false"/>
      <style:text-properties fo:language="pt" fo:country="BR" officeooo:rsid="000743fb" officeooo:paragraph-rsid="0174ef1a"/>
    </style:style>
    <style:style style:name="P266" style:family="paragraph" style:parent-style-name="Table_20_Contents">
      <style:paragraph-properties fo:text-align="center" style:justify-single-word="false"/>
      <style:text-properties fo:language="pt" fo:country="BR" officeooo:rsid="00beec8c" officeooo:paragraph-rsid="0174ef1a"/>
    </style:style>
    <style:style style:name="P267" style:family="paragraph" style:parent-style-name="Table_20_Contents">
      <style:paragraph-properties fo:text-align="center" style:justify-single-word="false"/>
      <style:text-properties fo:language="pt" fo:country="BR" officeooo:rsid="00066b72" officeooo:paragraph-rsid="0174ef1a"/>
    </style:style>
    <style:style style:name="P268" style:family="paragraph" style:parent-style-name="Table_20_Contents">
      <style:paragraph-properties fo:text-align="center" style:justify-single-word="false"/>
      <style:text-properties fo:language="pt" fo:country="BR" officeooo:rsid="0053e2f9" officeooo:paragraph-rsid="0174ef1a"/>
    </style:style>
    <style:style style:name="P269" style:family="paragraph" style:parent-style-name="Table_20_Contents">
      <style:paragraph-properties fo:text-align="center" style:justify-single-word="false"/>
      <style:text-properties fo:language="pt" fo:country="BR" officeooo:rsid="0041ac97" officeooo:paragraph-rsid="0174ef1a"/>
    </style:style>
    <style:style style:name="P270" style:family="paragraph" style:parent-style-name="Table_20_Contents">
      <style:paragraph-properties fo:text-align="center" style:justify-single-word="false"/>
      <style:text-properties fo:language="pt" fo:country="BR" officeooo:rsid="0060108b" officeooo:paragraph-rsid="0174ef1a"/>
    </style:style>
    <style:style style:name="P271" style:family="paragraph" style:parent-style-name="Table_20_Contents">
      <style:paragraph-properties fo:text-align="center" style:justify-single-word="false"/>
      <style:text-properties fo:language="pt" fo:country="BR" officeooo:rsid="001c869c" officeooo:paragraph-rsid="00523bfa"/>
    </style:style>
    <style:style style:name="P272" style:family="paragraph" style:parent-style-name="Table_20_Contents">
      <style:paragraph-properties fo:text-align="center" style:justify-single-word="false"/>
      <style:text-properties fo:language="pt" fo:country="BR" officeooo:rsid="01bf5770" officeooo:paragraph-rsid="01bf5770"/>
    </style:style>
    <style:style style:name="P273" style:family="paragraph" style:parent-style-name="Table_20_Contents">
      <style:paragraph-properties fo:text-align="center" style:justify-single-word="false"/>
      <style:text-properties fo:color="#ff3333" fo:language="pt" fo:country="BR" officeooo:rsid="00141053" officeooo:paragraph-rsid="00141053"/>
    </style:style>
    <style:style style:name="P274" style:family="paragraph" style:parent-style-name="Table_20_Contents">
      <style:paragraph-properties fo:text-align="center" style:justify-single-word="false"/>
      <style:text-properties fo:color="#ff3333" fo:language="pt" fo:country="BR" officeooo:rsid="00f23989" officeooo:paragraph-rsid="01718541" fo:background-color="transparent"/>
    </style:style>
    <style:style style:name="P275" style:family="paragraph" style:parent-style-name="Table_20_Contents">
      <style:paragraph-properties fo:text-align="center" style:justify-single-word="false"/>
      <style:text-properties fo:color="#ff3333" fo:language="pt" fo:country="BR" officeooo:rsid="00f23989" officeooo:paragraph-rsid="0174ef1a" fo:background-color="transparent"/>
    </style:style>
    <style:style style:name="P276" style:family="paragraph" style:parent-style-name="Table_20_Contents">
      <style:paragraph-properties fo:text-align="center" style:justify-single-word="false"/>
      <style:text-properties fo:color="#ff3333" fo:language="pt" fo:country="BR" officeooo:rsid="00f23989" officeooo:paragraph-rsid="00ff1367" fo:background-color="transparent"/>
    </style:style>
    <style:style style:name="P277" style:family="paragraph" style:parent-style-name="Table_20_Contents">
      <style:paragraph-properties fo:text-align="center" style:justify-single-word="false"/>
      <style:text-properties fo:color="#ff3333" fo:language="pt" fo:country="BR" officeooo:rsid="00f23989" officeooo:paragraph-rsid="019f6fb5" fo:background-color="transparent"/>
    </style:style>
    <style:style style:name="P278" style:family="paragraph" style:parent-style-name="Table_20_Contents">
      <style:paragraph-properties fo:text-align="center" style:justify-single-word="false"/>
      <style:text-properties fo:color="#ff3333" fo:language="pt" fo:country="BR" officeooo:rsid="015ea3ee" officeooo:paragraph-rsid="015ea3ee" fo:background-color="transparent"/>
    </style:style>
    <style:style style:name="P279" style:family="paragraph" style:parent-style-name="Table_20_Contents">
      <style:paragraph-properties fo:text-align="center" style:justify-single-word="false"/>
      <style:text-properties fo:color="#cc9900" fo:language="pt" fo:country="BR" officeooo:rsid="00f23989" officeooo:paragraph-rsid="00ff1367" fo:background-color="transparent" style:font-size-asian="10.5pt" style:text-rotation-angle="0" style:text-rotation-scale="line-height"/>
    </style:style>
    <style:style style:name="P280" style:family="paragraph" style:parent-style-name="Table_20_Contents">
      <style:paragraph-properties fo:text-align="center" style:justify-single-word="false"/>
      <style:text-properties fo:color="#cc9900" fo:language="pt" fo:country="BR" officeooo:rsid="00f23989" officeooo:paragraph-rsid="0102e26a" fo:background-color="transparent" style:font-size-asian="10.5pt" style:text-rotation-angle="0" style:text-rotation-scale="line-height"/>
    </style:style>
    <style:style style:name="P281" style:family="paragraph" style:parent-style-name="Table_20_Contents">
      <style:paragraph-properties fo:text-align="center" style:justify-single-word="false"/>
      <style:text-properties fo:color="#cc9900" fo:language="pt" fo:country="BR" officeooo:rsid="00f23989" officeooo:paragraph-rsid="010a1d21" fo:background-color="transparent" style:font-size-asian="10.5pt" style:text-rotation-angle="0" style:text-rotation-scale="line-height"/>
    </style:style>
    <style:style style:name="P282" style:family="paragraph" style:parent-style-name="Table_20_Contents">
      <style:paragraph-properties fo:text-align="center" style:justify-single-word="false"/>
      <style:text-properties fo:color="#cc9900" fo:language="pt" fo:country="BR" officeooo:rsid="00f23989" officeooo:paragraph-rsid="01718541" fo:background-color="transparent" style:font-size-asian="10.5pt" style:text-rotation-angle="0" style:text-rotation-scale="line-height"/>
    </style:style>
    <style:style style:name="P283" style:family="paragraph" style:parent-style-name="Table_20_Contents">
      <style:paragraph-properties fo:text-align="center" style:justify-single-word="false"/>
      <style:text-properties fo:color="#cc9900" fo:language="pt" fo:country="BR" officeooo:rsid="00f23989" officeooo:paragraph-rsid="0172f1ae" fo:background-color="transparent" style:font-size-asian="10.5pt" style:text-rotation-angle="0" style:text-rotation-scale="line-height"/>
    </style:style>
    <style:style style:name="P284" style:family="paragraph" style:parent-style-name="Table_20_Contents">
      <style:paragraph-properties fo:text-align="center" style:justify-single-word="false"/>
      <style:text-properties fo:color="#cc9900" fo:language="pt" fo:country="BR" officeooo:rsid="00f23989" officeooo:paragraph-rsid="0174ef1a" fo:background-color="transparent" style:font-size-asian="10.5pt" style:text-rotation-angle="0" style:text-rotation-scale="line-height"/>
    </style:style>
    <style:style style:name="P285" style:family="paragraph" style:parent-style-name="Table_20_Contents">
      <style:paragraph-properties fo:text-align="center" style:justify-single-word="false"/>
      <style:text-properties fo:color="#cc9900" fo:language="pt" fo:country="BR" officeooo:rsid="0059c24e" officeooo:paragraph-rsid="0174ef1a" fo:background-color="transparent" style:font-size-asian="10.5pt" style:text-rotation-angle="0" style:text-rotation-scale="line-height"/>
    </style:style>
    <style:style style:name="P286" style:family="paragraph" style:parent-style-name="Table_20_Contents">
      <style:paragraph-properties fo:text-align="center" style:justify-single-word="false"/>
      <style:text-properties fo:color="#cc9900" fo:language="pt" fo:country="BR" officeooo:rsid="00fa560c" officeooo:paragraph-rsid="00ff1367" fo:background-color="transparent" style:font-size-asian="10.5pt" style:text-rotation-angle="0" style:text-rotation-scale="line-height"/>
    </style:style>
    <style:style style:name="P287" style:family="paragraph" style:parent-style-name="Table_20_Contents">
      <style:paragraph-properties fo:text-align="center" style:justify-single-word="false"/>
      <style:text-properties fo:color="#cc9900" fo:language="pt" fo:country="BR" fo:font-weight="normal" officeooo:rsid="00f23989" officeooo:paragraph-rsid="0102e26a" fo:background-color="transparent" style:font-size-asian="10.5pt" style:font-weight-asian="normal" style:font-weight-complex="normal" style:text-rotation-angle="0" style:text-rotation-scale="line-height"/>
    </style:style>
    <style:style style:name="P288" style:family="paragraph" style:parent-style-name="Table_20_Contents">
      <style:paragraph-properties fo:text-align="center" style:justify-single-word="false"/>
      <style:text-properties fo:color="#cc9900" fo:language="pt" fo:country="BR" fo:font-weight="normal" officeooo:rsid="00f23989" officeooo:paragraph-rsid="0174ef1a" fo:background-color="transparent" style:font-size-asian="10.5pt" style:font-weight-asian="normal" style:font-weight-complex="normal" style:text-rotation-angle="0" style:text-rotation-scale="line-height"/>
    </style:style>
    <style:style style:name="P289" style:family="paragraph" style:parent-style-name="Table_20_Contents">
      <style:paragraph-properties fo:text-align="center" style:justify-single-word="false"/>
      <style:text-properties fo:color="#cc9900" fo:language="pt" fo:country="BR" fo:font-weight="normal" officeooo:rsid="00fad60a" officeooo:paragraph-rsid="00ff1367" fo:background-color="transparent" style:font-size-asian="10.5pt" style:font-weight-asian="normal" style:font-weight-complex="normal" style:text-rotation-angle="0" style:text-rotation-scale="line-height"/>
    </style:style>
    <style:style style:name="P290" style:family="paragraph" style:parent-style-name="Table_20_Contents">
      <style:paragraph-properties fo:text-align="center" style:justify-single-word="false"/>
      <style:text-properties fo:color="#cc9900" fo:language="pt" fo:country="BR" officeooo:rsid="014c199d" officeooo:paragraph-rsid="0174ef1a" fo:background-color="#ffff00" style:font-size-asian="10.5pt" style:text-rotation-angle="0" style:text-rotation-scale="line-height"/>
    </style:style>
    <style:style style:name="P291" style:family="paragraph" style:parent-style-name="Table_20_Contents">
      <style:paragraph-properties fo:text-align="center" style:justify-single-word="false"/>
      <style:text-properties style:use-window-font-color="true" fo:language="pt" fo:country="BR" officeooo:rsid="006edeb6" officeooo:paragraph-rsid="00a56c46" fo:background-color="transparent"/>
    </style:style>
    <style:style style:name="P292" style:family="paragraph" style:parent-style-name="Table_20_Contents">
      <style:paragraph-properties fo:text-align="center" style:justify-single-word="false"/>
      <style:text-properties style:use-window-font-color="true" fo:language="pt" fo:country="BR" officeooo:rsid="00a26b01" officeooo:paragraph-rsid="01487a0b" fo:background-color="transparent"/>
    </style:style>
    <style:style style:name="P293" style:family="paragraph" style:parent-style-name="Table_20_Contents">
      <style:paragraph-properties fo:text-align="center" style:justify-single-word="false"/>
      <style:text-properties style:use-window-font-color="true" fo:language="pt" fo:country="BR" officeooo:rsid="006b43e6" officeooo:paragraph-rsid="01718541" fo:background-color="transparent"/>
    </style:style>
    <style:style style:name="P294" style:family="paragraph" style:parent-style-name="Table_20_Contents">
      <style:paragraph-properties fo:text-align="center" style:justify-single-word="false"/>
      <style:text-properties style:use-window-font-color="true" fo:language="pt" fo:country="BR" officeooo:rsid="0194b1e5" officeooo:paragraph-rsid="01b82b36" fo:background-color="transparent"/>
    </style:style>
    <style:style style:name="P295" style:family="paragraph" style:parent-style-name="Table_20_Contents">
      <style:paragraph-properties fo:text-align="center" style:justify-single-word="false"/>
      <style:text-properties style:use-window-font-color="true" fo:language="pt" fo:country="BR" officeooo:rsid="0195623c" officeooo:paragraph-rsid="01bb8be7" fo:background-color="#ffff00"/>
    </style:style>
    <style:style style:name="P296" style:family="paragraph" style:parent-style-name="Table_20_Contents">
      <style:paragraph-properties fo:text-align="center" style:justify-single-word="false"/>
      <style:text-properties style:use-window-font-color="true" style:text-line-through-style="none" style:text-line-through-type="none" fo:language="pt" fo:country="BR" officeooo:rsid="00a26b01" officeooo:paragraph-rsid="01850b6a" fo:background-color="transparent"/>
    </style:style>
    <style:style style:name="P297" style:family="paragraph" style:parent-style-name="Table_20_Contents">
      <style:paragraph-properties fo:text-align="center" style:justify-single-word="false"/>
      <style:text-properties fo:color="#66ccff" fo:language="pt" fo:country="BR" officeooo:rsid="00f23989" officeooo:paragraph-rsid="015638d5" fo:background-color="transparent" style:font-size-asian="10.5pt" style:text-rotation-angle="0" style:text-rotation-scale="line-height"/>
    </style:style>
    <style:style style:name="P298" style:family="paragraph" style:parent-style-name="Table_20_Contents">
      <style:paragraph-properties fo:text-align="center" style:justify-single-word="false"/>
      <style:text-properties fo:color="#66ccff" fo:language="pt" fo:country="BR" officeooo:rsid="00f23989" officeooo:paragraph-rsid="01577e51" fo:background-color="transparent" style:font-size-asian="10.5pt" style:text-rotation-angle="0" style:text-rotation-scale="line-height"/>
    </style:style>
    <style:style style:name="P299" style:family="paragraph" style:parent-style-name="Table_20_Contents">
      <style:paragraph-properties fo:text-align="center" style:justify-single-word="false"/>
      <style:text-properties fo:color="#66ccff" fo:language="pt" fo:country="BR" officeooo:rsid="00f23989" officeooo:paragraph-rsid="01718541" fo:background-color="transparent" style:font-size-asian="10.5pt" style:text-rotation-angle="0" style:text-rotation-scale="line-height"/>
    </style:style>
    <style:style style:name="P300" style:family="paragraph" style:parent-style-name="Table_20_Contents">
      <style:paragraph-properties fo:text-align="center" style:justify-single-word="false"/>
      <style:text-properties fo:color="#66ccff" fo:language="pt" fo:country="BR" officeooo:rsid="00f23989" officeooo:paragraph-rsid="0174ef1a" fo:background-color="transparent" style:font-size-asian="10.5pt" style:text-rotation-angle="0" style:text-rotation-scale="line-height"/>
    </style:style>
    <style:style style:name="P301" style:family="paragraph" style:parent-style-name="Table_20_Contents">
      <style:paragraph-properties fo:text-align="center" style:justify-single-word="false"/>
      <style:text-properties fo:color="#66ccff" fo:language="pt" fo:country="BR" fo:font-weight="normal" officeooo:rsid="00f23989" officeooo:paragraph-rsid="01577e51" fo:background-color="transparent" style:font-size-asian="10.5pt" style:font-weight-asian="normal" style:font-weight-complex="normal" style:text-rotation-angle="0" style:text-rotation-scale="line-height"/>
    </style:style>
    <style:style style:name="P302" style:family="paragraph" style:parent-style-name="Table_20_Contents">
      <style:paragraph-properties fo:text-align="center" style:justify-single-word="false"/>
      <style:text-properties fo:color="#66ccff" fo:language="pt" fo:country="BR" fo:font-weight="normal" officeooo:rsid="00f23989" officeooo:paragraph-rsid="01718541" fo:background-color="transparent" style:font-size-asian="10.5pt" style:font-weight-asian="normal" style:font-weight-complex="normal" style:text-rotation-angle="0" style:text-rotation-scale="line-height"/>
    </style:style>
    <style:style style:name="P303" style:family="paragraph" style:parent-style-name="Table_20_Contents">
      <style:paragraph-properties fo:text-align="center" style:justify-single-word="false"/>
      <style:text-properties fo:color="#66ccff" fo:language="pt" fo:country="BR" fo:font-weight="normal" officeooo:rsid="00f23989" officeooo:paragraph-rsid="0174ef1a" fo:background-color="transparent" style:font-size-asian="10.5pt" style:font-weight-asian="normal" style:font-weight-complex="normal" style:text-rotation-angle="0" style:text-rotation-scale="line-height"/>
    </style:style>
    <style:style style:name="P304" style:family="paragraph" style:parent-style-name="Table_20_Contents">
      <style:paragraph-properties fo:text-align="center" style:justify-single-word="false"/>
      <style:text-properties fo:color="#66ccff" fo:language="pt" fo:country="BR" fo:font-weight="normal" officeooo:rsid="00f23989" officeooo:paragraph-rsid="0174ef1a" fo:background-color="transparent" style:font-weight-asian="normal" style:font-weight-complex="normal"/>
    </style:style>
    <style:style style:name="P305" style:family="paragraph" style:parent-style-name="Table_20_Contents">
      <style:paragraph-properties fo:text-align="center" style:justify-single-word="false"/>
      <style:text-properties fo:color="#66ccff" fo:language="pt" fo:country="BR" officeooo:rsid="00f23989" officeooo:paragraph-rsid="0174ef1a"/>
    </style:style>
    <style:style style:name="P306" style:family="paragraph" style:parent-style-name="Table_20_Contents">
      <style:paragraph-properties fo:text-align="center" style:justify-single-word="false"/>
      <style:text-properties style:text-line-through-style="none" style:text-line-through-type="none" fo:language="pt" fo:country="BR" officeooo:rsid="00a7ce1d" officeooo:paragraph-rsid="01718541" fo:background-color="transparent"/>
    </style:style>
    <style:style style:name="P307" style:family="paragraph" style:parent-style-name="Table_20_Contents">
      <style:paragraph-properties fo:text-align="center" style:justify-single-word="false"/>
      <style:text-properties style:text-line-through-style="none" style:text-line-through-type="none" fo:language="pt" fo:country="BR" officeooo:rsid="00a26b01" officeooo:paragraph-rsid="01718541" fo:background-color="transparent"/>
    </style:style>
    <style:style style:name="P308" style:family="paragraph" style:parent-style-name="Table_20_Contents">
      <style:paragraph-properties fo:text-align="center" style:justify-single-word="false"/>
      <style:text-properties style:text-line-through-style="none" style:text-line-through-type="none" fo:language="pt" fo:country="BR" officeooo:rsid="00a26b01" officeooo:paragraph-rsid="01850b6a" fo:background-color="transparent"/>
    </style:style>
    <style:style style:name="P309" style:family="paragraph" style:parent-style-name="Table_20_Contents">
      <style:paragraph-properties fo:text-align="center" style:justify-single-word="false"/>
      <style:text-properties style:text-line-through-style="none" style:text-line-through-type="none" fo:language="pt" fo:country="BR" officeooo:rsid="0062e1cc" officeooo:paragraph-rsid="01718541" fo:background-color="transparent"/>
    </style:style>
    <style:style style:name="P310" style:family="paragraph" style:parent-style-name="Table_20_Contents">
      <style:paragraph-properties fo:text-align="center" style:justify-single-word="false"/>
      <style:text-properties style:text-line-through-style="none" style:text-line-through-type="none" fo:language="pt" fo:country="BR" officeooo:rsid="00a7ce1d" officeooo:paragraph-rsid="01718541"/>
    </style:style>
    <style:style style:name="P311" style:family="paragraph" style:parent-style-name="Table_20_Contents">
      <style:paragraph-properties fo:text-align="center" style:justify-single-word="false"/>
      <style:text-properties style:text-line-through-style="none" style:text-line-through-type="none" fo:language="pt" fo:country="BR" officeooo:rsid="00616142" officeooo:paragraph-rsid="01718541" fo:background-color="#ff3333"/>
    </style:style>
    <style:style style:name="P312" style:family="paragraph" style:parent-style-name="Table_20_Contents">
      <style:paragraph-properties fo:text-align="center" style:justify-single-word="false"/>
      <style:text-properties style:text-line-through-style="none" style:text-line-through-type="none" fo:language="pt" fo:country="BR" officeooo:rsid="00a7ce1d" officeooo:paragraph-rsid="018ee936" fo:background-color="#ffff00"/>
    </style:style>
    <style:style style:name="P313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0302c7e"/>
    </style:style>
    <style:style style:name="P314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0319652"/>
    </style:style>
    <style:style style:name="P315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067deca"/>
    </style:style>
    <style:style style:name="P316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069ddce"/>
    </style:style>
    <style:style style:name="P317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0e64f62"/>
    </style:style>
    <style:style style:name="P318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718541"/>
    </style:style>
    <style:style style:name="P319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74ef1a"/>
    </style:style>
    <style:style style:name="P320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 style:writing-mode="page"/>
      <style:text-properties fo:language="pt" fo:country="BR" officeooo:rsid="00319652" officeooo:paragraph-rsid="00319652"/>
    </style:style>
    <style:style style:name="P321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 style:writing-mode="page"/>
      <style:text-properties fo:language="pt" fo:country="BR" officeooo:rsid="00319652" officeooo:paragraph-rsid="0174ef1a"/>
    </style:style>
    <style:style style:name="P322" style:family="paragraph" style:parent-style-name="Table_20_Contents">
      <style:paragraph-properties fo:margin-top="0in" fo:margin-bottom="0in" loext:contextual-spacing="false" fo:line-height="100%" fo:text-align="start" style:justify-single-word="false" style:vertical-align="middle" style:writing-mode="page"/>
      <style:text-properties fo:language="pt" fo:country="BR" officeooo:rsid="00f23989" officeooo:paragraph-rsid="0111a959"/>
    </style:style>
    <style:style style:name="P323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 style:writing-mode="page"/>
      <style:text-properties fo:language="pt" fo:country="BR" officeooo:rsid="00f23989" officeooo:paragraph-rsid="01718541"/>
    </style:style>
    <style:style style:name="P324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 style:writing-mode="page"/>
      <style:text-properties fo:language="pt" fo:country="BR" officeooo:rsid="00f23989" officeooo:paragraph-rsid="0174ef1a"/>
    </style:style>
    <style:style style:name="P325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 style:writing-mode="page"/>
      <style:text-properties fo:language="pt" fo:country="BR" officeooo:rsid="00f23989" officeooo:paragraph-rsid="019b3444"/>
    </style:style>
    <style:style style:name="P326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 style:writing-mode="page"/>
      <style:text-properties fo:language="pt" fo:country="BR" officeooo:rsid="01369b69" officeooo:paragraph-rsid="0174ef1a"/>
    </style:style>
    <style:style style:name="P327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 style:writing-mode="page"/>
      <style:text-properties fo:language="pt" fo:country="BR" officeooo:rsid="0041ac97" officeooo:paragraph-rsid="0174ef1a"/>
    </style:style>
    <style:style style:name="P328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 style:writing-mode="page"/>
      <style:text-properties fo:language="pt" fo:country="BR" officeooo:rsid="00a014f2" officeooo:paragraph-rsid="0174ef1a" fo:background-color="transparent"/>
    </style:style>
    <style:style style:name="P329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 style:writing-mode="page"/>
      <style:text-properties fo:language="pt" fo:country="BR" officeooo:rsid="0041ac97" officeooo:paragraph-rsid="0174ef1a" fo:background-color="transparent"/>
    </style:style>
    <style:style style:name="P330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 style:writing-mode="page"/>
      <style:text-properties fo:language="pt" fo:country="BR" officeooo:rsid="014e0cb5" officeooo:paragraph-rsid="0174ef1a"/>
    </style:style>
    <style:style style:name="P331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 style:writing-mode="page"/>
      <style:text-properties fo:language="pt" fo:country="BR" fo:font-style="normal" fo:font-weight="normal" officeooo:rsid="001d864d" officeooo:paragraph-rsid="0174ef1a" style:font-style-asian="normal" style:font-weight-asian="normal" style:font-style-complex="normal" style:font-weight-complex="normal"/>
    </style:style>
    <style:style style:name="P332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 style:writing-mode="page"/>
      <style:text-properties fo:color="#cc9900" fo:language="pt" fo:country="BR" officeooo:rsid="00f23989" officeooo:paragraph-rsid="01597ce4" fo:background-color="transparent" style:font-size-asian="10.5pt" style:text-rotation-angle="0" style:text-rotation-scale="line-height"/>
    </style:style>
    <style:style style:name="P333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 style:writing-mode="page"/>
      <style:text-properties fo:color="#cc9900" fo:language="pt" fo:country="BR" officeooo:rsid="00f23989" officeooo:paragraph-rsid="015abc02" fo:background-color="transparent" style:font-size-asian="10.5pt" style:text-rotation-angle="0" style:text-rotation-scale="line-height"/>
    </style:style>
    <style:style style:name="P334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 style:writing-mode="page"/>
      <style:text-properties fo:color="#cc9900" fo:language="pt" fo:country="BR" officeooo:rsid="00f23989" officeooo:paragraph-rsid="01718541" fo:background-color="transparent" style:font-size-asian="10.5pt" style:text-rotation-angle="0" style:text-rotation-scale="line-height"/>
    </style:style>
    <style:style style:name="P335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 style:writing-mode="page"/>
      <style:text-properties fo:color="#cc9900" fo:language="pt" fo:country="BR" officeooo:rsid="00f23989" officeooo:paragraph-rsid="0174ef1a" fo:background-color="transparent" style:font-size-asian="10.5pt" style:text-rotation-angle="0" style:text-rotation-scale="line-height"/>
    </style:style>
    <style:style style:name="P336" style:family="paragraph" style:parent-style-name="Table_20_Contents">
      <style:paragraph-properties fo:margin-top="0in" fo:margin-bottom="0in" loext:contextual-spacing="false" fo:line-height="100%" fo:text-align="start" style:justify-single-word="false" style:vertical-align="middle" style:writing-mode="page"/>
      <style:text-properties fo:color="#cc9900" fo:language="pt" fo:country="BR" officeooo:rsid="00f23989" officeooo:paragraph-rsid="0174ef1a" fo:background-color="transparent" style:font-size-asian="10.5pt" style:text-rotation-angle="0" style:text-rotation-scale="line-height"/>
    </style:style>
    <style:style style:name="P337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 style:writing-mode="page"/>
      <style:text-properties fo:color="#cc9900" fo:language="pt" fo:country="BR" fo:font-weight="normal" officeooo:rsid="00f23989" officeooo:paragraph-rsid="01718541" fo:background-color="transparent" style:font-size-asian="10.5pt" style:font-weight-asian="normal" style:font-weight-complex="normal" style:text-rotation-angle="0" style:text-rotation-scale="line-height"/>
    </style:style>
    <style:style style:name="P338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 style:writing-mode="page"/>
      <style:text-properties fo:color="#cc9900" fo:language="pt" fo:country="BR" fo:font-weight="normal" officeooo:rsid="00f23989" officeooo:paragraph-rsid="01813587" fo:background-color="transparent" style:font-size-asian="10.5pt" style:font-weight-asian="normal" style:font-weight-complex="normal" style:text-rotation-angle="0" style:text-rotation-scale="line-height"/>
    </style:style>
    <style:style style:name="P339" style:family="paragraph" style:parent-style-name="Table_20_Contents">
      <style:paragraph-properties fo:margin-top="0in" fo:margin-bottom="0in" loext:contextual-spacing="false" fo:line-height="100%" fo:text-align="start" style:justify-single-word="false" style:vertical-align="middle" style:writing-mode="page"/>
      <style:text-properties fo:color="#ff3333" fo:language="pt" fo:country="BR" officeooo:rsid="00f23989" officeooo:paragraph-rsid="0111a959" fo:background-color="transparent" style:font-size-asian="10.5pt" style:text-rotation-angle="0" style:text-rotation-scale="line-height"/>
    </style:style>
    <style:style style:name="P340" style:family="paragraph" style:parent-style-name="Table_20_Contents">
      <style:paragraph-properties fo:margin-top="0in" fo:margin-bottom="0in" loext:contextual-spacing="false" fo:line-height="100%" fo:text-align="start" style:justify-single-word="false" style:vertical-align="middle" style:writing-mode="page"/>
      <style:text-properties fo:color="#ff3333" fo:language="pt" fo:country="BR" officeooo:rsid="00f23989" officeooo:paragraph-rsid="0181bead" fo:background-color="transparent" style:font-size-asian="10.5pt" style:text-rotation-angle="0" style:text-rotation-scale="line-height"/>
    </style:style>
    <style:style style:name="P341" style:family="paragraph" style:parent-style-name="Table_20_Contents">
      <style:paragraph-properties fo:margin-top="0in" fo:margin-bottom="0in" loext:contextual-spacing="false" fo:line-height="100%" fo:text-align="start" style:justify-single-word="false" style:vertical-align="middle" style:writing-mode="page"/>
      <style:text-properties fo:color="#ff3333" fo:language="pt" fo:country="BR" officeooo:rsid="00f23989" officeooo:paragraph-rsid="01ccfb30" fo:background-color="transparent" style:font-size-asian="10.5pt" style:text-rotation-angle="0" style:text-rotation-scale="line-height"/>
    </style:style>
    <style:style style:name="P342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 style:writing-mode="page"/>
      <style:text-properties fo:color="#ff3333" fo:language="pt" fo:country="BR" officeooo:rsid="00f23989" officeooo:paragraph-rsid="01718541" fo:background-color="transparent" style:font-size-asian="10.5pt" style:text-rotation-angle="0" style:text-rotation-scale="line-height"/>
    </style:style>
    <style:style style:name="P343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 style:writing-mode="page"/>
      <style:text-properties fo:color="#ff3333" fo:language="pt" fo:country="BR" officeooo:rsid="00f23989" officeooo:paragraph-rsid="01718541" fo:background-color="transparent"/>
    </style:style>
    <style:style style:name="P344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 style:writing-mode="page"/>
      <style:text-properties fo:color="#ff3333" fo:language="pt" fo:country="BR" officeooo:rsid="00f23989" officeooo:paragraph-rsid="0174ef1a" fo:background-color="transparent"/>
    </style:style>
    <style:style style:name="P345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 style:writing-mode="page"/>
      <style:text-properties fo:color="#ff3333" fo:language="pt" fo:country="BR" officeooo:rsid="00f23989" officeooo:paragraph-rsid="0177617e" fo:background-color="transparent"/>
    </style:style>
    <style:style style:name="P346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 style:writing-mode="page"/>
      <style:text-properties fo:color="#ff3333" fo:language="pt" fo:country="BR" officeooo:rsid="00f23989" officeooo:paragraph-rsid="0177d018" fo:background-color="transparent"/>
    </style:style>
    <style:style style:name="P347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 style:writing-mode="page"/>
      <style:text-properties fo:color="#ff3333" fo:language="pt" fo:country="BR" officeooo:rsid="00f23989" officeooo:paragraph-rsid="0179be07" fo:background-color="transparent"/>
    </style:style>
    <style:style style:name="P348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 style:writing-mode="page"/>
      <style:text-properties fo:color="#ff3333" fo:language="pt" fo:country="BR" officeooo:rsid="00f23989" officeooo:paragraph-rsid="018afdc0" fo:background-color="transparent"/>
    </style:style>
    <style:style style:name="P349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 style:writing-mode="page"/>
      <style:text-properties fo:color="#ff3333" fo:language="pt" fo:country="BR" fo:font-weight="normal" officeooo:rsid="00f23989" officeooo:paragraph-rsid="0174ef1a" fo:background-color="transparent" style:font-weight-asian="normal" style:font-weight-complex="normal"/>
    </style:style>
    <style:style style:name="P350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 style:writing-mode="page"/>
      <style:text-properties fo:color="#ff3333" style:text-line-through-style="none" style:text-line-through-type="none" fo:language="pt" fo:country="BR" officeooo:rsid="00f23989" officeooo:paragraph-rsid="01718541" fo:background-color="transparent"/>
    </style:style>
    <style:style style:name="P351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 style:writing-mode="page"/>
      <style:text-properties fo:color="#ff3333" style:text-line-through-style="none" style:text-line-through-type="none" fo:language="pt" fo:country="BR" officeooo:rsid="00f23989" officeooo:paragraph-rsid="0174ef1a" fo:background-color="transparent"/>
    </style:style>
    <style:style style:name="P352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 style:writing-mode="page"/>
      <style:text-properties fo:color="#ff3333" style:text-line-through-style="none" style:text-line-through-type="none" fo:language="pt" fo:country="BR" officeooo:rsid="00f23989" officeooo:paragraph-rsid="01879122" fo:background-color="transparent"/>
    </style:style>
    <style:style style:name="P353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 style:writing-mode="page"/>
      <style:text-properties fo:color="#66ccff" fo:language="pt" fo:country="BR" officeooo:rsid="00f23989" officeooo:paragraph-rsid="01718541" fo:background-color="transparent" style:font-size-asian="10.5pt" style:text-rotation-angle="0" style:text-rotation-scale="line-height"/>
    </style:style>
    <style:style style:name="P354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 style:writing-mode="page"/>
      <style:text-properties fo:color="#66ccff" fo:language="pt" fo:country="BR" officeooo:rsid="00f23989" officeooo:paragraph-rsid="0174ef1a" fo:background-color="transparent" style:font-size-asian="10.5pt" style:text-rotation-angle="0" style:text-rotation-scale="line-height"/>
    </style:style>
    <style:style style:name="P355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 style:writing-mode="page"/>
      <style:text-properties fo:color="#66ccff" fo:language="pt" fo:country="BR" officeooo:rsid="00f23989" officeooo:paragraph-rsid="01a079ea" fo:background-color="transparent" style:font-size-asian="10.5pt" style:text-rotation-angle="0" style:text-rotation-scale="line-height"/>
    </style:style>
    <style:style style:name="P356" style:family="paragraph" style:parent-style-name="Table_20_Contents">
      <style:paragraph-properties fo:margin-top="0in" fo:margin-bottom="0in" loext:contextual-spacing="false" fo:line-height="100%" fo:text-align="start" style:justify-single-word="false" style:vertical-align="middle" style:writing-mode="page"/>
      <style:text-properties fo:color="#66ccff" fo:language="pt" fo:country="BR" officeooo:rsid="00f23989" officeooo:paragraph-rsid="01879122" fo:background-color="transparent" style:font-size-asian="10.5pt" style:text-rotation-angle="0" style:text-rotation-scale="line-height"/>
    </style:style>
    <style:style style:name="P357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 style:writing-mode="page"/>
      <style:text-properties fo:color="#66ccff" fo:language="pt" fo:country="BR" fo:font-weight="normal" officeooo:rsid="00f23989" officeooo:paragraph-rsid="01718541" fo:background-color="transparent" style:font-size-asian="10.5pt" style:font-weight-asian="normal" style:font-weight-complex="normal" style:text-rotation-angle="0" style:text-rotation-scale="line-height"/>
    </style:style>
    <style:style style:name="P358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 style:writing-mode="page"/>
      <style:text-properties fo:color="#66ccff" fo:language="pt" fo:country="BR" fo:font-weight="normal" officeooo:rsid="0156470e" officeooo:paragraph-rsid="01718541" fo:background-color="transparent" style:font-size-asian="10.5pt" style:font-weight-asian="normal" style:font-weight-complex="normal" style:text-rotation-angle="0" style:text-rotation-scale="line-height"/>
    </style:style>
    <style:style style:name="P359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 style:writing-mode="page"/>
      <style:text-properties fo:color="#66ccff" fo:language="pt" fo:country="BR" fo:font-weight="normal" officeooo:rsid="0156470e" officeooo:paragraph-rsid="01813587" fo:background-color="transparent" style:font-size-asian="10.5pt" style:font-weight-asian="normal" style:font-weight-complex="normal" style:text-rotation-angle="0" style:text-rotation-scale="line-height"/>
    </style:style>
    <style:style style:name="P360" style:family="paragraph" style:parent-style-name="Table_20_Contents">
      <style:paragraph-properties fo:margin-top="0in" fo:margin-bottom="0in" loext:contextual-spacing="false" fo:text-align="center" style:justify-single-word="false"/>
      <style:text-properties fo:language="pt" fo:country="BR" officeooo:rsid="00385da4" officeooo:paragraph-rsid="0174ef1a" fo:background-color="transparent"/>
    </style:style>
    <style:style style:name="P361" style:family="paragraph" style:parent-style-name="Text_20_body">
      <style:paragraph-properties fo:text-align="center" style:justify-single-word="false"/>
      <style:text-properties fo:language="pt" fo:country="BR" officeooo:rsid="016a0b46" officeooo:paragraph-rsid="016b789a" fo:background-color="transparent"/>
    </style:style>
    <style:style style:name="P362" style:family="paragraph" style:parent-style-name="Text_20_body">
      <style:paragraph-properties fo:text-align="center" style:justify-single-word="false"/>
      <style:text-properties fo:font-size="18pt" fo:language="pt" fo:country="BR" officeooo:rsid="016a0b46" officeooo:paragraph-rsid="016b789a" fo:background-color="transparent" style:font-size-asian="18pt" style:font-size-complex="18pt"/>
    </style:style>
    <style:style style:name="P363" style:family="paragraph" style:parent-style-name="Text_20_body">
      <style:paragraph-properties fo:text-align="center" style:justify-single-word="false"/>
      <style:text-properties officeooo:paragraph-rsid="016b789a"/>
    </style:style>
    <style:style style:name="P364" style:family="paragraph" style:parent-style-name="Table_20_Contents">
      <style:paragraph-properties fo:margin-top="0.1189in" fo:margin-bottom="0.1189in" loext:contextual-spacing="false" fo:line-height="100%" fo:text-align="center" style:justify-single-word="false" style:vertical-align="middle" style:writing-mode="page"/>
      <style:text-properties fo:language="pt" fo:country="BR" officeooo:rsid="00beec8c" officeooo:paragraph-rsid="0174ef1a"/>
    </style:style>
    <style:style style:name="P365" style:family="paragraph" style:parent-style-name="Table_20_Contents">
      <style:paragraph-properties fo:margin-top="0.1189in" fo:margin-bottom="0.1189in" loext:contextual-spacing="false" fo:line-height="100%" fo:text-align="center" style:justify-single-word="false" style:vertical-align="middle" style:writing-mode="page"/>
      <style:text-properties fo:color="#ff3333" fo:language="pt" fo:country="BR" officeooo:rsid="00f23989" officeooo:paragraph-rsid="0174ef1a" fo:background-color="transparent"/>
    </style:style>
    <style:style style:name="P366" style:family="paragraph" style:parent-style-name="Table_20_Contents">
      <style:paragraph-properties fo:margin-top="0.1189in" fo:margin-bottom="0.1189in" loext:contextual-spacing="false" fo:text-align="center" style:justify-single-word="false"/>
      <style:text-properties fo:language="pt" fo:country="BR" officeooo:rsid="001d864d" officeooo:paragraph-rsid="0174ef1a"/>
    </style:style>
    <style:style style:name="P367" style:family="paragraph" style:parent-style-name="Table_20_Contents">
      <style:paragraph-properties fo:margin-top="0.1189in" fo:margin-bottom="0.1189in" loext:contextual-spacing="false" fo:text-align="center" style:justify-single-word="false"/>
      <style:text-properties fo:language="pt" fo:country="BR" officeooo:rsid="00beec8c" officeooo:paragraph-rsid="0174ef1a"/>
    </style:style>
    <style:style style:name="P368" style:family="paragraph" style:parent-style-name="Table_20_Contents">
      <style:paragraph-properties fo:margin-top="0.1189in" fo:margin-bottom="0.1189in" loext:contextual-spacing="false" fo:text-align="center" style:justify-single-word="false"/>
      <style:text-properties fo:language="pt" fo:country="BR" officeooo:rsid="00066b72" officeooo:paragraph-rsid="0174ef1a"/>
    </style:style>
    <style:style style:name="P369" style:family="paragraph" style:parent-style-name="Table_20_Contents">
      <style:paragraph-properties fo:margin-top="0.1189in" fo:margin-bottom="0.1189in" loext:contextual-spacing="false" fo:text-align="center" style:justify-single-word="false"/>
      <style:text-properties fo:color="#ff3333" fo:language="pt" fo:country="BR" officeooo:rsid="00f23989" officeooo:paragraph-rsid="0174ef1a" fo:background-color="transparent"/>
    </style:style>
    <style:style style:name="P370" style:family="paragraph" style:parent-style-name="Table_20_Contents">
      <style:paragraph-properties fo:margin-top="0in" fo:margin-bottom="0in" loext:contextual-spacing="true" fo:line-height="200%" fo:text-align="center" style:justify-single-word="false" style:writing-mode="page"/>
      <style:text-properties fo:language="pt" fo:country="BR" officeooo:rsid="00141053" officeooo:paragraph-rsid="0174ef1a"/>
    </style:style>
    <style:style style:name="P371" style:family="paragraph" style:parent-style-name="Table_20_Contents">
      <style:paragraph-properties fo:margin-top="0in" fo:margin-bottom="0in" loext:contextual-spacing="true" fo:line-height="200%" fo:text-align="justify" fo:text-align-last="center" style:justify-single-word="false" style:vertical-align="middle" style:writing-mode="page"/>
      <style:text-properties fo:language="pt" fo:country="BR" officeooo:rsid="001d864d" officeooo:paragraph-rsid="0174ef1a"/>
    </style:style>
    <style:style style:name="P372" style:family="paragraph" style:parent-style-name="Table_20_Contents">
      <style:paragraph-properties fo:margin-top="0in" fo:margin-bottom="0in" loext:contextual-spacing="true" fo:line-height="200%" fo:text-align="center" style:justify-single-word="false" style:writing-mode="page"/>
      <style:text-properties fo:language="pt" fo:country="BR" officeooo:rsid="001d864d" officeooo:paragraph-rsid="0174ef1a"/>
    </style:style>
    <style:style style:name="P37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718541"/>
    </style:style>
    <style:style style:name="P374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18ee936" fo:background-color="#ffff00"/>
    </style:style>
    <style:style style:name="P375" style:family="paragraph" style:parent-style-name="Table_20_Contents">
      <style:paragraph-properties fo:text-align="center" style:justify-single-word="false"/>
      <style:text-properties fo:color="#ff3333" fo:language="pt" fo:country="BR" officeooo:rsid="00141053" officeooo:paragraph-rsid="01d4acd3"/>
    </style:style>
    <style:style style:name="P376" style:family="paragraph" style:parent-style-name="Table_20_Contents">
      <style:paragraph-properties fo:text-align="center" style:justify-single-word="false"/>
      <style:text-properties style:text-line-through-style="solid" style:text-line-through-type="single" fo:language="pt" fo:country="BR" officeooo:rsid="00523bfa" officeooo:paragraph-rsid="018ee936" fo:background-color="#ffff00"/>
    </style:style>
    <style:style style:name="P377" style:family="paragraph" style:parent-style-name="Table_20_Contents">
      <style:paragraph-properties fo:text-align="center" style:justify-single-word="false"/>
      <style:text-properties style:text-line-through-style="solid" style:text-line-through-type="single" fo:language="pt" fo:country="BR" officeooo:rsid="011fadfc" officeooo:paragraph-rsid="018ee936" fo:background-color="#ffff00"/>
    </style:style>
    <style:style style:name="P378" style:family="paragraph" style:parent-style-name="Table_20_Contents">
      <style:paragraph-properties fo:text-align="center" style:justify-single-word="false"/>
      <style:text-properties style:text-line-through-style="solid" style:text-line-through-type="single" fo:language="pt" fo:country="BR" officeooo:rsid="00523bfa" officeooo:paragraph-rsid="012bddc3" fo:background-color="transparent"/>
    </style:style>
    <style:style style:name="P379" style:family="paragraph" style:parent-style-name="Table_20_Contents">
      <style:paragraph-properties fo:text-align="center" style:justify-single-word="false"/>
      <style:text-properties style:text-line-through-style="solid" style:text-line-through-type="single" fo:language="pt" fo:country="BR" officeooo:rsid="001683a8" officeooo:paragraph-rsid="001683a8"/>
    </style:style>
    <style:style style:name="P380" style:family="paragraph" style:parent-style-name="Table_20_Contents">
      <style:paragraph-properties fo:text-align="center" style:justify-single-word="false"/>
      <style:text-properties style:text-line-through-style="solid" style:text-line-through-type="single" fo:language="pt" fo:country="BR" officeooo:rsid="001683a8" officeooo:paragraph-rsid="00186389"/>
    </style:style>
    <style:style style:name="P381" style:family="paragraph" style:parent-style-name="Table_20_Contents">
      <style:paragraph-properties fo:text-align="center" style:justify-single-word="false"/>
      <style:text-properties fo:color="#66ccff" fo:language="pt" fo:country="BR" officeooo:rsid="00fa560c" officeooo:paragraph-rsid="01d7fa34" fo:background-color="transparent" style:font-size-asian="10.5pt" style:text-rotation-angle="0" style:text-rotation-scale="line-height"/>
    </style:style>
    <style:style style:name="T1" style:family="text">
      <style:text-properties officeooo:rsid="0014b1ef"/>
    </style:style>
    <style:style style:name="T2" style:family="text">
      <style:text-properties officeooo:rsid="001683a8"/>
    </style:style>
    <style:style style:name="T3" style:family="text">
      <style:text-properties officeooo:rsid="00186389"/>
    </style:style>
    <style:style style:name="T4" style:family="text">
      <style:text-properties officeooo:rsid="001c869c"/>
    </style:style>
    <style:style style:name="T5" style:family="text">
      <style:text-properties officeooo:rsid="001d864d"/>
    </style:style>
    <style:style style:name="T6" style:family="text">
      <style:text-properties officeooo:rsid="00141053"/>
    </style:style>
    <style:style style:name="T7" style:family="text">
      <style:text-properties officeooo:rsid="001de3c7"/>
    </style:style>
    <style:style style:name="T8" style:family="text">
      <style:text-properties officeooo:rsid="001f0dbb"/>
    </style:style>
    <style:style style:name="T9" style:family="text">
      <style:text-properties officeooo:rsid="0003d36e"/>
    </style:style>
    <style:style style:name="T10" style:family="text">
      <style:text-properties officeooo:rsid="00302c7e"/>
    </style:style>
    <style:style style:name="T11" style:family="text">
      <style:text-properties officeooo:rsid="0030ee31"/>
    </style:style>
    <style:style style:name="T12" style:family="text">
      <style:text-properties style:text-position="super 58%"/>
    </style:style>
    <style:style style:name="T13" style:family="text">
      <style:text-properties officeooo:rsid="00360d29"/>
    </style:style>
    <style:style style:name="T14" style:family="text">
      <style:text-properties officeooo:rsid="003a4e18"/>
    </style:style>
    <style:style style:name="T15" style:family="text">
      <style:text-properties officeooo:rsid="003d227a"/>
    </style:style>
    <style:style style:name="T16" style:family="text">
      <style:text-properties officeooo:rsid="003fb17a"/>
    </style:style>
    <style:style style:name="T17" style:family="text">
      <style:text-properties officeooo:rsid="00444dbe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47850c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12dc071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185a74b" style:font-style-asian="normal" style:font-weight-asian="normal" style:font-style-complex="normal" style:font-weight-complex="normal"/>
    </style:style>
    <style:style style:name="T22" style:family="text">
      <style:text-properties officeooo:rsid="0048be11"/>
    </style:style>
    <style:style style:name="T23" style:family="text">
      <style:text-properties officeooo:rsid="004a7578"/>
    </style:style>
    <style:style style:name="T24" style:family="text">
      <style:text-properties officeooo:rsid="004a7e62"/>
    </style:style>
    <style:style style:name="T25" style:family="text">
      <style:text-properties officeooo:rsid="0062e1cc"/>
    </style:style>
    <style:style style:name="T26" style:family="text">
      <style:text-properties officeooo:rsid="00645ee1"/>
    </style:style>
    <style:style style:name="T27" style:family="text">
      <style:text-properties officeooo:rsid="0067deca"/>
    </style:style>
    <style:style style:name="T28" style:family="text">
      <style:text-properties officeooo:rsid="0069ddce"/>
    </style:style>
    <style:style style:name="T29" style:family="text">
      <style:text-properties officeooo:rsid="006b43e6"/>
    </style:style>
    <style:style style:name="T30" style:family="text">
      <style:text-properties officeooo:rsid="006cf78b"/>
    </style:style>
    <style:style style:name="T31" style:family="text">
      <style:text-properties officeooo:rsid="00868b38"/>
    </style:style>
    <style:style style:name="T32" style:family="text">
      <style:text-properties officeooo:rsid="0087943b"/>
    </style:style>
    <style:style style:name="T33" style:family="text">
      <style:text-properties officeooo:rsid="008a5326"/>
    </style:style>
    <style:style style:name="T34" style:family="text">
      <style:text-properties officeooo:rsid="00905972"/>
    </style:style>
    <style:style style:name="T35" style:family="text">
      <style:text-properties officeooo:rsid="00a1e4f9"/>
    </style:style>
    <style:style style:name="T36" style:family="text">
      <style:text-properties officeooo:rsid="00a3787a"/>
    </style:style>
    <style:style style:name="T37" style:family="text">
      <style:text-properties officeooo:rsid="00acd5af"/>
    </style:style>
    <style:style style:name="T38" style:family="text">
      <style:text-properties officeooo:rsid="00b37a98"/>
    </style:style>
    <style:style style:name="T39" style:family="text">
      <style:text-properties officeooo:rsid="00b45e57"/>
    </style:style>
    <style:style style:name="T40" style:family="text">
      <style:text-properties officeooo:rsid="00b5335d"/>
    </style:style>
    <style:style style:name="T41" style:family="text">
      <style:text-properties officeooo:rsid="00b5babe"/>
    </style:style>
    <style:style style:name="T42" style:family="text">
      <style:text-properties officeooo:rsid="00b6e5a3"/>
    </style:style>
    <style:style style:name="T43" style:family="text">
      <style:text-properties officeooo:rsid="00b9a303"/>
    </style:style>
    <style:style style:name="T44" style:family="text">
      <style:text-properties officeooo:rsid="00bb926f"/>
    </style:style>
    <style:style style:name="T45" style:family="text">
      <style:text-properties officeooo:rsid="00bd029f"/>
    </style:style>
    <style:style style:name="T46" style:family="text">
      <style:text-properties officeooo:rsid="00bd7101"/>
    </style:style>
    <style:style style:name="T47" style:family="text">
      <style:text-properties officeooo:rsid="00beec8c"/>
    </style:style>
    <style:style style:name="T48" style:family="text">
      <style:text-properties officeooo:rsid="00c44bf4"/>
    </style:style>
    <style:style style:name="T49" style:family="text">
      <style:text-properties officeooo:rsid="00c60cb8"/>
    </style:style>
    <style:style style:name="T50" style:family="text">
      <style:text-properties officeooo:rsid="00c96081"/>
    </style:style>
    <style:style style:name="T51" style:family="text">
      <style:text-properties officeooo:rsid="00cb199c"/>
    </style:style>
    <style:style style:name="T52" style:family="text">
      <style:text-properties officeooo:rsid="00cc0350"/>
    </style:style>
    <style:style style:name="T53" style:family="text">
      <style:text-properties officeooo:rsid="00ccc81f"/>
    </style:style>
    <style:style style:name="T54" style:family="text">
      <style:text-properties officeooo:rsid="00ce841e"/>
    </style:style>
    <style:style style:name="T55" style:family="text">
      <style:text-properties officeooo:rsid="00d00b70"/>
    </style:style>
    <style:style style:name="T56" style:family="text">
      <style:text-properties officeooo:rsid="00d03efe"/>
    </style:style>
    <style:style style:name="T57" style:family="text">
      <style:text-properties officeooo:rsid="00d0e148"/>
    </style:style>
    <style:style style:name="T58" style:family="text">
      <style:text-properties officeooo:rsid="00d6f128"/>
    </style:style>
    <style:style style:name="T59" style:family="text">
      <style:text-properties officeooo:rsid="00d96961"/>
    </style:style>
    <style:style style:name="T60" style:family="text">
      <style:text-properties officeooo:rsid="00dea02b"/>
    </style:style>
    <style:style style:name="T61" style:family="text">
      <style:text-properties officeooo:rsid="00dfb394"/>
    </style:style>
    <style:style style:name="T62" style:family="text">
      <style:text-properties officeooo:rsid="00e0ac0e"/>
    </style:style>
    <style:style style:name="T63" style:family="text">
      <style:text-properties officeooo:rsid="00f20f62"/>
    </style:style>
    <style:style style:name="T64" style:family="text">
      <style:text-properties officeooo:rsid="00f23989"/>
    </style:style>
    <style:style style:name="T65" style:family="text">
      <style:text-properties officeooo:rsid="00fa560c"/>
    </style:style>
    <style:style style:name="T66" style:family="text">
      <style:text-properties officeooo:rsid="00fad60a"/>
    </style:style>
    <style:style style:name="T67" style:family="text">
      <style:text-properties fo:color="#ff3333" fo:background-color="transparent" loext:char-shading-value="0"/>
    </style:style>
    <style:style style:name="T68" style:family="text">
      <style:text-properties fo:color="#ff3333" officeooo:rsid="010b0526" fo:background-color="transparent" loext:char-shading-value="0"/>
    </style:style>
    <style:style style:name="T69" style:family="text">
      <style:text-properties fo:color="#ff3333" officeooo:rsid="00ff1367" fo:background-color="transparent" loext:char-shading-value="0"/>
    </style:style>
    <style:style style:name="T70" style:family="text">
      <style:text-properties fo:color="#ff3333" fo:background-color="transparent" loext:char-shading-value="0" style:font-size-asian="10.5pt" style:text-rotation-angle="0" style:text-rotation-scale="line-height"/>
    </style:style>
    <style:style style:name="T71" style:family="text">
      <style:text-properties fo:color="#ff3333" officeooo:rsid="00ff1367" fo:background-color="transparent" loext:char-shading-value="0" style:font-size-asian="10.5pt" style:text-rotation-angle="0" style:text-rotation-scale="line-height"/>
    </style:style>
    <style:style style:name="T72" style:family="text">
      <style:text-properties fo:color="#ff3333" officeooo:rsid="0110a60a" fo:background-color="transparent" loext:char-shading-value="0" style:font-size-asian="10.5pt" style:text-rotation-angle="0" style:text-rotation-scale="line-height"/>
    </style:style>
    <style:style style:name="T73" style:family="text">
      <style:text-properties fo:color="#ff3333" officeooo:rsid="0104fcc1" fo:background-color="transparent" loext:char-shading-value="0" style:font-size-asian="10.5pt" style:text-rotation-angle="0" style:text-rotation-scale="line-height"/>
    </style:style>
    <style:style style:name="T74" style:family="text">
      <style:text-properties fo:color="#ff3333" officeooo:rsid="010c0eff" fo:background-color="transparent" loext:char-shading-value="0" style:font-size-asian="10.5pt" style:text-rotation-angle="0" style:text-rotation-scale="line-height"/>
    </style:style>
    <style:style style:name="T75" style:family="text">
      <style:text-properties fo:color="#ff3333" officeooo:rsid="0111a959" fo:background-color="transparent" loext:char-shading-value="0" style:font-size-asian="10.5pt" style:text-rotation-angle="0" style:text-rotation-scale="line-height"/>
    </style:style>
    <style:style style:name="T76" style:family="text">
      <style:text-properties fo:color="#ff3333" officeooo:rsid="01712acc" fo:background-color="transparent" loext:char-shading-value="0" style:font-size-asian="10.5pt" style:text-rotation-angle="0" style:text-rotation-scale="line-height"/>
    </style:style>
    <style:style style:name="T77" style:family="text">
      <style:text-properties fo:color="#ff3333" officeooo:rsid="0110a60a" fo:background-color="transparent" loext:char-shading-value="0"/>
    </style:style>
    <style:style style:name="T78" style:family="text">
      <style:text-properties fo:color="#ff3333" officeooo:rsid="0104fcc1" fo:background-color="transparent" loext:char-shading-value="0"/>
    </style:style>
    <style:style style:name="T79" style:family="text">
      <style:text-properties fo:color="#ff3333" officeooo:rsid="010c0eff" fo:background-color="transparent" loext:char-shading-value="0"/>
    </style:style>
    <style:style style:name="T80" style:family="text">
      <style:text-properties fo:color="#ff3333" officeooo:rsid="017d59a6" fo:background-color="transparent" loext:char-shading-value="0"/>
    </style:style>
    <style:style style:name="T81" style:family="text">
      <style:text-properties fo:color="#ff3333" officeooo:rsid="019b3444" fo:background-color="transparent" loext:char-shading-value="0"/>
    </style:style>
    <style:style style:name="T82" style:family="text">
      <style:text-properties fo:color="#ff3333" officeooo:rsid="00f23989"/>
    </style:style>
    <style:style style:name="T83" style:family="text">
      <style:text-properties fo:color="#ff3333" officeooo:rsid="0104fcc1"/>
    </style:style>
    <style:style style:name="T84" style:family="text">
      <style:text-properties fo:color="#ff3333" officeooo:rsid="010c0eff"/>
    </style:style>
    <style:style style:name="T85" style:family="text">
      <style:text-properties fo:color="#ff3333" officeooo:rsid="00ff1367"/>
    </style:style>
    <style:style style:name="T86" style:family="text">
      <style:text-properties fo:color="#ff3333" officeooo:rsid="01053225"/>
    </style:style>
    <style:style style:name="T87" style:family="text">
      <style:text-properties fo:color="#ff3333" officeooo:rsid="013da56a"/>
    </style:style>
    <style:style style:name="T88" style:family="text">
      <style:text-properties fo:color="#ff3333" officeooo:rsid="013fd4d8"/>
    </style:style>
    <style:style style:name="T89" style:family="text">
      <style:text-properties fo:color="#ff3333" officeooo:rsid="01409be3"/>
    </style:style>
    <style:style style:name="T90" style:family="text">
      <style:text-properties fo:color="#ff3333" officeooo:rsid="0140b250"/>
    </style:style>
    <style:style style:name="T91" style:family="text">
      <style:text-properties fo:color="#ff3333" officeooo:rsid="0141e26e"/>
    </style:style>
    <style:style style:name="T92" style:family="text">
      <style:text-properties fo:color="#ff3333" officeooo:rsid="0142b198"/>
    </style:style>
    <style:style style:name="T93" style:family="text">
      <style:text-properties fo:color="#ff3333" style:text-line-through-style="none" style:text-line-through-type="none" officeooo:rsid="00f23989" fo:background-color="transparent" loext:char-shading-value="0"/>
    </style:style>
    <style:style style:name="T94" style:family="text">
      <style:text-properties fo:color="#ff3333" style:text-line-through-style="none" style:text-line-through-type="none" officeooo:rsid="01448c40" fo:background-color="transparent" loext:char-shading-value="0"/>
    </style:style>
    <style:style style:name="T95" style:family="text">
      <style:text-properties fo:color="#ff3333" style:text-line-through-style="none" style:text-line-through-type="none" officeooo:rsid="010c0eff" fo:background-color="transparent" loext:char-shading-value="0"/>
    </style:style>
    <style:style style:name="T96" style:family="text">
      <style:text-properties fo:color="#ff3333" style:text-line-through-style="none" style:text-line-through-type="none" officeooo:rsid="00ff1367" fo:background-color="transparent" loext:char-shading-value="0"/>
    </style:style>
    <style:style style:name="T97" style:family="text">
      <style:text-properties fo:color="#ff3333" style:text-line-through-style="none" style:text-line-through-type="none" officeooo:rsid="0140b250" fo:background-color="transparent" loext:char-shading-value="0"/>
    </style:style>
    <style:style style:name="T98" style:family="text">
      <style:text-properties fo:color="#ff3333" style:text-line-through-style="none" style:text-line-through-type="none" officeooo:rsid="013da56a" fo:background-color="transparent" loext:char-shading-value="0"/>
    </style:style>
    <style:style style:name="T99" style:family="text">
      <style:text-properties fo:color="#ff3333" style:text-line-through-style="none" style:text-line-through-type="none" officeooo:rsid="01053225" fo:background-color="transparent" loext:char-shading-value="0"/>
    </style:style>
    <style:style style:name="T100" style:family="text">
      <style:text-properties fo:color="#ff3333" style:text-line-through-style="none" style:text-line-through-type="none" officeooo:rsid="0145e7fa" fo:background-color="transparent" loext:char-shading-value="0"/>
    </style:style>
    <style:style style:name="T101" style:family="text">
      <style:text-properties fo:color="#ff3333" style:text-line-through-style="none" style:text-line-through-type="none" officeooo:rsid="01487a0b" fo:background-color="transparent" loext:char-shading-value="0"/>
    </style:style>
    <style:style style:name="T102" style:family="text">
      <style:text-properties fo:color="#ff3333" style:text-line-through-style="none" style:text-line-through-type="none" officeooo:rsid="00645ee1" fo:background-color="transparent" loext:char-shading-value="0"/>
    </style:style>
    <style:style style:name="T103" style:family="text">
      <style:text-properties fo:color="#ff3333" style:text-line-through-style="none" style:text-line-through-type="none" officeooo:rsid="0062e1cc" fo:background-color="transparent" loext:char-shading-value="0"/>
    </style:style>
    <style:style style:name="T104" style:family="text">
      <style:text-properties fo:color="#ff3333" style:text-line-through-style="none" style:text-line-through-type="none" officeooo:rsid="00f23989"/>
    </style:style>
    <style:style style:name="T105" style:family="text">
      <style:text-properties fo:color="#ff3333" style:text-line-through-style="none" style:text-line-through-type="none" officeooo:rsid="0145e7fa"/>
    </style:style>
    <style:style style:name="T106" style:family="text">
      <style:text-properties fo:color="#ff3333" style:text-line-through-style="none" style:text-line-through-type="none" officeooo:rsid="010c0eff"/>
    </style:style>
    <style:style style:name="T107" style:family="text">
      <style:text-properties fo:color="#ff3333" style:text-line-through-style="none" style:text-line-through-type="none" officeooo:rsid="00ff1367"/>
    </style:style>
    <style:style style:name="T108" style:family="text">
      <style:text-properties fo:color="#ff3333" style:text-line-through-style="none" style:text-line-through-type="none" officeooo:rsid="0140b250"/>
    </style:style>
    <style:style style:name="T109" style:family="text">
      <style:text-properties fo:color="#ff3333" style:text-line-through-style="none" style:text-line-through-type="none" officeooo:rsid="013da56a"/>
    </style:style>
    <style:style style:name="T110" style:family="text">
      <style:text-properties fo:color="#ff3333" style:text-line-through-style="none" style:text-line-through-type="none" officeooo:rsid="01053225"/>
    </style:style>
    <style:style style:name="T111" style:family="text">
      <style:text-properties fo:color="#ff3333" style:text-line-through-style="none" style:text-line-through-type="none" officeooo:rsid="01448c40"/>
    </style:style>
    <style:style style:name="T112" style:family="text">
      <style:text-properties fo:color="#ff3333" style:text-line-through-style="none" style:text-line-through-type="none" officeooo:rsid="01487a0b"/>
    </style:style>
    <style:style style:name="T113" style:family="text">
      <style:text-properties fo:color="#ff3333" style:text-line-through-style="none" style:text-line-through-type="none" officeooo:rsid="00645ee1"/>
    </style:style>
    <style:style style:name="T114" style:family="text">
      <style:text-properties fo:color="#ff3333" officeooo:rsid="0062e1cc"/>
    </style:style>
    <style:style style:name="T115" style:family="text">
      <style:text-properties fo:color="#ff3333" officeooo:rsid="00645ee1"/>
    </style:style>
    <style:style style:name="T116" style:family="text">
      <style:text-properties fo:color="#ff3333" officeooo:rsid="01604145"/>
    </style:style>
    <style:style style:name="T117" style:family="text">
      <style:text-properties fo:color="#ff3333" officeooo:rsid="01ada0dc"/>
    </style:style>
    <style:style style:name="T118" style:family="text">
      <style:text-properties fo:background-color="transparent" loext:char-shading-value="0" style:font-size-asian="10.5pt" style:text-rotation-angle="0" style:text-rotation-scale="line-height"/>
    </style:style>
    <style:style style:name="T119" style:family="text">
      <style:text-properties officeooo:rsid="01577e51" fo:background-color="transparent" loext:char-shading-value="0" style:font-size-asian="10.5pt" style:text-rotation-angle="0" style:text-rotation-scale="line-height"/>
    </style:style>
    <style:style style:name="T120" style:family="text">
      <style:text-properties officeooo:rsid="0102e26a" fo:background-color="transparent" loext:char-shading-value="0" style:font-size-asian="10.5pt" style:text-rotation-angle="0" style:text-rotation-scale="line-height"/>
    </style:style>
    <style:style style:name="T121" style:family="text">
      <style:text-properties officeooo:rsid="00fa560c" fo:background-color="transparent" loext:char-shading-value="0" style:font-size-asian="10.5pt" style:text-rotation-angle="0" style:text-rotation-scale="line-height"/>
    </style:style>
    <style:style style:name="T122" style:family="text">
      <style:text-properties officeooo:rsid="00616142" fo:background-color="transparent" loext:char-shading-value="0"/>
    </style:style>
    <style:style style:name="T123" style:family="text">
      <style:text-properties officeooo:rsid="01948e8e" fo:background-color="transparent" loext:char-shading-value="0"/>
    </style:style>
    <style:style style:name="T124" style:family="text">
      <style:text-properties officeooo:rsid="00ff1367"/>
    </style:style>
    <style:style style:name="T125" style:family="text">
      <style:text-properties fo:color="#cc9900" fo:background-color="transparent" loext:char-shading-value="0" style:font-size-asian="10.5pt" style:text-rotation-angle="0" style:text-rotation-scale="line-height"/>
    </style:style>
    <style:style style:name="T126" style:family="text">
      <style:text-properties fo:color="#cc9900" officeooo:rsid="010255cc" fo:background-color="transparent" loext:char-shading-value="0" style:font-size-asian="10.5pt" style:text-rotation-angle="0" style:text-rotation-scale="line-height"/>
    </style:style>
    <style:style style:name="T127" style:family="text">
      <style:text-properties fo:color="#cc9900" officeooo:rsid="00fa560c" fo:background-color="transparent" loext:char-shading-value="0" style:font-size-asian="10.5pt" style:text-rotation-angle="0" style:text-rotation-scale="line-height"/>
    </style:style>
    <style:style style:name="T128" style:family="text">
      <style:text-properties fo:color="#cc9900" officeooo:rsid="01593334" fo:background-color="transparent" loext:char-shading-value="0" style:font-size-asian="10.5pt" style:text-rotation-angle="0" style:text-rotation-scale="line-height"/>
    </style:style>
    <style:style style:name="T129" style:family="text">
      <style:text-properties fo:color="#cc9900" officeooo:rsid="010255cc"/>
    </style:style>
    <style:style style:name="T130" style:family="text">
      <style:text-properties fo:font-weight="normal" style:font-weight-asian="normal" style:font-weight-complex="normal"/>
    </style:style>
    <style:style style:name="T131" style:family="text">
      <style:text-properties fo:font-weight="normal" officeooo:rsid="00fad60a" style:font-weight-asian="normal" style:font-weight-complex="normal"/>
    </style:style>
    <style:style style:name="T132" style:family="text">
      <style:text-properties fo:font-weight="normal" officeooo:rsid="015638d5" style:font-weight-asian="normal" style:font-weight-complex="normal"/>
    </style:style>
    <style:style style:name="T133" style:family="text">
      <style:text-properties fo:font-weight="normal" officeooo:rsid="0156470e" style:font-weight-asian="normal" style:font-weight-complex="normal"/>
    </style:style>
    <style:style style:name="T134" style:family="text">
      <style:text-properties fo:font-weight="normal" officeooo:rsid="015858a2" style:font-weight-asian="normal" style:font-weight-complex="normal"/>
    </style:style>
    <style:style style:name="T135" style:family="text">
      <style:text-properties fo:font-weight="normal" officeooo:rsid="01593334" style:font-weight-asian="normal" style:font-weight-complex="normal"/>
    </style:style>
    <style:style style:name="T136" style:family="text">
      <style:text-properties fo:font-weight="normal" officeooo:rsid="0102e26a" style:font-weight-asian="normal" style:font-weight-complex="normal"/>
    </style:style>
    <style:style style:name="T137" style:family="text">
      <style:text-properties fo:font-weight="normal" officeooo:rsid="01577e51" style:font-weight-asian="normal" style:font-weight-complex="normal"/>
    </style:style>
    <style:style style:name="T138" style:family="text">
      <style:text-properties fo:font-weight="normal" officeooo:rsid="01597ce4" style:font-weight-asian="normal" style:font-weight-complex="normal"/>
    </style:style>
    <style:style style:name="T139" style:family="text">
      <style:text-properties fo:font-weight="normal" officeooo:rsid="015abc02" style:font-weight-asian="normal" style:font-weight-complex="normal"/>
    </style:style>
    <style:style style:name="T140" style:family="text">
      <style:text-properties fo:font-weight="normal" officeooo:rsid="00645ee1" style:font-weight-asian="normal" style:font-weight-complex="normal"/>
    </style:style>
    <style:style style:name="T141" style:family="text">
      <style:text-properties fo:font-weight="normal" officeooo:rsid="01bb8be7" style:font-weight-asian="normal" style:font-weight-complex="normal"/>
    </style:style>
    <style:style style:name="T142" style:family="text">
      <style:text-properties fo:font-weight="normal" officeooo:rsid="01d7fa34" style:font-weight-asian="normal" style:font-weight-complex="normal"/>
    </style:style>
    <style:style style:name="T143" style:family="text">
      <style:text-properties officeooo:rsid="01010a09"/>
    </style:style>
    <style:style style:name="T144" style:family="text">
      <style:text-properties officeooo:rsid="010134e8"/>
    </style:style>
    <style:style style:name="T145" style:family="text">
      <style:text-properties officeooo:rsid="01022e9c"/>
    </style:style>
    <style:style style:name="T146" style:family="text">
      <style:text-properties officeooo:rsid="010255cc"/>
    </style:style>
    <style:style style:name="T147" style:family="text">
      <style:text-properties officeooo:rsid="0102841c"/>
    </style:style>
    <style:style style:name="T148" style:family="text">
      <style:text-properties officeooo:rsid="0102e26a"/>
    </style:style>
    <style:style style:name="T149" style:family="text">
      <style:text-properties officeooo:rsid="0104fcc1"/>
    </style:style>
    <style:style style:name="T150" style:family="text">
      <style:text-properties officeooo:rsid="01053225"/>
    </style:style>
    <style:style style:name="T151" style:family="text">
      <style:text-properties officeooo:rsid="01062863"/>
    </style:style>
    <style:style style:name="T152" style:family="text">
      <style:text-properties officeooo:rsid="0107edfa"/>
    </style:style>
    <style:style style:name="T153" style:family="text">
      <style:text-properties officeooo:rsid="0109605e"/>
    </style:style>
    <style:style style:name="T154" style:family="text">
      <style:text-properties officeooo:rsid="0109bd54"/>
    </style:style>
    <style:style style:name="T155" style:family="text">
      <style:text-properties officeooo:rsid="010c0eff"/>
    </style:style>
    <style:style style:name="T156" style:family="text">
      <style:text-properties officeooo:rsid="010d94f1"/>
    </style:style>
    <style:style style:name="T157" style:family="text">
      <style:text-properties officeooo:rsid="004ecc5f"/>
    </style:style>
    <style:style style:name="T158" style:family="text">
      <style:text-properties officeooo:rsid="010f80ff"/>
    </style:style>
    <style:style style:name="T159" style:family="text">
      <style:text-properties officeooo:rsid="0112a97f"/>
    </style:style>
    <style:style style:name="T160" style:family="text">
      <style:text-properties officeooo:rsid="0114ff74"/>
    </style:style>
    <style:style style:name="T161" style:family="text">
      <style:text-properties officeooo:rsid="0116e131"/>
    </style:style>
    <style:style style:name="T162" style:family="text">
      <style:text-properties officeooo:rsid="0118a485"/>
    </style:style>
    <style:style style:name="T163" style:family="text">
      <style:text-properties officeooo:rsid="0119cb5e"/>
    </style:style>
    <style:style style:name="T164" style:family="text">
      <style:text-properties officeooo:rsid="011ba01a"/>
    </style:style>
    <style:style style:name="T165" style:family="text">
      <style:text-properties officeooo:rsid="00f5a976"/>
    </style:style>
    <style:style style:name="T166" style:family="text">
      <style:text-properties officeooo:rsid="011d999b"/>
    </style:style>
    <style:style style:name="T167" style:family="text">
      <style:text-properties officeooo:rsid="011e07bc"/>
    </style:style>
    <style:style style:name="T168" style:family="text">
      <style:text-properties officeooo:rsid="011fadfc"/>
    </style:style>
    <style:style style:name="T169" style:family="text">
      <style:text-properties officeooo:rsid="012087cc"/>
    </style:style>
    <style:style style:name="T170" style:family="text">
      <style:text-properties officeooo:rsid="01221ac1"/>
    </style:style>
    <style:style style:name="T171" style:family="text">
      <style:text-properties officeooo:rsid="01237987"/>
    </style:style>
    <style:style style:name="T172" style:family="text">
      <style:text-properties officeooo:rsid="0124671f"/>
    </style:style>
    <style:style style:name="T173" style:family="text">
      <style:text-properties officeooo:rsid="0125d95e"/>
    </style:style>
    <style:style style:name="T174" style:family="text">
      <style:text-properties officeooo:rsid="012c5455"/>
    </style:style>
    <style:style style:name="T175" style:family="text">
      <style:text-properties officeooo:rsid="012d08cd"/>
    </style:style>
    <style:style style:name="T176" style:family="text">
      <style:text-properties officeooo:rsid="012d4516"/>
    </style:style>
    <style:style style:name="T177" style:family="text">
      <style:text-properties officeooo:rsid="00f6bf3a"/>
    </style:style>
    <style:style style:name="T178" style:family="text">
      <style:text-properties officeooo:rsid="012eebbd"/>
    </style:style>
    <style:style style:name="T179" style:family="text">
      <style:text-properties officeooo:rsid="006edeb6"/>
    </style:style>
    <style:style style:name="T180" style:family="text">
      <style:text-properties officeooo:rsid="01320d79"/>
    </style:style>
    <style:style style:name="T181" style:family="text">
      <style:text-properties fo:background-color="#ffff00" loext:char-shading-value="0"/>
    </style:style>
    <style:style style:name="T182" style:family="text">
      <style:text-properties officeooo:rsid="012d08cd" fo:background-color="#ffff00" loext:char-shading-value="0"/>
    </style:style>
    <style:style style:name="T183" style:family="text">
      <style:text-properties officeooo:rsid="0014b1ef" fo:background-color="#ffff00" loext:char-shading-value="0"/>
    </style:style>
    <style:style style:name="T184" style:family="text">
      <style:text-properties officeooo:rsid="013da56a"/>
    </style:style>
    <style:style style:name="T185" style:family="text">
      <style:text-properties officeooo:rsid="013e4f0a"/>
    </style:style>
    <style:style style:name="T186" style:family="text">
      <style:text-properties officeooo:rsid="013fd4d8"/>
    </style:style>
    <style:style style:name="T187" style:family="text">
      <style:text-properties officeooo:rsid="0142b198"/>
    </style:style>
    <style:style style:name="T188" style:family="text">
      <style:text-properties officeooo:rsid="0145e7fa"/>
    </style:style>
    <style:style style:name="T189" style:family="text">
      <style:text-properties officeooo:rsid="01487a0b"/>
    </style:style>
    <style:style style:name="T190" style:family="text">
      <style:text-properties officeooo:rsid="014e0cb5"/>
    </style:style>
    <style:style style:name="T191" style:family="text">
      <style:text-properties officeooo:rsid="015143d5"/>
    </style:style>
    <style:style style:name="T192" style:family="text">
      <style:text-properties officeooo:rsid="0152917a"/>
    </style:style>
    <style:style style:name="T193" style:family="text">
      <style:text-properties officeooo:rsid="015638d5"/>
    </style:style>
    <style:style style:name="T194" style:family="text">
      <style:text-properties officeooo:rsid="0156470e"/>
    </style:style>
    <style:style style:name="T195" style:family="text">
      <style:text-properties officeooo:rsid="01577e51"/>
    </style:style>
    <style:style style:name="T196" style:family="text">
      <style:text-properties officeooo:rsid="015858a2"/>
    </style:style>
    <style:style style:name="T197" style:family="text">
      <style:text-properties style:font-size-asian="10.5pt" style:text-rotation-angle="0" style:text-rotation-scale="line-height"/>
    </style:style>
    <style:style style:name="T198" style:family="text">
      <style:text-properties officeooo:rsid="01577e51" style:font-size-asian="10.5pt" style:text-rotation-angle="0" style:text-rotation-scale="line-height"/>
    </style:style>
    <style:style style:name="T199" style:family="text">
      <style:text-properties officeooo:rsid="0102e26a" style:font-size-asian="10.5pt" style:text-rotation-angle="0" style:text-rotation-scale="line-height"/>
    </style:style>
    <style:style style:name="T200" style:family="text">
      <style:text-properties officeooo:rsid="00fa560c" style:font-size-asian="10.5pt" style:text-rotation-angle="0" style:text-rotation-scale="line-height"/>
    </style:style>
    <style:style style:name="T201" style:family="text">
      <style:text-properties officeooo:rsid="0158c8f3"/>
    </style:style>
    <style:style style:name="T202" style:family="text">
      <style:text-properties officeooo:rsid="01593334"/>
    </style:style>
    <style:style style:name="T203" style:family="text">
      <style:text-properties officeooo:rsid="01597ce4"/>
    </style:style>
    <style:style style:name="T204" style:family="text">
      <style:text-properties officeooo:rsid="01604145"/>
    </style:style>
    <style:style style:name="T205" style:family="text">
      <style:text-properties officeooo:rsid="01712d2b"/>
    </style:style>
    <style:style style:name="T206" style:family="text">
      <style:text-properties officeooo:rsid="0165d7b7"/>
    </style:style>
    <style:style style:name="T207" style:family="text">
      <style:text-properties officeooo:rsid="01673585"/>
    </style:style>
    <style:style style:name="T208" style:family="text">
      <style:text-properties officeooo:rsid="01712acc"/>
    </style:style>
    <style:style style:name="T209" style:family="text">
      <style:text-properties officeooo:rsid="01718541"/>
    </style:style>
    <style:style style:name="T210" style:family="text">
      <style:text-properties officeooo:rsid="0177d018"/>
    </style:style>
    <style:style style:name="T211" style:family="text">
      <style:text-properties officeooo:rsid="017c99de"/>
    </style:style>
    <style:style style:name="T212" style:family="text">
      <style:text-properties officeooo:rsid="0110a60a"/>
    </style:style>
    <style:style style:name="T213" style:family="text">
      <style:text-properties officeooo:rsid="0111a959"/>
    </style:style>
    <style:style style:name="T214" style:family="text">
      <style:text-properties officeooo:rsid="0181bead"/>
    </style:style>
    <style:style style:name="T215" style:family="text">
      <style:text-properties officeooo:rsid="01879122"/>
    </style:style>
    <style:style style:name="T216" style:family="text">
      <style:text-properties officeooo:rsid="018afdc0"/>
    </style:style>
    <style:style style:name="T217" style:family="text">
      <style:text-properties style:use-window-font-color="true" fo:background-color="transparent" loext:char-shading-value="0"/>
    </style:style>
    <style:style style:name="T218" style:family="text">
      <style:text-properties style:use-window-font-color="true" officeooo:rsid="0041ac97" fo:background-color="transparent" loext:char-shading-value="0"/>
    </style:style>
    <style:style style:name="T219" style:family="text">
      <style:text-properties officeooo:rsid="0198a51b"/>
    </style:style>
    <style:style style:name="T220" style:family="text">
      <style:text-properties officeooo:rsid="019f6fb5"/>
    </style:style>
    <style:style style:name="T221" style:family="text">
      <style:text-properties officeooo:rsid="01a079ea"/>
    </style:style>
    <style:style style:name="T222" style:family="text">
      <style:text-properties officeooo:rsid="01a7c70e"/>
    </style:style>
    <style:style style:name="T223" style:family="text">
      <style:text-properties officeooo:rsid="01a991ca"/>
    </style:style>
    <style:style style:name="T224" style:family="text">
      <style:text-properties officeooo:rsid="01b82b36"/>
    </style:style>
    <style:style style:name="T225" style:family="text">
      <style:text-properties officeooo:rsid="01b9934e"/>
    </style:style>
    <style:style style:name="T226" style:family="text">
      <style:text-properties fo:background-color="#ffffff" loext:char-shading-value="0"/>
    </style:style>
    <style:style style:name="T227" style:family="text">
      <style:text-properties officeooo:rsid="019994f3" fo:background-color="#ffffff" loext:char-shading-value="0"/>
    </style:style>
    <style:style style:name="T228" style:family="text">
      <style:text-properties officeooo:rsid="01bc64ae"/>
    </style:style>
    <style:style style:name="T229" style:family="text">
      <style:text-properties officeooo:rsid="01c03771"/>
    </style:style>
    <style:style style:name="T230" style:family="text">
      <style:text-properties officeooo:rsid="01c0c87c"/>
    </style:style>
    <style:style style:name="T231" style:family="text">
      <style:text-properties officeooo:rsid="01cd4548"/>
    </style:style>
    <style:style style:name="T232" style:family="text">
      <style:text-properties officeooo:rsid="01cf58f1"/>
    </style:style>
    <style:style style:name="T233" style:family="text">
      <style:text-properties officeooo:rsid="01d0c01d"/>
    </style:style>
    <style:style style:name="T234" style:family="text">
      <style:text-properties officeooo:rsid="01d4acd3"/>
    </style:style>
    <style:style style:name="T235" style:family="text">
      <style:text-properties officeooo:rsid="01dad5e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1">EDGV PRO – V4.<text:span text:style-name="T233">9.1</text:span> (atualizado em <text:span text:style-name="T235">01 Mar</text:span> 1<text:span text:style-name="T224">8</text:span> – Cap Diogo Oliveira)</text:p>
      <text:p text:style-name="P362">Relação de restrição de atributo</text:p>
      <text:p text:style-name="P363"/>
      <text:p text:style-name="P6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8">Classe</text:p>
          </table:table-cell>
          <table:table-cell table:style-name="Tabela4.B1" office:value-type="string">
            <text:p text:style-name="P85">area_edificada <text:span text:style-name="T7">(</text:span>cobter_area_edificada<text:span text:style-name="T7">) [A]</text:span></text:p>
          </table:table-cell>
        </table:table-row>
        <table:table-row>
          <table:table-cell table:style-name="Tabela4.A2" office:value-type="string">
            <text:p text:style-name="P28">Atributo</text:p>
          </table:table-cell>
          <table:table-cell table:style-name="Tabela4.B2" office:value-type="string">
            <text:p text:style-name="P85">nome<text:span text:style-name="T6"> (0..1)</text:span></text:p>
          </table:table-cell>
        </table:table-row>
        <table:table-row>
          <table:table-cell table:style-name="Tabela4.A3" office:value-type="string">
            <text:p text:style-name="P28">Domínio</text:p>
          </table:table-cell>
          <table:table-cell table:style-name="Tabela4.B3" office:value-type="string">
            <text:p text:style-name="P28">A ser preenchido</text:p>
            <text:p text:style-name="P375"><text:span text:style-name="T64">V - </text:span>"<text:span text:style-name="T234">nome" not null</text:span></text:p>
          </table:table-cell>
        </table:table-row>
      </table:table>
      <text:p text:style-name="P6"/>
      <text:p text:style-name="P6"/>
      <table:table table:name="Tabela1" table:style-name="Tabela1">
        <table:table-column table:style-name="Tabela1.A"/>
        <table:table-column table:style-name="Tabela1.B" table:number-columns-repeated="3"/>
        <table:table-row>
          <table:table-cell table:style-name="Tabela1.A1" office:value-type="string">
            <text:p text:style-name="P21">Classe</text:p>
          </table:table-cell>
          <table:table-cell table:style-name="Tabela1.B1" table:number-columns-spanned="3" office:value-type="string">
            <text:p text:style-name="P27">corpo_dagua <text:span text:style-name="T7">(</text:span>cobter_corpo_dagua<text:span text:style-name="T7">) [A]</text:span>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21">Atributo</text:p>
          </table:table-cell>
          <table:table-cell table:style-name="Tabela1.A2" office:value-type="string">
            <text:p text:style-name="P21"><text:span text:style-name="T5">n</text:span>ome <text:span text:style-name="T5">(0..1)</text:span></text:p>
          </table:table-cell>
          <table:table-cell table:style-name="Tabela1.A2" office:value-type="string">
            <text:p text:style-name="P33">tipo (1)</text:p>
          </table:table-cell>
          <table:table-cell table:style-name="Tabela1.D2" office:value-type="string">
            <text:p text:style-name="P21">regime <text:span text:style-name="T5">(1)</text:span></text:p>
          </table:table-cell>
        </table:table-row>
        <table:table-row>
          <table:table-cell table:style-name="Tabela1.A5" table:number-rows-spanned="3" office:value-type="string">
            <text:p text:style-name="P21">Domínio</text:p>
          </table:table-cell>
          <table:table-cell table:style-name="Tabela1.B5" table:number-rows-spanned="3" office:value-type="string">
            <text:p text:style-name="P21">A ser preenchido</text:p>
          </table:table-cell>
          <table:table-cell table:style-name="Tabela1.C3" office:value-type="string">
            <text:p text:style-name="P173">Baia –<text:span text:style-name="T1"> 4 !</text:span></text:p>
            <text:p text:style-name="P173">Enseada –<text:span text:style-name="T1"> 5 !</text:span></text:p>
            <text:p text:style-name="P173">Laguna –<text:span text:style-name="T1"> 9 !</text:span></text:p>
            <text:p text:style-name="P174">Oceano –<text:span text:style-name="T1"> 3 !</text:span></text:p>
          </table:table-cell>
          <table:table-cell table:style-name="Tabela1.D3" office:value-type="string">
            <text:p text:style-name="P21">Permanente –<text:span text:style-name="T2"> 1 </text:span></text:p>
            <text:p text:style-name="P21"/>
            <text:p text:style-name="P273"><text:span text:style-name="T64">V - </text:span>"<text:span text:style-name="T63">tipo" in (3,4,5,9) and not ("regime" in (1))</text:span></text:p>
          </table:table-cell>
        </table:table-row>
        <table:table-row>
          <table:covered-table-cell/>
          <table:covered-table-cell/>
          <table:table-cell table:style-name="Tabela1.C4" office:value-type="string">
            <text:p text:style-name="P21">Açude –<text:span text:style-name="T1"> 11 </text:span></text:p>
            <text:p text:style-name="P173">Canal –<text:span text:style-name="T1"> 2 !</text:span></text:p>
            <text:p text:style-name="P22">Lago ou Lagoa –<text:span text:style-name="T1"> 7 </text:span></text:p>
            <text:p text:style-name="P175">Meando Abandonado –<text:span text:style-name="T1"> 6 !</text:span></text:p>
            <text:p text:style-name="P22">Represa –<text:span text:style-name="T1"> 10 </text:span></text:p>
            <text:p text:style-name="P22">Rio –<text:span text:style-name="T1"> 1 </text:span></text:p>
          </table:table-cell>
          <table:table-cell table:style-name="Tabela1.D4" office:value-type="string">
            <text:p text:style-name="P21">Permanente –<text:span text:style-name="T2"> 1 </text:span></text:p>
            <text:p text:style-name="P175">Seco –<text:span text:style-name="T2"> 5 !</text:span></text:p>
            <text:p text:style-name="P175">Temporário –<text:span text:style-name="T2"> 3 !</text:span></text:p>
          </table:table-cell>
        </table:table-row>
        <table:table-row>
          <table:covered-table-cell/>
          <table:covered-table-cell/>
          <table:table-cell table:style-name="Tabela1.C5" office:value-type="string">
            <text:p text:style-name="P40">A SER PREENCHIDO -999</text:p>
            <text:p text:style-name="P40"/>
            <text:p text:style-name="P281">L - "tipo" in (999<text:span text:style-name="T124">)</text:span></text:p>
            <text:p text:style-name="P281"/>
            <text:p text:style-name="P297"><text:span text:style-name="T193">A - </text:span>"tipo" in (<text:span text:style-name="T193">2, 3, 4, 5, 6, 9)</text:span></text:p>
          </table:table-cell>
          <table:table-cell table:style-name="Tabela1.D5" office:value-type="string">
            <text:p text:style-name="P40">A SER PREENCHIDO -999</text:p>
            <text:p text:style-name="P40"/>
            <text:p text:style-name="P281">L - "regime" in (999<text:span text:style-name="T124">)</text:span></text:p>
            <text:p text:style-name="P281"/>
            <text:p text:style-name="P297"><text:span text:style-name="T193">A</text:span> - "regime" in (<text:span text:style-name="T193">3,5)</text:span></text:p>
          </table:table-cell>
        </table:table-row>
      </table:table>
      <text:p text:style-name="P7"/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23">Classe</text:p>
          </table:table-cell>
          <table:table-cell table:style-name="Tabela2.B1" table:number-columns-spanned="3" office:value-type="string">
            <text:p text:style-name="P45"><text:span text:style-name="T42">v</text:span>egetacao <text:span text:style-name="T7">(</text:span>cobter_vegetacao<text:span text:style-name="T7">) [A]</text:span>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23">Atributo</text:p>
          </table:table-cell>
          <table:table-cell table:style-name="Tabela2.A2" office:value-type="string">
            <text:p text:style-name="P26"><text:span text:style-name="T5">n</text:span>ome <text:span text:style-name="T5">(0..1)</text:span></text:p>
          </table:table-cell>
          <table:table-cell table:style-name="Tabela2.A2" office:value-type="string">
            <text:p text:style-name="P166">filtro (1)</text:p>
          </table:table-cell>
          <table:table-cell table:style-name="Tabela2.D2" office:value-type="string">
            <text:p text:style-name="P158">tipo (1)</text:p>
          </table:table-cell>
        </table:table-row>
        <table:table-row>
          <table:table-cell table:style-name="Tabela2.A15" table:number-rows-spanned="13" office:value-type="string">
            <text:p text:style-name="P23"><text:span text:style-name="T124"><text:s/>1D</text:span>omínio</text:p>
          </table:table-cell>
          <table:table-cell table:style-name="Tabela2.B3" office:value-type="string">
            <text:p text:style-name="P157">Se for banhado, obrigatório colocar nome</text:p>
          </table:table-cell>
          <table:table-cell table:style-name="Tabela2.C3" office:value-type="string">
            <text:p text:style-name="P44">Brejo ou pântano <text:span text:style-name="T3">-3XX</text:span></text:p>
          </table:table-cell>
          <table:table-cell table:style-name="Tabela2.D3" office:value-type="string">
            <text:p text:style-name="P162">Brejo/<text:span text:style-name="T167">pântano</text:span> <text:span text:style-name="T167">arbóreo</text:span> – 30<text:span text:style-name="T167">1</text:span></text:p>
            <text:p text:style-name="P163">Brejo/<text:span text:style-name="T167">pântano</text:span> <text:span text:style-name="T168">arbustivo</text:span> – 30<text:span text:style-name="T167">2</text:span></text:p>
          </table:table-cell>
        </table:table-row>
        <table:table-row>
          <table:covered-table-cell/>
          <table:table-cell table:style-name="Tabela2.B4" office:value-type="string">
            <text:p text:style-name="P157">Se for marisma, obrigatório colocar nome</text:p>
          </table:table-cell>
          <table:table-cell table:style-name="Tabela2.C4" office:value-type="string">
            <text:p text:style-name="P194">Mangue <text:span text:style-name="T3">-2XX !</text:span></text:p>
          </table:table-cell>
          <table:table-cell table:style-name="Tabela2.D4" office:value-type="string">
            <text:p text:style-name="P162">Mangue <text:span text:style-name="T168">arbóreo</text:span> – 201 !</text:p>
            <text:p text:style-name="P164">Mangue arbustivo – 202 !</text:p>
          </table:table-cell>
        </table:table-row>
        <table:table-row>
          <table:covered-table-cell/>
          <table:table-cell table:style-name="Tabela2.B15" table:number-rows-spanned="11" office:value-type="string">
            <text:p text:style-name="P159">Não colocar nome (se tiver, usar nome local)</text:p>
          </table:table-cell>
          <table:table-cell table:style-name="Tabela2.C5" office:value-type="string">
            <text:p text:style-name="P194"><text:span text:style-name="T44">C</text:span>aatinga <text:span text:style-name="T3">-8XX !</text:span></text:p>
          </table:table-cell>
          <table:table-cell table:style-name="Tabela2.D5" office:value-type="string">
            <text:p text:style-name="P47">Ca<text:span text:style-name="T171">atinga – 801 !</text:span></text:p>
          </table:table-cell>
        </table:table-row>
        <table:table-row>
          <table:covered-table-cell/>
          <table:covered-table-cell/>
          <table:table-cell table:style-name="Tabela2.C6" office:value-type="string">
            <text:p text:style-name="P194">Campinarana <text:span text:style-name="T3">-5XX !</text:span></text:p>
          </table:table-cell>
          <table:table-cell table:style-name="Tabela2.D6" office:value-type="string">
            <text:p text:style-name="P49">Campi<text:span text:style-name="T173">na</text:span>rana – 501 !</text:p>
          </table:table-cell>
        </table:table-row>
        <table:table-row>
          <table:covered-table-cell/>
          <table:covered-table-cell/>
          <table:table-cell table:style-name="Tabela2.C7" office:value-type="string">
            <text:p text:style-name="P194">Cerrado ou Cerradão <text:span text:style-name="T3">-7XX !</text:span></text:p>
          </table:table-cell>
          <table:table-cell table:style-name="Tabela2.D7" office:value-type="string">
            <text:p text:style-name="P50">Cerrado/Cerradão Arbóreo – 701 !</text:p>
            <text:p text:style-name="P50">Cerrado/Cerradão Arbustivo– 702 !</text:p>
          </table:table-cell>
        </table:table-row>
        <table:table-row>
          <table:covered-table-cell/>
          <table:covered-table-cell/>
          <table:table-cell table:style-name="Tabela2.C8" office:value-type="string">
            <text:p text:style-name="P194">Restinga <text:span text:style-name="T3">-4XX !</text:span></text:p>
          </table:table-cell>
          <table:table-cell table:style-name="Tabela2.D8" office:value-type="string">
            <text:p text:style-name="P49">Restinga – 401 !</text:p>
          </table:table-cell>
        </table:table-row>
        <table:table-row>
          <table:covered-table-cell/>
          <table:covered-table-cell/>
          <table:table-cell table:style-name="Tabela2.C9" office:value-type="string">
            <text:p text:style-name="P195">Vegetação de área de contato -11<text:span text:style-name="T172">XX !</text:span></text:p>
          </table:table-cell>
          <table:table-cell table:style-name="Tabela2.D9" office:value-type="string">
            <text:p text:style-name="P51">Vegetação de área de contato -11<text:span text:style-name="T171">01 !</text:span></text:p>
          </table:table-cell>
        </table:table-row>
        <table:table-row>
          <table:covered-table-cell/>
          <table:covered-table-cell/>
          <table:table-cell table:style-name="Tabela2.C10" office:value-type="string">
            <text:p text:style-name="P43">Campo <text:span text:style-name="T3">-9XX</text:span></text:p>
          </table:table-cell>
          <table:table-cell table:style-name="Tabela2.D10" office:value-type="string">
            <text:p text:style-name="P162">Campo – 901</text:p>
          </table:table-cell>
        </table:table-row>
        <table:table-row>
          <table:covered-table-cell/>
          <table:covered-table-cell/>
          <table:table-cell table:style-name="Tabela2.C11" office:value-type="string">
            <text:p text:style-name="P43">Floresta <text:span text:style-name="T3">-6XX</text:span></text:p>
          </table:table-cell>
          <table:table-cell table:style-name="Tabela2.D11" office:value-type="string">
            <text:p text:style-name="P46">Floresta – 601</text:p>
          </table:table-cell>
        </table:table-row>
        <table:table-row>
          <table:covered-table-cell/>
          <table:covered-table-cell/>
          <table:table-cell table:style-name="Tabela2.C12" office:value-type="string">
            <text:p text:style-name="P42">Vegetação Cultivada <text:span text:style-name="T3">-1XX</text:span></text:p>
          </table:table-cell>
          <table:table-cell table:style-name="Tabela2.D12" office:value-type="string">
            <text:p text:style-name="P48"><text:span text:style-name="T169">Cult – Anual n</text:span>ão identificad<text:span text:style-name="T166">o</text:span> -196</text:p>
            <text:p text:style-name="P48"><text:span text:style-name="T169">Cult – </text:span>Arroz de inundação -150</text:p>
            <text:p text:style-name="P190"><text:span text:style-name="T169">Cult – </text:span>Açaí cultivado -118<text:span text:style-name="T1"> !</text:span></text:p>
            <text:p text:style-name="P190"><text:span text:style-name="T169">Cult – </text:span>Banana -102<text:span text:style-name="T1"> !</text:span></text:p>
            <text:p text:style-name="P190"><text:span text:style-name="T169">Cult – </text:span>Cacau -115<text:span text:style-name="T1"> !</text:span></text:p>
            <text:p text:style-name="P190"><text:span text:style-name="T169">Cult – </text:span>Café -114<text:span text:style-name="T1"> !</text:span></text:p>
            <text:p text:style-name="P190"><text:span text:style-name="T169">Cult – </text:span>Erva-mate -116<text:span text:style-name="T1"> !</text:span></text:p>
            <text:p text:style-name="P190"><text:span text:style-name="T169">Cult – </text:span>Laranja -103<text:span text:style-name="T1"> !</text:span></text:p>
            <text:p text:style-name="P191"><text:span text:style-name="T169">Cult – </text:span>Maça -151<text:span text:style-name="T1"> !</text:span></text:p>
            <text:p text:style-name="P190"><text:span text:style-name="T169">Cult – </text:span>Palmeira -117<text:span text:style-name="T1"> !</text:span></text:p>
            <text:p text:style-name="P191"><text:span text:style-name="T169">Cult – </text:span>Pêra -153<text:span text:style-name="T1"> !</text:span></text:p>
            <text:p text:style-name="P191"><text:span text:style-name="T169">Cult – </text:span>Pessego -152<text:span text:style-name="T1"> !</text:span></text:p>
            <text:p text:style-name="P190"><text:span text:style-name="T169">Cult – </text:span>Seringueira -119<text:span text:style-name="T1"> !</text:span></text:p>
            <text:p text:style-name="P190"><text:span text:style-name="T169">Cult – </text:span>Videira -142<text:span text:style-name="T1"> !</text:span></text:p>
            <text:p text:style-name="P190"><text:span text:style-name="T169">Cult – </text:span>Cana de açúcar -107<text:span text:style-name="T1"> !</text:span></text:p>
            <text:p text:style-name="P48"><text:span text:style-name="T169">Cult – </text:span>Pastagem cultivada -124</text:p>
            <text:p text:style-name="P192">Cult – Outros <text:span text:style-name="T170">perene</text:span> – 198<text:span text:style-name="T1"> !</text:span></text:p>
            <text:p text:style-name="P192">Cult – Misto <text:span text:style-name="T170">perene</text:span> – 195<text:span text:style-name="T1"> !</text:span></text:p>
          </table:table-cell>
        </table:table-row>
        <table:table-row>
          <table:covered-table-cell/>
          <table:covered-table-cell/>
          <table:table-cell table:style-name="Tabela2.C13" office:value-type="string">
            <text:p text:style-name="P84">Reflorestamento <text:span text:style-name="T41">-12XX</text:span></text:p>
          </table:table-cell>
          <table:table-cell table:style-name="Tabela2.D13" office:value-type="string">
            <text:p text:style-name="P376"><text:span text:style-name="T168">Ref - </text:span>Acácia -<text:span text:style-name="T42">12</text:span>21<text:span text:style-name="T1"> !</text:span></text:p>
            <text:p text:style-name="P378"><text:span text:style-name="T168">Ref - </text:span>Eucalipto -<text:span text:style-name="T42">12</text:span>20</text:p>
            <text:p text:style-name="P378"><text:span text:style-name="T168">Ref - </text:span>Pinus -<text:span text:style-name="T42">12</text:span>23</text:p>
            <text:p text:style-name="P294">Ref <text:span text:style-name="T225">-</text:span> Não identificado -1296</text:p>
            <text:p text:style-name="P377">Ref - Outros – 12 98<text:span text:style-name="T1"> !</text:span></text:p>
          </table:table-cell>
        </table:table-row>
        <table:table-row>
          <table:covered-table-cell/>
          <table:covered-table-cell/>
          <table:table-cell table:style-name="Tabela2.C14" office:value-type="string">
            <text:p text:style-name="P42">Terreno Exposto <text:span text:style-name="T3">-10XX</text:span></text:p>
          </table:table-cell>
          <table:table-cell table:style-name="Tabela2.D14" office:value-type="string">
            <text:p text:style-name="P379">Terreno arenoso <text:span text:style-name="T3">-1012</text:span></text:p>
            <text:p text:style-name="P379">Terreno com cascalho <text:span text:style-name="T3">-1018</text:span></text:p>
            <text:p text:style-name="P379">Terreno com saibro <text:span text:style-name="T3">-1024</text:span></text:p>
            <text:p text:style-name="P379">Terreno com terra <text:span text:style-name="T3">-1015</text:span></text:p>
            <text:p text:style-name="P161">Terreno desconhecido -1000</text:p>
            <text:p text:style-name="P380">Terreno pedregoso <text:span text:style-name="T3">-1014</text:span></text:p>
          </table:table-cell>
        </table:table-row>
        <table:table-row>
          <table:covered-table-cell/>
          <table:covered-table-cell/>
          <table:table-cell table:style-name="Tabela2.C15" office:value-type="string">
            <text:p text:style-name="P39">A SER PREENCHIDO -999</text:p>
          </table:table-cell>
          <table:table-cell table:style-name="Tabela2.D15" office:value-type="string">
            <text:p text:style-name="P81">A SER PREENCHIDO -999</text:p>
            <text:p text:style-name="P81"/>
            <text:p text:style-name="P279">L - "tipo" in<text:span text:style-name="T131"> (999)</text:span></text:p>
            <text:p text:style-name="P289"/>
            <text:p text:style-name="P297"><text:span text:style-name="T133">A</text:span><text:span text:style-name="T131"> - </text:span><text:span text:style-name="T132">(("tipo" -"tipo" %100)/100) in (2, 4, 5, 7, 8, 11)</text:span><text:span text:style-name="T131"> </text:span><text:span text:style-name="T132">or </text:span><text:span text:style-name="T131">"tipo" in </text:span><text:span text:style-name="T132">(118, 102, 115, 114, 116, 103, 151, 117, 153, 152, 119, 142, 107, 198, 195, 1221, 1298</text:span><text:span text:style-name="T131">)</text:span></text:p>
          </table:table-cell>
        </table:table-row>
      </table:table>
      <text:p text:style-name="P15"/>
      <text:p text:style-name="P6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C" table:number-columns-repeated="2"/>
        <table:table-column table:style-name="Tabela15.D"/>
        <table:table-column table:style-name="Tabela15.C"/>
        <table:table-column table:style-name="Tabela15.I"/>
        <table:table-row>
          <table:table-cell table:style-name="Tabela15.A1" office:value-type="string">
            <text:p text:style-name="P28">Classe</text:p>
          </table:table-cell>
          <table:table-cell table:style-name="Tabela15.B1" table:number-columns-spanned="8" office:value-type="string">
            <text:p text:style-name="P124"><text:span text:style-name="T58">d</text:span>eposito (<text:span text:style-name="T27">constr_deposito</text:span>) <text:span text:style-name="T174">[P A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5.A2" office:value-type="string">
            <text:p text:style-name="P28">Atributo</text:p>
          </table:table-cell>
          <table:table-cell table:style-name="Tabela15.A2" office:value-type="string">
            <text:p text:style-name="P116">nome<text:span text:style-name="T6"> (0..1)</text:span></text:p>
          </table:table-cell>
          <table:table-cell table:style-name="Tabela15.A2" office:value-type="string">
            <text:p text:style-name="P218">filtro (1)</text:p>
          </table:table-cell>
          <table:table-cell table:style-name="Tabela15.A2" office:value-type="string">
            <text:p text:style-name="P124">tipo<text:span text:style-name="T5"> (1)</text:span></text:p>
          </table:table-cell>
          <table:table-cell table:style-name="Tabela15.A2" office:value-type="string">
            <text:p text:style-name="P124">tipo_exposicao<text:span text:style-name="T5"> (1)</text:span></text:p>
          </table:table-cell>
          <table:table-cell table:style-name="Tabela15.A2" office:value-type="string">
            <text:p text:style-name="P124">situacao_fisica<text:span text:style-name="T5"> (1)</text:span></text:p>
          </table:table-cell>
          <table:table-cell table:style-name="Tabela15.A2" office:value-type="string">
            <text:p text:style-name="P124">material_construcao<text:span text:style-name="T5"> (1)</text:span></text:p>
          </table:table-cell>
          <table:table-cell table:style-name="Tabela15.A2" office:value-type="string">
            <text:p text:style-name="P124">finalidade<text:span text:style-name="T5"> (1)</text:span></text:p>
          </table:table-cell>
          <table:table-cell table:style-name="Tabela15.I2" office:value-type="string">
            <text:p text:style-name="P124">tipo_<text:span text:style-name="T223">produto_</text:span>residuo<text:span text:style-name="T5"> (1)</text:span></text:p>
          </table:table-cell>
        </table:table-row>
        <table:table-row>
          <table:table-cell table:style-name="Tabela15.A13" table:number-rows-spanned="11" office:value-type="string">
            <text:p text:style-name="P28">Domínio</text:p>
          </table:table-cell>
          <table:table-cell table:style-name="Tabela15.B13" table:number-rows-spanned="11" office:value-type="string">
            <text:p text:style-name="P318">A ser preenchido</text:p>
          </table:table-cell>
          <table:table-cell table:style-name="Tabela15.C3" office:value-type="string">
            <text:p text:style-name="P219">Depósito de abastecimento de água -2XX</text:p>
          </table:table-cell>
          <table:table-cell table:style-name="Tabela15.D3" office:value-type="string">
            <text:p text:style-name="P196">Abast Água - Caixa de água -202<text:span text:style-name="T1"> !</text:span></text:p>
            <text:p text:style-name="P219">Abast Água - Cisterna -203</text:p>
            <text:p text:style-name="P219">Abast Água - Tanque de água -201</text:p>
            <text:p text:style-name="P219">Abast Água – Outros -2<text:span text:style-name="T59">98</text:span></text:p>
          </table:table-cell>
          <table:table-cell table:style-name="Tabela15.E3" office:value-type="string">
            <text:p text:style-name="P62">Céu aberto -5</text:p>
            <text:p text:style-name="P62">Fechado -3</text:p>
            <text:p text:style-name="P52"/>
            <text:p text:style-name="P343">V - <text:span text:style-name="T149">((</text:span>"tipo" <text:span text:style-name="T149">-"tipo" %100)/100) </text:span>in (<text:span text:style-name="T184">2)</text:span> and <text:span text:style-name="T124">not (</text:span>"<text:span text:style-name="T184">tipo_exposicao</text:span>" <text:span text:style-name="T150">in (3,5))</text:span></text:p>
          </table:table-cell>
          <table:table-cell table:style-name="Tabela15.F3" office:value-type="string">
            <text:p text:style-name="P180">Abandonada -1<text:span text:style-name="T1"> !</text:span></text:p>
            <text:p text:style-name="P124">Construída -3</text:p>
            <text:p text:style-name="P180">Destruída -2<text:span text:style-name="T1"> !</text:span></text:p>
            <text:p text:style-name="P180">Em construção -4<text:span text:style-name="T1"> !</text:span></text:p>
          </table:table-cell>
          <table:table-cell table:style-name="Tabela15.G3" office:value-type="string">
            <text:p text:style-name="P120">Alvenaria -1</text:p>
            <text:p text:style-name="P120">Concreto -2</text:p>
            <text:p text:style-name="P197">Madeira -5<text:span text:style-name="T1"> !</text:span></text:p>
            <text:p text:style-name="P120">Metal -3</text:p>
            <text:p text:style-name="P55">Outros -98</text:p>
            <text:p text:style-name="P55"/>
            <text:p text:style-name="P343">V - <text:span text:style-name="T149">((</text:span>"tipo" <text:span text:style-name="T149">-"tipo" %100)/100) </text:span>in (<text:span text:style-name="T184">2)</text:span> and <text:span text:style-name="T124">not (</text:span>"<text:span text:style-name="T184">material_construcao</text:span>" <text:span text:style-name="T150">in (1,2,3,5,98))</text:span></text:p>
          </table:table-cell>
          <table:table-cell table:style-name="Tabela15.H3" office:value-type="string">
            <text:p text:style-name="P220">Distribuição -4</text:p>
            <text:p text:style-name="P220">Recalque -3</text:p>
            <text:p text:style-name="P220">Tratamento -2</text:p>
            <text:p text:style-name="P220"/>
            <text:p text:style-name="P343">V - <text:span text:style-name="T149">((</text:span>"tipo" <text:span text:style-name="T149">-"tipo" %100)/100) </text:span>in (<text:span text:style-name="T184">2)</text:span> and <text:span text:style-name="T124">not (</text:span>"<text:span text:style-name="T184">finalidade</text:span>" <text:span text:style-name="T150">in (2,3,4))</text:span></text:p>
          </table:table-cell>
          <table:table-cell table:style-name="Tabela15.I3" office:value-type="string">
            <text:p text:style-name="P58">Água <text:span text:style-name="T185">-1</text:span></text:p>
            <text:p text:style-name="P274"/>
            <text:p text:style-name="P59"><text:span text:style-name="T82">V - </text:span><text:span text:style-name="T83">((</text:span><text:span text:style-name="T82">"tipo" </text:span><text:span text:style-name="T83">-"tipo" %100)/100) </text:span><text:span text:style-name="T82">in (</text:span><text:span text:style-name="T87">2</text:span><text:span text:style-name="T84">)</text:span><text:span text:style-name="T82"> and </text:span><text:span text:style-name="T85">not (</text:span><text:span text:style-name="T82">"</text:span><text:span text:style-name="T87">tipo_</text:span><text:span text:style-name="T117">produto_</text:span><text:span text:style-name="T87">residuo</text:span><text:span text:style-name="T82">" </text:span><text:span text:style-name="T86">in (1)) </text:span></text:p>
          </table:table-cell>
        </table:table-row>
        <table:table-row>
          <table:covered-table-cell/>
          <table:covered-table-cell/>
          <table:table-cell table:style-name="Tabela15.C4" office:value-type="string">
            <text:p text:style-name="P219">Depósito de saneamento -3XX</text:p>
          </table:table-cell>
          <table:table-cell table:style-name="Tabela15.D4" office:value-type="string">
            <text:p text:style-name="P196">San - Aterro controlado -306<text:span text:style-name="T1"> !</text:span></text:p>
            <text:p text:style-name="P219">San - Aterro sanitário -305</text:p>
            <text:p text:style-name="P219">San - Depósito de lixo -304</text:p>
            <text:p text:style-name="P219">San - Tanque de saneamento -301</text:p>
            <text:p text:style-name="P219">San - <text:span text:style-name="T59">Outros</text:span> -3<text:span text:style-name="T59">98</text:span></text:p>
          </table:table-cell>
          <table:table-cell table:style-name="Tabela15.E4" office:value-type="string">
            <text:p text:style-name="P61">Céu aberto -5</text:p>
            <text:p text:style-name="P61">Fechado -3</text:p>
            <text:p text:style-name="P52">Não aplicável -97</text:p>
            <text:p text:style-name="P52"/>
            <text:p text:style-name="P343">V - <text:span text:style-name="T149">((</text:span>"tipo" <text:span text:style-name="T149">-"tipo" %100)/100) </text:span>in (<text:span text:style-name="T186">3)</text:span> and <text:span text:style-name="T124">not (</text:span>"<text:span text:style-name="T184">tipo_exposicao</text:span>" <text:span text:style-name="T150">in (3,5,97))</text:span></text:p>
          </table:table-cell>
          <table:table-cell table:style-name="Tabela15.F4" office:value-type="string">
            <text:p text:style-name="P181">Abandonada -1<text:span text:style-name="T1"> !</text:span></text:p>
            <text:p text:style-name="P126">Construída -3</text:p>
            <text:p text:style-name="P181">Destruída -2<text:span text:style-name="T1"> !</text:span></text:p>
            <text:p text:style-name="P181">Em construção -4<text:span text:style-name="T1"> !</text:span></text:p>
          </table:table-cell>
          <table:table-cell table:style-name="Tabela15.G4" office:value-type="string">
            <text:p text:style-name="P120">Alvenaria -1</text:p>
            <text:p text:style-name="P120">Concreto -2</text:p>
            <text:p text:style-name="P120">Madeira -5</text:p>
            <text:p text:style-name="P120">Metal -3</text:p>
            <text:p text:style-name="P55">Outros -98</text:p>
            <text:p text:style-name="P343">V - <text:span text:style-name="T149">((</text:span>"tipo" <text:span text:style-name="T149">-"tipo" %100)/100) </text:span>in (<text:span text:style-name="T186">3)</text:span> and <text:span text:style-name="T124">not (</text:span>"<text:span text:style-name="T184">material_construcao</text:span>" <text:span text:style-name="T150">in (1,2,3,5,98))</text:span></text:p>
          </table:table-cell>
          <table:table-cell table:style-name="Tabela15.H4" office:value-type="string">
            <text:p text:style-name="P220">Armazenamento -8</text:p>
            <text:p text:style-name="P220">Tratamento -2</text:p>
            <text:p text:style-name="P220"/>
            <text:p text:style-name="P343">V - <text:span text:style-name="T149">((</text:span>"tipo" <text:span text:style-name="T149">-"tipo" %100)/100) </text:span>in (<text:span text:style-name="T186">3)</text:span> and <text:span text:style-name="T124">not (</text:span>"<text:span text:style-name="T184">finalidade</text:span>" <text:span text:style-name="T150">in (2,8))</text:span></text:p>
          </table:table-cell>
          <table:table-cell table:style-name="Tabela15.I4" office:value-type="string">
            <text:p text:style-name="P60">Lixo domiciliar e comercial -12</text:p>
            <text:p text:style-name="P60">Lixo séptico -14</text:p>
            <text:p text:style-name="P198">Lixo tóxico -13<text:span text:style-name="T1"> !</text:span></text:p>
            <text:p text:style-name="P60">Vinhoto -16</text:p>
            <text:p text:style-name="P306">Chorume - 15</text:p>
            <text:p text:style-name="P306">Esgoto - 9</text:p>
            <text:p text:style-name="P306">Desconhecido – 0</text:p>
            <text:p text:style-name="P306"/>
            <text:p text:style-name="P307"><text:span text:style-name="T82">V - </text:span><text:span text:style-name="T83">((</text:span><text:span text:style-name="T82">"tipo" </text:span><text:span text:style-name="T83">-"tipo" %100)/100) </text:span><text:span text:style-name="T82">in (</text:span><text:span text:style-name="T88">3</text:span><text:span text:style-name="T84">)</text:span><text:span text:style-name="T82"> and </text:span><text:span text:style-name="T85">not (</text:span><text:span text:style-name="T82">"</text:span><text:span text:style-name="T87">tipo_</text:span><text:span text:style-name="T117">produto_</text:span><text:span text:style-name="T87">residuo</text:span><text:span text:style-name="T82">" </text:span><text:span text:style-name="T86">in (</text:span><text:span text:style-name="T88">0,9,12,13,14,15,16</text:span><text:span text:style-name="T86">))</text:span></text:p>
          </table:table-cell>
        </table:table-row>
        <table:table-row table:style-name="Tabela15.5">
          <table:covered-table-cell/>
          <table:covered-table-cell/>
          <table:table-cell table:style-name="Tabela15.C12" table:number-rows-spanned="8" office:value-type="string">
            <text:p text:style-name="P219">Depósito geral -1XX</text:p>
          </table:table-cell>
          <table:table-cell table:style-name="Tabela15.D5" office:value-type="string">
            <text:p text:style-name="P219">Geral - Armazém -132</text:p>
          </table:table-cell>
          <table:table-cell table:style-name="Tabela15.E5" office:value-type="string">
            <text:p text:style-name="P220">Fechado -3</text:p>
            <text:p text:style-name="P220"/>
            <text:p text:style-name="P343">V - "tipo" in (<text:span text:style-name="T186">132)</text:span> and <text:span text:style-name="T124">not (</text:span>"<text:span text:style-name="T184">tipo_exposicao</text:span>" <text:span text:style-name="T150">in (3))</text:span></text:p>
          </table:table-cell>
          <table:table-cell table:style-name="Tabela15.F5" office:value-type="string">
            <text:p text:style-name="P181">Abandonada -1<text:span text:style-name="T1"> !</text:span></text:p>
            <text:p text:style-name="P126">Construída -3</text:p>
            <text:p text:style-name="P181">Destruída -2<text:span text:style-name="T1"> !</text:span></text:p>
            <text:p text:style-name="P181">Em construção -4<text:span text:style-name="T1"> !</text:span></text:p>
          </table:table-cell>
          <table:table-cell table:style-name="Tabela15.G5" office:value-type="string">
            <text:p text:style-name="P120">Alvenaria -1</text:p>
            <text:p text:style-name="P120">Concreto -2</text:p>
            <text:p text:style-name="P120">Madeira -5</text:p>
            <text:p text:style-name="P120">Metal -3</text:p>
            <text:p text:style-name="P55">Outros -98</text:p>
            <text:p text:style-name="P55"/>
            <text:p text:style-name="P343">V - "tipo" in (<text:span text:style-name="T186">132)</text:span> and <text:span text:style-name="T124">not (</text:span>"<text:span text:style-name="T184">material_construcao</text:span>" <text:span text:style-name="T150">in (1,2,3,5,98))</text:span></text:p>
          </table:table-cell>
          <table:table-cell table:style-name="Tabela15.H12" table:number-rows-spanned="8" office:value-type="string">
            <text:p text:style-name="P60">Armazenamento -8</text:p>
            <text:p text:style-name="P60"/>
            <text:p text:style-name="P343">V - <text:span text:style-name="T149">((</text:span>"tipo" <text:span text:style-name="T149">-"tipo" %100)/100) in </text:span>(<text:span text:style-name="T186">1)</text:span> and <text:span text:style-name="T124">not (</text:span>"<text:span text:style-name="T184">finalidade</text:span>" <text:span text:style-name="T150">in (8))</text:span></text:p>
          </table:table-cell>
          <table:table-cell table:style-name="Tabela15.I8" table:number-rows-spanned="4" office:value-type="string">
            <text:p text:style-name="P310">Álcool - 30</text:p>
            <text:p text:style-name="P310">Bauxita - 25</text:p>
            <text:p text:style-name="P310">Carvão - 33</text:p>
            <text:p text:style-name="P310">Cascalho - 18</text:p>
            <text:p text:style-name="P310">Chorume - 15</text:p>
            <text:p text:style-name="P310">Cobre - 32</text:p>
            <text:p text:style-name="P310">Desconhecido - 0</text:p>
            <text:p text:style-name="P310">Escória - 36</text:p>
            <text:p text:style-name="P310">Esgoto - 9</text:p>
            <text:p text:style-name="P310">Estrume - 17</text:p>
            <text:p text:style-name="P310">Ferro - 35</text:p>
            <text:p text:style-name="P220">Folhagens -21</text:p>
            <text:p text:style-name="P220">Forragem -41</text:p>
            <text:p text:style-name="P220">Gás -5</text:p>
            <text:p text:style-name="P220">Gasolina -29</text:p>
            <text:p text:style-name="P220">Granito -23</text:p>
            <text:p text:style-name="P220">Grãos -6</text:p>
            <text:p text:style-name="P220">Inseticida -20</text:p>
            <text:p text:style-name="P220">Manganês -26</text:p>
            <text:p text:style-name="P220">Mármore -24</text:p>
            <text:p text:style-name="P220">Misto -95</text:p>
            <text:p text:style-name="P220">Óleo diesel -28</text:p>
            <text:p text:style-name="P220">Outros -98</text:p>
            <text:p text:style-name="P220">Pedra -22</text:p>
            <text:p text:style-name="P220">Petróleo -3</text:p>
            <text:p text:style-name="P220">Querosene -31</text:p>
            <text:p text:style-name="P220">Sal -34</text:p>
            <text:p text:style-name="P220">Semente -19</text:p>
            <text:p text:style-name="P220">Talco -27</text:p>
            <text:p text:style-name="P220">Vinhoto -16</text:p>
            <text:p text:style-name="P220"/>
            <text:p text:style-name="P58"><text:span text:style-name="T82">V - "tipo" in (</text:span><text:span text:style-name="T89">108, 132, 198</text:span><text:span text:style-name="T84">)</text:span><text:span text:style-name="T82"> and </text:span><text:span text:style-name="T85">not </text:span><text:span text:style-name="T90">(</text:span><text:span text:style-name="T82">"</text:span><text:span text:style-name="T87">tipo_</text:span><text:span text:style-name="T117">produto_</text:span><text:span text:style-name="T87">residuo</text:span><text:span text:style-name="T82">" </text:span><text:span text:style-name="T86">in </text:span><text:span text:style-name="T90">(0, 3, 5, 6, 9, 15, 16, 17, 18, 19, 20, 21, 22, 23, 24, 25, 26, 27, 28, 29, 30, 31, 32, 33, 34, 35, 36, 41, 95, 98</text:span><text:span text:style-name="T86">)</text:span><text:span text:style-name="T90">)</text:span></text:p>
          </table:table-cell>
        </table:table-row>
        <table:table-row>
          <table:covered-table-cell/>
          <table:covered-table-cell/>
          <table:covered-table-cell/>
          <table:table-cell table:style-name="Tabela15.D6" office:value-type="string">
            <text:p text:style-name="P219">Geral - Galpão -108</text:p>
          </table:table-cell>
          <table:table-cell table:style-name="Tabela15.E6" office:value-type="string">
            <text:p text:style-name="P220">Coberto -4</text:p>
            <text:p text:style-name="P220">Fechado -3</text:p>
            <text:p text:style-name="P220"/>
            <text:p text:style-name="P343">V - "tipo" in (<text:span text:style-name="T186">138)</text:span> and <text:span text:style-name="T124">not (</text:span>"<text:span text:style-name="T184">tipo_exposicao</text:span>" <text:span text:style-name="T150">in (3,4))</text:span></text:p>
          </table:table-cell>
          <table:table-cell table:style-name="Tabela15.F6" office:value-type="string">
            <text:p text:style-name="P181">Abandonada -1<text:span text:style-name="T1"> !</text:span></text:p>
            <text:p text:style-name="P126">Construída -3</text:p>
            <text:p text:style-name="P181">Destruída -2<text:span text:style-name="T1"> !</text:span></text:p>
            <text:p text:style-name="P181">Em construção -4<text:span text:style-name="T1"> !</text:span></text:p>
          </table:table-cell>
          <table:table-cell table:style-name="Tabela15.G6" office:value-type="string">
            <text:p text:style-name="P120">Alvenaria -1</text:p>
            <text:p text:style-name="P120">Concreto -2</text:p>
            <text:p text:style-name="P120">Madeira -5</text:p>
            <text:p text:style-name="P120">Metal -3</text:p>
            <text:p text:style-name="P55">Outros -98</text:p>
            <text:p text:style-name="P55"/>
            <text:p text:style-name="P343">V - "tipo" in (<text:span text:style-name="T186">138)</text:span> and <text:span text:style-name="T124">not (</text:span>"<text:span text:style-name="T184">material_construcao</text:span>" <text:span text:style-name="T150">in (1,2,3,5,98))</text:span></text:p>
          </table:table-cell>
          <table:covered-table-cell/>
          <table:covered-table-cell/>
        </table:table-row>
        <table:table-row table:style-name="Tabela15.7">
          <table:covered-table-cell/>
          <table:covered-table-cell/>
          <table:covered-table-cell/>
          <table:table-cell table:style-name="Tabela15.D8" table:number-rows-spanned="2" office:value-type="string">
            <text:p text:style-name="P219">Geral - Outros -198</text:p>
          </table:table-cell>
          <table:table-cell table:style-name="Tabela15.E7" office:value-type="string">
            <text:p text:style-name="P220">Coberto -4</text:p>
            <text:p text:style-name="P220">Fechado -3</text:p>
          </table:table-cell>
          <table:table-cell table:style-name="Tabela15.F7" office:value-type="string">
            <text:p text:style-name="P181">Abandonada -1<text:span text:style-name="T1"> !</text:span></text:p>
            <text:p text:style-name="P126">Construída -3</text:p>
            <text:p text:style-name="P181">Destruída -2<text:span text:style-name="T1"> !</text:span></text:p>
            <text:p text:style-name="P181">Em construção -4<text:span text:style-name="T1"> !</text:span></text:p>
          </table:table-cell>
          <table:table-cell table:style-name="Tabela15.G7" office:value-type="string">
            <text:p text:style-name="P120">Alvenaria -1</text:p>
            <text:p text:style-name="P120">Concreto -2</text:p>
            <text:p text:style-name="P120">Madeira -5</text:p>
            <text:p text:style-name="P120">Metal -3</text:p>
            <text:p text:style-name="P55">Outros -98</text:p>
            <text:p text:style-name="P55"/>
            <text:p text:style-name="P343">V - "tipo" in (<text:span text:style-name="T186">198)</text:span> and "<text:span text:style-name="T186">tipo_exposicao</text:span>" <text:span text:style-name="T186">in (3,4)</text:span> <text:span text:style-name="T211">and not (</text:span>"<text:span text:style-name="T184">material_construcao</text:span>" <text:span text:style-name="T150">in (1,2,3,5,98))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ela15.E8" office:value-type="string">
            <text:p text:style-name="P220">Céu aberto -5</text:p>
            <text:p text:style-name="P220"/>
            <text:p text:style-name="P220"/>
            <text:p text:style-name="P343">V - "tipo" in (<text:span text:style-name="T186">198)</text:span> and <text:span text:style-name="T124">not (</text:span>"<text:span text:style-name="T184">tipo_exposicao</text:span>" <text:span text:style-name="T150">in (3,4,5))</text:span></text:p>
            <text:p text:style-name="P343"/>
          </table:table-cell>
          <table:table-cell table:style-name="Tabela15.F8" office:value-type="string">
            <text:p text:style-name="P178">Abandonada -1 !</text:p>
            <text:p text:style-name="P104">Construída -3</text:p>
          </table:table-cell>
          <table:table-cell table:style-name="Tabela15.G8" office:value-type="string">
            <text:p text:style-name="P197">Alvenaria -1<text:span text:style-name="T1"> !</text:span></text:p>
            <text:p text:style-name="P197">Concreto -2<text:span text:style-name="T1"> !</text:span></text:p>
            <text:p text:style-name="P197">Madeira -5<text:span text:style-name="T1"> !</text:span></text:p>
            <text:p text:style-name="P197">Metal -3<text:span text:style-name="T1"> !</text:span></text:p>
            <text:p text:style-name="P54">Não aplicável -97</text:p>
            <text:p text:style-name="P197">Outros -98<text:span text:style-name="T1"> !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a15.D10" table:number-rows-spanned="2" office:value-type="string">
            <text:p text:style-name="P219">Geral - Composteira -110</text:p>
          </table:table-cell>
          <table:table-cell table:style-name="Tabela15.E9" office:value-type="string">
            <text:p text:style-name="P220">Coberto -4</text:p>
            <text:p text:style-name="P220">Fechado -3</text:p>
          </table:table-cell>
          <table:table-cell table:style-name="Tabela15.F9" office:value-type="string">
            <text:p text:style-name="P181">Abandonada -1<text:span text:style-name="T1"> !</text:span></text:p>
            <text:p text:style-name="P126">Construída -3</text:p>
            <text:p text:style-name="P181">Destruída -2<text:span text:style-name="T1"> !</text:span></text:p>
            <text:p text:style-name="P181">Em construção -4<text:span text:style-name="T1"> !</text:span></text:p>
          </table:table-cell>
          <table:table-cell table:style-name="Tabela15.G9" office:value-type="string">
            <text:p text:style-name="P120">Alvenaria -1</text:p>
            <text:p text:style-name="P120">Concreto -2</text:p>
            <text:p text:style-name="P120">Madeira -5</text:p>
            <text:p text:style-name="P120">Metal -3</text:p>
            <text:p text:style-name="P55">Outros -98</text:p>
            <text:p text:style-name="P55"/>
            <text:p text:style-name="P343">V - "tipo" in (<text:span text:style-name="T186">110)</text:span> and "<text:span text:style-name="T186">tipo_exposicao</text:span>" <text:span text:style-name="T186">in (3,4)</text:span> <text:span text:style-name="T211">and not (</text:span>"<text:span text:style-name="T184">material_construcao</text:span>" <text:span text:style-name="T150">in (1,2,3,5,98))</text:span></text:p>
          </table:table-cell>
          <table:covered-table-cell/>
          <table:table-cell table:style-name="Tabela15.I10" table:number-rows-spanned="2" office:value-type="string">
            <text:p text:style-name="P310">Outros – 98</text:p>
            <text:p text:style-name="P310"/>
            <text:p text:style-name="P307"><text:span text:style-name="T82">V - "tipo" in (</text:span><text:span text:style-name="T90">110</text:span><text:span text:style-name="T84">)</text:span><text:span text:style-name="T82"> and </text:span><text:span text:style-name="T85">not </text:span><text:span text:style-name="T90">(</text:span><text:span text:style-name="T82">"</text:span><text:span text:style-name="T87">tipo_produto_residuo</text:span><text:span text:style-name="T82">" </text:span><text:span text:style-name="T86">in </text:span><text:span text:style-name="T90">(98</text:span><text:span text:style-name="T86">)</text:span><text:span text:style-name="T90">)</text:span>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15.E10" office:value-type="string">
            <text:p text:style-name="P220">Céu aberto -5</text:p>
            <text:p text:style-name="P220"/>
            <text:p text:style-name="P343">V - "tipo" in (<text:span text:style-name="T186">110)</text:span> and <text:span text:style-name="T124">not (</text:span>"<text:span text:style-name="T184">tipo_exposicao</text:span>" <text:span text:style-name="T150">in (3,4,5))</text:span></text:p>
          </table:table-cell>
          <table:table-cell table:style-name="Tabela15.F10" office:value-type="string">
            <text:p text:style-name="P178">Abandonada -1 !</text:p>
            <text:p text:style-name="P104">Construída -3</text:p>
          </table:table-cell>
          <table:table-cell table:style-name="Tabela15.G10" office:value-type="string">
            <text:p text:style-name="P197">Alvenaria -1<text:span text:style-name="T1"> !</text:span></text:p>
            <text:p text:style-name="P197">Concreto -2<text:span text:style-name="T1"> !</text:span></text:p>
            <text:p text:style-name="P197">Madeira -5<text:span text:style-name="T1"> !</text:span></text:p>
            <text:p text:style-name="P197">Metal -3<text:span text:style-name="T1"> !</text:span></text:p>
            <text:p text:style-name="P54">Não aplicável -97</text:p>
            <text:p text:style-name="P197">Outros -98<text:span text:style-name="T1"> !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a15.D11" office:value-type="string">
            <text:p text:style-name="P196">Geral - Depósito frigorífico -111<text:span text:style-name="T1"> !</text:span></text:p>
          </table:table-cell>
          <table:table-cell table:style-name="Tabela15.E11" office:value-type="string">
            <text:p text:style-name="P220">Fechado -3 !</text:p>
            <text:p text:style-name="P220"/>
            <text:p text:style-name="P220"/>
            <text:p text:style-name="P343">V - "tipo" in (<text:span text:style-name="T186">111)</text:span> and <text:span text:style-name="T124">not (</text:span>"<text:span text:style-name="T184">tipo_exposicao</text:span>" <text:span text:style-name="T150">in (3))</text:span></text:p>
          </table:table-cell>
          <table:table-cell table:style-name="Tabela15.F11" office:value-type="string">
            <text:p text:style-name="P181">Abandonada -1<text:span text:style-name="T1"> !</text:span></text:p>
            <text:p text:style-name="P126">Construída -3</text:p>
            <text:p text:style-name="P181">Destruída -2<text:span text:style-name="T1"> !</text:span></text:p>
            <text:p text:style-name="P181">Em construção -4<text:span text:style-name="T1"> !</text:span></text:p>
          </table:table-cell>
          <table:table-cell table:style-name="Tabela15.G11" office:value-type="string">
            <text:p text:style-name="P120">Alvenaria -1</text:p>
            <text:p text:style-name="P120">Concreto -2</text:p>
            <text:p text:style-name="P120">Metal -3</text:p>
            <text:p text:style-name="P55">Outros -98</text:p>
            <text:p text:style-name="P55"/>
            <text:p text:style-name="P343">V - "tipo" in (<text:span text:style-name="T186">111)</text:span> and <text:span text:style-name="T124">not (</text:span>"<text:span text:style-name="T184">material_construcao</text:span>" <text:span text:style-name="T150">in (1,2,3,98))</text:span></text:p>
          </table:table-cell>
          <table:covered-table-cell/>
          <table:table-cell table:style-name="Tabela15.I11" office:value-type="string">
            <text:p text:style-name="P310">Outros – 98</text:p>
            <text:p text:style-name="P307"><text:span text:style-name="T82">V - "tipo" in (</text:span><text:span text:style-name="T90">11</text:span><text:span text:style-name="T91">1</text:span><text:span text:style-name="T84">)</text:span><text:span text:style-name="T82"> and </text:span><text:span text:style-name="T85">not </text:span><text:span text:style-name="T90">(</text:span><text:span text:style-name="T82">"</text:span><text:span text:style-name="T87">tipo_produto_residuo</text:span><text:span text:style-name="T82">" </text:span><text:span text:style-name="T86">in </text:span><text:span text:style-name="T90">(98</text:span><text:span text:style-name="T86">)</text:span><text:span text:style-name="T90">)</text:span></text:p>
          </table:table-cell>
        </table:table-row>
        <table:table-row>
          <table:covered-table-cell/>
          <table:covered-table-cell/>
          <table:covered-table-cell/>
          <table:table-cell table:style-name="Tabela15.D12" office:value-type="string">
            <text:p text:style-name="P219">Geral - Silo -109</text:p>
          </table:table-cell>
          <table:table-cell table:style-name="Tabela15.E12" office:value-type="string">
            <text:p text:style-name="P220">Fechado -3</text:p>
            <text:p text:style-name="P220"/>
            <text:p text:style-name="P220"/>
            <text:p text:style-name="P343">V - "tipo" in (<text:span text:style-name="T186">109)</text:span> and <text:span text:style-name="T124">not (</text:span>"<text:span text:style-name="T184">tipo_exposicao</text:span>" <text:span text:style-name="T150">in (3))</text:span></text:p>
          </table:table-cell>
          <table:table-cell table:style-name="Tabela15.F12" office:value-type="string">
            <text:p text:style-name="P181">Abandonada -1<text:span text:style-name="T1"> !</text:span></text:p>
            <text:p text:style-name="P126">Construída -3</text:p>
            <text:p text:style-name="P181">Destruída -2<text:span text:style-name="T1"> !</text:span></text:p>
            <text:p text:style-name="P181">Em construção -4<text:span text:style-name="T1"> !</text:span></text:p>
          </table:table-cell>
          <table:table-cell table:style-name="Tabela15.G12" office:value-type="string">
            <text:p text:style-name="P120">Alvenaria -1</text:p>
            <text:p text:style-name="P120">Concreto -2</text:p>
            <text:p text:style-name="P120">Madeira -5</text:p>
            <text:p text:style-name="P120">Metal -3</text:p>
            <text:p text:style-name="P55">Outros -98</text:p>
            <text:p text:style-name="P55"/>
            <text:p text:style-name="P343">V - "tipo" in (<text:span text:style-name="T186">109)</text:span> and <text:span text:style-name="T124">not (</text:span>"<text:span text:style-name="T184">material_construcao</text:span>" <text:span text:style-name="T150">in (1,2,3,5,98))</text:span></text:p>
          </table:table-cell>
          <table:covered-table-cell/>
          <table:table-cell table:style-name="Tabela15.I12" office:value-type="string">
            <text:p text:style-name="P220">Grãos -6</text:p>
            <text:p text:style-name="P312">Forragem – 41<text:span text:style-name="T1"> !</text:span></text:p>
            <text:p text:style-name="P310"/>
            <text:p text:style-name="P307"><text:span text:style-name="T82">V - "tipo" in (</text:span><text:span text:style-name="T90">1</text:span><text:span text:style-name="T91">09</text:span><text:span text:style-name="T84">)</text:span><text:span text:style-name="T82"> and </text:span><text:span text:style-name="T85">not </text:span><text:span text:style-name="T90">(</text:span><text:span text:style-name="T82">"</text:span><text:span text:style-name="T87">tipo_produto_residuo</text:span><text:span text:style-name="T82">" </text:span><text:span text:style-name="T86">in </text:span><text:span text:style-name="T90">(</text:span><text:span text:style-name="T91">6, 41</text:span><text:span text:style-name="T86">)</text:span><text:span text:style-name="T90">)</text:span></text:p>
          </table:table-cell>
        </table:table-row>
        <table:table-row>
          <table:covered-table-cell/>
          <table:covered-table-cell/>
          <table:table-cell table:style-name="Tabela15.C13" office:value-type="string">
            <text:p text:style-name="P60">A SER PREENCHIDO -999</text:p>
          </table:table-cell>
          <table:table-cell table:style-name="Tabela15.D13" office:value-type="string">
            <text:p text:style-name="P60">A SER PREENCHIDO -999</text:p>
            <text:p text:style-name="P60"/>
            <text:p text:style-name="P334">L - "<text:span text:style-name="T201">tipo</text:span>" in (9<text:span text:style-name="T65">99)</text:span></text:p>
            <text:p text:style-name="P334"/>
            <text:p text:style-name="P353"><text:span text:style-name="T201">A</text:span> - "<text:span text:style-name="T201">tipo</text:span>" in (<text:span text:style-name="T201">111, 202, 306)</text:span></text:p>
          </table:table-cell>
          <table:table-cell table:style-name="Tabela15.E13" office:value-type="string">
            <text:p text:style-name="P220">A SER PREENCHIDO -999</text:p>
            <text:p text:style-name="P220"/>
            <text:p text:style-name="P334">L - "<text:span text:style-name="T201">tipo_esposicao</text:span>" in (9<text:span text:style-name="T65">99)</text:span></text:p>
          </table:table-cell>
          <table:table-cell table:style-name="Tabela15.F13" office:value-type="string">
            <text:p text:style-name="P124">A SER PREENCHIDO -999</text:p>
            <text:p text:style-name="P124"/>
            <text:p text:style-name="P343">V -<text:span text:style-name="T206">"tipo_exposicao" in (5) and not ("situacao_fisica" in (1,3))</text:span></text:p>
            <text:p text:style-name="P343"/>
            <text:p text:style-name="P334">L - "situacao_fisica" in (9<text:span text:style-name="T65">99)</text:span></text:p>
            <text:p text:style-name="P343"/>
            <text:p text:style-name="P357"><text:span text:style-name="T195">A</text:span> - "<text:span text:style-name="T148">situacao_fisica</text:span>" in (<text:span text:style-name="T195">1, 2, 4)</text:span></text:p>
          </table:table-cell>
          <table:table-cell table:style-name="Tabela15.G13" office:value-type="string">
            <text:p text:style-name="P120">A SER PREENCHIDO -999</text:p>
            <text:p text:style-name="P302"/>
            <text:p text:style-name="P338">L - "<text:span text:style-name="T201">material_construcao</text:span>" in (9<text:span text:style-name="T65">99)</text:span></text:p>
            <text:p text:style-name="P120"/>
            <text:p text:style-name="P359">A - ("tipo_exposicao" in (5)) and "material_construcao" in (1,2,3,5,98)</text:p>
            <text:p text:style-name="P337"/>
            <text:p text:style-name="P337"/>
            <text:p text:style-name="P358">A - (("tipo" -"tipo" %100)/100) in (2) and "material_construcao" in (5)</text:p>
          </table:table-cell>
          <table:table-cell table:style-name="Tabela15.H13" office:value-type="string">
            <text:p text:style-name="P220">A SER PREENCHIDO -999</text:p>
            <text:p text:style-name="P220"/>
            <text:p text:style-name="P334">L - "<text:span text:style-name="T201">finalidade</text:span>" in (9<text:span text:style-name="T65">99)</text:span></text:p>
          </table:table-cell>
          <table:table-cell table:style-name="Tabela15.I13" office:value-type="string">
            <text:p text:style-name="P221">A SER PREENCHIDO – 999</text:p>
            <text:p text:style-name="P221"/>
            <text:p text:style-name="P334">L - "<text:span text:style-name="T201">tipo_produto_residuo</text:span>" in (9<text:span text:style-name="T65">99)</text:span></text:p>
            <text:p text:style-name="P334"/>
            <text:p text:style-name="P358">A - "tipo_produto_residuo" in (13)</text:p>
            <text:p text:style-name="P357"/>
            <text:p text:style-name="P358">A - "tipo" in (109) and "tipo_produto_residuo" in (41)</text:p>
          </table:table-cell>
        </table:table-row>
        <table:table-row>
          <table:table-cell table:style-name="Tabela15.A14" office:value-type="string">
            <text:p text:style-name="P28"/>
          </table:table-cell>
          <table:table-cell table:style-name="Tabela15.B14" office:value-type="string">
            <text:p text:style-name="P318"/>
          </table:table-cell>
          <table:table-cell table:style-name="Tabela15.C14" office:value-type="string">
            <text:p text:style-name="P222"/>
          </table:table-cell>
          <table:table-cell table:style-name="Tabela15.D14" office:value-type="string">
            <text:p text:style-name="P222"/>
          </table:table-cell>
          <table:table-cell table:style-name="Tabela15.E14" office:value-type="string">
            <text:p text:style-name="P220"/>
          </table:table-cell>
          <table:table-cell table:style-name="Tabela15.F14" office:value-type="string">
            <text:p text:style-name="P225">Desconhecida -0</text:p>
          </table:table-cell>
          <table:table-cell table:style-name="Tabela15.G14" office:value-type="string">
            <text:p text:style-name="P226">Arame -6</text:p>
            <text:p text:style-name="P226">Cerca viva -8</text:p>
            <text:p text:style-name="P311">Desconhecido -0</text:p>
            <text:p text:style-name="P311">Rocha -4</text:p>
            <text:p text:style-name="P226">Tela ou alambrado -7</text:p>
            <text:p text:style-name="P311">Terra -23</text:p>
          </table:table-cell>
          <table:table-cell table:style-name="Tabela15.H14" office:value-type="string">
            <text:p text:style-name="P220"/>
          </table:table-cell>
          <table:table-cell table:style-name="Tabela15.I14" office:value-type="string">
            <text:p text:style-name="P224">Pedra (brita) - 22</text:p>
            <text:p text:style-name="P224">Ouro - 37</text:p>
            <text:p text:style-name="P224">Diamante - 38</text:p>
            <text:p text:style-name="P224">Prata - 39</text:p>
            <text:p text:style-name="P224">Pedras preciosas - 40</text:p>
            <text:p text:style-name="P224">Areia - 42</text:p>
            <text:p text:style-name="P224">Saibro ou piçarra - 43</text:p>
          </table:table-cell>
        </table:table-row>
      </table:table>
      <text:p text:style-name="P6"/>
      <text:p text:style-name="P6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row>
          <table:table-cell table:style-name="Tabela14.A1" office:value-type="string">
            <text:p text:style-name="P28">Classe</text:p>
          </table:table-cell>
          <table:table-cell table:style-name="Tabela14.B1" table:number-columns-spanned="4" office:value-type="string">
            <text:p text:style-name="P232"><text:span text:style-name="T48">e</text:span>dificacao (constr_edificacao) <text:span text:style-name="T14">[P A - Obs]</text:span></text:p>
          </table:table-cell>
          <table:covered-table-cell/>
          <table:covered-table-cell/>
          <table:covered-table-cell/>
        </table:table-row>
        <table:table-row>
          <table:table-cell table:style-name="Tabela14.A2" office:value-type="string">
            <text:p text:style-name="P28">Atributo</text:p>
          </table:table-cell>
          <table:table-cell table:style-name="Tabela14.A2" office:value-type="string">
            <text:p text:style-name="P116">nome<text:span text:style-name="T6"> (0..1)</text:span></text:p>
          </table:table-cell>
          <table:table-cell table:style-name="Tabela14.A2" office:value-type="string">
            <text:p text:style-name="P233">filtro (1)</text:p>
          </table:table-cell>
          <table:table-cell table:style-name="Tabela14.A2" office:value-type="string">
            <text:p text:style-name="P116">tipo<text:span text:style-name="T5"> (1)</text:span></text:p>
          </table:table-cell>
          <table:table-cell table:style-name="Tabela14.E2" office:value-type="string">
            <text:p text:style-name="P116">material_construcao<text:span text:style-name="T5"> (1)</text:span></text:p>
          </table:table-cell>
        </table:table-row>
        <table:table-row>
          <table:table-cell table:style-name="Tabela14.A32" table:number-rows-spanned="30" office:value-type="string">
            <text:p text:style-name="P28">Domínio</text:p>
          </table:table-cell>
          <table:table-cell table:style-name="Tabela14.B32" table:number-rows-spanned="30" office:value-type="string">
            <text:p text:style-name="P318">A ser preenchido</text:p>
            <text:p text:style-name="P318"/>
            <text:p text:style-name="P323"><text:span text:style-name="T67">V - </text:span><text:span text:style-name="T77">(</text:span><text:span text:style-name="T67">"tipo" in (</text:span><text:span text:style-name="T77">801,803,804,805,807,</text:span><text:span text:style-name="T68">1212,</text:span><text:span text:style-name="T77">2208,2209</text:span><text:span text:style-name="T68">) </text:span><text:span text:style-name="T77">or </text:span><text:span text:style-name="T78">((</text:span><text:span text:style-name="T67">"tipo" </text:span><text:span text:style-name="T78">-"tipo" %100)/100) in </text:span><text:span text:style-name="T67">(</text:span><text:span text:style-name="T77">5,6,7,9,10,13,17,20,21,25</text:span><text:span text:style-name="T79">) </text:span><text:span text:style-name="T80">and tipo not in (999)</text:span><text:span text:style-name="T77">)</text:span><text:span text:style-name="T67"> and </text:span><text:span text:style-name="T69">("nome" </text:span><text:span text:style-name="T71">is NULL or</text:span><text:span text:style-name="T126"> </text:span><text:span text:style-name="T70">"</text:span><text:span text:style-name="T71">nome</text:span><text:span text:style-name="T70">" = '')</text:span></text:p>
            <text:p text:style-name="P342"/>
            <text:p text:style-name="P323"><text:span text:style-name="T70">V -</text:span><text:span text:style-name="T72"> </text:span><text:span text:style-name="T73">((</text:span><text:span text:style-name="T70">"</text:span><text:span text:style-name="T73">tipo" %100) </text:span><text:span text:style-name="T70">in (</text:span><text:span text:style-name="T75">98</text:span><text:span text:style-name="T74">)</text:span><text:span text:style-name="T72">)</text:span><text:span text:style-name="T70"> and</text:span><text:span text:style-name="T71"> ("nome" is NULL or</text:span><text:span text:style-name="T126"> </text:span><text:span text:style-name="T70">"</text:span><text:span text:style-name="T71">nome</text:span><text:span text:style-name="T70">" = '')</text:span></text:p>
            <text:p text:style-name="P342"/>
            <text:p text:style-name="P323"><text:span text:style-name="T70">V -</text:span><text:span text:style-name="T72"> </text:span><text:span text:style-name="T70">"</text:span><text:span text:style-name="T75">material_construcao</text:span><text:span text:style-name="T73">" </text:span><text:span text:style-name="T70">in (</text:span><text:span text:style-name="T75">95,98</text:span><text:span text:style-name="T72">)</text:span><text:span text:style-name="T70"> and</text:span><text:span text:style-name="T71"> ("nome" is NULL or</text:span><text:span text:style-name="T126"> </text:span><text:span text:style-name="T70">"</text:span><text:span text:style-name="T71">nome</text:span><text:span text:style-name="T70">" = '')</text:span></text:p>
          </table:table-cell>
          <table:table-cell table:style-name="Tabela14.C3" office:value-type="string">
            <text:p text:style-name="P234">Edificação de abastecimento de água -3XX</text:p>
          </table:table-cell>
          <table:table-cell table:style-name="Tabela14.D3" office:value-type="string">
            <text:p text:style-name="P236">Abast - Edificação de captação de água -301</text:p>
            <text:p text:style-name="P236">Abast - Edificação de recalque de água -303</text:p>
            <text:p text:style-name="P236">Abast - Edificação de tratamento de água -302</text:p>
            <text:p text:style-name="P236">Abast - Mista -395</text:p>
            <text:p text:style-name="P236">Abast - Outros -398</text:p>
          </table:table-cell>
          <table:table-cell table:style-name="Tabela14.E3" office:value-type="string">
            <text:p text:style-name="P120">Alvenaria -1</text:p>
            <text:p text:style-name="P120">Concreto -2</text:p>
            <text:p text:style-name="P120">Madeira -5</text:p>
            <text:p text:style-name="P120">Metal -3</text:p>
            <text:p text:style-name="P55">Outros -98</text:p>
            <text:p text:style-name="P120">Rocha -4</text:p>
            <text:p text:style-name="P120"/>
            <text:p text:style-name="P343">V - <text:span text:style-name="T149">((</text:span>"tipo" <text:span text:style-name="T149">-"tipo" %100)/100) in </text:span>(<text:span text:style-name="T155">3)</text:span> and <text:span text:style-name="T124">not (</text:span>"<text:span text:style-name="T152">material_construcao</text:span>" <text:span text:style-name="T150">in (1,2,3,4,5,98))</text:span></text:p>
          </table:table-cell>
        </table:table-row>
        <table:table-row>
          <table:covered-table-cell/>
          <table:covered-table-cell/>
          <table:table-cell table:style-name="Tabela14.C4" office:value-type="string">
            <text:p text:style-name="P234">Edificação <text:span text:style-name="T50">aeroportuária</text:span> -24XX</text:p>
          </table:table-cell>
          <table:table-cell table:style-name="Tabela14.D4" office:value-type="string">
            <text:p text:style-name="P236">Aero - Hangar -2429</text:p>
            <text:p text:style-name="P236">Aero - Terminal de cargas -2427</text:p>
            <text:p text:style-name="P236">Aero - Terminal de passageiros -2426</text:p>
            <text:p text:style-name="P236">Aero - Torre de controle -2428</text:p>
            <text:p text:style-name="P236">Aero - <text:span text:style-name="T56">Outros</text:span> -24<text:span text:style-name="T56">98</text:span></text:p>
          </table:table-cell>
          <table:table-cell table:style-name="Tabela14.E4" office:value-type="string">
            <text:p text:style-name="P120">Alvenaria -1</text:p>
            <text:p text:style-name="P120">Concreto -2</text:p>
            <text:p text:style-name="P120">Madeira -5</text:p>
            <text:p text:style-name="P120">Metal -3</text:p>
            <text:p text:style-name="P55">Outros -98</text:p>
            <text:p text:style-name="P55"/>
            <text:p text:style-name="P343">V - <text:span text:style-name="T149">((</text:span>"tipo" <text:span text:style-name="T149">-"tipo" %100)/100) in </text:span>(<text:span text:style-name="T159">24)</text:span> and <text:span text:style-name="T124">not (</text:span>"<text:span text:style-name="T152">material_construcao</text:span>" <text:span text:style-name="T150">in (1,2,3,5,98))</text:span></text:p>
          </table:table-cell>
        </table:table-row>
        <table:table-row>
          <table:covered-table-cell/>
          <table:covered-table-cell/>
          <table:table-cell table:style-name="Tabela14.C5" office:value-type="string">
            <text:p text:style-name="P234">Edificação agropecuária -12XX</text:p>
          </table:table-cell>
          <table:table-cell table:style-name="Tabela14.D5" office:value-type="string">
            <text:p text:style-name="P8">Agro - Apiário -1214</text:p>
            <text:p text:style-name="P236">Agro - Aviário -1213</text:p>
            <text:p text:style-name="P236">Agro - Curral -1218</text:p>
            <text:p text:style-name="P236">Agro - Outros -1298</text:p>
            <text:p text:style-name="P236">Agro - Pocilga -1217</text:p>
            <text:p text:style-name="P236">Agro - Sede operacional de fazenda -1212 <text:span text:style-name="T52">(*)</text:span></text:p>
            <text:p text:style-name="P236">Agro - Viveiro de plantas -1215</text:p>
            <text:p text:style-name="P236">Agro - Viveiro para <text:span text:style-name="T52">aquicultura</text:span> -1216</text:p>
          </table:table-cell>
          <table:table-cell table:style-name="Tabela14.E5" office:value-type="string">
            <text:p text:style-name="P120">Alvenaria -1</text:p>
            <text:p text:style-name="P120">Concreto -2</text:p>
            <text:p text:style-name="P120">Madeira -5</text:p>
            <text:p text:style-name="P120">Metal -3</text:p>
            <text:p text:style-name="P55">Outros -98</text:p>
            <text:p text:style-name="P55">Rocha -4</text:p>
            <text:p text:style-name="P55"/>
            <text:p text:style-name="P343">V - <text:span text:style-name="T149">((</text:span>"tipo" <text:span text:style-name="T149">-"tipo" %100)/100) in </text:span>(<text:span text:style-name="T155">12)</text:span> and <text:span text:style-name="T124">not (</text:span>"<text:span text:style-name="T152">material_construcao</text:span>" <text:span text:style-name="T150">in (1,2,3,4,5,98))</text:span></text:p>
          </table:table-cell>
        </table:table-row>
        <table:table-row>
          <table:covered-table-cell/>
          <table:covered-table-cell/>
          <table:table-cell table:style-name="Tabela14.C6" office:value-type="string">
            <text:p text:style-name="P199">Edificação de comunicação -1XX<text:span text:style-name="T1"> !</text:span></text:p>
          </table:table-cell>
          <table:table-cell table:style-name="Tabela14.D6" office:value-type="string">
            <text:p text:style-name="P236">Com - Central de comutação e transmissão -102</text:p>
            <text:p text:style-name="P236">Com - Centro de operações de comunicação -101</text:p>
            <text:p text:style-name="P236">Com - Estação rádio-base -103</text:p>
            <text:p text:style-name="P236">Com - Estação repetidora -104</text:p>
          </table:table-cell>
          <table:table-cell table:style-name="Tabela14.E6" office:value-type="string">
            <text:p text:style-name="P120">Alvenaria -1</text:p>
            <text:p text:style-name="P120">Concreto -2</text:p>
            <text:p text:style-name="P120">Madeira -5</text:p>
            <text:p text:style-name="P120">Metal -3</text:p>
            <text:p text:style-name="P55"/>
            <text:p text:style-name="P343">V - <text:span text:style-name="T149">((</text:span>"tipo" <text:span text:style-name="T149">-"tipo" %100)/100) in </text:span>(<text:span text:style-name="T156">1)</text:span> and <text:span text:style-name="T124">not (</text:span>"<text:span text:style-name="T152">material_construcao</text:span>" <text:span text:style-name="T150">in (1,2,3,5))</text:span></text:p>
          </table:table-cell>
        </table:table-row>
        <table:table-row>
          <table:covered-table-cell/>
          <table:covered-table-cell/>
          <table:table-cell table:style-name="Tabela14.C7" office:value-type="string">
            <text:p text:style-name="P234">Edificação de comércio e serviço -9XX<text:span text:style-name="T157"> (*)</text:span></text:p>
          </table:table-cell>
          <table:table-cell table:style-name="Tabela14.D7" office:value-type="string">
            <text:p text:style-name="P236">Comerc - Centro comercial -903</text:p>
            <text:p text:style-name="P236">Comerc - Centro de convenções -905</text:p>
            <text:p text:style-name="P236">Comerc - Feira -906</text:p>
            <text:p text:style-name="P236">Comerc - Hotel / motel / pousada -907</text:p>
            <text:p text:style-name="P236">Comerc - Mercado -904</text:p>
            <text:p text:style-name="P236">Comerc - Outros -998</text:p>
          </table:table-cell>
          <table:table-cell table:style-name="Tabela14.E7" office:value-type="string">
            <text:p text:style-name="P120">Alvenaria -1</text:p>
            <text:p text:style-name="P120">Concreto -2</text:p>
            <text:p text:style-name="P120">Madeira -5</text:p>
            <text:p text:style-name="P120">Metal -3</text:p>
            <text:p text:style-name="P55">Outros -98</text:p>
            <text:p text:style-name="P120">Rocha -4</text:p>
            <text:p text:style-name="P55"/>
            <text:p text:style-name="P348">V - <text:span text:style-name="T149">((</text:span>"tipo" <text:span text:style-name="T149">-"tipo" %100)/100) in </text:span>(<text:span text:style-name="T159">9)</text:span> <text:span text:style-name="T216">and "tipo" not in (999) </text:span>and <text:span text:style-name="T124">not (</text:span>"<text:span text:style-name="T152">material_construcao</text:span>" <text:span text:style-name="T150">in (1,2,3,4,5,98))</text:span></text:p>
          </table:table-cell>
        </table:table-row>
        <table:table-row>
          <table:covered-table-cell/>
          <table:covered-table-cell/>
          <table:table-cell table:style-name="Tabela14.C8" office:value-type="string">
            <text:p text:style-name="P234">Edificação de energia -2XX</text:p>
          </table:table-cell>
          <table:table-cell table:style-name="Tabela14.D8" office:value-type="string">
            <text:p text:style-name="P236">Edificação de energia -201</text:p>
          </table:table-cell>
          <table:table-cell table:style-name="Tabela14.E8" office:value-type="string">
            <text:p text:style-name="P120">Alvenaria -1</text:p>
            <text:p text:style-name="P120">Concreto -2</text:p>
            <text:p text:style-name="P120">Madeira -5</text:p>
            <text:p text:style-name="P120">Metal -3</text:p>
            <text:p text:style-name="P55"/>
            <text:p text:style-name="P343">V - <text:span text:style-name="T149">((</text:span>"tipo" <text:span text:style-name="T149">-"tipo" %100)/100) in </text:span>(<text:span text:style-name="T159">2)</text:span> and <text:span text:style-name="T124">not (</text:span>"<text:span text:style-name="T152">material_construcao</text:span>" <text:span text:style-name="T150">in (1,2,3,5))</text:span></text:p>
          </table:table-cell>
        </table:table-row>
        <table:table-row>
          <table:covered-table-cell/>
          <table:covered-table-cell/>
          <table:table-cell table:style-name="Tabela14.C9" office:value-type="string">
            <text:p text:style-name="P199">Edificação de medição de fenômenos -15XX<text:span text:style-name="T1"> !</text:span></text:p>
          </table:table-cell>
          <table:table-cell table:style-name="Tabela14.D9" office:value-type="string">
            <text:p text:style-name="P236">Edificação de medição de fenômenos -1501</text:p>
          </table:table-cell>
          <table:table-cell table:style-name="Tabela14.E9" office:value-type="string">
            <text:p text:style-name="P120">Alvenaria -1</text:p>
            <text:p text:style-name="P120">Concreto -2</text:p>
            <text:p text:style-name="P120">Madeira -5</text:p>
            <text:p text:style-name="P120">Metal -3</text:p>
            <text:p text:style-name="P55"/>
            <text:p text:style-name="P343">V - <text:span text:style-name="T149">((</text:span>"tipo" <text:span text:style-name="T149">-"tipo" %100)/100) in </text:span>(<text:span text:style-name="T192">15)</text:span> and <text:span text:style-name="T124">not (</text:span>"<text:span text:style-name="T152">material_construcao</text:span>" <text:span text:style-name="T150">in (1,2,3,5))</text:span></text:p>
          </table:table-cell>
        </table:table-row>
        <table:table-row>
          <table:covered-table-cell/>
          <table:covered-table-cell/>
          <table:table-cell table:style-name="Tabela14.C10" office:value-type="string">
            <text:p text:style-name="P235"><text:span text:style-name="T181">E</text:span><text:span text:style-name="T182">stação</text:span><text:span text:style-name="T181"> de medição de fenômenos -1</text:span><text:span text:style-name="T182">6</text:span><text:span text:style-name="T181">XX</text:span><text:span text:style-name="T183"> !</text:span></text:p>
            <text:p text:style-name="P237">[P]</text:p>
          </table:table-cell>
          <table:table-cell table:style-name="Tabela14.D10" office:value-type="string">
            <text:p text:style-name="P238"><text:span text:style-name="T40">Estação climatológica principal</text:span> -1<text:span text:style-name="T175">6</text:span>0<text:span text:style-name="T191">1</text:span></text:p>
            <text:p text:style-name="P238"><text:span text:style-name="T40">Estação climatológica auxiliar</text:span> -1<text:span text:style-name="T175">6</text:span>0<text:span text:style-name="T191">2</text:span></text:p>
            <text:p text:style-name="P238"><text:span text:style-name="T40">Estação agroclimatológica</text:span> -1<text:span text:style-name="T175">6</text:span>0<text:span text:style-name="T191">3</text:span></text:p>
            <text:p text:style-name="P238"><text:span text:style-name="T40">Estação pluviométrica</text:span> -1<text:span text:style-name="T175">6</text:span>0<text:span text:style-name="T191">4</text:span></text:p>
            <text:p text:style-name="P238"><text:span text:style-name="T40">Estação eólica</text:span> -1<text:span text:style-name="T175">6</text:span>0<text:span text:style-name="T191">5</text:span></text:p>
            <text:p text:style-name="P238"><text:span text:style-name="T40">Estação evaporimétrica</text:span> -1<text:span text:style-name="T175">6</text:span>0<text:span text:style-name="T191">6</text:span></text:p>
            <text:p text:style-name="P238"><text:span text:style-name="T40">Estação solarimétrica</text:span> -1<text:span text:style-name="T175">6</text:span>0<text:span text:style-name="T191">7</text:span></text:p>
            <text:p text:style-name="P238"><text:span text:style-name="T40">Estação de radar meteorológico</text:span> -1<text:span text:style-name="T175">6</text:span>0<text:span text:style-name="T191">8</text:span></text:p>
            <text:p text:style-name="P238"><text:span text:style-name="T40">Estação de rádiosonda</text:span> -1<text:span text:style-name="T175">609</text:span></text:p>
            <text:p text:style-name="P238"><text:span text:style-name="T40">Estação fluviométrica</text:span> -1<text:span text:style-name="T175">610</text:span></text:p>
            <text:p text:style-name="P238"><text:span text:style-name="T40">Estação maregráfica</text:span> -1<text:span text:style-name="T175">611</text:span></text:p>
            <text:p text:style-name="P238"><text:span text:style-name="T40">Estação mares terrestres - crosta</text:span> -1<text:span text:style-name="T175">612</text:span></text:p>
          </table:table-cell>
          <table:table-cell table:style-name="Tabela14.E10" office:value-type="string">
            <text:p text:style-name="P120">Não aplicável -97</text:p>
            <text:p text:style-name="P120"/>
            <text:p text:style-name="P343">V - <text:span text:style-name="T149">((</text:span>"tipo" <text:span text:style-name="T149">-"tipo" %100)/100) in </text:span>(<text:span text:style-name="T192">16)</text:span> and <text:span text:style-name="T124">not (</text:span>"<text:span text:style-name="T152">material_construcao</text:span>" <text:span text:style-name="T150">in (97))</text:span></text:p>
          </table:table-cell>
        </table:table-row>
        <table:table-row>
          <table:covered-table-cell/>
          <table:covered-table-cell/>
          <table:table-cell table:style-name="Tabela14.C11" office:value-type="string">
            <text:p text:style-name="P234">Edificação genérica -<text:span text:style-name="T51">0</text:span>XX</text:p>
          </table:table-cell>
          <table:table-cell table:style-name="Tabela14.D11" office:value-type="string">
            <text:p text:style-name="P236">Edificação genérica -0</text:p>
            <text:p text:style-name="P295"><text:span text:style-name="T226">Edificação genérica </text:span><text:span text:style-name="T227">destruída</text:span><text:span text:style-name="T226"> -1 !</text:span></text:p>
          </table:table-cell>
          <table:table-cell table:style-name="Tabela14.E11" office:value-type="string">
            <text:p text:style-name="P120">Desconhecido -0</text:p>
            <text:p text:style-name="P55"/>
            <text:p text:style-name="P343">V - <text:span text:style-name="T149">("tipo" in </text:span>(<text:span text:style-name="T159">0,1)</text:span> and <text:span text:style-name="T124">not (</text:span>"<text:span text:style-name="T152">material_construcao</text:span>" <text:span text:style-name="T150">in (0))</text:span></text:p>
          </table:table-cell>
        </table:table-row>
        <table:table-row>
          <table:covered-table-cell/>
          <table:covered-table-cell/>
          <table:table-cell table:style-name="Tabela14.C12" office:value-type="string">
            <text:p text:style-name="P234">Edificação habitacional -<text:span text:style-name="T176">27</text:span>XX</text:p>
          </table:table-cell>
          <table:table-cell table:style-name="Tabela14.D12" office:value-type="string">
            <text:p text:style-name="P236">Edificação habitacional -<text:span text:style-name="T176">27</text:span>01</text:p>
          </table:table-cell>
          <table:table-cell table:style-name="Tabela14.E12" office:value-type="string">
            <text:p text:style-name="P120">Alvenaria -1</text:p>
            <text:p text:style-name="P120">Concreto -2</text:p>
            <text:p text:style-name="P120">Madeira -5</text:p>
            <text:p text:style-name="P120">Metal -3</text:p>
            <text:p text:style-name="P55">Outros -98</text:p>
            <text:p text:style-name="P55">Rocha -4</text:p>
            <text:p text:style-name="P55"/>
            <text:p text:style-name="P343">V - <text:span text:style-name="T149">((</text:span>"tipo" <text:span text:style-name="T149">-"tipo" %100)/100) in </text:span>(<text:span text:style-name="T192">27)</text:span> and <text:span text:style-name="T124">not (</text:span>"<text:span text:style-name="T152">material_construcao</text:span>" <text:span text:style-name="T150">in (1,2,3,5,98))</text:span></text:p>
          </table:table-cell>
        </table:table-row>
        <table:table-row>
          <table:covered-table-cell/>
          <table:covered-table-cell/>
          <table:table-cell table:style-name="Tabela14.C13" office:value-type="string">
            <text:p text:style-name="P234">Edificação de ensino -5XX<text:span text:style-name="T157"> (*)</text:span></text:p>
          </table:table-cell>
          <table:table-cell table:style-name="Tabela14.D13" office:value-type="string">
            <text:p text:style-name="P236">Ens - Edificação de educação infantil - pré-escola -517</text:p>
            <text:p text:style-name="P236">Ens - Edificação de educação infantil – creche -516</text:p>
            <text:p text:style-name="P236">Ens - Edificação de educação <text:span text:style-name="T228">profissional</text:span> de nível técnico -523</text:p>
            <text:p text:style-name="P236">Ens - Edificação de educação profissional de nível tecnológico -524</text:p>
            <text:p text:style-name="P236">Ens - Edificação de educação superior – Graduação -520</text:p>
            <text:p text:style-name="P236">Ens - Edificação de educação superior – graduação e pós-graduação -521</text:p>
            <text:p text:style-name="P236">Ens - Edificação de educação superior – pós-graduação e extensão -522</text:p>
            <text:p text:style-name="P236">Ens - Edificação de ensino fundamental -518</text:p>
            <text:p text:style-name="P236">Ens - Edificação de ensino médio -519</text:p>
            <text:p text:style-name="P240">Ens – Misto -595</text:p>
            <text:p text:style-name="P236">Ens - Outras atividades de ensino -525</text:p>
          </table:table-cell>
          <table:table-cell table:style-name="Tabela14.E13" office:value-type="string">
            <text:p text:style-name="P120">Alvenaria -1</text:p>
            <text:p text:style-name="P120">Concreto -2</text:p>
            <text:p text:style-name="P120">Madeira -5</text:p>
            <text:p text:style-name="P120">Metal -3</text:p>
            <text:p text:style-name="P55"/>
            <text:p text:style-name="P343">V - <text:span text:style-name="T149">((</text:span>"tipo" <text:span text:style-name="T149">-"tipo" %100)/100) in </text:span>(<text:span text:style-name="T160">5)</text:span> and <text:span text:style-name="T124">not (</text:span>"<text:span text:style-name="T152">material_construcao</text:span>" <text:span text:style-name="T150">in (1,2,3,5))</text:span></text:p>
          </table:table-cell>
        </table:table-row>
        <table:table-row>
          <table:covered-table-cell/>
          <table:covered-table-cell/>
          <table:table-cell table:style-name="Tabela14.C14" office:value-type="string">
            <text:p text:style-name="P234">Edificação de extração mineral -11XX</text:p>
          </table:table-cell>
          <table:table-cell table:style-name="Tabela14.D14" office:value-type="string">
            <text:p text:style-name="P236">Ext Min - Extração de carvão mineral -1110</text:p>
            <text:p text:style-name="P236">Ext Min - Extração de minerais metálicos -1113</text:p>
            <text:p text:style-name="P236">Ext Min - Extração de minerais não-metálicos -1114</text:p>
            <text:p text:style-name="P236">Ext Min - Extração de petróleo e serviços relacionados -1111</text:p>
            <text:p text:style-name="P236">Ext Min - <text:span text:style-name="T52">Outros</text:span> -11<text:span text:style-name="T52">98</text:span></text:p>
          </table:table-cell>
          <table:table-cell table:style-name="Tabela14.E14" office:value-type="string">
            <text:p text:style-name="P120">Alvenaria -1</text:p>
            <text:p text:style-name="P120">Concreto -2</text:p>
            <text:p text:style-name="P120">Madeira -5</text:p>
            <text:p text:style-name="P120">Metal -3</text:p>
            <text:p text:style-name="P55">Outros -98</text:p>
            <text:p text:style-name="P55">Rocha -4</text:p>
            <text:p text:style-name="P55"/>
            <text:p text:style-name="P343">V - <text:span text:style-name="T149">((</text:span>"tipo" <text:span text:style-name="T149">-"tipo" %100)/100) in </text:span>(<text:span text:style-name="T161">11)</text:span> and <text:span text:style-name="T124">not (</text:span>"<text:span text:style-name="T152">material_construcao</text:span>" <text:span text:style-name="T150">in (1,2,3,4,5,98))</text:span></text:p>
          </table:table-cell>
        </table:table-row>
        <table:table-row>
          <table:covered-table-cell/>
          <table:covered-table-cell/>
          <table:table-cell table:style-name="Tabela14.C15" office:value-type="string">
            <text:p text:style-name="P234">Edificação ferroviária ou metroviária -23XX</text:p>
          </table:table-cell>
          <table:table-cell table:style-name="Tabela14.D15" office:value-type="string">
            <text:p text:style-name="P236">Ferrov - Estação ferroviária de passageiros -2316</text:p>
            <text:p text:style-name="P236">Ferrov - Estação metroviária -2317</text:p>
            <text:p text:style-name="P186">Ferrov - Oficina de manutenção -2320 !</text:p>
            <text:p text:style-name="P236">Ferrov - Terminal ferroviário de cargas -2318</text:p>
            <text:p text:style-name="P236">Ferrov - Terminal ferroviário de passageiros e cargas -2319</text:p>
            <text:p text:style-name="P236">Ferrov - <text:span text:style-name="T55">Outros</text:span> -23<text:span text:style-name="T55">98</text:span></text:p>
          </table:table-cell>
          <table:table-cell table:style-name="Tabela14.E15" office:value-type="string">
            <text:p text:style-name="P120">Alvenaria -1</text:p>
            <text:p text:style-name="P120">Concreto -2</text:p>
            <text:p text:style-name="P120">Madeira -5</text:p>
            <text:p text:style-name="P120">Metal -3</text:p>
            <text:p text:style-name="P120"/>
            <text:p text:style-name="P343">V - <text:span text:style-name="T149">((</text:span>"tipo" <text:span text:style-name="T149">-"tipo" %100)/100) in </text:span>(<text:span text:style-name="T162">23)</text:span> and <text:span text:style-name="T124">not (</text:span>"<text:span text:style-name="T152">material_construcao</text:span>" <text:span text:style-name="T150">in (1,2,3,5))</text:span></text:p>
          </table:table-cell>
        </table:table-row>
        <table:table-row>
          <table:covered-table-cell/>
          <table:covered-table-cell/>
          <table:table-cell table:style-name="Tabela14.C16" office:value-type="string">
            <text:p text:style-name="P199"><text:span text:style-name="T228">Habitação</text:span> <text:span text:style-name="T228">indígena</text:span> -14XX<text:span text:style-name="T1"> !</text:span></text:p>
          </table:table-cell>
          <table:table-cell table:style-name="Tabela14.D16" office:value-type="string">
            <text:p text:style-name="P236"><text:span text:style-name="T228">Habitação</text:span> <text:span text:style-name="T228">indígena</text:span> -1401</text:p>
          </table:table-cell>
          <table:table-cell table:style-name="Tabela14.E16" office:value-type="string">
            <text:p text:style-name="P52">Não aplicável -97</text:p>
            <text:p text:style-name="P52"/>
            <text:p text:style-name="P343">V - <text:span text:style-name="T149">((</text:span>"tipo" <text:span text:style-name="T149">-"tipo" %100)/100) in </text:span>(<text:span text:style-name="T162">14)</text:span> and <text:span text:style-name="T124">not (</text:span>"<text:span text:style-name="T152">material_construcao</text:span>" <text:span text:style-name="T150">in (97))</text:span></text:p>
          </table:table-cell>
        </table:table-row>
        <table:table-row>
          <table:covered-table-cell/>
          <table:covered-table-cell/>
          <table:table-cell table:style-name="Tabela14.C17" office:value-type="string">
            <text:p text:style-name="P234">Edificação industrial -10XX<text:span text:style-name="T157"> (*)</text:span></text:p>
          </table:table-cell>
          <table:table-cell table:style-name="Tabela14.D17" office:value-type="string">
            <text:p text:style-name="P236">Ind - Confecção de artigos de vestuário e acessórios -1018</text:p>
            <text:p text:style-name="P236">Ind - Fabriação de máquinas de escritório e equipamentos de informática -1030</text:p>
            <text:p text:style-name="P236">Ind - Fabricação alimentícia e bebidas -1015</text:p>
            <text:p text:style-name="P236">Ind - Fabricação de artigos de borracha e material plástico -1025</text:p>
            <text:p text:style-name="P236">Ind - Fabricação de celulose, papel e produtos de papel -1021</text:p>
            <text:p text:style-name="P236">Ind - Fabricação de coque, refino de petróleo, elaboração de combustíveis nucleares e produção de álcool -1023</text:p>
            <text:p text:style-name="P236">Ind - Fabricação de equipamentos de instrumentação médico-hospitalares, instrumentos de precisão e ópticos, automação industrial, cronômetros e relógios -1033</text:p>
            <text:p text:style-name="P236">Ind - Fabricação de máquinas e equipamentos -1029</text:p>
            <text:p text:style-name="P236">Ind - Fabricação de máquinas, aparelhos e materiais elétricos -1031</text:p>
            <text:p text:style-name="P236">Ind - Fabricação de material eletrônico, de aparelhos e equipamentos de comunicações -1032</text:p>
            <text:p text:style-name="P236">Ind - Fabricação de móveis e indústrias diversas -1036</text:p>
            <text:p text:style-name="P236">Ind - Fabricação de outros equipamentos de transporte -1035</text:p>
            <text:p text:style-name="P236">Ind - Fabricação de produtos de madeira e celulose -1020</text:p>
            <text:p text:style-name="P236">Ind - Fabricação de produtos de metal -1028</text:p>
            <text:p text:style-name="P236">Ind - Fabricação de produtos de minerais não-metálicos -1026</text:p>
            <text:p text:style-name="P236">Ind - Fabricação de produtos do fumo -1016</text:p>
            <text:p text:style-name="P236">Ind - Fabricação de produtos químicos -1024</text:p>
            <text:p text:style-name="P236">Ind - Fabricação de produtos têxteis -1017</text:p>
            <text:p text:style-name="P236">Ind - Fabricação e montagem de veículos automotores, reboques e carrocerias -1034</text:p>
            <text:p text:style-name="P236">Ind - Indústria de construção -1045</text:p>
            <text:p text:style-name="P236">Ind - Industria de edição, impressão e reprodução de gravações -1022</text:p>
            <text:p text:style-name="P236">Ind - Indústria de metalurgia básica -1027</text:p>
            <text:p text:style-name="P236">Ind - Indústria reciclagem -1037</text:p>
            <text:p text:style-name="P236">Ind - Outros -1098</text:p>
            <text:p text:style-name="P236">Ind - Preparação de couros, artefatos de couro, artigos de viagem e calçados -1019</text:p>
          </table:table-cell>
          <table:table-cell table:style-name="Tabela14.E17" office:value-type="string">
            <text:p text:style-name="P120">Alvenaria -1</text:p>
            <text:p text:style-name="P120">Concreto -2</text:p>
            <text:p text:style-name="P120">Madeira -5</text:p>
            <text:p text:style-name="P120">Metal -3</text:p>
            <text:p text:style-name="P120">Rocha -4</text:p>
            <text:p text:style-name="P120"/>
            <text:p text:style-name="P343">V - <text:span text:style-name="T149">((</text:span>"tipo" <text:span text:style-name="T149">-"tipo" %100)/100) in </text:span>(<text:span text:style-name="T162">10)</text:span> and <text:span text:style-name="T124">not (</text:span>"<text:span text:style-name="T152">material_construcao</text:span>" <text:span text:style-name="T150">in (1,2,3,4,5))</text:span></text:p>
          </table:table-cell>
        </table:table-row>
        <table:table-row>
          <table:covered-table-cell/>
          <table:covered-table-cell/>
          <table:table-cell table:style-name="Tabela14.C18" office:value-type="string">
            <text:p text:style-name="P234">Edificação de lazer -8XX</text:p>
          </table:table-cell>
          <table:table-cell table:style-name="Tabela14.D18" office:value-type="string">
            <text:p text:style-name="P236">Laz - Anfiteatro -805 <text:span text:style-name="T156">(*)</text:span></text:p>
            <text:p text:style-name="P236">Laz - Centro cultural -807 <text:span text:style-name="T156">(*)</text:span></text:p>
            <text:p text:style-name="P236">Laz - Cinema -806</text:p>
            <text:p text:style-name="P236">Laz - Estádio -801 <text:span text:style-name="T156">(*)</text:span></text:p>
            <text:p text:style-name="P236">Laz - Ginásio -802</text:p>
            <text:p text:style-name="P236">Laz - Museu -803 <text:span text:style-name="T156">(*)</text:span></text:p>
            <text:p text:style-name="P236">Laz - Outros -898</text:p>
            <text:p text:style-name="P236">Laz - Plataforma de pesca -808</text:p>
            <text:p text:style-name="P236">Laz - Teatro -804 <text:span text:style-name="T156">(*)</text:span></text:p>
          </table:table-cell>
          <table:table-cell table:style-name="Tabela14.E18" office:value-type="string">
            <text:p text:style-name="P120">Alvenaria -1</text:p>
            <text:p text:style-name="P120">Concreto -2</text:p>
            <text:p text:style-name="P120">Madeira -5</text:p>
            <text:p text:style-name="P120">Metal -3</text:p>
            <text:p text:style-name="P55">Outros -98</text:p>
            <text:p text:style-name="P55">Rocha -4</text:p>
            <text:p text:style-name="P55"/>
            <text:p text:style-name="P343">V - <text:span text:style-name="T149">((</text:span>"tipo" <text:span text:style-name="T149">-"tipo" %100)/100) in </text:span>(<text:span text:style-name="T162">8)</text:span> and <text:span text:style-name="T124">not (</text:span>"<text:span text:style-name="T152">material_construcao</text:span>" <text:span text:style-name="T150">in (1,2,3,4,5,98))</text:span></text:p>
          </table:table-cell>
        </table:table-row>
        <table:table-row>
          <table:covered-table-cell/>
          <table:covered-table-cell/>
          <table:table-cell table:style-name="Tabela14.C19" office:value-type="string">
            <text:p text:style-name="P9">Posto de polícia rodoviári<text:span text:style-name="T53">a</text:span> -18XX</text:p>
          </table:table-cell>
          <table:table-cell table:style-name="Tabela14.D19" office:value-type="string">
            <text:p text:style-name="P236">Pol Rod - Posto <text:span text:style-name="T53">polícia</text:span> rodoviária federal -1821</text:p>
            <text:p text:style-name="P236">Pol Rod - Posto <text:span text:style-name="T53">polícia</text:span> rodoviária militar -1820</text:p>
          </table:table-cell>
          <table:table-cell table:style-name="Tabela14.E19" office:value-type="string">
            <text:p text:style-name="P55">Não aplicável -97</text:p>
            <text:p text:style-name="P55"/>
            <text:p text:style-name="P343">V - <text:span text:style-name="T149">((</text:span>"tipo" <text:span text:style-name="T149">-"tipo" %100)/100) in </text:span>(<text:span text:style-name="T162">18)</text:span> and <text:span text:style-name="T124">not (</text:span>"<text:span text:style-name="T152">material_construcao</text:span>" <text:span text:style-name="T150">in (97))</text:span></text:p>
          </table:table-cell>
        </table:table-row>
        <table:table-row>
          <table:covered-table-cell/>
          <table:covered-table-cell/>
          <table:table-cell table:style-name="Tabela14.C20" office:value-type="string">
            <text:p text:style-name="P234">Edificação portuária -25XX<text:span text:style-name="T157"> (*)</text:span></text:p>
          </table:table-cell>
          <table:table-cell table:style-name="Tabela14.D20" office:value-type="string">
            <text:p text:style-name="P187">Port - Carreira portuária -2536<text:span text:style-name="T1"> !</text:span></text:p>
            <text:p text:style-name="P187">Port - Dique de estaleiro -2534<text:span text:style-name="T1"> !</text:span></text:p>
            <text:p text:style-name="P236">Port - Estaleiro -2533</text:p>
            <text:p text:style-name="P187">Port - Rampa portuária -2535<text:span text:style-name="T1"> !</text:span></text:p>
            <text:p text:style-name="P236">Port - Terminal de cargas -2527</text:p>
            <text:p text:style-name="P236">Port - Terminal de passageiros -2526</text:p>
            <text:p text:style-name="P63">Port - <text:span text:style-name="T57">Outros</text:span> -25<text:span text:style-name="T57">98</text:span></text:p>
          </table:table-cell>
          <table:table-cell table:style-name="Tabela14.E20" office:value-type="string">
            <text:p text:style-name="P120">Alvenaria -1</text:p>
            <text:p text:style-name="P120">Concreto -2</text:p>
            <text:p text:style-name="P120">Madeira -5</text:p>
            <text:p text:style-name="P120">Metal -3</text:p>
            <text:p text:style-name="P120"/>
            <text:p text:style-name="P343">V - <text:span text:style-name="T149">((</text:span>"tipo" <text:span text:style-name="T149">-"tipo" %100)/100) in </text:span>(<text:span text:style-name="T163">25)</text:span> and <text:span text:style-name="T124">not (</text:span>"<text:span text:style-name="T152">material_construcao</text:span>" <text:span text:style-name="T150">in (1,2,3,5))</text:span></text:p>
          </table:table-cell>
        </table:table-row>
        <table:table-row>
          <table:covered-table-cell/>
          <table:covered-table-cell/>
          <table:table-cell table:style-name="Tabela14.C21" office:value-type="string">
            <text:p text:style-name="P234">Posto de <text:span text:style-name="T228">combustível</text:span> -26XX</text:p>
          </table:table-cell>
          <table:table-cell table:style-name="Tabela14.D21" office:value-type="string">
            <text:p text:style-name="P236">Posto de <text:span text:style-name="T228">combustível</text:span> -2601</text:p>
          </table:table-cell>
          <table:table-cell table:style-name="Tabela14.E21" office:value-type="string">
            <text:p text:style-name="P120">Alvenaria -1</text:p>
            <text:p text:style-name="P120">Concreto -2</text:p>
            <text:p text:style-name="P120">Madeira -5</text:p>
            <text:p text:style-name="P120">Metal -3</text:p>
            <text:p text:style-name="P120"/>
            <text:p text:style-name="P343">V - <text:span text:style-name="T149">((</text:span>"tipo" <text:span text:style-name="T149">-"tipo" %100)/100) in </text:span>(<text:span text:style-name="T163">26)</text:span> and <text:span text:style-name="T124">not (</text:span>"<text:span text:style-name="T152">material_construcao</text:span>" <text:span text:style-name="T150">in (1,2,3,5))</text:span></text:p>
          </table:table-cell>
        </table:table-row>
        <table:table-row>
          <table:covered-table-cell/>
          <table:covered-table-cell/>
          <table:table-cell table:style-name="Tabela14.C22" office:value-type="string">
            <text:p text:style-name="P234">Posto fiscal -19XX</text:p>
          </table:table-cell>
          <table:table-cell table:style-name="Tabela14.D22" office:value-type="string">
            <text:p text:style-name="P236">Posto Fisc - Fiscalização -1911</text:p>
            <text:p text:style-name="P236">Posto Fisc - Tributação -1910</text:p>
            <text:p text:style-name="P236">Posto Fisc - <text:span text:style-name="T54">Misto</text:span> -19<text:span text:style-name="T54">95</text:span></text:p>
          </table:table-cell>
          <table:table-cell table:style-name="Tabela14.E22" office:value-type="string">
            <text:p text:style-name="P120">Alvenaria -1</text:p>
            <text:p text:style-name="P120">Concreto -2</text:p>
            <text:p text:style-name="P120">Madeira -5</text:p>
            <text:p text:style-name="P120">Metal -3</text:p>
            <text:p text:style-name="P55">Outros -98</text:p>
            <text:p text:style-name="P55"/>
            <text:p text:style-name="P343">V - <text:span text:style-name="T149">((</text:span>"tipo" <text:span text:style-name="T149">-"tipo" %100)/100) in </text:span>(<text:span text:style-name="T163">19)</text:span> and <text:span text:style-name="T124">not (</text:span>"<text:span text:style-name="T152">material_construcao</text:span>" <text:span text:style-name="T150">in (1,2,3,5,98))</text:span></text:p>
          </table:table-cell>
        </table:table-row>
        <table:table-row>
          <table:covered-table-cell/>
          <table:covered-table-cell/>
          <table:table-cell table:style-name="Tabela14.C23" office:value-type="string">
            <text:p text:style-name="P234">Edificação pública civil -13XX<text:span text:style-name="T157"> (*)</text:span></text:p>
          </table:table-cell>
          <table:table-cell table:style-name="Tabela14.D23" office:value-type="string">
            <text:p text:style-name="P236">Pub Civ - <text:span text:style-name="T228">Assembleia</text:span> legislativa -1309</text:p>
            <text:p text:style-name="P236">Pub Civ - Câmara municipal -1308</text:p>
            <text:p text:style-name="P236">Pub Civ - Cartorial -1303</text:p>
            <text:p text:style-name="P236">Pub Civ - Eleitoral -1305</text:p>
            <text:p text:style-name="P236">Pub Civ - Gestão pública -1304</text:p>
            <text:p text:style-name="P236">Pub Civ - Outros -1398</text:p>
            <text:p text:style-name="P236">Pub Civ - Policial -1301</text:p>
            <text:p text:style-name="P236">Pub Civ - Prefeitura -1322</text:p>
            <text:p text:style-name="P236">Pub Civ - Prisional -1302</text:p>
            <text:p text:style-name="P187">Pub Civ - Produção ou pequisa pública -1306<text:span text:style-name="T1"> !</text:span></text:p>
            <text:p text:style-name="P236">Pub Civ - Seguridade social -1307</text:p>
          </table:table-cell>
          <table:table-cell table:style-name="Tabela14.E23" office:value-type="string">
            <text:p text:style-name="P120">Alvenaria -1</text:p>
            <text:p text:style-name="P120">Concreto -2</text:p>
            <text:p text:style-name="P120">Madeira -5</text:p>
            <text:p text:style-name="P120">Metal -3</text:p>
            <text:p text:style-name="P55">Outros -98</text:p>
            <text:p text:style-name="P55">Rocha -4</text:p>
            <text:p text:style-name="P55"/>
            <text:p text:style-name="P343">V - <text:span text:style-name="T149">((</text:span>"tipo" <text:span text:style-name="T149">-"tipo" %100)/100) in </text:span>(<text:span text:style-name="T163">13)</text:span> and <text:span text:style-name="T124">not (</text:span>"<text:span text:style-name="T152">material_construcao</text:span>" <text:span text:style-name="T150">in (1,2,3,4,5,98))</text:span></text:p>
          </table:table-cell>
        </table:table-row>
        <table:table-row>
          <table:covered-table-cell/>
          <table:covered-table-cell/>
          <table:table-cell table:style-name="Tabela14.C24" office:value-type="string">
            <text:p text:style-name="P234">Edificação militar -17XX<text:span text:style-name="T157"> (*)</text:span></text:p>
          </table:table-cell>
          <table:table-cell table:style-name="Tabela14.D24" office:value-type="string">
            <text:p text:style-name="P236">Pub Mil - Aquartelamento -1712</text:p>
            <text:p text:style-name="P236">Pub Mil - Delegacia de serviço militar -1718</text:p>
            <text:p text:style-name="P236">Pub Mil - Hotel de trânsito -1717</text:p>
            <text:p text:style-name="P236">Pub Mil - Outros -1798</text:p>
            <text:p text:style-name="P236">Pub Mil - Posto policial militar -1719</text:p>
          </table:table-cell>
          <table:table-cell table:style-name="Tabela14.E24" office:value-type="string">
            <text:p text:style-name="P120">Alvenaria -1</text:p>
            <text:p text:style-name="P120">Concreto -2</text:p>
            <text:p text:style-name="P120">Madeira -5</text:p>
            <text:p text:style-name="P120">Metal -3</text:p>
            <text:p text:style-name="P55">Outros -98</text:p>
            <text:p text:style-name="P55">Rocha -4</text:p>
            <text:p text:style-name="P55"/>
            <text:p text:style-name="P343">V - <text:span text:style-name="T149">((</text:span>"tipo" <text:span text:style-name="T149">-"tipo" %100)/100) in </text:span>(<text:span text:style-name="T163">17)</text:span> and <text:span text:style-name="T124">not (</text:span>"<text:span text:style-name="T152">material_construcao</text:span>" <text:span text:style-name="T150">in (1,2,3,4,5,98))</text:span></text:p>
          </table:table-cell>
        </table:table-row>
        <table:table-row>
          <table:covered-table-cell/>
          <table:covered-table-cell/>
          <table:table-cell table:style-name="Tabela14.C25" office:value-type="string">
            <text:p text:style-name="P234">Edificação religiosa -6XX<text:span text:style-name="T157"> (*)</text:span></text:p>
          </table:table-cell>
          <table:table-cell table:style-name="Tabela14.D25" office:value-type="string">
            <text:p text:style-name="P187">Rel - Centro religioso -603<text:span text:style-name="T1"> !</text:span></text:p>
            <text:p text:style-name="P187">Rel - Convento -605<text:span text:style-name="T1"> !</text:span></text:p>
            <text:p text:style-name="P236">Rel - Igreja -601</text:p>
            <text:p text:style-name="P187">Rel - Mesquita -606<text:span text:style-name="T1"> !</text:span></text:p>
            <text:p text:style-name="P187">Rel - Mosteiro -604<text:span text:style-name="T1"> !</text:span></text:p>
            <text:p text:style-name="P236">Rel - Outros -698</text:p>
            <text:p text:style-name="P187">Rel - Sinagoga -607<text:span text:style-name="T1"> !</text:span></text:p>
            <text:p text:style-name="P187">Rel - Templo -602<text:span text:style-name="T1"> !</text:span></text:p>
          </table:table-cell>
          <table:table-cell table:style-name="Tabela14.E25" office:value-type="string">
            <text:p text:style-name="P120">Alvenaria -1</text:p>
            <text:p text:style-name="P120">Concreto -2</text:p>
            <text:p text:style-name="P120">Madeira -5</text:p>
            <text:p text:style-name="P120">Metal -3</text:p>
            <text:p text:style-name="P55">Outros -98</text:p>
            <text:p text:style-name="P55">Rocha -4</text:p>
            <text:p text:style-name="P55"/>
            <text:p text:style-name="P343">V - <text:span text:style-name="T149">((</text:span>"tipo" <text:span text:style-name="T149">-"tipo" %100)/100) in </text:span>(<text:span text:style-name="T163">6)</text:span> and <text:span text:style-name="T124">not (</text:span>"<text:span text:style-name="T152">material_construcao</text:span>" <text:span text:style-name="T150">in (1,2,3,4,5,98))</text:span></text:p>
          </table:table-cell>
        </table:table-row>
        <table:table-row>
          <table:covered-table-cell/>
          <table:covered-table-cell/>
          <table:table-cell table:style-name="Tabela14.C26" office:value-type="string">
            <text:p text:style-name="P234">Edificação rodoviária -22XX</text:p>
          </table:table-cell>
          <table:table-cell table:style-name="Tabela14.D26" office:value-type="string">
            <text:p text:style-name="P236">Rod - <text:span text:style-name="T55">Outros</text:span> -22<text:span text:style-name="T55">98</text:span></text:p>
            <text:p text:style-name="P236">Rod - Parada interestadual -2210</text:p>
            <text:p text:style-name="P236">Rod - Posto de fiscalização rodoviária -2214</text:p>
            <text:p text:style-name="P236">Rod - Posto de pedágio -2213</text:p>
            <text:p text:style-name="P236">Rod - Posto de pesagem -2212</text:p>
            <text:p text:style-name="P236">Rod - Terminal interestadual -2208 <text:span text:style-name="T156">(*)</text:span></text:p>
            <text:p text:style-name="P236">Rod - Terminal urbano -2209 <text:span text:style-name="T156">(*)</text:span></text:p>
          </table:table-cell>
          <table:table-cell table:style-name="Tabela14.E26" office:value-type="string">
            <text:p text:style-name="P120">Alvenaria -1</text:p>
            <text:p text:style-name="P120">Concreto -2</text:p>
            <text:p text:style-name="P120">Madeira -5</text:p>
            <text:p text:style-name="P120">Metal -3</text:p>
            <text:p text:style-name="P55"/>
            <text:p text:style-name="P343">V - <text:span text:style-name="T149">((</text:span>"tipo" <text:span text:style-name="T149">-"tipo" %100)/100) in </text:span>(<text:span text:style-name="T163">22)</text:span> and <text:span text:style-name="T124">not (</text:span>"<text:span text:style-name="T152">material_construcao</text:span>" <text:span text:style-name="T150">in (1,2,3,5))</text:span></text:p>
          </table:table-cell>
        </table:table-row>
        <table:table-row>
          <table:covered-table-cell/>
          <table:covered-table-cell/>
          <table:table-cell table:style-name="Tabela14.C27" office:value-type="string">
            <text:p text:style-name="P234">Edificação de saneamento -4XX</text:p>
          </table:table-cell>
          <table:table-cell table:style-name="Tabela14.D27" office:value-type="string">
            <text:p text:style-name="P236">Saneam - Edificação de recalque de resíduos -403</text:p>
            <text:p text:style-name="P236">Saneam - Edificação de tratamento de esgoto -405</text:p>
            <text:p text:style-name="P236">Saneam - Incinerador de resíduos -407</text:p>
            <text:p text:style-name="P236">Saneam - Outros -498</text:p>
            <text:p text:style-name="P236">Saneam - Usina de reciclagem -406</text:p>
          </table:table-cell>
          <table:table-cell table:style-name="Tabela14.E27" office:value-type="string">
            <text:p text:style-name="P120">Alvenaria -1</text:p>
            <text:p text:style-name="P120">Concreto -2</text:p>
            <text:p text:style-name="P120">Madeira -5</text:p>
            <text:p text:style-name="P120">Metal -3</text:p>
            <text:p text:style-name="P55"/>
            <text:p text:style-name="P343">V - <text:span text:style-name="T149">((</text:span>"tipo" <text:span text:style-name="T149">-"tipo" %100)/100) in </text:span>(<text:span text:style-name="T163">4)</text:span> and <text:span text:style-name="T124">not (</text:span>"<text:span text:style-name="T152">material_construcao</text:span>" <text:span text:style-name="T150">in (1,2,3,5))</text:span></text:p>
          </table:table-cell>
        </table:table-row>
        <table:table-row>
          <table:covered-table-cell/>
          <table:covered-table-cell/>
          <table:table-cell table:style-name="Tabela14.C28" office:value-type="string">
            <text:p text:style-name="P234">Edificação de saúde -20XX<text:span text:style-name="T157"> (*)</text:span></text:p>
          </table:table-cell>
          <table:table-cell table:style-name="Tabela14.D28" office:value-type="string">
            <text:p text:style-name="P236">Sau - Atenção ambulatorial (posto e centro de saúde) -2028</text:p>
            <text:p text:style-name="P236">Sau - Atendimento a urgência e emergências (pronto socorro) -2027</text:p>
            <text:p text:style-name="P236">Sau - Atendimento hospitalar -2025</text:p>
            <text:p text:style-name="P236">Sau - Atendimento hospitalar especializado -2026</text:p>
            <text:p text:style-name="P187">Sau - Outras atividades relacionadas com a atenção à saúde (instituto de pesquisa) -2030<text:span text:style-name="T1"> !</text:span></text:p>
            <text:p text:style-name="P236">Sau - Serviços de complementação diagnóstica ou terapêutica -2029</text:p>
            <text:p text:style-name="P187">Sau - Serviços veterinários -2031<text:span text:style-name="T1"> !</text:span></text:p>
          </table:table-cell>
          <table:table-cell table:style-name="Tabela14.E28" office:value-type="string">
            <text:p text:style-name="P120">Alvenaria -1</text:p>
            <text:p text:style-name="P120">Concreto -2</text:p>
            <text:p text:style-name="P120">Madeira -5</text:p>
            <text:p text:style-name="P120">Metal -3</text:p>
            <text:p text:style-name="P55">Outros -98</text:p>
            <text:p text:style-name="P55"/>
            <text:p text:style-name="P343">V - <text:span text:style-name="T149">((</text:span>"tipo" <text:span text:style-name="T149">-"tipo" %100)/100) in </text:span>(<text:span text:style-name="T163">20)</text:span> and <text:span text:style-name="T124">not (</text:span>"<text:span text:style-name="T152">material_construcao</text:span>" <text:span text:style-name="T150">in (1,2,3,5,98))</text:span></text:p>
          </table:table-cell>
        </table:table-row>
        <table:table-row>
          <table:covered-table-cell/>
          <table:covered-table-cell/>
          <table:table-cell table:style-name="Tabela14.C29" office:value-type="string">
            <text:p text:style-name="P234">Edificação de serviço social -21XX<text:span text:style-name="T157"> (*)</text:span></text:p>
          </table:table-cell>
          <table:table-cell table:style-name="Tabela14.D29" office:value-type="string">
            <text:p text:style-name="P63">SSoc - <text:span text:style-name="T54">A</text:span>lojamento -2132</text:p>
            <text:p text:style-name="P63">SSoc - Serviços sociais -2133</text:p>
            <text:p text:style-name="P63">SSoc - <text:span text:style-name="T35">Misto</text:span> -21<text:span text:style-name="T54">95</text:span></text:p>
          </table:table-cell>
          <table:table-cell table:style-name="Tabela14.E29" office:value-type="string">
            <text:p text:style-name="P120">Alvenaria -1</text:p>
            <text:p text:style-name="P120">Concreto -2</text:p>
            <text:p text:style-name="P120">Madeira -5</text:p>
            <text:p text:style-name="P120">Metal -3</text:p>
            <text:p text:style-name="P55">Outros -98</text:p>
            <text:p text:style-name="P55"/>
            <text:p text:style-name="P343">V - <text:span text:style-name="T149">((</text:span>"tipo" <text:span text:style-name="T149">-"tipo" %100)/100) in </text:span>(<text:span text:style-name="T207">21)</text:span> and <text:span text:style-name="T124">not (</text:span>"<text:span text:style-name="T152">material_construcao</text:span>" <text:span text:style-name="T150">in (1,2,3,5,98))</text:span></text:p>
          </table:table-cell>
        </table:table-row>
        <table:table-row>
          <table:covered-table-cell/>
          <table:covered-table-cell/>
          <table:table-cell table:style-name="Tabela14.C31" table:number-rows-spanned="2" office:value-type="string">
            <text:p text:style-name="P199">Edificação ou construção turística -7XX<text:span text:style-name="T1"> ! (*)</text:span></text:p>
          </table:table-cell>
          <table:table-cell table:style-name="Tabela14.D30" office:value-type="string">
            <text:p text:style-name="P236">Tur - Cruzeiro -709</text:p>
            <text:p text:style-name="P236">Tur - Estátua -710</text:p>
            <text:p text:style-name="P236">Tur - Mirante -711</text:p>
            <text:p text:style-name="P236">Tur - Monumento -712</text:p>
          </table:table-cell>
          <table:table-cell table:style-name="Tabela14.E30" office:value-type="string">
            <text:p text:style-name="P120">Desconhecido -0</text:p>
            <text:p text:style-name="P55"/>
            <text:p text:style-name="P343">V - "tipo" in (<text:span text:style-name="T163">709,710,711,712)</text:span> and <text:span text:style-name="T124">not (</text:span>"<text:span text:style-name="T152">material_construcao</text:span>" <text:span text:style-name="T150">in 0))</text:span></text:p>
          </table:table-cell>
        </table:table-row>
        <table:table-row>
          <table:covered-table-cell/>
          <table:covered-table-cell/>
          <table:covered-table-cell/>
          <table:table-cell table:style-name="Tabela14.D31" office:value-type="string">
            <text:p text:style-name="P236">Tur - Outros -798</text:p>
            <text:p text:style-name="P236">Tur - Panteão -713</text:p>
          </table:table-cell>
          <table:table-cell table:style-name="Tabela14.E31" office:value-type="string">
            <text:p text:style-name="P120">Alvenaria -1</text:p>
            <text:p text:style-name="P120">Concreto -2</text:p>
            <text:p text:style-name="P120">Desconhecido -0</text:p>
            <text:p text:style-name="P120">Madeira -5</text:p>
            <text:p text:style-name="P120">Metal -3</text:p>
            <text:p text:style-name="P120">Rocha -4</text:p>
            <text:p text:style-name="P55">Outros -98</text:p>
            <text:p text:style-name="P55"/>
            <text:p text:style-name="P343">V - "tipo" in (<text:span text:style-name="T163">713,798)</text:span> and <text:span text:style-name="T124">not (</text:span>"<text:span text:style-name="T152">material_construcao</text:span>" <text:span text:style-name="T150">in (0,1,2,3,4,5,98))</text:span></text:p>
          </table:table-cell>
        </table:table-row>
        <table:table-row>
          <table:covered-table-cell/>
          <table:covered-table-cell/>
          <table:table-cell table:style-name="Tabela14.C32" office:value-type="string">
            <text:p text:style-name="P52">A SER PREENCHIDO -999</text:p>
          </table:table-cell>
          <table:table-cell table:style-name="Tabela14.D32" office:value-type="string">
            <text:p text:style-name="P52">A SER PREENCHIDO -999</text:p>
            <text:p text:style-name="P52"/>
            <text:p text:style-name="P282">L - "tipo" in (9<text:span text:style-name="T65">99)</text:span></text:p>
            <text:p text:style-name="P282"/>
            <text:p text:style-name="P299"><text:span text:style-name="T133">A</text:span><text:span text:style-name="T131"> - </text:span><text:span text:style-name="T132">(("tipo" -"tipo" %100)/100) in (</text:span><text:span text:style-name="T134">1, 7, 14, 15, 16</text:span><text:span text:style-name="T132">)</text:span><text:span text:style-name="T131"> </text:span><text:span text:style-name="T132">or </text:span><text:span text:style-name="T131">"tipo" in </text:span><text:span text:style-name="T132">(</text:span><text:span text:style-name="T141">1,</text:span><text:span text:style-name="T134">602, 603, 604, 605, 606, 607, 1306, 2030, 2031, 2320, 2534, 2535, 2536</text:span><text:span text:style-name="T131">)</text:span></text:p>
          </table:table-cell>
          <table:table-cell table:style-name="Tabela14.E32" office:value-type="string">
            <text:p text:style-name="P120">A SER PREENCHIDO -999</text:p>
            <text:p text:style-name="P120"/>
            <text:p text:style-name="P282">L - "<text:span text:style-name="T154">material_construcao</text:span>" in (9<text:span text:style-name="T65">99)</text:span></text:p>
          </table:table-cell>
        </table:table-row>
        <table:table-row>
          <table:table-cell table:style-name="Tabela14.A33" office:value-type="string">
            <text:p text:style-name="P28"/>
          </table:table-cell>
          <table:table-cell table:style-name="Tabela14.B33" office:value-type="string">
            <text:p text:style-name="P28"/>
          </table:table-cell>
          <table:table-cell table:style-name="Tabela14.C33" office:value-type="string">
            <text:p text:style-name="P64"/>
          </table:table-cell>
          <table:table-cell table:style-name="Tabela14.D33" office:value-type="string">
            <text:p text:style-name="P64"/>
          </table:table-cell>
          <table:table-cell table:style-name="Tabela14.E33" office:value-type="string">
            <text:p text:style-name="P226">Arame -6</text:p>
            <text:p text:style-name="P226">Cerca viva -8</text:p>
            <text:p text:style-name="P226">Não aplicável -97</text:p>
            <text:p text:style-name="P226">Tela ou alambrado -7</text:p>
            <text:p text:style-name="P226">Terra -23</text:p>
          </table:table-cell>
        </table:table-row>
      </table:table>
      <text:p text:style-name="P10">*-Obrigatório constar o nome <text:span text:style-name="T158">do elemento</text:span></text:p>
      <text:p text:style-name="P6"/>
      <text:p text:style-name="P6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 table:number-columns-repeated="2"/>
        <table:table-column table:style-name="Tabela17.F"/>
        <table:table-row>
          <table:table-cell table:style-name="Tabela17.A1" office:value-type="string">
            <text:p text:style-name="P28">Classe</text:p>
          </table:table-cell>
          <table:table-cell table:style-name="Tabela17.B1" table:number-columns-spanned="5" office:value-type="string">
            <text:p text:style-name="P124">extracao_mineral (<text:span text:style-name="T29">constr_extracao_mineral</text:span>) <text:span text:style-name="T174">[Misto]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28">Atributo</text:p>
          </table:table-cell>
          <table:table-cell table:style-name="Tabela17.A2" office:value-type="string">
            <text:p text:style-name="P116">nome<text:span text:style-name="T6"> (0..1)</text:span></text:p>
          </table:table-cell>
          <table:table-cell table:style-name="Tabela17.A2" office:value-type="string">
            <text:p text:style-name="P116">tipo<text:span text:style-name="T5"> (1)</text:span></text:p>
          </table:table-cell>
          <table:table-cell table:style-name="Tabela17.A2" office:value-type="string">
            <text:p text:style-name="P135">forma_extracao<text:span text:style-name="T5"> (1)</text:span></text:p>
          </table:table-cell>
          <table:table-cell table:style-name="Tabela17.A2" office:value-type="string">
            <text:p text:style-name="P124">situacao_fisica<text:span text:style-name="T5"> (1)</text:span></text:p>
          </table:table-cell>
          <table:table-cell table:style-name="Tabela17.F2" office:value-type="string">
            <text:p text:style-name="P124">tipo_<text:span text:style-name="T26">produto</text:span>_residuo<text:span text:style-name="T5"> (1)</text:span></text:p>
          </table:table-cell>
        </table:table-row>
        <table:table-row>
          <table:table-cell table:style-name="Tabela17.A15" table:number-rows-spanned="13" office:value-type="string">
            <text:p text:style-name="P28">Domínio</text:p>
          </table:table-cell>
          <table:table-cell table:style-name="Tabela17.B15" table:number-rows-spanned="13" office:value-type="string">
            <text:p text:style-name="P318">A ser preenchido</text:p>
          </table:table-cell>
          <table:table-cell table:style-name="Tabela17.C4" table:number-rows-spanned="2" office:value-type="string">
            <text:p text:style-name="P200">Garimpo -5<text:span text:style-name="T1"> !</text:span></text:p>
            <text:p text:style-name="P168">[P A]</text:p>
          </table:table-cell>
          <table:table-cell table:style-name="Tabela17.D4" office:value-type="string">
            <text:p text:style-name="P241">A céu aberto -5</text:p>
          </table:table-cell>
          <table:table-cell table:style-name="Tabela17.E4" office:value-type="string">
            <text:p text:style-name="P180">Abandonada -1<text:span text:style-name="T1"> !</text:span></text:p>
            <text:p text:style-name="P124">Construída -3</text:p>
          </table:table-cell>
          <table:table-cell table:style-name="Tabela17.F4" table:number-rows-spanned="2" office:value-type="string">
            <text:p text:style-name="P241">Diamante -38</text:p>
            <text:p text:style-name="P241">Ouro -37</text:p>
            <text:p text:style-name="P241">Pedras preciosas -40</text:p>
            <text:p text:style-name="P293">Prata -39</text:p>
            <text:p text:style-name="P293"/>
            <text:p text:style-name="P296"><text:span text:style-name="T82">V - "tipo" in (</text:span><text:span text:style-name="T92">5</text:span><text:span text:style-name="T84">)</text:span><text:span text:style-name="T82"> and </text:span><text:span text:style-name="T85">not </text:span><text:span text:style-name="T90">(</text:span><text:span text:style-name="T82">"</text:span><text:span text:style-name="T114">tipo_</text:span><text:span text:style-name="T115">produto</text:span><text:span text:style-name="T114">_residuo</text:span><text:span text:style-name="T82">" </text:span><text:span text:style-name="T86">in </text:span><text:span text:style-name="T90">(</text:span><text:span text:style-name="T92">37, 38, 39, 40</text:span><text:span text:style-name="T86">)</text:span><text:span text:style-name="T90">)</text:span></text:p>
          </table:table-cell>
        </table:table-row>
        <table:table-row>
          <table:covered-table-cell/>
          <table:covered-table-cell/>
          <table:covered-table-cell/>
          <table:table-cell table:style-name="Tabela17.D4" office:value-type="string">
            <text:p text:style-name="P200">Subterrânea -6<text:span text:style-name="T1"> !</text:span></text:p>
          </table:table-cell>
          <table:table-cell table:style-name="Tabela17.E4" office:value-type="string">
            <text:p text:style-name="P180">Abandonada -1<text:span text:style-name="T1"> !</text:span></text:p>
            <text:p text:style-name="P124">Construída -3</text:p>
            <text:p text:style-name="P180">Destruída -2<text:span text:style-name="T1"> !</text:span></text:p>
            <text:p text:style-name="P180">Em construção -4<text:span text:style-name="T1"> !</text:span></text:p>
          </table:table-cell>
          <table:covered-table-cell/>
        </table:table-row>
        <table:table-row table:style-name="Tabela17.5">
          <table:covered-table-cell/>
          <table:covered-table-cell/>
          <table:table-cell table:style-name="Tabela17.C6" table:number-rows-spanned="2" office:value-type="string">
            <text:p text:style-name="P241">Mina -4</text:p>
            <text:p text:style-name="P168">[P A]</text:p>
          </table:table-cell>
          <table:table-cell table:style-name="Tabela17.D6" office:value-type="string">
            <text:p text:style-name="P79">A céu aberto -5</text:p>
          </table:table-cell>
          <table:table-cell table:style-name="Tabela17.E6" office:value-type="string">
            <text:p text:style-name="P180">Abandonada -1<text:span text:style-name="T1"> !</text:span></text:p>
            <text:p text:style-name="P124">Construída -3</text:p>
          </table:table-cell>
          <table:table-cell table:style-name="Tabela17.F6" table:number-rows-spanned="2" office:value-type="string">
            <text:p text:style-name="P242">Areia -42</text:p>
            <text:p text:style-name="P242">Bauxita -25</text:p>
            <text:p text:style-name="P242">Carvão mineral -33</text:p>
            <text:p text:style-name="P242">Cascalho -18</text:p>
            <text:p text:style-name="P242">Cobre -32</text:p>
            <text:p text:style-name="P242">Desconhecido -0</text:p>
            <text:p text:style-name="P242">Diamante -38</text:p>
            <text:p text:style-name="P242">Ferro -35</text:p>
            <text:p text:style-name="P242">Granito -23</text:p>
            <text:p text:style-name="P242">Manganês -26</text:p>
            <text:p text:style-name="P242">Mármore -24</text:p>
            <text:p text:style-name="P242">Ouro -37</text:p>
            <text:p text:style-name="P242">Outros -98</text:p>
            <text:p text:style-name="P242">Pedras preciosas -40</text:p>
            <text:p text:style-name="P242">Prata -39</text:p>
            <text:p text:style-name="P242">Saibro ou piçarra -43</text:p>
            <text:p text:style-name="P242">Talco -27</text:p>
            <text:p text:style-name="P242"/>
            <text:p text:style-name="P308"><text:span text:style-name="T82">V - "tipo" in (</text:span><text:span text:style-name="T92">4</text:span><text:span text:style-name="T84">)</text:span><text:span text:style-name="T82"> and </text:span><text:span text:style-name="T85">not </text:span><text:span text:style-name="T90">(</text:span><text:span text:style-name="T82">"</text:span><text:span text:style-name="T114">tipo_</text:span><text:span text:style-name="T115">produto</text:span><text:span text:style-name="T114">_residuo</text:span><text:span text:style-name="T82">" </text:span><text:span text:style-name="T86">in </text:span><text:span text:style-name="T92">(0, 18, 23, 24, 25, 26, 27, 32, 33, 35, 37, 38, 39, 40, 42, 43, 98</text:span><text:span text:style-name="T86">)</text:span><text:span text:style-name="T90">)</text:span></text:p>
          </table:table-cell>
        </table:table-row>
        <table:table-row>
          <table:covered-table-cell/>
          <table:covered-table-cell/>
          <table:covered-table-cell/>
          <table:table-cell table:style-name="Tabela17.D6" office:value-type="string">
            <text:p text:style-name="P78">Subterrânea -6<text:span text:style-name="T1"> </text:span></text:p>
          </table:table-cell>
          <table:table-cell table:style-name="Tabela17.E6" office:value-type="string">
            <text:p text:style-name="P180">Abandonada -1<text:span text:style-name="T1"> !</text:span></text:p>
            <text:p text:style-name="P124">Construída -3</text:p>
            <text:p text:style-name="P180">Destruída -2<text:span text:style-name="T1"> !</text:span></text:p>
            <text:p text:style-name="P180">Em construção -4<text:span text:style-name="T1"> !</text:span></text:p>
          </table:table-cell>
          <table:covered-table-cell/>
        </table:table-row>
        <table:table-row>
          <table:covered-table-cell/>
          <table:covered-table-cell/>
          <table:table-cell table:style-name="Tabela17.C8" table:number-rows-spanned="2" office:value-type="string">
            <text:p text:style-name="P241">Pedreira -7</text:p>
            <text:p text:style-name="P168">[P A]</text:p>
          </table:table-cell>
          <table:table-cell table:style-name="Tabela17.D15" office:value-type="string">
            <text:p text:style-name="P241">A céu aberto -5</text:p>
          </table:table-cell>
          <table:table-cell table:style-name="Tabela17.E15" office:value-type="string">
            <text:p text:style-name="P180">Abandonada -1<text:span text:style-name="T1"> !</text:span></text:p>
            <text:p text:style-name="P124">Construída -3</text:p>
          </table:table-cell>
          <table:table-cell table:style-name="Tabela17.F8" table:number-rows-spanned="2" office:value-type="string">
            <text:p text:style-name="P241">Pedra (brita) -22</text:p>
            <text:p text:style-name="P241"/>
            <text:p text:style-name="P296"><text:span text:style-name="T82">V - "tipo" in (</text:span><text:span text:style-name="T92">7</text:span><text:span text:style-name="T84">)</text:span><text:span text:style-name="T82"> and </text:span><text:span text:style-name="T85">not </text:span><text:span text:style-name="T90">(</text:span><text:span text:style-name="T82">"</text:span><text:span text:style-name="T114">tipo_</text:span><text:span text:style-name="T115">produto</text:span><text:span text:style-name="T114">_residuo</text:span><text:span text:style-name="T82">" </text:span><text:span text:style-name="T86">in </text:span><text:span text:style-name="T90">(</text:span><text:span text:style-name="T92">22</text:span><text:span text:style-name="T86">)</text:span><text:span text:style-name="T90">)</text:span></text:p>
          </table:table-cell>
        </table:table-row>
        <table:table-row>
          <table:covered-table-cell/>
          <table:covered-table-cell/>
          <table:covered-table-cell/>
          <table:table-cell table:style-name="Tabela17.D15" office:value-type="string">
            <text:p text:style-name="P200">Subterrânea -6<text:span text:style-name="T1"> !</text:span></text:p>
          </table:table-cell>
          <table:table-cell table:style-name="Tabela17.E15" office:value-type="string">
            <text:p text:style-name="P180">Abandonada -1<text:span text:style-name="T1"> !</text:span></text:p>
            <text:p text:style-name="P124">Construída -3</text:p>
            <text:p text:style-name="P180">Destruída -2<text:span text:style-name="T1"> !</text:span></text:p>
            <text:p text:style-name="P180">Em construção -4<text:span text:style-name="T1"> !</text:span></text:p>
          </table:table-cell>
          <table:covered-table-cell/>
        </table:table-row>
        <table:table-row>
          <table:covered-table-cell/>
          <table:covered-table-cell/>
          <table:table-cell table:style-name="Tabela17.C10" table:number-rows-spanned="2" office:value-type="string">
            <text:p text:style-name="P200">Poço -1<text:span text:style-name="T1"> !</text:span></text:p>
            <text:p text:style-name="P168">[P A]</text:p>
          </table:table-cell>
          <table:table-cell table:style-name="Tabela17.D15" office:value-type="string">
            <text:p text:style-name="P241">A céu aberto -5</text:p>
          </table:table-cell>
          <table:table-cell table:style-name="Tabela17.E15" office:value-type="string">
            <text:p text:style-name="P178">Abandonada -1 !</text:p>
            <text:p text:style-name="P124">Construída -3</text:p>
          </table:table-cell>
          <table:table-cell table:style-name="Tabela17.F10" table:number-rows-spanned="2" office:value-type="string">
            <text:p text:style-name="P241">Gás -5</text:p>
            <text:p text:style-name="P241">Petróleo -3</text:p>
            <text:p text:style-name="P241"/>
            <text:p text:style-name="P296"><text:span text:style-name="T82">V - "tipo" in (</text:span><text:span text:style-name="T92">1</text:span><text:span text:style-name="T84">)</text:span><text:span text:style-name="T82"> and </text:span><text:span text:style-name="T85">not </text:span><text:span text:style-name="T90">(</text:span><text:span text:style-name="T82">"</text:span><text:span text:style-name="T114">tipo_</text:span><text:span text:style-name="T115">produto</text:span><text:span text:style-name="T114">_residuo</text:span><text:span text:style-name="T82">" </text:span><text:span text:style-name="T86">in </text:span><text:span text:style-name="T90">(</text:span><text:span text:style-name="T92">3,5</text:span><text:span text:style-name="T86">)</text:span><text:span text:style-name="T90">)</text:span></text:p>
          </table:table-cell>
        </table:table-row>
        <table:table-row>
          <table:covered-table-cell/>
          <table:covered-table-cell/>
          <table:covered-table-cell/>
          <table:table-cell table:style-name="Tabela17.D15" office:value-type="string">
            <text:p text:style-name="P200">Subterrânea -6<text:span text:style-name="T1"> !</text:span></text:p>
          </table:table-cell>
          <table:table-cell table:style-name="Tabela17.E15" office:value-type="string">
            <text:p text:style-name="P180">Abandonada -1<text:span text:style-name="T1"> !</text:span></text:p>
            <text:p text:style-name="P124">Construída -3</text:p>
            <text:p text:style-name="P180">Destruída -2<text:span text:style-name="T1"> !</text:span></text:p>
            <text:p text:style-name="P180">Em construção -4<text:span text:style-name="T1"> !</text:span></text:p>
          </table:table-cell>
          <table:covered-table-cell/>
        </table:table-row>
        <table:table-row table:style-name="Tabela17.11">
          <table:covered-table-cell/>
          <table:covered-table-cell/>
          <table:table-cell table:style-name="Tabela17.C12" table:number-rows-spanned="2" office:value-type="string">
            <text:p text:style-name="P200">Ponto de prospecção -8<text:span text:style-name="T1"> !</text:span></text:p>
            <text:p text:style-name="P168">[P]</text:p>
          </table:table-cell>
          <table:table-cell table:style-name="Tabela17.D15" office:value-type="string">
            <text:p text:style-name="P241">A céu aberto -5</text:p>
          </table:table-cell>
          <table:table-cell table:style-name="Tabela17.E15" office:value-type="string">
            <text:p text:style-name="P180">Abandonada -1<text:span text:style-name="T1"> !</text:span></text:p>
            <text:p text:style-name="P124">Construída -3</text:p>
          </table:table-cell>
          <table:table-cell table:style-name="Tabela17.F12" table:number-rows-spanned="2" office:value-type="string">
            <text:p text:style-name="P241">Areia -42</text:p>
            <text:p text:style-name="P241">Bauxita -25</text:p>
            <text:p text:style-name="P241">Carvão mineral -33</text:p>
            <text:p text:style-name="P241">Cascalho -18</text:p>
            <text:p text:style-name="P241">Cobre -32</text:p>
            <text:p text:style-name="P241">Desconhecido -0</text:p>
            <text:p text:style-name="P241">Diamante -38</text:p>
            <text:p text:style-name="P241">Ferro -35</text:p>
            <text:p text:style-name="P241">Gás -5</text:p>
            <text:p text:style-name="P241">Granito -23</text:p>
            <text:p text:style-name="P241">Manganês -26</text:p>
            <text:p text:style-name="P241">Mármore -24</text:p>
            <text:p text:style-name="P241">Ouro -37</text:p>
            <text:p text:style-name="P241">Outros -98</text:p>
            <text:p text:style-name="P241">Pedra (brita) -22</text:p>
            <text:p text:style-name="P241">Pedras preciosas -40</text:p>
            <text:p text:style-name="P241">Petróleo -3</text:p>
            <text:p text:style-name="P241">Prata -39</text:p>
            <text:p text:style-name="P241">Saibro ou piçarra -43</text:p>
            <text:p text:style-name="P241">Sal -34</text:p>
            <text:p text:style-name="P241">Talco -27</text:p>
            <text:p text:style-name="P241"/>
            <text:p text:style-name="P172"><text:span text:style-name="T93">V - "tipo" in (</text:span><text:span text:style-name="T94">8</text:span><text:span text:style-name="T95">)</text:span><text:span text:style-name="T93"> and </text:span><text:span text:style-name="T96">not </text:span><text:span text:style-name="T97">(</text:span><text:span text:style-name="T93">"</text:span><text:span text:style-name="T103">tipo_</text:span><text:span text:style-name="T102">produto</text:span><text:span text:style-name="T103">_residuo</text:span><text:span text:style-name="T93">" </text:span><text:span text:style-name="T99">in </text:span><text:span text:style-name="T94">(0, 3, 5, 18, 22, 23, 24, 25, 26, 27, 32, 33, 34, 35, 37, 38, 39, 40, 42, 43, 98</text:span><text:span text:style-name="T99">)</text:span><text:span text:style-name="T97">)</text:span></text:p>
          </table:table-cell>
        </table:table-row>
        <table:table-row>
          <table:covered-table-cell/>
          <table:covered-table-cell/>
          <table:covered-table-cell/>
          <table:table-cell table:style-name="Tabela17.D15" office:value-type="string">
            <text:p text:style-name="P200">Subterrânea -6<text:span text:style-name="T1"> !</text:span></text:p>
          </table:table-cell>
          <table:table-cell table:style-name="Tabela17.E15" office:value-type="string">
            <text:p text:style-name="P180">Abandonada -1<text:span text:style-name="T1"> !</text:span></text:p>
            <text:p text:style-name="P124">Construída -3</text:p>
            <text:p text:style-name="P180">Destruída -2<text:span text:style-name="T1"> !</text:span></text:p>
            <text:p text:style-name="P180">Em construção -4<text:span text:style-name="T1"> !</text:span></text:p>
          </table:table-cell>
          <table:covered-table-cell/>
        </table:table-row>
        <table:table-row>
          <table:covered-table-cell/>
          <table:covered-table-cell/>
          <table:table-cell table:style-name="Tabela17.C14" table:number-rows-spanned="2" office:value-type="string">
            <text:p text:style-name="P200">Salina -6<text:span text:style-name="T1"> !</text:span></text:p>
            <text:p text:style-name="P168">[P A]</text:p>
          </table:table-cell>
          <table:table-cell table:style-name="Tabela17.D15" office:value-type="string">
            <text:p text:style-name="P241">A céu aberto -5</text:p>
          </table:table-cell>
          <table:table-cell table:style-name="Tabela17.E15" office:value-type="string">
            <text:p text:style-name="P180">Abandonada -1<text:span text:style-name="T1"> !</text:span></text:p>
            <text:p text:style-name="P124">Construída -3</text:p>
          </table:table-cell>
          <table:table-cell table:style-name="Tabela17.F14" table:number-rows-spanned="2" office:value-type="string">
            <text:p text:style-name="P241">Sal -34</text:p>
            <text:p text:style-name="P241"/>
            <text:p text:style-name="P172"><text:span text:style-name="T93">V - "tipo" in (</text:span><text:span text:style-name="T94">6</text:span><text:span text:style-name="T95">)</text:span><text:span text:style-name="T93"> and </text:span><text:span text:style-name="T96">not </text:span><text:span text:style-name="T97">(</text:span><text:span text:style-name="T93">"</text:span><text:span text:style-name="T103">tipo_</text:span><text:span text:style-name="T102">produto</text:span><text:span text:style-name="T103">_residuo</text:span><text:span text:style-name="T93">" </text:span><text:span text:style-name="T99">in </text:span><text:span text:style-name="T94">(34</text:span><text:span text:style-name="T99">)</text:span><text:span text:style-name="T97">)</text:span></text:p>
          </table:table-cell>
        </table:table-row>
        <table:table-row>
          <table:covered-table-cell/>
          <table:covered-table-cell/>
          <table:covered-table-cell/>
          <table:table-cell table:style-name="Tabela17.D15" office:value-type="string">
            <text:p text:style-name="P200">Subterrânea -6<text:span text:style-name="T1"> !</text:span></text:p>
          </table:table-cell>
          <table:table-cell table:style-name="Tabela17.E15" office:value-type="string">
            <text:p text:style-name="P184">Abandonada -1<text:span text:style-name="T1"> !</text:span></text:p>
            <text:p text:style-name="P129">Construída -3</text:p>
            <text:p text:style-name="P184">Destruída -2<text:span text:style-name="T1"> !</text:span></text:p>
            <text:p text:style-name="P184">Em construção -4<text:span text:style-name="T1"> !</text:span></text:p>
          </table:table-cell>
          <table:covered-table-cell/>
        </table:table-row>
        <table:table-row>
          <table:covered-table-cell/>
          <table:covered-table-cell/>
          <table:table-cell table:style-name="Tabela17.C15" office:value-type="string">
            <text:p text:style-name="P241">A SER PREENCHIDO -999</text:p>
            <text:p text:style-name="P241"/>
            <text:p text:style-name="P334">L - "<text:span text:style-name="T201">tipo</text:span>" in (9<text:span text:style-name="T65">99)</text:span></text:p>
            <text:p text:style-name="P334"/>
            <text:p text:style-name="P353"><text:span text:style-name="T202">A</text:span> - "<text:span text:style-name="T201">tipo</text:span>" in (<text:span text:style-name="T202">1, 5, 6, 8)</text:span></text:p>
          </table:table-cell>
          <table:table-cell table:style-name="Tabela17.D15" office:value-type="string">
            <text:p text:style-name="P241">A SER PREENCHIDO -999</text:p>
            <text:p text:style-name="P241"/>
            <text:p text:style-name="P334">L - "<text:span text:style-name="T26">forma_extracao</text:span>" in (9<text:span text:style-name="T65">99)</text:span></text:p>
            <text:p text:style-name="P334"/>
            <text:p text:style-name="P355"><text:span text:style-name="T202">A</text:span> – <text:span text:style-name="T221">not (</text:span>"<text:span text:style-name="T201">tipo</text:span>"<text:span text:style-name="T221"> in (4)) and </text:span>"<text:span text:style-name="T26">forma_extracao</text:span>" in (<text:span text:style-name="T202">6)</text:span></text:p>
          </table:table-cell>
          <table:table-cell table:style-name="Tabela17.E15" office:value-type="string">
            <text:p text:style-name="P124">A SER PREENCHIDO -999</text:p>
            <text:p text:style-name="P124"/>
            <text:p text:style-name="P343">V -<text:span text:style-name="T206">"tipo_exposicao" in (5) and not ("situacao_fisica" in (1,3))</text:span></text:p>
            <text:p text:style-name="P343"/>
            <text:p text:style-name="P343"/>
            <text:p text:style-name="P343">“<text:span text:style-name="T231">situacao_fisica” = 2 and (“tipo_Exposicao” = 5)</text:span></text:p>
            <text:p text:style-name="P124"/>
            <text:p text:style-name="P323"><text:span text:style-name="T125">L - "</text:span><text:span text:style-name="T128">sitacao_fisica</text:span><text:span text:style-name="T125">" in (9</text:span><text:span text:style-name="T127">99)</text:span></text:p>
            <text:p text:style-name="P334"/>
            <text:p text:style-name="P353"><text:span text:style-name="T202">A</text:span> - <text:span text:style-name="T130">"</text:span><text:span text:style-name="T136">situacao_fisica</text:span><text:span text:style-name="T130">" in (</text:span><text:span text:style-name="T137">1, 2, 4)</text:span></text:p>
          </table:table-cell>
          <table:table-cell table:style-name="Tabela17.F15" office:value-type="string">
            <text:p text:style-name="P241">A SER PREENCHIDO -999</text:p>
            <text:p text:style-name="P241"/>
            <text:p text:style-name="P334">L - "<text:span text:style-name="T201">tipo_produto_residuo</text:span>" in (9<text:span text:style-name="T65">99)</text:span></text:p>
            <text:p text:style-name="P353"/>
          </table:table-cell>
        </table:table-row>
        <table:table-row>
          <table:table-cell table:style-name="Tabela17.A16" office:value-type="string">
            <text:p text:style-name="P28"/>
          </table:table-cell>
          <table:table-cell table:style-name="Tabela17.B16" office:value-type="string">
            <text:p text:style-name="P318"/>
          </table:table-cell>
          <table:table-cell table:style-name="Tabela17.C16" office:value-type="string">
            <text:p text:style-name="P241"/>
          </table:table-cell>
          <table:table-cell table:style-name="Tabela17.D16" office:value-type="string">
            <text:p text:style-name="P241"/>
          </table:table-cell>
          <table:table-cell table:style-name="Tabela17.E16" office:value-type="string">
            <text:p text:style-name="P225">Desconhecida -0</text:p>
          </table:table-cell>
          <table:table-cell table:style-name="Tabela17.F16" office:value-type="string">
            <text:p text:style-name="P231">Água - 1</text:p>
            <text:p text:style-name="P231">Grãos - 6</text:p>
            <text:p text:style-name="P231">Esgoto - 9</text:p>
            <text:p text:style-name="P231">Lixo domiciliar e comercial - 12</text:p>
            <text:p text:style-name="P231">Lixo tóxico - 13</text:p>
            <text:p text:style-name="P231">Lixo séptico - 14</text:p>
            <text:p text:style-name="P231">Chorume - 15</text:p>
            <text:p text:style-name="P231">Vinhoto - 16</text:p>
            <text:p text:style-name="P231">Estrume - 17</text:p>
            <text:p text:style-name="P231">Semente - 19</text:p>
            <text:p text:style-name="P231">Inseticida - 20</text:p>
            <text:p text:style-name="P231">Folhagens - 21</text:p>
            <text:p text:style-name="P231">Óleo diesel - 28</text:p>
            <text:p text:style-name="P231">Gasolina - 29</text:p>
            <text:p text:style-name="P231">Álcool - 30</text:p>
            <text:p text:style-name="P231">Querosene - 31</text:p>
            <text:p text:style-name="P231">Escória - 36</text:p>
            <text:p text:style-name="P231">Forragem - 41</text:p>
            <text:p text:style-name="P231">Misto - 95</text:p>
          </table:table-cell>
        </table:table-row>
      </table:table>
      <text:p text:style-name="P6"/>
      <text:p text:style-name="P6"/>
      <table:table table:name="Tabela16" table:style-name="Tabela16">
        <table:table-column table:style-name="Tabela16.A"/>
        <table:table-column table:style-name="Tabela16.B"/>
        <table:table-column table:style-name="Tabela16.C" table:number-columns-repeated="2"/>
        <table:table-column table:style-name="Tabela16.E"/>
        <table:table-row>
          <table:table-cell table:style-name="Tabela16.A1" office:value-type="string">
            <text:p text:style-name="P28">Classe</text:p>
          </table:table-cell>
          <table:table-cell table:style-name="Tabela16.B1" table:number-columns-spanned="4" office:value-type="string">
            <text:p text:style-name="P124">ocupacao_solo <text:span text:style-name="T28">(constr_ocupacao_solo) [Misto]</text:span></text:p>
          </table:table-cell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28">Atributo</text:p>
          </table:table-cell>
          <table:table-cell table:style-name="Tabela16.A2" office:value-type="string">
            <text:p text:style-name="P116">nome<text:span text:style-name="T6"> (0..1)</text:span></text:p>
          </table:table-cell>
          <table:table-cell table:style-name="Tabela16.A2" office:value-type="string">
            <text:p text:style-name="P244">filtro (1)</text:p>
          </table:table-cell>
          <table:table-cell table:style-name="Tabela16.A2" office:value-type="string">
            <text:p text:style-name="P124">tipo<text:span text:style-name="T5"> (1)</text:span></text:p>
          </table:table-cell>
          <table:table-cell table:style-name="Tabela16.E2" office:value-type="string">
            <text:p text:style-name="P124">situacao_fisica<text:span text:style-name="T5"> (1)</text:span></text:p>
          </table:table-cell>
        </table:table-row>
        <table:table-row>
          <table:table-cell table:style-name="Tabela16.A11" table:number-rows-spanned="9" office:value-type="string">
            <text:p text:style-name="P28">Domínio</text:p>
          </table:table-cell>
          <table:table-cell table:style-name="Tabela16.B11" table:number-rows-spanned="9" office:value-type="string">
            <text:p text:style-name="P318">A ser preenchido</text:p>
          </table:table-cell>
          <table:table-cell table:style-name="Tabela16.C3" office:value-type="string">
            <text:p text:style-name="P241">Campo ou quadra -<text:span text:style-name="T31">2XX</text:span></text:p>
            <text:p text:style-name="P168">[P A]</text:p>
          </table:table-cell>
          <table:table-cell table:style-name="Tabela16.D3" office:value-type="string">
            <text:p text:style-name="P220">Campo/Quadra - Outras quadras esportivas -298</text:p>
            <text:p text:style-name="P220">Campo/Quadra de basquete -202</text:p>
            <text:p text:style-name="P220">Campo/Quadra de futebol -201</text:p>
            <text:p text:style-name="P198">Campo/Quadra de hipismo -205<text:span text:style-name="T1"> !</text:span></text:p>
            <text:p text:style-name="P198">Campo/Quadra de pólo -204<text:span text:style-name="T1"> !</text:span></text:p>
            <text:p text:style-name="P220">Campo/Quadra de tênis -207</text:p>
            <text:p text:style-name="P220">Campo/Quadra de vôlei -203</text:p>
            <text:p text:style-name="P220">Campo/Quadra poliesportiva -206</text:p>
          </table:table-cell>
          <table:table-cell table:style-name="Tabela16.E3" office:value-type="string">
            <text:p text:style-name="P182">Abandonada -1<text:span text:style-name="T1"> !</text:span></text:p>
            <text:p text:style-name="P127">Construída -3</text:p>
            <text:p text:style-name="P182">Destruída -2<text:span text:style-name="T1"> !</text:span></text:p>
            <text:p text:style-name="P182">Em construção -4<text:span text:style-name="T1"> !</text:span></text:p>
          </table:table-cell>
        </table:table-row>
        <table:table-row>
          <table:covered-table-cell/>
          <table:covered-table-cell/>
          <table:table-cell table:style-name="Tabela16.C4" office:value-type="string">
            <text:p text:style-name="P241">Cemitério -<text:span text:style-name="T31">1XX</text:span></text:p>
            <text:p text:style-name="P168">[P A]</text:p>
          </table:table-cell>
          <table:table-cell table:style-name="Tabela16.D4" office:value-type="string">
            <text:p text:style-name="P198">Cemitério - Crematório -101<text:span text:style-name="T1"> !</text:span></text:p>
            <text:p text:style-name="P220">Cemitério - Túmulo isolado -105</text:p>
            <text:p text:style-name="P220">Cemitério Comum -104</text:p>
            <text:p text:style-name="P198">Cemitério Parque -102<text:span text:style-name="T1"> !</text:span></text:p>
            <text:p text:style-name="P198">Cemitério Vertical -103<text:span text:style-name="T1"> !</text:span></text:p>
          </table:table-cell>
          <table:table-cell table:style-name="Tabela16.E4" office:value-type="string">
            <text:p text:style-name="P309">Construída -3</text:p>
            <text:p text:style-name="P309"/>
            <text:p text:style-name="P350">V - <text:span text:style-name="T149">((</text:span>"tipo" <text:span text:style-name="T149">-"tipo" %100)/100) </text:span>in (<text:span text:style-name="T186">3)</text:span> and <text:span text:style-name="T124">not (</text:span>"<text:span text:style-name="T187">situacao_fisica</text:span>" <text:span text:style-name="T150">in (3))</text:span></text:p>
          </table:table-cell>
        </table:table-row>
        <table:table-row>
          <table:covered-table-cell/>
          <table:covered-table-cell/>
          <table:table-cell table:style-name="Tabela16.C5" office:value-type="string">
            <text:p text:style-name="P200">Pátio -<text:span text:style-name="T31">4XX !</text:span></text:p>
            <text:p text:style-name="P168">[A]</text:p>
          </table:table-cell>
          <table:table-cell table:style-name="Tabela16.D5" office:value-type="string">
            <text:p text:style-name="P220">Pátio aeroportuário -409</text:p>
            <text:p text:style-name="P220">Pátio ferroviário -405</text:p>
            <text:p text:style-name="P220">Pátio metroviário -406</text:p>
            <text:p text:style-name="P220">Pátio portuário -414</text:p>
            <text:p text:style-name="P220">Pátio rodoviário -404</text:p>
            <text:p text:style-name="P245">Pátio Misto -495</text:p>
          </table:table-cell>
          <table:table-cell table:style-name="Tabela16.E5" office:value-type="string">
            <text:p text:style-name="P182">Abandonada -1<text:span text:style-name="T1"> !</text:span></text:p>
            <text:p text:style-name="P127">Construída -3</text:p>
            <text:p text:style-name="P182">Destruída -2<text:span text:style-name="T1"> !</text:span></text:p>
            <text:p text:style-name="P182">Em construção -4<text:span text:style-name="T1"> !</text:span></text:p>
          </table:table-cell>
        </table:table-row>
        <table:table-row>
          <table:covered-table-cell/>
          <table:covered-table-cell/>
          <table:table-cell table:style-name="Tabela16.C6" office:value-type="string">
            <text:p text:style-name="P200">Piscina -<text:span text:style-name="T31">5XX !</text:span></text:p>
            <text:p text:style-name="P168">[A]</text:p>
          </table:table-cell>
          <table:table-cell table:style-name="Tabela16.D6" office:value-type="string">
            <text:p text:style-name="P220">Piscina -501</text:p>
          </table:table-cell>
          <table:table-cell table:style-name="Tabela16.E6" office:value-type="string">
            <text:p text:style-name="P182">Abandonada -1<text:span text:style-name="T1"> !</text:span></text:p>
            <text:p text:style-name="P127">Construída -3</text:p>
            <text:p text:style-name="P182">Destruída -2<text:span text:style-name="T1"> !</text:span></text:p>
            <text:p text:style-name="P182">Em construção -4<text:span text:style-name="T1"> !</text:span></text:p>
          </table:table-cell>
        </table:table-row>
        <table:table-row>
          <table:covered-table-cell/>
          <table:covered-table-cell/>
          <table:table-cell table:style-name="Tabela16.C7" office:value-type="string">
            <text:p text:style-name="P201">Pista competição <text:span text:style-name="T33">-3XX !</text:span></text:p>
            <text:p text:style-name="P168">[L]</text:p>
          </table:table-cell>
          <table:table-cell table:style-name="Tabela16.D7" office:value-type="string">
            <text:p text:style-name="P220">Pista - Outras pistas de competição -398</text:p>
            <text:p text:style-name="P220">Pista de atletismo -301</text:p>
            <text:p text:style-name="P220">Pista de automobilismo -304</text:p>
            <text:p text:style-name="P220">Pista de ciclismo -302</text:p>
            <text:p text:style-name="P60">Pista de corrida de cavalos -305</text:p>
            <text:p text:style-name="P220">Pista de motociclismo -303</text:p>
          </table:table-cell>
          <table:table-cell table:style-name="Tabela16.E7" office:value-type="string">
            <text:p text:style-name="P182">Abandonada -1<text:span text:style-name="T1"> !</text:span></text:p>
            <text:p text:style-name="P127">Construída -3</text:p>
            <text:p text:style-name="P182">Destruída -2<text:span text:style-name="T1"> !</text:span></text:p>
            <text:p text:style-name="P182">Em construção -4<text:span text:style-name="T1"> !</text:span></text:p>
          </table:table-cell>
        </table:table-row>
        <table:table-row>
          <table:covered-table-cell/>
          <table:covered-table-cell/>
          <table:table-cell table:style-name="Tabela16.C8" office:value-type="string">
            <text:p text:style-name="P202">Area ruinas -6XX<text:span text:style-name="T1"> !</text:span></text:p>
            <text:p text:style-name="P168">[A]</text:p>
          </table:table-cell>
          <table:table-cell table:style-name="Tabela16.D8" office:value-type="string">
            <text:p text:style-name="P238">Area ruinas -601</text:p>
          </table:table-cell>
          <table:table-cell table:style-name="Tabela16.E8" office:value-type="string">
            <text:p text:style-name="P124">Destruída -2</text:p>
            <text:p text:style-name="P124"/>
            <text:p text:style-name="P350">V - <text:span text:style-name="T149">((</text:span>"tipo" <text:span text:style-name="T149">-"tipo" %100)/100) </text:span>in (<text:span text:style-name="T187">6)</text:span> and <text:span text:style-name="T124">not (</text:span>"<text:span text:style-name="T187">situacao_fisica</text:span>" <text:span text:style-name="T150">in (2))</text:span></text:p>
          </table:table-cell>
        </table:table-row>
        <table:table-row>
          <table:covered-table-cell/>
          <table:covered-table-cell/>
          <table:table-cell table:style-name="Tabela16.C9" office:value-type="string">
            <text:p text:style-name="P202">Ruinas -7XX<text:span text:style-name="T1"> !</text:span></text:p>
            <text:p text:style-name="P168">[P A]</text:p>
          </table:table-cell>
          <table:table-cell table:style-name="Tabela16.D9" office:value-type="string">
            <text:p text:style-name="P238">Ruinas -701</text:p>
          </table:table-cell>
          <table:table-cell table:style-name="Tabela16.E9" office:value-type="string">
            <text:p text:style-name="P124">Destruída -2</text:p>
            <text:p text:style-name="P124"/>
            <text:p text:style-name="P350">V - <text:span text:style-name="T149">((</text:span>"tipo" <text:span text:style-name="T149">-"tipo" %100)/100) </text:span>in (<text:span text:style-name="T187">7)</text:span> and <text:span text:style-name="T124">not (</text:span>"<text:span text:style-name="T187">situacao_fisica</text:span>" <text:span text:style-name="T150">in (2))</text:span></text:p>
          </table:table-cell>
        </table:table-row>
        <table:table-row>
          <table:covered-table-cell/>
          <table:covered-table-cell/>
          <table:table-cell table:style-name="Tabela16.C10" office:value-type="string">
            <text:p text:style-name="P241"><text:span text:style-name="T232">Area de energia</text:span> -<text:span text:style-name="T232">8XX</text:span></text:p>
            <text:p text:style-name="P168">[A]</text:p>
          </table:table-cell>
          <table:table-cell table:style-name="Tabela16.D10" office:value-type="string">
            <text:p text:style-name="P80"><text:span text:style-name="T232">Area de energia</text:span> -<text:span text:style-name="T232">801</text:span></text:p>
          </table:table-cell>
          <table:table-cell table:style-name="Tabela16.E10" office:value-type="string">
            <text:p text:style-name="P309">Construída -3</text:p>
            <text:p text:style-name="P309"/>
            <text:p text:style-name="P350">V - <text:span text:style-name="T149">((</text:span>"tipo" <text:span text:style-name="T149">-"tipo" %100)/100) </text:span>in (<text:span text:style-name="T232">8)</text:span> and <text:span text:style-name="T124">not (</text:span>"<text:span text:style-name="T187">situacao_fisica</text:span>" <text:span text:style-name="T150">in (3))</text:span></text:p>
          </table:table-cell>
        </table:table-row>
        <table:table-row>
          <table:covered-table-cell/>
          <table:covered-table-cell/>
          <table:table-cell table:style-name="Tabela16.C11" office:value-type="string">
            <text:p text:style-name="P241">A SER PREENCHIDO -<text:span text:style-name="T31">999</text:span></text:p>
          </table:table-cell>
          <table:table-cell table:style-name="Tabela16.D11" office:value-type="string">
            <text:p text:style-name="P220">A SER PREENCHIDO -999</text:p>
            <text:p text:style-name="P220"/>
            <text:p text:style-name="P334">L - "<text:span text:style-name="T201">tipo</text:span>" in (9<text:span text:style-name="T65">99)</text:span></text:p>
            <text:p text:style-name="P220"/>
            <text:p text:style-name="P299"><text:span text:style-name="T133">A</text:span><text:span text:style-name="T131"> - </text:span><text:span text:style-name="T132">(("tipo" -"tipo" %100)/100) in (</text:span><text:span text:style-name="T135">3, 4, 5, 6, 7</text:span><text:span text:style-name="T132">)</text:span><text:span text:style-name="T131"> </text:span><text:span text:style-name="T132">or </text:span><text:span text:style-name="T131">"tipo" in </text:span><text:span text:style-name="T132">(</text:span><text:span text:style-name="T135">101, 102, 103, 204, 205</text:span><text:span text:style-name="T131">)</text:span></text:p>
          </table:table-cell>
          <table:table-cell table:style-name="Tabela16.E11" office:value-type="string">
            <text:p text:style-name="P124">A SER PREENCHIDO -999</text:p>
            <text:p text:style-name="P124"/>
            <text:p text:style-name="P334">L - "situacao_fisica" in (9<text:span text:style-name="T65">99)</text:span></text:p>
            <text:p text:style-name="P343"/>
            <text:p text:style-name="P357"><text:span text:style-name="T195">A</text:span> - <text:span text:style-name="T193">(("tipo" -"tipo" %100)/100) in (1, 2, 3, 4 ,5) and </text:span>"<text:span text:style-name="T148">situacao_fisica</text:span>" in (<text:span text:style-name="T195">1, 2, 4)</text:span></text:p>
          </table:table-cell>
        </table:table-row>
        <table:table-row>
          <table:table-cell table:style-name="Tabela16.A12" office:value-type="string">
            <text:p text:style-name="P28"/>
          </table:table-cell>
          <table:table-cell table:style-name="Tabela16.B12" office:value-type="string">
            <text:p text:style-name="P318"/>
          </table:table-cell>
          <table:table-cell table:style-name="Tabela16.C12" office:value-type="string">
            <text:p text:style-name="P241"/>
          </table:table-cell>
          <table:table-cell table:style-name="Tabela16.D12" office:value-type="string">
            <text:p text:style-name="P220"/>
          </table:table-cell>
          <table:table-cell table:style-name="Tabela16.E12" office:value-type="string">
            <text:p text:style-name="P225">Desconhecida -0</text:p>
          </table:table-cell>
        </table:table-row>
      </table:table>
      <text:p text:style-name="P12"/>
      <text:p text:style-name="P12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office:value-type="string">
            <text:p text:style-name="P29">Classe</text:p>
          </table:table-cell>
          <table:table-cell table:style-name="Tabela6.B1" table:number-columns-spanned="3" office:value-type="string">
            <text:p text:style-name="P37">curva_nivel <text:span text:style-name="T7">(</text:span>elemnat_curva_nivel<text:span text:style-name="T7">) [L]</text:span></text:p>
          </table:table-cell>
          <table:covered-table-cell/>
          <table:covered-table-cell/>
        </table:table-row>
        <table:table-row>
          <table:table-cell table:style-name="Tabela6.A2" office:value-type="string">
            <text:p text:style-name="P29">Atributo</text:p>
          </table:table-cell>
          <table:table-cell table:style-name="Tabela6.A2" office:value-type="string">
            <text:p text:style-name="P37">cota (1)</text:p>
          </table:table-cell>
          <table:table-cell table:style-name="Tabela6.A2" office:value-type="string">
            <text:p text:style-name="P37">indice (1)</text:p>
          </table:table-cell>
          <table:table-cell table:style-name="Tabela6.D2" office:value-type="string">
            <text:p text:style-name="P37">depressao (1)</text:p>
          </table:table-cell>
        </table:table-row>
        <table:table-row>
          <table:table-cell table:style-name="Tabela6.A4" table:number-rows-spanned="2" office:value-type="string">
            <text:p text:style-name="P29">Domínio</text:p>
          </table:table-cell>
          <table:table-cell table:style-name="Tabela6.B4" table:number-rows-spanned="2" office:value-type="string">
            <text:p text:style-name="P37">A ser preenchido</text:p>
          </table:table-cell>
          <table:table-cell table:style-name="Tabela6.C3" office:value-type="string">
            <text:p text:style-name="P37">Auxiliar -3</text:p>
            <text:p text:style-name="P37">Mestra -1</text:p>
            <text:p text:style-name="P37">Normal -2</text:p>
          </table:table-cell>
          <table:table-cell table:style-name="Tabela6.D3" office:value-type="string">
            <text:p text:style-name="P37">Não -2</text:p>
            <text:p text:style-name="P37">Sim -1</text:p>
          </table:table-cell>
        </table:table-row>
        <table:table-row>
          <table:covered-table-cell/>
          <table:covered-table-cell/>
          <table:table-cell table:style-name="Tabela6.C4" office:value-type="string">
            <text:p text:style-name="P82">A SER PREENCHIDO -999</text:p>
            <text:p text:style-name="P82"/>
            <text:p text:style-name="P283">L - <text:span text:style-name="T65">"indice" in (999)</text:span></text:p>
          </table:table-cell>
          <table:table-cell table:style-name="Tabela6.D4" office:value-type="string">
            <text:p text:style-name="P82">A SER PREENCHIDO -999</text:p>
            <text:p text:style-name="P82"/>
            <text:p text:style-name="P283">L - "<text:span text:style-name="T65">depressao</text:span>" in (<text:span text:style-name="T65">999)</text:span></text:p>
          </table:table-cell>
        </table:table-row>
      </table:table>
      <text:p text:style-name="P12"/>
      <text:p text:style-name="P6"/>
      <table:table table:name="Tabela20" table:style-name="Tabela20">
        <table:table-column table:style-name="Tabela20.A"/>
        <table:table-column table:style-name="Tabela20.B"/>
        <table:table-column table:style-name="Tabela20.C"/>
        <table:table-row>
          <table:table-cell table:style-name="Tabela20.A1" office:value-type="string">
            <text:p text:style-name="P28">Classe</text:p>
          </table:table-cell>
          <table:table-cell table:style-name="Tabela20.B1" table:number-columns-spanned="2" office:value-type="string">
            <text:p text:style-name="P135">elemento_fisiografico <text:span text:style-name="T30">(elemnat_elemento_fisiografico) [Misto]</text:span></text:p>
          </table:table-cell>
          <table:covered-table-cell/>
        </table:table-row>
        <table:table-row>
          <table:table-cell table:style-name="Tabela20.A2" office:value-type="string">
            <text:p text:style-name="P28">Atributo</text:p>
          </table:table-cell>
          <table:table-cell table:style-name="Tabela20.A2" office:value-type="string">
            <text:p text:style-name="P116">nome<text:span text:style-name="T6"> (0..1)</text:span></text:p>
          </table:table-cell>
          <table:table-cell table:style-name="Tabela20.C2" office:value-type="string">
            <text:p text:style-name="P116">tipo<text:span text:style-name="T5"> (1)</text:span></text:p>
          </table:table-cell>
        </table:table-row>
        <table:table-row>
          <table:table-cell table:style-name="Tabela20.A8" table:number-rows-spanned="6" office:value-type="string">
            <text:p text:style-name="P28">Domínio</text:p>
          </table:table-cell>
          <table:table-cell table:style-name="Tabela20.B8" table:number-rows-spanned="6" office:value-type="string">
            <text:p text:style-name="P318">A ser preenchido</text:p>
          </table:table-cell>
          <table:table-cell table:style-name="Tabela20.C3" office:value-type="string">
            <text:p text:style-name="P203">Área aterrada -25<text:span text:style-name="T1"> !</text:span></text:p>
            <text:p text:style-name="P203">Area rochosa - lajedo -23<text:span text:style-name="T1"> !</text:span></text:p>
            <text:p text:style-name="P150">Caixa de empréstimo -24</text:p>
            <text:p text:style-name="P203">Dolina -15<text:span text:style-name="T1"> !</text:span></text:p>
            <text:p text:style-name="P150">Duna -16</text:p>
            <text:p text:style-name="P150">Resíduo de bota-fora -28</text:p>
            <text:p text:style-name="P150">Resíduo sólido em geral -29</text:p>
            <text:p text:style-name="P144">[A]</text:p>
          </table:table-cell>
        </table:table-row>
        <table:table-row>
          <table:covered-table-cell/>
          <table:covered-table-cell/>
          <table:table-cell table:style-name="Tabela20.C4" office:value-type="string">
            <text:p text:style-name="P150">Aterro -27</text:p>
            <text:p text:style-name="P150">Corte -26</text:p>
            <text:p text:style-name="P203">Escarpa -8<text:span text:style-name="T1"> !</text:span></text:p>
            <text:p text:style-name="P203">Falésia -13<text:span text:style-name="T1"> !</text:span></text:p>
            <text:p text:style-name="P150">Serra -1</text:p>
            <text:p text:style-name="P203">Talude -14<text:span text:style-name="T1"> !</text:span></text:p>
            <text:p text:style-name="P144">[L]</text:p>
          </table:table-cell>
        </table:table-row>
        <table:table-row>
          <table:covered-table-cell/>
          <table:covered-table-cell/>
          <table:table-cell table:style-name="Tabela20.C5" office:value-type="string">
            <text:p text:style-name="P203">Cabo -11<text:span text:style-name="T1"> !</text:span></text:p>
            <text:p text:style-name="P203">Caverna -20<text:span text:style-name="T1"> !</text:span></text:p>
            <text:p text:style-name="P203">Chapada -4<text:span text:style-name="T1"> !</text:span></text:p>
            <text:p text:style-name="P203">Gruta -19<text:span text:style-name="T1"> !</text:span></text:p>
            <text:p text:style-name="P203">Maciço -5<text:span text:style-name="T1"> !</text:span></text:p>
            <text:p text:style-name="P150">Montanha -3</text:p>
            <text:p text:style-name="P150">Morro -2</text:p>
            <text:p text:style-name="P203">Península -9<text:span text:style-name="T1"> !</text:span></text:p>
            <text:p text:style-name="P150">Pico -17</text:p>
            <text:p text:style-name="P203">Planalto -6<text:span text:style-name="T1"> !</text:span></text:p>
            <text:p text:style-name="P203">Planície -7<text:span text:style-name="T1"> !</text:span></text:p>
            <text:p text:style-name="P203">Ponta -10<text:span text:style-name="T1"> !</text:span></text:p>
            <text:p text:style-name="P144">[P]</text:p>
          </table:table-cell>
        </table:table-row>
        <table:table-row>
          <table:covered-table-cell/>
          <table:covered-table-cell/>
          <table:table-cell table:style-name="Tabela20.C6" office:value-type="string">
            <text:p text:style-name="P150">Ilha <text:span text:style-name="T39">Fluvial</text:span>-30</text:p>
            <text:p text:style-name="P150">Ilha <text:span text:style-name="T39">Lacustre</text:span>-3<text:span text:style-name="T39">2</text:span></text:p>
            <text:p text:style-name="P203">Ilha <text:span text:style-name="T39">Maritima</text:span>-3<text:span text:style-name="T39">1 !</text:span></text:p>
            <text:p text:style-name="P203">Ilha <text:span text:style-name="T39">Mista</text:span>-3<text:span text:style-name="T39">3 !</text:span></text:p>
            <text:p text:style-name="P203">Matacão – pedra -21<text:span text:style-name="T1"> !</text:span></text:p>
            <text:p text:style-name="P203">Penedo – isolado -22<text:span text:style-name="T1"> !</text:span></text:p>
            <text:p text:style-name="P144">[P A]</text:p>
          </table:table-cell>
        </table:table-row>
        <table:table-row>
          <table:covered-table-cell/>
          <table:covered-table-cell/>
          <table:table-cell table:style-name="Tabela20.C7" office:value-type="string">
            <text:p text:style-name="P150">Praia -12</text:p>
            <text:p text:style-name="P144">[P L A]</text:p>
          </table:table-cell>
        </table:table-row>
        <table:table-row>
          <table:covered-table-cell/>
          <table:covered-table-cell/>
          <table:table-cell table:style-name="Tabela20.C8" office:value-type="string">
            <text:p text:style-name="P150">A SER PREENCHIDO -999</text:p>
            <text:p text:style-name="P150"/>
            <text:p text:style-name="P334">L - "<text:span text:style-name="T201">tipo</text:span>" in (9<text:span text:style-name="T65">99)</text:span></text:p>
            <text:p text:style-name="P334"/>
            <text:p text:style-name="P353"><text:span text:style-name="T202">A</text:span> - <text:span text:style-name="T130">"</text:span><text:span text:style-name="T138">tipo</text:span><text:span text:style-name="T130">" in (</text:span><text:span text:style-name="T139">4, 5, 6, 7, 8, 9, 10, 11, 13, 14, </text:span><text:span text:style-name="T138">15, </text:span><text:span text:style-name="T139">19, 20,</text:span><text:span text:style-name="T138"> </text:span><text:span text:style-name="T139">21, 22, </text:span><text:span text:style-name="T138">23, 25, </text:span><text:span text:style-name="T139">31, 33</text:span><text:span text:style-name="T137">)</text:span></text:p>
          </table:table-cell>
        </table:table-row>
      </table:table>
      <text:p text:style-name="P6"/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28">Classe</text:p>
          </table:table-cell>
          <table:table-cell table:style-name="Tabela3.B1" table:number-columns-spanned="2" office:value-type="string">
            <text:p text:style-name="P135">elemento_hidrografico <text:span text:style-name="T30">(elemnat_elemento_hidrografico) [Misto]</text:span></text:p>
          </table:table-cell>
          <table:covered-table-cell/>
        </table:table-row>
        <table:table-row>
          <table:table-cell table:style-name="Tabela3.A2" office:value-type="string">
            <text:p text:style-name="P28">Atributo</text:p>
          </table:table-cell>
          <table:table-cell table:style-name="Tabela3.A2" office:value-type="string">
            <text:p text:style-name="P116">nome<text:span text:style-name="T6"> (0..1)</text:span></text:p>
          </table:table-cell>
          <table:table-cell table:style-name="Tabela3.C2" office:value-type="string">
            <text:p text:style-name="P116">tipo<text:span text:style-name="T5"> (1)</text:span></text:p>
          </table:table-cell>
        </table:table-row>
        <table:table-row>
          <table:table-cell table:style-name="Tabela3.A8" table:number-rows-spanned="6" office:value-type="string">
            <text:p text:style-name="P28">Domínio</text:p>
          </table:table-cell>
          <table:table-cell table:style-name="Tabela3.B8" table:number-rows-spanned="6" office:value-type="string">
            <text:p text:style-name="P318">A ser preenchido</text:p>
          </table:table-cell>
          <table:table-cell table:style-name="Tabela3.C3" office:value-type="string">
            <text:p text:style-name="P203">Banco de areia <text:span text:style-name="T38">Cordão Arenoso</text:span> -<text:span text:style-name="T38">17 !</text:span></text:p>
            <text:p text:style-name="P203">Banco de areia <text:span text:style-name="T38">Fluvial</text:span> -<text:span text:style-name="T38">14 !</text:span></text:p>
            <text:p text:style-name="P203">Banco de areia <text:span text:style-name="T38">Lacustre</text:span> -<text:span text:style-name="T38">16 !</text:span></text:p>
            <text:p text:style-name="P203">Banco de areia <text:span text:style-name="T38">Marítimo</text:span> -<text:span text:style-name="T38">15 !</text:span></text:p>
            <text:p text:style-name="P150">Terreno sujeito a inundação -13</text:p>
            <text:p text:style-name="P150"/>
            <text:p text:style-name="P246">[A]</text:p>
          </table:table-cell>
        </table:table-row>
        <table:table-row>
          <table:covered-table-cell/>
          <table:covered-table-cell/>
          <table:table-cell table:style-name="Tabela3.C4" office:value-type="string">
            <text:p text:style-name="P150">Cachoeira -9</text:p>
            <text:p text:style-name="P203">Catarata -11<text:span text:style-name="T1"> !</text:span></text:p>
            <text:p text:style-name="P150">Salto -10</text:p>
            <text:p text:style-name="P150"/>
            <text:p text:style-name="P144">[P L]</text:p>
          </table:table-cell>
        </table:table-row>
        <table:table-row>
          <table:covered-table-cell/>
          <table:covered-table-cell/>
          <table:table-cell table:style-name="Tabela3.C5" office:value-type="string">
            <text:p text:style-name="P150">Corredeira -12</text:p>
            <text:p text:style-name="P203">Recife <text:span text:style-name="T61">Contíguo</text:span> -<text:span text:style-name="T39">18 !</text:span></text:p>
            <text:p text:style-name="P203">Recife <text:span text:style-name="T39">Afastado</text:span> -<text:span text:style-name="T39">19 !</text:span></text:p>
            <text:p text:style-name="P203">Rocha em água -8<text:span text:style-name="T1"> !</text:span></text:p>
            <text:p text:style-name="P150"/>
            <text:p text:style-name="P144">[P L A]</text:p>
          </table:table-cell>
        </table:table-row>
        <table:table-row>
          <table:covered-table-cell/>
          <table:covered-table-cell/>
          <table:table-cell table:style-name="Tabela3.C6" office:value-type="string">
            <text:p text:style-name="P247">Nascente -7</text:p>
            <text:p text:style-name="P203">Olho dágua -3<text:span text:style-name="T1"> !</text:span></text:p>
            <text:p text:style-name="P150">Poço artesiano -2</text:p>
            <text:p text:style-name="P150">Poço <text:span text:style-name="T177">dágua</text:span> -1</text:p>
            <text:p text:style-name="P150">Sumidouro -4</text:p>
            <text:p text:style-name="P150">Vertedouro -5</text:p>
            <text:p text:style-name="P150"/>
            <text:p text:style-name="P144">[P]</text:p>
          </table:table-cell>
        </table:table-row>
        <table:table-row>
          <table:covered-table-cell/>
          <table:covered-table-cell/>
          <table:table-cell table:style-name="Tabela3.C7" office:value-type="string">
            <text:p text:style-name="P202">Foz <text:span text:style-name="T61">Marítima</text:span> -6<text:span text:style-name="T1"> !</text:span></text:p>
            <text:p text:style-name="P238"/>
            <text:p text:style-name="P144">[P A]</text:p>
          </table:table-cell>
        </table:table-row>
        <table:table-row>
          <table:covered-table-cell/>
          <table:covered-table-cell/>
          <table:table-cell table:style-name="Tabela3.C8" office:value-type="string">
            <text:p text:style-name="P150">A SER PREENCHIDO -999</text:p>
            <text:p text:style-name="P150"/>
            <text:p text:style-name="P334">L - "<text:span text:style-name="T201">tipo</text:span>" in (9<text:span text:style-name="T65">99)</text:span></text:p>
            <text:p text:style-name="P334"/>
            <text:p text:style-name="P353"><text:span text:style-name="T202">A</text:span> - <text:span text:style-name="T130">"</text:span><text:span text:style-name="T138">tipo</text:span><text:span text:style-name="T130">" in (</text:span><text:span text:style-name="T138">6, 8, 11, 14, 15, 16, 17, 18, 19</text:span><text:span text:style-name="T137">)</text:span></text:p>
          </table:table-cell>
        </table:table-row>
      </table:table>
      <text:p text:style-name="P6"/>
      <text:p text:style-name="P12"/>
      <table:table table:name="Tabela7" table:style-name="Tabela7">
        <table:table-column table:style-name="Tabela7.A"/>
        <table:table-column table:style-name="Tabela7.B" table:number-columns-repeated="2"/>
        <table:table-row>
          <table:table-cell table:style-name="Tabela7.A1" office:value-type="string">
            <text:p text:style-name="P29">Classe</text:p>
          </table:table-cell>
          <table:table-cell table:style-name="Tabela7.B1" table:number-columns-spanned="2" office:value-type="string">
            <text:p text:style-name="P37">ponto_cotado <text:span text:style-name="T7">(</text:span>elemnat_ponto_cotado<text:span text:style-name="T7">) [P]</text:span></text:p>
          </table:table-cell>
          <table:covered-table-cell/>
        </table:table-row>
        <table:table-row>
          <table:table-cell table:style-name="Tabela7.A2" office:value-type="string">
            <text:p text:style-name="P29">Atributo</text:p>
          </table:table-cell>
          <table:table-cell table:style-name="Tabela7.A2" office:value-type="string">
            <text:p text:style-name="P37">cota (1)</text:p>
          </table:table-cell>
          <table:table-cell table:style-name="Tabela7.C2" office:value-type="string">
            <text:p text:style-name="P37">cota_comprovada (1)</text:p>
          </table:table-cell>
        </table:table-row>
        <table:table-row>
          <table:table-cell table:style-name="Tabela7.A4" table:number-rows-spanned="2" office:value-type="string">
            <text:p text:style-name="P29">Domínio</text:p>
          </table:table-cell>
          <table:table-cell table:style-name="Tabela7.B4" table:number-rows-spanned="2" office:value-type="string">
            <text:p text:style-name="P37">A ser preenchido</text:p>
          </table:table-cell>
          <table:table-cell table:style-name="Tabela7.C3" office:value-type="string">
            <text:p text:style-name="P37">Sim -1</text:p>
            <text:p text:style-name="P37">Não -2</text:p>
          </table:table-cell>
        </table:table-row>
        <table:table-row>
          <table:covered-table-cell/>
          <table:covered-table-cell/>
          <table:table-cell table:style-name="Tabela7.C4" office:value-type="string">
            <text:p text:style-name="P82">A SER PREENCHIDO -999</text:p>
            <text:p text:style-name="P82"/>
            <text:p text:style-name="P283">L - "<text:span text:style-name="T65">cota_comprovada</text:span>" in<text:span text:style-name="T65"> (999)</text:span></text:p>
          </table:table-cell>
        </table:table-row>
      </table:table>
      <text:p text:style-name="P12"/>
      <text:p text:style-name="P1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31">Classe</text:p>
          </table:table-cell>
          <table:table-cell table:style-name="Tabela5.B1" table:number-columns-spanned="3" office:value-type="string">
            <text:p text:style-name="P86">trecho_drenagem <text:span text:style-name="T7">(</text:span>elemnat_trecho_drenagem<text:span text:style-name="T7">) [L]</text:span>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31">Atributo</text:p>
          </table:table-cell>
          <table:table-cell table:style-name="Tabela5.A2" office:value-type="string">
            <text:p text:style-name="P87">nome<text:span text:style-name="T6"> (0..1)</text:span></text:p>
          </table:table-cell>
          <table:table-cell table:style-name="Tabela5.A2" office:value-type="string">
            <text:p text:style-name="P87">tipo<text:span text:style-name="T5"> (1)</text:span></text:p>
          </table:table-cell>
          <table:table-cell table:style-name="Tabela5.D2" office:value-type="string">
            <text:p text:style-name="P87">regime<text:span text:style-name="T5"> (1)</text:span></text:p>
          </table:table-cell>
        </table:table-row>
        <table:table-row>
          <table:table-cell table:style-name="Tabela5.A6" table:number-rows-spanned="4" office:value-type="string">
            <text:p text:style-name="P31">Domínio</text:p>
          </table:table-cell>
          <table:table-cell table:style-name="Tabela5.B6" table:number-rows-spanned="4" office:value-type="string">
            <text:p text:style-name="P88">A ser preenchido</text:p>
          </table:table-cell>
          <table:table-cell table:style-name="Tabela5.C3" office:value-type="string">
            <text:p text:style-name="P88">Canal<text:span text:style-name="T4">-2</text:span></text:p>
            <text:p text:style-name="P89">Rio <text:span text:style-name="T4">-1</text:span></text:p>
          </table:table-cell>
          <table:table-cell table:style-name="Tabela5.D3" office:value-type="string">
            <text:p text:style-name="P88">Permanente <text:span text:style-name="T4">-1</text:span></text:p>
            <text:p text:style-name="P193">Seco <text:span text:style-name="T4">-5 !</text:span></text:p>
            <text:p text:style-name="P193">Temporário <text:span text:style-name="T4">-3 !</text:span></text:p>
            <text:p text:style-name="P381"><text:span text:style-name="T133">A</text:span><text:span text:style-name="T132"> – "</text:span><text:span text:style-name="T142">tipo</text:span><text:span text:style-name="T132">" </text:span><text:span text:style-name="T142">in (1,2) and </text:span><text:span text:style-name="T132">"regime" in (</text:span><text:span text:style-name="T133">3,</text:span><text:span text:style-name="T142">5</text:span><text:span text:style-name="T132">)</text:span></text:p>
          </table:table-cell>
        </table:table-row>
        <table:table-row>
          <table:covered-table-cell/>
          <table:covered-table-cell/>
          <table:table-cell table:style-name="Tabela5.C4" office:value-type="string">
            <text:p text:style-name="P90">Fundo de vale <text:span text:style-name="T4">-3</text:span></text:p>
          </table:table-cell>
          <table:table-cell table:style-name="Tabela5.D4" office:value-type="string">
            <text:p text:style-name="P90">Seco <text:span text:style-name="T4">-5</text:span></text:p>
            <text:p text:style-name="P90"/>
            <text:p text:style-name="P278">V - "tipo" in (<text:span text:style-name="T65">3)</text:span> and <text:span text:style-name="T124">not (</text:span>"<text:span text:style-name="T65">regime</text:span>" <text:span text:style-name="T65">in (5))</text:span></text:p>
          </table:table-cell>
        </table:table-row>
        <table:table-row>
          <table:covered-table-cell/>
          <table:covered-table-cell/>
          <table:table-cell table:style-name="Tabela5.C5" office:value-type="string">
            <text:p text:style-name="P271">Vala -11</text:p>
          </table:table-cell>
          <table:table-cell table:style-name="Tabela5.D5" office:value-type="string">
            <text:p text:style-name="P90">Permanente <text:span text:style-name="T4">-1</text:span></text:p>
            <text:p text:style-name="P90"/>
            <text:p text:style-name="P276">V - "tipo" in (<text:span text:style-name="T65">11)</text:span> and <text:span text:style-name="T124">not (</text:span>"<text:span text:style-name="T65">regime</text:span>" <text:span text:style-name="T65">in (1))</text:span></text:p>
          </table:table-cell>
        </table:table-row>
        <table:table-row>
          <table:covered-table-cell/>
          <table:covered-table-cell/>
          <table:table-cell table:style-name="Tabela5.C6" office:value-type="string">
            <text:p text:style-name="P81">A SER PREENCHIDO -999</text:p>
            <text:p text:style-name="P81"/>
            <text:p text:style-name="P286">L - "tipo" in (999)</text:p>
          </table:table-cell>
          <table:table-cell table:style-name="Tabela5.D6" office:value-type="string">
            <text:p text:style-name="P81">A SER PREENCHIDO -999</text:p>
            <text:p text:style-name="P81"/>
            <text:p text:style-name="P286">L - "regime" in (999)</text:p>
          </table:table-cell>
        </table:table-row>
      </table:table>
      <text:p text:style-name="P16"/>
      <text:p text:style-name="P13"/>
      <table:table table:name="Tabela13" table:style-name="Tabela13">
        <table:table-column table:style-name="Tabela13.A"/>
        <table:table-column table:style-name="Tabela13.B"/>
        <table:table-column table:style-name="Tabela13.C" table:number-columns-repeated="3"/>
        <table:table-column table:style-name="Tabela13.F"/>
        <table:table-column table:style-name="Tabela13.G"/>
        <table:table-row>
          <table:table-cell table:style-name="Tabela13.A1" office:value-type="string">
            <text:p text:style-name="P30">Classe</text:p>
          </table:table-cell>
          <table:table-cell table:style-name="Tabela13.B1" table:number-columns-spanned="6" office:value-type="string">
            <text:p text:style-name="P248">elemento_infraestrutura<text:span text:style-name="T18"> (</text:span><text:span text:style-name="T21">infra</text:span><text:span text:style-name="T19">_elemento_infraestrutura</text:span><text:span text:style-name="T18">) </text:span><text:span text:style-name="T20">[Misto]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2" office:value-type="string">
            <text:p text:style-name="P30">Atributo</text:p>
          </table:table-cell>
          <table:table-cell table:style-name="Tabela13.A2" office:value-type="string">
            <text:p text:style-name="P117">nome<text:span text:style-name="T6"> (0..1)</text:span></text:p>
          </table:table-cell>
          <table:table-cell table:style-name="Tabela13.A2" office:value-type="string">
            <text:p text:style-name="P249">filtro (1)</text:p>
          </table:table-cell>
          <table:table-cell table:style-name="Tabela13.A2" office:value-type="string">
            <text:p text:style-name="P117">tipo<text:span text:style-name="T5"> (1)</text:span></text:p>
          </table:table-cell>
          <table:table-cell table:style-name="Tabela13.A2" office:value-type="string">
            <text:p text:style-name="P117">situacao_fisica<text:span text:style-name="T5"> (1)</text:span></text:p>
          </table:table-cell>
          <table:table-cell table:style-name="Tabela13.A2" office:value-type="string">
            <text:p text:style-name="P117">material_construcao<text:span text:style-name="T5"> (1)</text:span></text:p>
          </table:table-cell>
          <table:table-cell table:style-name="Tabela13.G2" office:value-type="string">
            <text:p text:style-name="P248">posicao_relativa<text:span text:style-name="T5"> (1)</text:span></text:p>
          </table:table-cell>
        </table:table-row>
        <table:table-row>
          <table:table-cell table:style-name="Tabela13.A20" table:number-rows-spanned="18" office:value-type="string">
            <text:p text:style-name="P30">Domínio</text:p>
          </table:table-cell>
          <table:table-cell table:style-name="Tabela13.B20" table:number-rows-spanned="18" office:value-type="string">
            <text:p text:style-name="P319">A ser preenchido</text:p>
          </table:table-cell>
          <table:table-cell table:style-name="Tabela13.C3" office:value-type="string">
            <text:p text:style-name="P204">Antena de comunicação – 13XX<text:span text:style-name="T1"> !</text:span></text:p>
            <text:p text:style-name="P169">[P]</text:p>
          </table:table-cell>
          <table:table-cell table:style-name="Tabela13.D3" office:value-type="string">
            <text:p text:style-name="P65">Antena de comunicação -1301</text:p>
          </table:table-cell>
          <table:table-cell table:style-name="Tabela13.E3" office:value-type="string">
            <text:p text:style-name="P56">Desconhecida -0</text:p>
            <text:p text:style-name="P56"/>
            <text:p text:style-name="P344">V - <text:span text:style-name="T149">((</text:span>"tipo" <text:span text:style-name="T149">-"tipo" %100)/100) in </text:span>(<text:span text:style-name="T152">13)</text:span> and <text:span text:style-name="T124">not (</text:span>"<text:span text:style-name="T152">situacao_fisica</text:span>" <text:span text:style-name="T150">in (0))</text:span></text:p>
          </table:table-cell>
          <table:table-cell table:style-name="Tabela13.F3" office:value-type="string">
            <text:p text:style-name="P56">Não aplicável -97</text:p>
            <text:p text:style-name="P56"/>
            <text:p text:style-name="P344">V - <text:span text:style-name="T149">((</text:span>"tipo" <text:span text:style-name="T149">-"tipo" %100)/100) in </text:span>(<text:span text:style-name="T152">13)</text:span> and <text:span text:style-name="T124">not (</text:span>"<text:span text:style-name="T152">material_construcao</text:span>" <text:span text:style-name="T150">in (97))</text:span></text:p>
          </table:table-cell>
          <table:table-cell table:style-name="Tabela13.G3" office:value-type="string">
            <text:p text:style-name="P41">Adjacente a edificação -17</text:p>
            <text:p text:style-name="P41">Isolada -14</text:p>
            <text:p text:style-name="P41">Sobre edificação -18</text:p>
            <text:p text:style-name="P41"/>
            <text:p text:style-name="P344">V - <text:span text:style-name="T149">((</text:span>"tipo" <text:span text:style-name="T149">-"tipo" %100)/100) in </text:span>(<text:span text:style-name="T152">13)</text:span> and <text:span text:style-name="T124">not (</text:span>"<text:span text:style-name="T152">posicao_relativa</text:span>" <text:span text:style-name="T150">in (14,17,18))</text:span></text:p>
          </table:table-cell>
        </table:table-row>
        <table:table-row>
          <table:covered-table-cell/>
          <table:covered-table-cell/>
          <table:table-cell table:style-name="Tabela13.C4" office:value-type="string">
            <text:p text:style-name="P250">Barragem -11XX</text:p>
            <text:p text:style-name="P169">[L A]</text:p>
          </table:table-cell>
          <table:table-cell table:style-name="Tabela13.D4" office:value-type="string">
            <text:p text:style-name="P250">Barragem - 1101</text:p>
          </table:table-cell>
          <table:table-cell table:style-name="Tabela13.E4" office:value-type="string">
            <text:p text:style-name="P197">Abandonada -1<text:span text:style-name="T1"> !</text:span></text:p>
            <text:p text:style-name="P56">Construída -3</text:p>
            <text:p text:style-name="P57">Desconhecida -0</text:p>
            <text:p text:style-name="P122"><text:span text:style-name="T181">Destruída -2</text:span><text:span text:style-name="T183"> !</text:span></text:p>
            <text:p text:style-name="P197">Em construção -4<text:span text:style-name="T1"> !</text:span></text:p>
          </table:table-cell>
          <table:table-cell table:style-name="Tabela13.F4" office:value-type="string">
            <text:p text:style-name="P197">Alvenaria -1<text:span text:style-name="T1"> !</text:span></text:p>
            <text:p text:style-name="P56">Concreto -2</text:p>
            <text:p text:style-name="P121">Rocha -4</text:p>
            <text:p text:style-name="P121">Terra -23</text:p>
            <text:p text:style-name="P121"/>
            <text:p text:style-name="P344">V - <text:span text:style-name="T149">((</text:span>"tipo" <text:span text:style-name="T149">-"tipo" %100)/100) in </text:span>(<text:span text:style-name="T152">11)</text:span> and <text:span text:style-name="T124">not (</text:span>"<text:span text:style-name="T152">material_construcao</text:span>" <text:span text:style-name="T150">in (1,2,4,23))</text:span></text:p>
          </table:table-cell>
          <table:table-cell table:style-name="Tabela13.G4" office:value-type="string">
            <text:p text:style-name="P41">Não aplicável -97</text:p>
            <text:p text:style-name="P41"/>
            <text:p text:style-name="P344">V - <text:span text:style-name="T149">((</text:span>"tipo" <text:span text:style-name="T149">-"tipo" %100)/100) in </text:span>(<text:span text:style-name="T152">11)</text:span> and <text:span text:style-name="T124">not (</text:span>"<text:span text:style-name="T152">posicao_relativa</text:span>" <text:span text:style-name="T150">in (97))</text:span></text:p>
          </table:table-cell>
        </table:table-row>
        <table:table-row>
          <table:covered-table-cell/>
          <table:covered-table-cell/>
          <table:table-cell table:style-name="Tabela13.C5" office:value-type="string">
            <text:p text:style-name="P204">Calha –<text:span text:style-name="T22">18XX !</text:span></text:p>
            <text:p text:style-name="P169">[L]</text:p>
          </table:table-cell>
          <table:table-cell table:style-name="Tabela13.D5" office:value-type="string">
            <text:p text:style-name="P250">Calha – <text:span text:style-name="T49">á</text:span>gua <text:span text:style-name="T49">pluvial</text:span>-1801</text:p>
          </table:table-cell>
          <table:table-cell table:style-name="Tabela13.E5" office:value-type="string">
            <text:p text:style-name="P182">Abandonada -1<text:span text:style-name="T1"> !</text:span></text:p>
            <text:p text:style-name="P127">Construída -3</text:p>
            <text:p text:style-name="P182">Destruída -2<text:span text:style-name="T1"> !</text:span></text:p>
            <text:p text:style-name="P182">Em construção -4<text:span text:style-name="T1"> !</text:span></text:p>
            <text:p text:style-name="P121"/>
            <text:p text:style-name="P344">V - <text:span text:style-name="T149">((</text:span>"tipo" <text:span text:style-name="T149">-"tipo" %100)/100) in </text:span>(<text:span text:style-name="T152">18)</text:span> and <text:span text:style-name="T124">not (</text:span>"<text:span text:style-name="T152">situacao_fisica</text:span>" <text:span text:style-name="T150">in (1,2,3,4))</text:span></text:p>
          </table:table-cell>
          <table:table-cell table:style-name="Tabela13.F5" office:value-type="string">
            <text:p text:style-name="P121">Alvenaria -1</text:p>
            <text:p text:style-name="P121">Concreto -2</text:p>
            <text:p text:style-name="P121">Metal -3</text:p>
            <text:p text:style-name="P197">Rocha -4<text:span text:style-name="T1"> !</text:span></text:p>
            <text:p text:style-name="P121"/>
            <text:p text:style-name="P344">V - <text:span text:style-name="T149">((</text:span>"tipo" <text:span text:style-name="T149">-"tipo" %100)/100) in </text:span>(<text:span text:style-name="T152">18)</text:span> and <text:span text:style-name="T124">not (</text:span>"<text:span text:style-name="T152">material_construcao</text:span>" <text:span text:style-name="T150">in (1,2,3,4))</text:span></text:p>
          </table:table-cell>
          <table:table-cell table:style-name="Tabela13.G5" office:value-type="string">
            <text:p text:style-name="P41">Elevado -3</text:p>
            <text:p text:style-name="P41">Superfície -2</text:p>
            <text:p text:style-name="P41"/>
            <text:p text:style-name="P344">V - <text:span text:style-name="T149">((</text:span>"tipo" <text:span text:style-name="T149">-"tipo" %100)/100) in </text:span>(<text:span text:style-name="T152">18)</text:span> and <text:span text:style-name="T124">not (</text:span>"<text:span text:style-name="T152">posicao_relativa</text:span>" <text:span text:style-name="T150">in (2,3))</text:span></text:p>
          </table:table-cell>
        </table:table-row>
        <table:table-row>
          <table:covered-table-cell/>
          <table:covered-table-cell/>
          <table:table-cell table:style-name="Tabela13.C6" office:value-type="string">
            <text:p text:style-name="P65">Comporta <text:span text:style-name="T22">-9XX</text:span></text:p>
            <text:p text:style-name="P169">[P L]</text:p>
          </table:table-cell>
          <table:table-cell table:style-name="Tabela13.D6" office:value-type="string">
            <text:p text:style-name="P250">Comporta <text:span text:style-name="T22">-901</text:span></text:p>
          </table:table-cell>
          <table:table-cell table:style-name="Tabela13.E6" office:value-type="string">
            <text:p text:style-name="P182">Abandonada -1<text:span text:style-name="T1"> !</text:span></text:p>
            <text:p text:style-name="P127">Construída -3</text:p>
            <text:p text:style-name="P182">Destruída -2<text:span text:style-name="T1"> !</text:span></text:p>
            <text:p text:style-name="P182">Em construção -4<text:span text:style-name="T1"> !</text:span></text:p>
            <text:p text:style-name="P121"/>
            <text:p text:style-name="P348">V - <text:span text:style-name="T149">((</text:span>"tipo" <text:span text:style-name="T149">-"tipo" %100)/100) in </text:span>(<text:span text:style-name="T152">9)</text:span> <text:span text:style-name="T216">and "tipo" not in (999) </text:span>and <text:span text:style-name="T124">not (</text:span>"<text:span text:style-name="T152">situacao_fisica</text:span>" <text:span text:style-name="T150">in (1,2,3,4)</text:span></text:p>
          </table:table-cell>
          <table:table-cell table:style-name="Tabela13.F6" office:value-type="string">
            <text:p text:style-name="P121">Não aplicável -97</text:p>
            <text:p text:style-name="P121"/>
            <text:p text:style-name="P348">V - <text:span text:style-name="T149">((</text:span>"tipo" <text:span text:style-name="T149">-"tipo" %100)/100) in </text:span>(<text:span text:style-name="T152">9)</text:span> <text:span text:style-name="T216">and "tipo" not in (999) </text:span>and <text:span text:style-name="T124">not (</text:span>"<text:span text:style-name="T152">material_construcao</text:span>" <text:span text:style-name="T150">in (97))</text:span></text:p>
          </table:table-cell>
          <table:table-cell table:style-name="Tabela13.G6" office:value-type="string">
            <text:p text:style-name="P41">Não aplicável -97</text:p>
            <text:p text:style-name="P41"/>
            <text:p text:style-name="P348">V - <text:span text:style-name="T149">((</text:span>"tipo" <text:span text:style-name="T149">-"tipo" %100)/100) in </text:span>(<text:span text:style-name="T153">9)</text:span> <text:span text:style-name="T216">and "tipo" not in (999)</text:span> and <text:span text:style-name="T124">not (</text:span>"<text:span text:style-name="T152">posicao_relativa</text:span>" <text:span text:style-name="T150">in (97))</text:span></text:p>
          </table:table-cell>
        </table:table-row>
        <table:table-row>
          <table:covered-table-cell/>
          <table:covered-table-cell/>
          <table:table-cell table:style-name="Tabela13.C7" office:value-type="string">
            <text:p text:style-name="P66">Condutor Hídrico -2XX</text:p>
            <text:p text:style-name="P169">[L]</text:p>
          </table:table-cell>
          <table:table-cell table:style-name="Tabela13.D7" office:value-type="string">
            <text:p text:style-name="P251">Condutor hídrico – calha -201</text:p>
            <text:p text:style-name="P251">Condutor hídrico – tubulação -202</text:p>
          </table:table-cell>
          <table:table-cell table:style-name="Tabela13.E7" office:value-type="string">
            <text:p text:style-name="P56">Desconhecida -0</text:p>
            <text:p text:style-name="P56"/>
            <text:p text:style-name="P344">V - <text:span text:style-name="T149">((</text:span>"tipo" <text:span text:style-name="T149">-"tipo" %100)/100) in </text:span>(<text:span text:style-name="T152">2)</text:span> and <text:span text:style-name="T124">not (</text:span>"<text:span text:style-name="T152">situacao_fisica</text:span>" <text:span text:style-name="T150">in (0))</text:span></text:p>
          </table:table-cell>
          <table:table-cell table:style-name="Tabela13.F7" office:value-type="string">
            <text:p text:style-name="P121">Não aplicável -97</text:p>
            <text:p text:style-name="P121"/>
            <text:p text:style-name="P344">V - <text:span text:style-name="T149">((</text:span>"tipo" <text:span text:style-name="T149">-"tipo" %100)/100) in </text:span>(<text:span text:style-name="T152">2)</text:span> and <text:span text:style-name="T124">not (</text:span>"<text:span text:style-name="T152">material_construcao</text:span>" <text:span text:style-name="T150">in (97))</text:span></text:p>
          </table:table-cell>
          <table:table-cell table:style-name="Tabela13.G7" office:value-type="string">
            <text:p text:style-name="P41">Não aplicável -97</text:p>
            <text:p text:style-name="P41"/>
            <text:p text:style-name="P344">V - <text:span text:style-name="T149">((</text:span>"tipo" <text:span text:style-name="T149">-"tipo" %100)/100) in </text:span>(<text:span text:style-name="T153">2)</text:span> and <text:span text:style-name="T124">not (</text:span>"<text:span text:style-name="T152">posicao_relativa</text:span>" <text:span text:style-name="T150">in (97))</text:span></text:p>
          </table:table-cell>
        </table:table-row>
        <table:table-row>
          <table:covered-table-cell/>
          <table:covered-table-cell/>
          <table:table-cell table:style-name="Tabela13.C8" office:value-type="string">
            <text:p text:style-name="P204">Correia Transportadora <text:span text:style-name="T22">-19XX !</text:span></text:p>
            <text:p text:style-name="P169">[L]</text:p>
          </table:table-cell>
          <table:table-cell table:style-name="Tabela13.D8" office:value-type="string">
            <text:p text:style-name="P251">Correia transp – Grãos -1902</text:p>
            <text:p text:style-name="P251">Correia transp – Minério -1901</text:p>
            <text:p text:style-name="P251">Correia transp – Outros -1998</text:p>
          </table:table-cell>
          <table:table-cell table:style-name="Tabela13.E8" office:value-type="string">
            <text:p text:style-name="P182">Abandonada -1<text:span text:style-name="T1"> !</text:span></text:p>
            <text:p text:style-name="P127">Construída -3</text:p>
            <text:p text:style-name="P182">Destruída -2<text:span text:style-name="T1"> !</text:span></text:p>
            <text:p text:style-name="P182">Em construção -4<text:span text:style-name="T1"> !</text:span></text:p>
            <text:p text:style-name="P121"/>
            <text:p text:style-name="P344">V - <text:span text:style-name="T149">((</text:span>"tipo" <text:span text:style-name="T149">-"tipo" %100)/100) in </text:span>(<text:span text:style-name="T152">19)</text:span> and <text:span text:style-name="T124">not (</text:span>"<text:span text:style-name="T152">situacao_fisica</text:span>" <text:span text:style-name="T150">in (1,2,3,4))</text:span></text:p>
          </table:table-cell>
          <table:table-cell table:style-name="Tabela13.F8" office:value-type="string">
            <text:p text:style-name="P121">Alvenaria -1</text:p>
            <text:p text:style-name="P121">Concreto -2</text:p>
            <text:p text:style-name="P121">Metal -3</text:p>
            <text:p text:style-name="P121"/>
            <text:p text:style-name="P344">V - <text:span text:style-name="T149">((</text:span>"tipo" <text:span text:style-name="T149">-"tipo" %100)/100) in </text:span>(<text:span text:style-name="T152">19)</text:span> and <text:span text:style-name="T124">not (</text:span>"<text:span text:style-name="T152">material_construcao</text:span>" <text:span text:style-name="T150">in (1,2,3))</text:span></text:p>
          </table:table-cell>
          <table:table-cell table:style-name="Tabela13.G8" office:value-type="string">
            <text:p text:style-name="P41">Elevado -3</text:p>
            <text:p text:style-name="P41">Subterrâneo -6</text:p>
            <text:p text:style-name="P41">Superfície -2</text:p>
            <text:p text:style-name="P41"/>
            <text:p text:style-name="P344">V - <text:span text:style-name="T149">((</text:span>"tipo" <text:span text:style-name="T149">-"tipo" %100)/100) in </text:span>(<text:span text:style-name="T153">19)</text:span> and <text:span text:style-name="T124">not (</text:span>"<text:span text:style-name="T152">posicao_relativa</text:span>" <text:span text:style-name="T150">in (2,3,6))</text:span></text:p>
          </table:table-cell>
        </table:table-row>
        <table:table-row>
          <table:covered-table-cell/>
          <table:covered-table-cell/>
          <table:table-cell table:style-name="Tabela13.C9" office:value-type="string">
            <text:p text:style-name="P250">Duto <text:span text:style-name="T22">-17XX</text:span></text:p>
            <text:p text:style-name="P169">[L]</text:p>
          </table:table-cell>
          <table:table-cell table:style-name="Tabela13.D9" office:value-type="string">
            <text:p text:style-name="P251">Duto – Efluentes -<text:span text:style-name="T23">1709</text:span></text:p>
            <text:p text:style-name="P251">Duto – Gás -<text:span text:style-name="T23">1708</text:span></text:p>
            <text:p text:style-name="P252">Duto – Nafta -1707</text:p>
            <text:p text:style-name="P252">Duto – Petróleo -1706</text:p>
            <text:p text:style-name="P252">Duto – Querosene -1705</text:p>
            <text:p text:style-name="P252">Duto – Óleo -1702</text:p>
            <text:p text:style-name="P252">Duto – Outros -1798</text:p>
            <text:p text:style-name="P252">Duto – Esgoto -1710</text:p>
            <text:p text:style-name="P252">Duto – Água -1701</text:p>
            <text:p text:style-name="P252">Duto – Álcool -1704</text:p>
            <text:p text:style-name="P252">Duto – Gasolina -1703</text:p>
            <text:p text:style-name="P249">Duto – Desconhecido -1700</text:p>
          </table:table-cell>
          <table:table-cell table:style-name="Tabela13.E9" office:value-type="string">
            <text:p text:style-name="P182">Abandonada -1<text:span text:style-name="T1"> !</text:span></text:p>
            <text:p text:style-name="P127">Construída -3</text:p>
            <text:p text:style-name="P182">Destruída -2<text:span text:style-name="T1"> !</text:span></text:p>
            <text:p text:style-name="P182">Em construção -4<text:span text:style-name="T1"> !</text:span></text:p>
            <text:p text:style-name="P121"/>
            <text:p text:style-name="P344">V - <text:span text:style-name="T149">((</text:span>"tipo" <text:span text:style-name="T149">-"tipo" %100)/100) in </text:span>(<text:span text:style-name="T152">17)</text:span> and <text:span text:style-name="T124">not (</text:span>"<text:span text:style-name="T152">situacao_fisica</text:span>" <text:span text:style-name="T150">in (1,2,3,4))</text:span></text:p>
          </table:table-cell>
          <table:table-cell table:style-name="Tabela13.F9" office:value-type="string">
            <text:p text:style-name="P121">Concreto -2</text:p>
            <text:p text:style-name="P121">Metal -3</text:p>
            <text:p text:style-name="P121"/>
            <text:p text:style-name="P344">V - <text:span text:style-name="T149">((</text:span>"tipo" <text:span text:style-name="T149">-"tipo" %100)/100) in </text:span>(<text:span text:style-name="T152">17)</text:span> and <text:span text:style-name="T124">not (</text:span>"<text:span text:style-name="T152">material_construcao</text:span>" <text:span text:style-name="T150">in (2,3))</text:span></text:p>
          </table:table-cell>
          <table:table-cell table:style-name="Tabela13.G9" office:value-type="string">
            <text:p text:style-name="P41">Elevado -3</text:p>
            <text:p text:style-name="P41">Emerso -4</text:p>
            <text:p text:style-name="P41">Submerso -5</text:p>
            <text:p text:style-name="P41">Subterrâneo -6</text:p>
            <text:p text:style-name="P41">Superfície -2</text:p>
            <text:p text:style-name="P41"/>
            <text:p text:style-name="P344">V - <text:span text:style-name="T149">((</text:span>"tipo" <text:span text:style-name="T149">-"tipo" %100)/100) in </text:span>(<text:span text:style-name="T153">17)</text:span> and <text:span text:style-name="T124">not (</text:span>"<text:span text:style-name="T152">posicao_relativa</text:span>" <text:span text:style-name="T150">in (2,3,4,5,6))</text:span></text:p>
          </table:table-cell>
        </table:table-row>
        <table:table-row>
          <table:covered-table-cell/>
          <table:covered-table-cell/>
          <table:table-cell table:style-name="Tabela13.C10" office:value-type="string">
            <text:p text:style-name="P204">Eclusa <text:span text:style-name="T24">-10XX !</text:span></text:p>
            <text:p text:style-name="P169">[P L A]</text:p>
          </table:table-cell>
          <table:table-cell table:style-name="Tabela13.D10" office:value-type="string">
            <text:p text:style-name="P250">Eclusa <text:span text:style-name="T24">-1001</text:span></text:p>
          </table:table-cell>
          <table:table-cell table:style-name="Tabela13.E10" office:value-type="string">
            <text:p text:style-name="P182">Abandonada -1<text:span text:style-name="T1"> !</text:span></text:p>
            <text:p text:style-name="P127">Construída -3</text:p>
            <text:p text:style-name="P182">Destruída -2<text:span text:style-name="T1"> !</text:span></text:p>
            <text:p text:style-name="P182">Em construção -4<text:span text:style-name="T1"> !</text:span></text:p>
            <text:p text:style-name="P121"/>
            <text:p text:style-name="P344">V - <text:span text:style-name="T149">((</text:span>"tipo" <text:span text:style-name="T149">-"tipo" %100)/100) in </text:span>(<text:span text:style-name="T152">10)</text:span> and <text:span text:style-name="T124">not (</text:span>"<text:span text:style-name="T152">situacao_fisica</text:span>" <text:span text:style-name="T150">in (1,2,3,4))</text:span></text:p>
          </table:table-cell>
          <table:table-cell table:style-name="Tabela13.F10" office:value-type="string">
            <text:p text:style-name="P121">Alvenaria -1</text:p>
            <text:p text:style-name="P121">Concreto -2</text:p>
            <text:p text:style-name="P121">Metal -3</text:p>
            <text:p text:style-name="P121"/>
            <text:p text:style-name="P344">V - <text:span text:style-name="T149">((</text:span>"tipo" <text:span text:style-name="T149">-"tipo" %100)/100) in </text:span>(<text:span text:style-name="T152">10)</text:span> and <text:span text:style-name="T124">not (</text:span>"<text:span text:style-name="T152">material_construcao</text:span>" <text:span text:style-name="T150">in (1,2,3))</text:span></text:p>
          </table:table-cell>
          <table:table-cell table:style-name="Tabela13.G10" office:value-type="string">
            <text:p text:style-name="P41">Não aplicável -97</text:p>
            <text:p text:style-name="P41"/>
            <text:p text:style-name="P344">V - <text:span text:style-name="T149">((</text:span>"tipo" <text:span text:style-name="T149">-"tipo" %100)/100) in </text:span>(<text:span text:style-name="T153">10)</text:span> and <text:span text:style-name="T124">not (</text:span>"<text:span text:style-name="T152">posicao_relativa</text:span>" <text:span text:style-name="T150">in (97))</text:span></text:p>
          </table:table-cell>
        </table:table-row>
        <table:table-row>
          <table:covered-table-cell/>
          <table:covered-table-cell/>
          <table:table-cell table:style-name="Tabela13.C11" office:value-type="string">
            <text:p text:style-name="P188">Equipamento agropecuário - 16XX !</text:p>
            <text:p text:style-name="P169">[P]</text:p>
          </table:table-cell>
          <table:table-cell table:style-name="Tabela13.D11" office:value-type="string">
            <text:p text:style-name="P253">Equip agro - Pivô central -1<text:span text:style-name="T152">6</text:span>01</text:p>
            <text:p text:style-name="P253">Equip agro – Outros -1<text:span text:style-name="T37">6</text:span>98</text:p>
          </table:table-cell>
          <table:table-cell table:style-name="Tabela13.E11" office:value-type="string">
            <text:p text:style-name="P182">Abandonada -1<text:span text:style-name="T1"> !</text:span></text:p>
            <text:p text:style-name="P127">Construída -3</text:p>
            <text:p text:style-name="P182">Destruída -2<text:span text:style-name="T1"> !</text:span></text:p>
            <text:p text:style-name="P182">Em construção -4<text:span text:style-name="T1"> !</text:span></text:p>
            <text:p text:style-name="P121"/>
            <text:p text:style-name="P344">V - <text:span text:style-name="T149">((</text:span>"tipo" <text:span text:style-name="T149">-"tipo" %100)/100) in </text:span>(<text:span text:style-name="T152">16)</text:span> and <text:span text:style-name="T124">not (</text:span>"<text:span text:style-name="T152">situacao_fisica</text:span>" <text:span text:style-name="T150">in (1,2,3,4))</text:span></text:p>
          </table:table-cell>
          <table:table-cell table:style-name="Tabela13.F11" office:value-type="string">
            <text:p text:style-name="P121">Madeira -5</text:p>
            <text:p text:style-name="P121">Metal -3</text:p>
            <text:p text:style-name="P121"/>
            <text:p text:style-name="P344">V - <text:span text:style-name="T149">((</text:span>"tipo" <text:span text:style-name="T149">-"tipo" %100)/100) in </text:span>(<text:span text:style-name="T152">16)</text:span> and <text:span text:style-name="T124">not (</text:span>"<text:span text:style-name="T152">material_construcao</text:span>" <text:span text:style-name="T150">in (3,5))</text:span></text:p>
          </table:table-cell>
          <table:table-cell table:style-name="Tabela13.G11" office:value-type="string">
            <text:p text:style-name="P41">Não aplicável -97</text:p>
            <text:p text:style-name="P41"/>
            <text:p text:style-name="P344">V - <text:span text:style-name="T149">((</text:span>"tipo" <text:span text:style-name="T149">-"tipo" %100)/100) in </text:span>(<text:span text:style-name="T153">16)</text:span> and <text:span text:style-name="T124">not (</text:span>"<text:span text:style-name="T152">posicao_relativa</text:span>" <text:span text:style-name="T150">in (97))</text:span></text:p>
          </table:table-cell>
        </table:table-row>
        <table:table-row>
          <table:covered-table-cell/>
          <table:covered-table-cell/>
          <table:table-cell table:style-name="Tabela13.C12" office:value-type="string">
            <text:p text:style-name="P250">Estação geradora de energia <text:span text:style-name="T25">-4XX</text:span></text:p>
            <text:p text:style-name="P169">[P L A]</text:p>
          </table:table-cell>
          <table:table-cell table:style-name="Tabela13.D12" office:value-type="string">
            <text:p text:style-name="P189">Estação geradora – Eólica -405<text:span text:style-name="T1"> !</text:span></text:p>
            <text:p text:style-name="P253">Estação geradora – Hidrelétrica -408</text:p>
            <text:p text:style-name="P189">Estação geradora – Maré-motriz -407<text:span text:style-name="T1"> !</text:span></text:p>
            <text:p text:style-name="P67">Estação geradora – Outras -498</text:p>
            <text:p text:style-name="P189">Estação geradora – Solar -406<text:span text:style-name="T1"> !</text:span></text:p>
            <text:p text:style-name="P253">Estação geradora - Termelétrica a carvão -410</text:p>
            <text:p text:style-name="P253">Estação geradora - Termelétrica a diesel -411</text:p>
            <text:p text:style-name="P253">Estação geradora - Termelétrica a gás -412</text:p>
            <text:p text:style-name="P253">Estação geradora - Termelétrica <text:span text:style-name="T49">mista</text:span> -49<text:span text:style-name="T49">5</text:span></text:p>
            <text:p text:style-name="P189">Estação geradora - Termelétrica nuclear -409<text:span text:style-name="T1"> !</text:span></text:p>
            <text:p text:style-name="P253">Estação geradora - Termelétrica <text:span text:style-name="T49">outras</text:span> -4<text:span text:style-name="T49">98</text:span></text:p>
          </table:table-cell>
          <table:table-cell table:style-name="Tabela13.E12" office:value-type="string">
            <text:p text:style-name="P182">Abandonada -1<text:span text:style-name="T1"> !</text:span></text:p>
            <text:p text:style-name="P127">Construída -3</text:p>
            <text:p text:style-name="P182">Destruída -2<text:span text:style-name="T1"> !</text:span></text:p>
            <text:p text:style-name="P182">Em construção -4<text:span text:style-name="T1"> !</text:span></text:p>
            <text:p text:style-name="P121"/>
            <text:p text:style-name="P344">V - <text:span text:style-name="T149">((</text:span>"tipo" <text:span text:style-name="T149">-"tipo" %100)/100) in </text:span>(<text:span text:style-name="T152">4)</text:span> and <text:span text:style-name="T124">not (</text:span>"<text:span text:style-name="T152">situacao_fisica</text:span>" <text:span text:style-name="T150">in (1,2,3,4))</text:span></text:p>
          </table:table-cell>
          <table:table-cell table:style-name="Tabela13.F12" office:value-type="string">
            <text:p text:style-name="P56">Não aplicável -97</text:p>
            <text:p text:style-name="P56"/>
            <text:p text:style-name="P344">V - <text:span text:style-name="T149">((</text:span>"tipo" <text:span text:style-name="T149">-"tipo" %100)/100) in </text:span>(<text:span text:style-name="T152">4)</text:span> and <text:span text:style-name="T124">not (</text:span>"<text:span text:style-name="T152">material_construcao</text:span>" <text:span text:style-name="T150">in (97))</text:span></text:p>
          </table:table-cell>
          <table:table-cell table:style-name="Tabela13.G12" office:value-type="string">
            <text:p text:style-name="P41">Não aplicável -97</text:p>
            <text:p text:style-name="P41"/>
            <text:p text:style-name="P344">V - <text:span text:style-name="T149">((</text:span>"tipo" <text:span text:style-name="T149">-"tipo" %100)/100) in </text:span>(<text:span text:style-name="T153">4)</text:span> and <text:span text:style-name="T124">not (</text:span>"<text:span text:style-name="T152">posicao_relativa</text:span>" <text:span text:style-name="T150">in (97))</text:span></text:p>
          </table:table-cell>
        </table:table-row>
        <table:table-row>
          <table:covered-table-cell/>
          <table:covered-table-cell/>
          <table:table-cell table:style-name="Tabela13.C13" office:value-type="string">
            <text:p text:style-name="P250">Galeria ou bueiro <text:span text:style-name="T24">-15XX</text:span></text:p>
            <text:p text:style-name="P169">[P L]</text:p>
          </table:table-cell>
          <table:table-cell table:style-name="Tabela13.D13" office:value-type="string">
            <text:p text:style-name="P250">Galeria ou bueiro <text:span text:style-name="T24">-1501</text:span></text:p>
          </table:table-cell>
          <table:table-cell table:style-name="Tabela13.E13" office:value-type="string">
            <text:p text:style-name="P182">Abandonada -1<text:span text:style-name="T1"> !</text:span></text:p>
            <text:p text:style-name="P127">Construída -3</text:p>
            <text:p text:style-name="P127"><text:span text:style-name="T122">Desconhecid</text:span><text:span text:style-name="T123">a</text:span><text:span text:style-name="T122"> -0</text:span></text:p>
            <text:p text:style-name="P182">Destruída -2<text:span text:style-name="T1"> !</text:span></text:p>
            <text:p text:style-name="P127"><text:span text:style-name="T181">Em construção -4</text:span><text:span text:style-name="T183"> !</text:span></text:p>
          </table:table-cell>
          <table:table-cell table:style-name="Tabela13.F13" office:value-type="string">
            <text:p text:style-name="P197">Alvenaria -1<text:span text:style-name="T1"> !</text:span></text:p>
            <text:p text:style-name="P121">Concreto -2</text:p>
            <text:p text:style-name="P56">Desconhecido -0</text:p>
            <text:p text:style-name="P197">Madeira -5<text:span text:style-name="T1"> !</text:span></text:p>
            <text:p text:style-name="P121">Metal -3</text:p>
            <text:p text:style-name="P197">Rocha -4<text:span text:style-name="T1"> !</text:span></text:p>
            <text:p text:style-name="P121"/>
            <text:p text:style-name="P344">V - <text:span text:style-name="T149">((</text:span>"tipo" <text:span text:style-name="T149">-"tipo" %100)/100) in </text:span>(<text:span text:style-name="T152">15)</text:span> and <text:span text:style-name="T124">not (</text:span>"<text:span text:style-name="T152">material_construcao</text:span>" <text:span text:style-name="T150">in (0,1,2,3,4,5))</text:span></text:p>
          </table:table-cell>
          <table:table-cell table:style-name="Tabela13.G13" office:value-type="string">
            <text:p text:style-name="P41">Não aplicável -97</text:p>
            <text:p text:style-name="P41"/>
            <text:p text:style-name="P344">V - <text:span text:style-name="T149">((</text:span>"tipo" <text:span text:style-name="T149">-"tipo" %100)/100) in </text:span>(<text:span text:style-name="T153">15)</text:span> and <text:span text:style-name="T124">not (</text:span>"<text:span text:style-name="T152">posicao_relativa</text:span>" <text:span text:style-name="T150">in (97))</text:span></text:p>
          </table:table-cell>
        </table:table-row>
        <table:table-row>
          <table:covered-table-cell/>
          <table:covered-table-cell/>
          <table:table-cell table:style-name="Tabela13.C14" office:value-type="string">
            <text:p text:style-name="P250">Grupo de transformadores <text:span text:style-name="T24">-6XX</text:span></text:p>
            <text:p text:style-name="P169">[P A]</text:p>
          </table:table-cell>
          <table:table-cell table:style-name="Tabela13.D14" office:value-type="string">
            <text:p text:style-name="P250">Grupo de transformadores <text:span text:style-name="T24">-601</text:span></text:p>
          </table:table-cell>
          <table:table-cell table:style-name="Tabela13.E14" office:value-type="string">
            <text:p text:style-name="P56">Desconhecida -0</text:p>
            <text:p text:style-name="P56"/>
            <text:p text:style-name="P344">V - <text:span text:style-name="T149">((</text:span>"tipo" <text:span text:style-name="T149">-"tipo" %100)/100) in </text:span>(<text:span text:style-name="T152">6)</text:span> and <text:span text:style-name="T124">not (</text:span>"<text:span text:style-name="T152">situacao_fisica</text:span>" <text:span text:style-name="T150">in (0))</text:span></text:p>
          </table:table-cell>
          <table:table-cell table:style-name="Tabela13.F14" office:value-type="string">
            <text:p text:style-name="P121">Não aplicável -97</text:p>
            <text:p text:style-name="P121"/>
            <text:p text:style-name="P344">V - <text:span text:style-name="T149">((</text:span>"tipo" <text:span text:style-name="T149">-"tipo" %100)/100) in </text:span>(<text:span text:style-name="T152">6)</text:span> and <text:span text:style-name="T124">not (</text:span>"<text:span text:style-name="T152">material_construcao</text:span>" <text:span text:style-name="T150">in (97))</text:span></text:p>
          </table:table-cell>
          <table:table-cell table:style-name="Tabela13.G14" office:value-type="string">
            <text:p text:style-name="P41">Não aplicável -97</text:p>
            <text:p text:style-name="P41"/>
            <text:p text:style-name="P344">V - <text:span text:style-name="T149">((</text:span>"tipo" <text:span text:style-name="T149">-"tipo" %100)/100) in </text:span>(<text:span text:style-name="T153">6)</text:span> and <text:span text:style-name="T124">not (</text:span>"<text:span text:style-name="T152">posicao_relativa</text:span>" <text:span text:style-name="T150">in (97))</text:span></text:p>
          </table:table-cell>
        </table:table-row>
        <table:table-row>
          <table:covered-table-cell/>
          <table:covered-table-cell/>
          <table:table-cell table:style-name="Tabela13.C15" office:value-type="string">
            <text:p text:style-name="P250">Linha de energia <text:span text:style-name="T24">-3XX</text:span></text:p>
            <text:p text:style-name="P169">[L]</text:p>
          </table:table-cell>
          <table:table-cell table:style-name="Tabela13.D15" office:value-type="string">
            <text:p text:style-name="P204">Linha de distribuição de energia <text:span text:style-name="T24">-302 !</text:span></text:p>
            <text:p text:style-name="P250">Linha de transmissão de energia <text:span text:style-name="T24">-303</text:span></text:p>
          </table:table-cell>
          <table:table-cell table:style-name="Tabela13.E15" office:value-type="string">
            <text:p text:style-name="P182">Abandonada -1<text:span text:style-name="T1"> !</text:span></text:p>
            <text:p text:style-name="P127">Construída -3</text:p>
            <text:p text:style-name="P182">Destruída -2<text:span text:style-name="T1"> !</text:span></text:p>
            <text:p text:style-name="P182">Em construção -4<text:span text:style-name="T1"> !</text:span></text:p>
            <text:p text:style-name="P121"/>
            <text:p text:style-name="P344">V - <text:span text:style-name="T149">((</text:span>"tipo" <text:span text:style-name="T149">-"tipo" %100)/100) in </text:span>(<text:span text:style-name="T152">3)</text:span> and <text:span text:style-name="T124">not (</text:span>"<text:span text:style-name="T152">situacao_fisica</text:span>" <text:span text:style-name="T150">in (1,2,3,4))</text:span></text:p>
          </table:table-cell>
          <table:table-cell table:style-name="Tabela13.F15" office:value-type="string">
            <text:p text:style-name="P121">Não aplicável -97</text:p>
            <text:p text:style-name="P121"/>
            <text:p text:style-name="P344">V - <text:span text:style-name="T149">((</text:span>"tipo" <text:span text:style-name="T149">-"tipo" %100)/100) in </text:span>(<text:span text:style-name="T152">3)</text:span> and <text:span text:style-name="T124">not (</text:span>"<text:span text:style-name="T152">material_construcao</text:span>" <text:span text:style-name="T150">in (97))</text:span></text:p>
          </table:table-cell>
          <table:table-cell table:style-name="Tabela13.G15" office:value-type="string">
            <text:p text:style-name="P41">Elevado -3</text:p>
            <text:p text:style-name="P41">Emerso -4</text:p>
            <text:p text:style-name="P41">Submerso -5</text:p>
            <text:p text:style-name="P41">Subterrâneo -6</text:p>
            <text:p text:style-name="P41">Superfície -2</text:p>
            <text:p text:style-name="P41"/>
            <text:p text:style-name="P344">V - <text:span text:style-name="T149">((</text:span>"tipo" <text:span text:style-name="T149">-"tipo" %100)/100) in </text:span>(<text:span text:style-name="T153">3)</text:span> and <text:span text:style-name="T124">not (</text:span>"<text:span text:style-name="T152">posicao_relativa</text:span>" <text:span text:style-name="T150">in (2,3,4,5,6))</text:span></text:p>
          </table:table-cell>
        </table:table-row>
        <table:table-row>
          <table:covered-table-cell/>
          <table:covered-table-cell/>
          <table:table-cell table:style-name="Tabela13.C16" office:value-type="string">
            <text:p text:style-name="P204">Molhe <text:span text:style-name="T24">-8XX !</text:span></text:p>
            <text:p text:style-name="P169">[L A]</text:p>
          </table:table-cell>
          <table:table-cell table:style-name="Tabela13.D16" office:value-type="string">
            <text:p text:style-name="P250">Molhe <text:span text:style-name="T24">-801</text:span></text:p>
          </table:table-cell>
          <table:table-cell table:style-name="Tabela13.E16" office:value-type="string">
            <text:p text:style-name="P185">Abandonada -1<text:span text:style-name="T1"> !</text:span></text:p>
            <text:p text:style-name="P130">Construída -3</text:p>
            <text:p text:style-name="P185">Destruída -2<text:span text:style-name="T1"> !</text:span></text:p>
            <text:p text:style-name="P185">Em construção -4<text:span text:style-name="T1"> !</text:span></text:p>
            <text:p text:style-name="P121"/>
            <text:p text:style-name="P344">V - <text:span text:style-name="T149">((</text:span>"tipo" <text:span text:style-name="T149">-"tipo" %100)/100) in </text:span>(<text:span text:style-name="T152">8)</text:span> and <text:span text:style-name="T124">not (</text:span>"<text:span text:style-name="T152">situacao_fisica</text:span>" <text:span text:style-name="T150">in (1,2,3,4))</text:span></text:p>
          </table:table-cell>
          <table:table-cell table:style-name="Tabela13.F16" office:value-type="string">
            <text:p text:style-name="P197">Alvenaria -1<text:span text:style-name="T1"> !</text:span></text:p>
            <text:p text:style-name="P121">Concreto -2</text:p>
            <text:p text:style-name="P121">Rocha -4</text:p>
            <text:p text:style-name="P121"/>
            <text:p text:style-name="P344">V - <text:span text:style-name="T149">((</text:span>"tipo" <text:span text:style-name="T149">-"tipo" %100)/100) in </text:span>(<text:span text:style-name="T152">8)</text:span> and <text:span text:style-name="T124">not (</text:span>"<text:span text:style-name="T152">material_construcao</text:span>" <text:span text:style-name="T150">in (1,2,4))</text:span></text:p>
          </table:table-cell>
          <table:table-cell table:style-name="Tabela13.G16" office:value-type="string">
            <text:p text:style-name="P41">Não aplicável -97</text:p>
            <text:p text:style-name="P41"/>
            <text:p text:style-name="P344">V - <text:span text:style-name="T149">((</text:span>"tipo" <text:span text:style-name="T149">-"tipo" %100)/100) in </text:span>(<text:span text:style-name="T153">8)</text:span> and <text:span text:style-name="T124">not (</text:span>"<text:span text:style-name="T152">posicao_relativa</text:span>" <text:span text:style-name="T150">in (97))</text:span></text:p>
          </table:table-cell>
        </table:table-row>
        <table:table-row>
          <table:covered-table-cell/>
          <table:covered-table-cell/>
          <table:table-cell table:style-name="Tabela13.C17" office:value-type="string">
            <text:p text:style-name="P204">Quebramar <text:span text:style-name="T24">-7XX !</text:span></text:p>
            <text:p text:style-name="P169">[L A]</text:p>
          </table:table-cell>
          <table:table-cell table:style-name="Tabela13.D17" office:value-type="string">
            <text:p text:style-name="P250">Quebramar <text:span text:style-name="T24">-701</text:span></text:p>
          </table:table-cell>
          <table:table-cell table:style-name="Tabela13.E17" office:value-type="string">
            <text:p text:style-name="P182">Abandonada -1<text:span text:style-name="T1"> !</text:span></text:p>
            <text:p text:style-name="P127">Construída -3</text:p>
            <text:p text:style-name="P182">Destruída -2<text:span text:style-name="T1"> !</text:span></text:p>
            <text:p text:style-name="P182">Em construção -4<text:span text:style-name="T1"> !</text:span></text:p>
            <text:p text:style-name="P121"/>
            <text:p text:style-name="P344">V - <text:span text:style-name="T149">((</text:span>"tipo" <text:span text:style-name="T149">-"tipo" %100)/100) in </text:span>(<text:span text:style-name="T152">7)</text:span> and <text:span text:style-name="T124">not (</text:span>"<text:span text:style-name="T152">situacao_fisica</text:span>" <text:span text:style-name="T150">in (1,2,3,4))</text:span></text:p>
          </table:table-cell>
          <table:table-cell table:style-name="Tabela13.F17" office:value-type="string">
            <text:p text:style-name="P197">Alvenaria -1<text:span text:style-name="T1"> !</text:span></text:p>
            <text:p text:style-name="P121">Concreto -2</text:p>
            <text:p text:style-name="P121">Rocha -4</text:p>
            <text:p text:style-name="P121"/>
            <text:p text:style-name="P344">V - <text:span text:style-name="T149">((</text:span>"tipo" <text:span text:style-name="T149">-"tipo" %100)/100) in </text:span>(<text:span text:style-name="T152">7)</text:span> and <text:span text:style-name="T124">not (</text:span>"<text:span text:style-name="T152">material_construcao</text:span>" <text:span text:style-name="T150">in (1,2,4))</text:span></text:p>
          </table:table-cell>
          <table:table-cell table:style-name="Tabela13.G17" office:value-type="string">
            <text:p text:style-name="P41">Não aplicável -97</text:p>
            <text:p text:style-name="P41"/>
            <text:p text:style-name="P344">V - <text:span text:style-name="T149">((</text:span>"tipo" <text:span text:style-name="T149">-"tipo" %100)/100) in </text:span>(<text:span text:style-name="T153">7)</text:span> and <text:span text:style-name="T124">not (</text:span>"<text:span text:style-name="T152">posicao_relativa</text:span>" <text:span text:style-name="T150">in (97))</text:span></text:p>
          </table:table-cell>
        </table:table-row>
        <table:table-row>
          <table:covered-table-cell/>
          <table:covered-table-cell/>
          <table:table-cell table:style-name="Tabela13.C18" office:value-type="string">
            <text:p text:style-name="P250">Torre de comunicação <text:span text:style-name="T24">-12XX</text:span></text:p>
            <text:p text:style-name="P169">[P]</text:p>
          </table:table-cell>
          <table:table-cell table:style-name="Tabela13.D18" office:value-type="string">
            <text:p text:style-name="P250">Torre de comunicação <text:span text:style-name="T24">-1201</text:span></text:p>
          </table:table-cell>
          <table:table-cell table:style-name="Tabela13.E18" office:value-type="string">
            <text:p text:style-name="P182">Abandonada -1<text:span text:style-name="T1"> !</text:span></text:p>
            <text:p text:style-name="P127">Construída -3</text:p>
            <text:p text:style-name="P182">Destruída -2<text:span text:style-name="T1"> !</text:span></text:p>
            <text:p text:style-name="P182">Em construção -4<text:span text:style-name="T1"> !</text:span></text:p>
            <text:p text:style-name="P121"/>
            <text:p text:style-name="P344">V - <text:span text:style-name="T149">((</text:span>"tipo" <text:span text:style-name="T149">-"tipo" %100)/100) in </text:span>(<text:span text:style-name="T152">12)</text:span> and <text:span text:style-name="T124">not (</text:span>"<text:span text:style-name="T152">situacao_fisica</text:span>" <text:span text:style-name="T150">in (1,2,3,4))</text:span></text:p>
          </table:table-cell>
          <table:table-cell table:style-name="Tabela13.F18" office:value-type="string">
            <text:p text:style-name="P121">Não aplicável -97</text:p>
            <text:p text:style-name="P121"/>
            <text:p text:style-name="P344">V - <text:span text:style-name="T149">((</text:span>"tipo" <text:span text:style-name="T149">-"tipo" %100)/100) in </text:span>(<text:span text:style-name="T152">12)</text:span> and <text:span text:style-name="T124">not (</text:span>"<text:span text:style-name="T152">material_construcao</text:span>" <text:span text:style-name="T150">in (97))</text:span></text:p>
          </table:table-cell>
          <table:table-cell table:style-name="Tabela13.G18" office:value-type="string">
            <text:p text:style-name="P41">Adjacente a edificação -17 </text:p>
            <text:p text:style-name="P41">Isolada -14</text:p>
            <text:p text:style-name="P41">Sobre edificação -18</text:p>
            <text:p text:style-name="P41"/>
            <text:p text:style-name="P344">V - <text:span text:style-name="T149">((</text:span>"tipo" <text:span text:style-name="T149">-"tipo" %100)/100) in </text:span>(<text:span text:style-name="T153">12)</text:span> and <text:span text:style-name="T124">not (</text:span>"<text:span text:style-name="T152">posicao_relativa</text:span>" <text:span text:style-name="T150">in (14,17,18))</text:span></text:p>
          </table:table-cell>
        </table:table-row>
        <table:table-row>
          <table:covered-table-cell/>
          <table:covered-table-cell/>
          <table:table-cell table:style-name="Tabela13.C19" office:value-type="string">
            <text:p text:style-name="P250">Torre de energia <text:span text:style-name="T24">-14XX</text:span></text:p>
            <text:p text:style-name="P169">[P]</text:p>
          </table:table-cell>
          <table:table-cell table:style-name="Tabela13.D19" office:value-type="string">
            <text:p text:style-name="P250">Torre de energia <text:span text:style-name="T24">-1401</text:span></text:p>
          </table:table-cell>
          <table:table-cell table:style-name="Tabela13.E19" office:value-type="string">
            <text:p text:style-name="P182">Abandonada -1<text:span text:style-name="T1"> !</text:span></text:p>
            <text:p text:style-name="P127">Construída -3</text:p>
            <text:p text:style-name="P182">Destruída -2<text:span text:style-name="T1"> !</text:span></text:p>
            <text:p text:style-name="P182">Em construção -4<text:span text:style-name="T1"> !</text:span></text:p>
            <text:p text:style-name="P121"/>
            <text:p text:style-name="P344">V - <text:span text:style-name="T149">((</text:span>"tipo" <text:span text:style-name="T149">-"tipo" %100)/100) in </text:span>(<text:span text:style-name="T152">14)</text:span> and <text:span text:style-name="T124">not (</text:span>"<text:span text:style-name="T152">situacao_fisica</text:span>" <text:span text:style-name="T150">in (1,2,3,4))</text:span></text:p>
          </table:table-cell>
          <table:table-cell table:style-name="Tabela13.F19" office:value-type="string">
            <text:p text:style-name="P121">Não aplicável -97</text:p>
            <text:p text:style-name="P121"/>
            <text:p text:style-name="P344">V - <text:span text:style-name="T149">((</text:span>"tipo" <text:span text:style-name="T149">-"tipo" %100)/100) in </text:span>(<text:span text:style-name="T152">14)</text:span> and <text:span text:style-name="T124">not (</text:span>"<text:span text:style-name="T152">material_construcao</text:span>" <text:span text:style-name="T150">in (97))</text:span></text:p>
          </table:table-cell>
          <table:table-cell table:style-name="Tabela13.G19" office:value-type="string">
            <text:p text:style-name="P121">Não aplicável -97</text:p>
            <text:p text:style-name="P121"/>
            <text:p text:style-name="P344">V - <text:span text:style-name="T149">((</text:span>"tipo" <text:span text:style-name="T149">-"tipo" %100)/100) in </text:span>(<text:span text:style-name="T153">14)</text:span> and <text:span text:style-name="T124">not (</text:span>"<text:span text:style-name="T152">posicao_relativa</text:span>" <text:span text:style-name="T150">in (97))</text:span></text:p>
          </table:table-cell>
        </table:table-row>
        <table:table-row>
          <table:covered-table-cell/>
          <table:covered-table-cell/>
          <table:table-cell table:style-name="Tabela13.C20" office:value-type="string">
            <text:p text:style-name="P121">A SER PREENCHIDO -999</text:p>
          </table:table-cell>
          <table:table-cell table:style-name="Tabela13.D20" office:value-type="string">
            <text:p text:style-name="P56">A SER PREENCHIDO -999</text:p>
            <text:p text:style-name="P56"/>
            <text:p text:style-name="P284">L - "tipo" in (9<text:span text:style-name="T65">99)</text:span></text:p>
            <text:p text:style-name="P284"/>
            <text:p text:style-name="P300"><text:span text:style-name="T133">A</text:span><text:span text:style-name="T131"> - </text:span><text:span text:style-name="T132">(("tipo" -"tipo" %100)/100) in (</text:span><text:span text:style-name="T134">7, 8, 13, 18, 19, 10, 16</text:span><text:span text:style-name="T132">)</text:span><text:span text:style-name="T131"> </text:span><text:span text:style-name="T132">or </text:span><text:span text:style-name="T131">"tipo" in </text:span><text:span text:style-name="T132">(</text:span><text:span text:style-name="T134">302, 405, 406, 407, 409</text:span><text:span text:style-name="T131">)</text:span></text:p>
          </table:table-cell>
          <table:table-cell table:style-name="Tabela13.E20" office:value-type="string">
            <text:p text:style-name="P121">A SER PREENCHIDO -999</text:p>
            <text:p text:style-name="P121"/>
            <text:p text:style-name="P284">L - "<text:span text:style-name="T152">situacao_fisica</text:span>" in (9<text:span text:style-name="T65">99)</text:span></text:p>
            <text:p text:style-name="P284"/>
            <text:p text:style-name="P303"><text:span text:style-name="T195">A</text:span> - "<text:span text:style-name="T148">situacao_fisica</text:span>" in (<text:span text:style-name="T195">1, 2, 4)</text:span></text:p>
          </table:table-cell>
          <table:table-cell table:style-name="Tabela13.F20" office:value-type="string">
            <text:p text:style-name="P121">A SER PREENCHIDO -999</text:p>
            <text:p text:style-name="P121"/>
            <text:p text:style-name="P284">L - "<text:span text:style-name="T152">material_construcao</text:span>" in (9<text:span text:style-name="T65">99)</text:span></text:p>
            <text:p text:style-name="P284"/>
            <text:p text:style-name="P284"/>
            <text:p text:style-name="P300"><text:span text:style-name="T195">A</text:span> - <text:span text:style-name="T205">(("tipo" -"tipo" %100)/100) in (18) and</text:span> "<text:span text:style-name="T149">material_construcao</text:span>" in (<text:span text:style-name="T205">4)</text:span></text:p>
            <text:p text:style-name="P300"/>
            <text:p text:style-name="P300"><text:span text:style-name="T195">A</text:span> - "tipo" in (<text:span text:style-name="T205">701, 801, 1101) and</text:span> "<text:span text:style-name="T149">material_construcao</text:span>" in (<text:span text:style-name="T196">1)</text:span></text:p>
            <text:p text:style-name="P300"/>
            <text:p text:style-name="P300"><text:span text:style-name="T195">A</text:span> - "tipo" in (<text:span text:style-name="T196">1501) and </text:span><text:s/>"<text:span text:style-name="T149">material_construcao</text:span>" in (<text:span text:style-name="T196">1,4,5)</text:span></text:p>
          </table:table-cell>
          <table:table-cell table:style-name="Tabela13.G20" office:value-type="string">
            <text:p text:style-name="P41">A SER PREENCHIDO -999</text:p>
            <text:p text:style-name="P41"/>
            <text:p text:style-name="P284">L - "<text:span text:style-name="T152">posicao_relativa</text:span>" in (9<text:span text:style-name="T65">99)</text:span></text:p>
          </table:table-cell>
        </table:table-row>
        <table:table-row>
          <table:table-cell table:style-name="Tabela13.A21" office:value-type="string">
            <text:p text:style-name="P30"/>
          </table:table-cell>
          <table:table-cell table:style-name="Tabela13.B21" office:value-type="string">
            <text:p text:style-name="P319"/>
          </table:table-cell>
          <table:table-cell table:style-name="Tabela13.C21" office:value-type="string">
            <text:p text:style-name="P223"/>
          </table:table-cell>
          <table:table-cell table:style-name="Tabela13.D21" office:value-type="string">
            <text:p text:style-name="P223"/>
          </table:table-cell>
          <table:table-cell table:style-name="Tabela13.E21" office:value-type="string">
            <text:p text:style-name="P30"/>
          </table:table-cell>
          <table:table-cell table:style-name="Tabela13.F21" office:value-type="string">
            <text:p text:style-name="P227">Arame -6</text:p>
            <text:p text:style-name="P227">Cerca viva -8</text:p>
            <text:p text:style-name="P227">Outros -98</text:p>
            <text:p text:style-name="P227">Tela ou alambrado -7</text:p>
          </table:table-cell>
          <table:table-cell table:style-name="Tabela13.G21" office:value-type="string">
            <text:p text:style-name="P30"/>
          </table:table-cell>
        </table:table-row>
      </table:table>
      <text:p text:style-name="P13"/>
      <text:p text:style-name="P13"/>
      <table:table table:name="Tabela21" table:style-name="Tabela21">
        <table:table-column table:style-name="Tabela21.A"/>
        <table:table-column table:style-name="Tabela21.B"/>
        <table:table-column table:style-name="Tabela21.C" table:number-columns-repeated="2"/>
        <table:table-column table:style-name="Tabela21.E"/>
        <table:table-row table:style-name="Tabela21.1">
          <table:table-cell table:style-name="Tabela21.A1" office:value-type="string">
            <text:p text:style-name="P254">Classe</text:p>
          </table:table-cell>
          <table:table-cell table:style-name="Tabela21.B1" table:number-columns-spanned="4" office:value-type="string">
            <text:p text:style-name="P254">elemento_transportes (infra_elemento_transportes) <text:span text:style-name="T178">[Misto]</text:span></text:p>
          </table:table-cell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30">Atributo</text:p>
          </table:table-cell>
          <table:table-cell table:style-name="Tabela21.B2" office:value-type="string">
            <text:p text:style-name="P117">nome<text:span text:style-name="T6"> (0..1)</text:span></text:p>
          </table:table-cell>
          <table:table-cell table:style-name="Tabela21.C2" office:value-type="string">
            <text:p text:style-name="P255">filtro (1)</text:p>
          </table:table-cell>
          <table:table-cell table:style-name="Tabela21.D2" office:value-type="string">
            <text:p text:style-name="P125">tipo<text:span text:style-name="T5"> (1)</text:span></text:p>
          </table:table-cell>
          <table:table-cell table:style-name="Tabela21.E2" office:value-type="string">
            <text:p text:style-name="P125">situacao_fisica<text:span text:style-name="T5"> (1)</text:span></text:p>
          </table:table-cell>
        </table:table-row>
        <table:table-row table:style-name="Tabela21.3">
          <table:table-cell table:style-name="Tabela21.A17" table:number-rows-spanned="15" office:value-type="string">
            <text:p text:style-name="P30">Domínio</text:p>
          </table:table-cell>
          <table:table-cell table:style-name="Tabela21.B17" table:number-rows-spanned="15" office:value-type="string">
            <text:p text:style-name="P319">A ser preenchido</text:p>
          </table:table-cell>
          <table:table-cell table:style-name="Tabela21.C3" office:value-type="string">
            <text:p text:style-name="P68">Atracadouro -<text:span text:style-name="T32">2XX</text:span></text:p>
            <text:p text:style-name="P145">[P L A]</text:p>
          </table:table-cell>
          <table:table-cell table:style-name="Tabela21.D3" office:value-type="string">
            <text:p text:style-name="P151">Atrac - Cais -238</text:p>
            <text:p text:style-name="P151">Atrac - Cais flutuante -239</text:p>
            <text:p text:style-name="P151">Atrac - Desembarcadouro -244</text:p>
            <text:p text:style-name="P151">Atrac - Dolfim -243</text:p>
            <text:p text:style-name="P151">Atrac - Molhe de atracação -241</text:p>
            <text:p text:style-name="P151">Atrac - Pier -242</text:p>
            <text:p text:style-name="P151">Atrac - Trapiche -240</text:p>
          </table:table-cell>
          <table:table-cell table:style-name="Tabela21.E3" office:value-type="string">
            <text:p text:style-name="P180">Abandonada -1<text:span text:style-name="T1"> !</text:span></text:p>
            <text:p text:style-name="P125">Construída -3</text:p>
            <text:p text:style-name="P180">Destruída -2<text:span text:style-name="T1"> !</text:span></text:p>
            <text:p text:style-name="P180">Em construção -4<text:span text:style-name="T1"> !</text:span></text:p>
            <text:p text:style-name="P125"/>
            <text:p text:style-name="P351">V - <text:span text:style-name="T149">((</text:span>"tipo" <text:span text:style-name="T149">-"tipo" %100)/100) </text:span>in (<text:span text:style-name="T188">2)</text:span> and <text:span text:style-name="T124">not (</text:span>"<text:span text:style-name="T187">situacao_fisica</text:span>" <text:span text:style-name="T150">in (1,2,3,4))</text:span></text:p>
          </table:table-cell>
        </table:table-row>
        <table:table-row table:style-name="Tabela21.4">
          <table:covered-table-cell/>
          <table:covered-table-cell/>
          <table:table-cell table:style-name="Tabela21.C4" office:value-type="string">
            <text:p text:style-name="P68">Ciclovia -<text:span text:style-name="T32">5XX</text:span></text:p>
            <text:p text:style-name="P145">[L]</text:p>
          </table:table-cell>
          <table:table-cell table:style-name="Tabela21.D4" office:value-type="string">
            <text:p text:style-name="P151">Ciclovia -501</text:p>
          </table:table-cell>
          <table:table-cell table:style-name="Tabela21.E4" office:value-type="string">
            <text:p text:style-name="P179">Abandonada -1</text:p>
            <text:p text:style-name="P125">Construída -3</text:p>
            <text:p text:style-name="P179">Destruída -2</text:p>
            <text:p text:style-name="P179">Em construção -4</text:p>
            <text:p text:style-name="P125"/>
            <text:p text:style-name="P351">V - <text:span text:style-name="T149">((</text:span>"tipo" <text:span text:style-name="T149">-"tipo" %100)/100) </text:span>in (<text:span text:style-name="T188">5)</text:span> and <text:span text:style-name="T124">not (</text:span>"<text:span text:style-name="T187">situacao_fisica</text:span>" <text:span text:style-name="T150">in (1,2,3,4))</text:span></text:p>
          </table:table-cell>
        </table:table-row>
        <table:table-row>
          <table:covered-table-cell/>
          <table:covered-table-cell/>
          <table:table-cell table:style-name="Tabela21.C5" office:value-type="string">
            <text:p text:style-name="P151">Entroncamento -<text:span text:style-name="T32">3XX</text:span></text:p>
            <text:p text:style-name="P145">[L]</text:p>
          </table:table-cell>
          <table:table-cell table:style-name="Tabela21.D5" office:value-type="string">
            <text:p text:style-name="P151">Entroncamento - Círculo rodoviário -302</text:p>
            <text:p text:style-name="P151">Entroncamento - Rótula -304</text:p>
            <text:p text:style-name="P151">Entroncamento - Trevo rodoviário -303</text:p>
          </table:table-cell>
          <table:table-cell table:style-name="Tabela21.E5" office:value-type="string">
            <text:p text:style-name="P53">Desconhecida -0</text:p>
            <text:p text:style-name="P53"/>
            <text:p text:style-name="P351">V - <text:span text:style-name="T149">((</text:span>"tipo" <text:span text:style-name="T149">-"tipo" %100)/100) </text:span>in (<text:span text:style-name="T188">3)</text:span> and <text:span text:style-name="T124">not (</text:span>"<text:span text:style-name="T187">situacao_fisica</text:span>" <text:span text:style-name="T150">in (0))</text:span></text:p>
          </table:table-cell>
        </table:table-row>
        <table:table-row>
          <table:covered-table-cell/>
          <table:covered-table-cell/>
          <table:table-cell table:style-name="Tabela21.C6" office:value-type="string">
            <text:p text:style-name="P151">Passagem de nível -<text:span text:style-name="T32">1XX</text:span></text:p>
            <text:p text:style-name="P145">[P]</text:p>
          </table:table-cell>
          <table:table-cell table:style-name="Tabela21.D6" office:value-type="string">
            <text:p text:style-name="P151">Passagem de nível -101</text:p>
          </table:table-cell>
          <table:table-cell table:style-name="Tabela21.E6" office:value-type="string">
            <text:p text:style-name="P53">Desconhecida -0</text:p>
            <text:p text:style-name="P53"/>
            <text:p text:style-name="P351">V - <text:span text:style-name="T149">((</text:span>"tipo" <text:span text:style-name="T149">-"tipo" %100)/100) </text:span>in (<text:span text:style-name="T188">1)</text:span> and <text:span text:style-name="T124">not (</text:span>"<text:span text:style-name="T187">situacao_fisica</text:span>" <text:span text:style-name="T150">in (0))</text:span></text:p>
          </table:table-cell>
        </table:table-row>
        <table:table-row>
          <table:covered-table-cell/>
          <table:covered-table-cell/>
          <table:table-cell table:style-name="Tabela21.C7" office:value-type="string">
            <text:p text:style-name="P68">Sinalização -<text:span text:style-name="T32">4XX</text:span></text:p>
            <text:p text:style-name="P145">[P]</text:p>
          </table:table-cell>
          <table:table-cell table:style-name="Tabela21.D7" office:value-type="string">
            <text:p text:style-name="P151">Sinalização - Farol ou farolete -404</text:p>
          </table:table-cell>
          <table:table-cell table:style-name="Tabela21.E7" office:value-type="string">
            <text:p text:style-name="P182">Abandonada -1<text:span text:style-name="T1"> !</text:span></text:p>
            <text:p text:style-name="P127">Construída -3</text:p>
            <text:p text:style-name="P182">Destruída -2<text:span text:style-name="T1"> !</text:span></text:p>
            <text:p text:style-name="P182">Em construção -4<text:span text:style-name="T1"> !</text:span></text:p>
            <text:p text:style-name="P125"/>
            <text:p text:style-name="P351">V - <text:span text:style-name="T149">((</text:span>"tipo" <text:span text:style-name="T149">-"tipo" %100)/100) </text:span>in (<text:span text:style-name="T188">4)</text:span> and <text:span text:style-name="T124">not (</text:span>"<text:span text:style-name="T187">situacao_fisica</text:span>" <text:span text:style-name="T150">in (1,2,3,4))</text:span></text:p>
          </table:table-cell>
        </table:table-row>
        <table:table-row>
          <table:covered-table-cell/>
          <table:covered-table-cell/>
          <table:table-cell table:style-name="Tabela21.C8" office:value-type="string">
            <text:p text:style-name="P69">Travessia de pedestre <text:span text:style-name="T14">- 6XX</text:span></text:p>
            <text:p text:style-name="P70">[P L]</text:p>
          </table:table-cell>
          <table:table-cell table:style-name="Tabela21.D8" office:value-type="string">
            <text:p text:style-name="P71">Pedestre - Passagem subterrânea -<text:span text:style-name="T36">6</text:span>07</text:p>
            <text:p text:style-name="P71">Pedestre - Passarela -<text:span text:style-name="T36">6</text:span>08</text:p>
            <text:p text:style-name="P71">Pedestre - Pinguela -<text:span text:style-name="T36">6</text:span>09</text:p>
          </table:table-cell>
          <table:table-cell table:style-name="Tabela21.E8" office:value-type="string">
            <text:p text:style-name="P182">Abandonada -1<text:span text:style-name="T1"> !</text:span></text:p>
            <text:p text:style-name="P127">Construída -3</text:p>
            <text:p text:style-name="P182">Destruída -2<text:span text:style-name="T1"> !</text:span></text:p>
            <text:p text:style-name="P182">Em construção -4<text:span text:style-name="T1"> !</text:span></text:p>
            <text:p text:style-name="P72"/>
            <text:p text:style-name="P351">V - <text:span text:style-name="T149">((</text:span>"tipo" <text:span text:style-name="T149">-"tipo" %100)/100) </text:span>in (<text:span text:style-name="T188">6)</text:span> and <text:span text:style-name="T124">not (</text:span>"<text:span text:style-name="T187">situacao_fisica</text:span>" <text:span text:style-name="T150">in (1,2,3,4))</text:span></text:p>
          </table:table-cell>
        </table:table-row>
        <table:table-row>
          <table:covered-table-cell/>
          <table:covered-table-cell/>
          <table:table-cell table:style-name="Tabela21.C9" office:value-type="string">
            <text:p text:style-name="P74">Girador Ferroviário -7XX</text:p>
            <text:p text:style-name="P70">[P]</text:p>
          </table:table-cell>
          <table:table-cell table:style-name="Tabela21.D9" office:value-type="string">
            <text:p text:style-name="P74">Girador Ferroviário -701</text:p>
          </table:table-cell>
          <table:table-cell table:style-name="Tabela21.E9" office:value-type="string">
            <text:p text:style-name="P183">Abandonada -1<text:span text:style-name="T1"> !</text:span></text:p>
            <text:p text:style-name="P128">Construída -3</text:p>
            <text:p text:style-name="P183">Destruída -2<text:span text:style-name="T1"> !</text:span></text:p>
            <text:p text:style-name="P183">Em construção -4<text:span text:style-name="T1"> !</text:span></text:p>
            <text:p text:style-name="P72"/>
            <text:p text:style-name="P351">V - <text:span text:style-name="T149">((</text:span>"tipo" <text:span text:style-name="T149">-"tipo" %100)/100) </text:span>in (<text:span text:style-name="T188">7)</text:span> and <text:span text:style-name="T124">not (</text:span>"<text:span text:style-name="T187">situacao_fisica</text:span>" <text:span text:style-name="T150">in (1,2,3,4))</text:span></text:p>
          </table:table-cell>
        </table:table-row>
        <table:table-row>
          <table:covered-table-cell/>
          <table:covered-table-cell/>
          <table:table-cell table:style-name="Tabela21.C10" office:value-type="string">
            <text:p text:style-name="P74">Caminho Aéreo -8XX</text:p>
            <text:p text:style-name="P70">[L]</text:p>
          </table:table-cell>
          <table:table-cell table:style-name="Tabela21.D10" office:value-type="string">
            <text:p text:style-name="P74">Caminho Aéreo – Teleférico -801</text:p>
            <text:p text:style-name="P74">Caminho Aéreo – Outros- 898</text:p>
          </table:table-cell>
          <table:table-cell table:style-name="Tabela21.E10" office:value-type="string">
            <text:p text:style-name="P183">Abandonada -1<text:span text:style-name="T1"> !</text:span></text:p>
            <text:p text:style-name="P128">Construída -3</text:p>
            <text:p text:style-name="P183">Destruída -2<text:span text:style-name="T1"> !</text:span></text:p>
            <text:p text:style-name="P183">Em construção -4<text:span text:style-name="T1"> !</text:span></text:p>
            <text:p text:style-name="P72"/>
            <text:p text:style-name="P351">V - <text:span text:style-name="T149">((</text:span>"tipo" <text:span text:style-name="T149">-"tipo" %100)/100) </text:span>in (<text:span text:style-name="T188">8)</text:span> and <text:span text:style-name="T124">not (</text:span>"<text:span text:style-name="T187">situacao_fisica</text:span>" <text:span text:style-name="T150">in (1,2,3,4))</text:span></text:p>
          </table:table-cell>
        </table:table-row>
        <table:table-row>
          <table:covered-table-cell/>
          <table:covered-table-cell/>
          <table:table-cell table:style-name="Tabela21.C11" office:value-type="string">
            <text:p text:style-name="P74">Funicular -9XX</text:p>
            <text:p text:style-name="P70">[P L]</text:p>
          </table:table-cell>
          <table:table-cell table:style-name="Tabela21.D11" office:value-type="string">
            <text:p text:style-name="P74">Funicular -901</text:p>
          </table:table-cell>
          <table:table-cell table:style-name="Tabela21.E11" office:value-type="string">
            <text:p text:style-name="P183">Abandonada -1<text:span text:style-name="T1"> !</text:span></text:p>
            <text:p text:style-name="P128">Construída -3</text:p>
            <text:p text:style-name="P183">Destruída -2<text:span text:style-name="T1"> !</text:span></text:p>
            <text:p text:style-name="P183">Em construção -4<text:span text:style-name="T1"> !</text:span></text:p>
            <text:p text:style-name="P72"/>
            <text:p text:style-name="P352">V - <text:span text:style-name="T149">((</text:span>"tipo" <text:span text:style-name="T149">-"tipo" %100)/100) </text:span>in (<text:span text:style-name="T188">9) and tipo not in (999)</text:span> and <text:span text:style-name="T124">not (</text:span>"<text:span text:style-name="T187">situacao_fisica</text:span>" <text:span text:style-name="T150">in (1,2,3,4))</text:span></text:p>
          </table:table-cell>
        </table:table-row>
        <table:table-row>
          <table:covered-table-cell/>
          <table:covered-table-cell/>
          <table:table-cell table:style-name="Tabela21.C12" office:value-type="string">
            <text:p text:style-name="P74">Cremalheira - 10XX</text:p>
            <text:p text:style-name="P70">[P L]</text:p>
          </table:table-cell>
          <table:table-cell table:style-name="Tabela21.D12" office:value-type="string">
            <text:p text:style-name="P74">Cremalheira -1001</text:p>
          </table:table-cell>
          <table:table-cell table:style-name="Tabela21.E12" office:value-type="string">
            <text:p text:style-name="P183">Abandonada -1<text:span text:style-name="T1"> !</text:span></text:p>
            <text:p text:style-name="P128">Construída -3</text:p>
            <text:p text:style-name="P183">Destruída -2<text:span text:style-name="T1"> !</text:span></text:p>
            <text:p text:style-name="P183">Em construção -4<text:span text:style-name="T1"> !</text:span></text:p>
            <text:p text:style-name="P72"/>
            <text:p text:style-name="P351">V - <text:span text:style-name="T149">((</text:span>"tipo" <text:span text:style-name="T149">-"tipo" %100)/100) </text:span>in (<text:span text:style-name="T188">10)</text:span> and <text:span text:style-name="T124">not (</text:span>"<text:span text:style-name="T187">situacao_fisica</text:span>" <text:span text:style-name="T150">in (1,2,3,4))</text:span></text:p>
          </table:table-cell>
        </table:table-row>
        <table:table-row>
          <table:covered-table-cell/>
          <table:covered-table-cell/>
          <table:table-cell table:style-name="Tabela21.C13" office:value-type="string">
            <text:p text:style-name="P74">Fundeadouro -11XX</text:p>
            <text:p text:style-name="P70">[P L A]</text:p>
          </table:table-cell>
          <table:table-cell table:style-name="Tabela21.D13" office:value-type="string">
            <text:p text:style-name="P74">Fundeadouro -1101</text:p>
          </table:table-cell>
          <table:table-cell table:style-name="Tabela21.E13" office:value-type="string">
            <text:p text:style-name="P53">Desconhecida -0</text:p>
            <text:p text:style-name="P53"/>
            <text:p text:style-name="P351">V - <text:span text:style-name="T149">((</text:span>"tipo" <text:span text:style-name="T149">-"tipo" %100)/100) </text:span>in (<text:span text:style-name="T188">11)</text:span> and <text:span text:style-name="T124">not (</text:span>"<text:span text:style-name="T187">situacao_fisica</text:span>" <text:span text:style-name="T150">in (0))</text:span></text:p>
          </table:table-cell>
        </table:table-row>
        <table:table-row>
          <table:covered-table-cell/>
          <table:covered-table-cell/>
          <table:table-cell table:style-name="Tabela21.C14" office:value-type="string">
            <text:p text:style-name="P74">Obstáculo Navegação -12XX</text:p>
            <text:p text:style-name="P70">[P L A]</text:p>
          </table:table-cell>
          <table:table-cell table:style-name="Tabela21.D14" office:value-type="string">
            <text:p text:style-name="P74">Obstaculo de Navegação -1201</text:p>
          </table:table-cell>
          <table:table-cell table:style-name="Tabela21.E14" office:value-type="string">
            <text:p text:style-name="P53">Desconhecida -0</text:p>
            <text:p text:style-name="P53"/>
            <text:p text:style-name="P351">V - <text:span text:style-name="T149">((</text:span>"tipo" <text:span text:style-name="T149">-"tipo" %100)/100) </text:span>in (<text:span text:style-name="T188">12)</text:span> and <text:span text:style-name="T124">not (</text:span>"<text:span text:style-name="T187">situacao_fisica</text:span>" <text:span text:style-name="T150">in (0))</text:span></text:p>
          </table:table-cell>
        </table:table-row>
        <table:table-row>
          <table:covered-table-cell/>
          <table:covered-table-cell/>
          <table:table-cell table:style-name="Tabela21.C15" office:value-type="string">
            <text:p text:style-name="P74"><text:span text:style-name="T43">Plataforma</text:span> - 13XX</text:p>
            <text:p text:style-name="P70">[P A]</text:p>
          </table:table-cell>
          <table:table-cell table:style-name="Tabela21.D15" office:value-type="string">
            <text:p text:style-name="P74">Plataforma- Desconhecido -1300</text:p>
            <text:p text:style-name="P74">Plataforma – Petróleo – 1301</text:p>
            <text:p text:style-name="P74">Plataforma – Gás -1302</text:p>
            <text:p text:style-name="P74">Plataforma – Mista -1395</text:p>
          </table:table-cell>
          <table:table-cell table:style-name="Tabela21.E15" office:value-type="string">
            <text:p text:style-name="P53">Desconhecida -0</text:p>
            <text:p text:style-name="P53"/>
            <text:p text:style-name="P351">V - <text:span text:style-name="T149">((</text:span>"tipo" <text:span text:style-name="T149">-"tipo" %100)/100) </text:span>in (<text:span text:style-name="T188">13)</text:span> and <text:span text:style-name="T124">not (</text:span>"<text:span text:style-name="T187">situacao_fisica</text:span>" <text:span text:style-name="T150">in (0))</text:span></text:p>
          </table:table-cell>
        </table:table-row>
        <table:table-row>
          <table:covered-table-cell/>
          <table:covered-table-cell/>
          <table:table-cell table:style-name="Tabela21.C16" office:value-type="string">
            <text:p text:style-name="P74">Hidrovia - 14XX</text:p>
            <text:p text:style-name="P70">[L]</text:p>
          </table:table-cell>
          <table:table-cell table:style-name="Tabela21.D16" office:value-type="string">
            <text:p text:style-name="P74">Trecho <text:span text:style-name="T61">Hidroviário</text:span> -1401</text:p>
          </table:table-cell>
          <table:table-cell table:style-name="Tabela21.E16" office:value-type="string">
            <text:p text:style-name="P183">Abandonada -1<text:span text:style-name="T1"> !</text:span></text:p>
            <text:p text:style-name="P128">Construída -3</text:p>
            <text:p text:style-name="P183">Destruída -2<text:span text:style-name="T1"> !</text:span></text:p>
            <text:p text:style-name="P183">Em construção -4<text:span text:style-name="T1"> !</text:span></text:p>
            <text:p text:style-name="P72"/>
            <text:p text:style-name="P351">V - <text:span text:style-name="T149">((</text:span>"tipo" <text:span text:style-name="T149">-"tipo" %100)/100) </text:span>in (<text:span text:style-name="T188">14)</text:span> and <text:span text:style-name="T124">not (</text:span>"<text:span text:style-name="T187">situacao_fisica</text:span>" <text:span text:style-name="T150">in (1,2,3,4))</text:span></text:p>
          </table:table-cell>
        </table:table-row>
        <table:table-row>
          <table:covered-table-cell/>
          <table:covered-table-cell/>
          <table:table-cell table:style-name="Tabela21.C17" office:value-type="string">
            <text:p text:style-name="P53">A SER PREENCHIDO -999</text:p>
          </table:table-cell>
          <table:table-cell table:style-name="Tabela21.D17" office:value-type="string">
            <text:p text:style-name="P53">A SER PREENCHIDO -999</text:p>
            <text:p text:style-name="P53"/>
            <text:p text:style-name="P335">L - "<text:span text:style-name="T201">tipo</text:span>" in (9<text:span text:style-name="T65">99)</text:span></text:p>
          </table:table-cell>
          <table:table-cell table:style-name="Tabela21.E17" office:value-type="string">
            <text:p text:style-name="P125">A SER PREENCHIDO -999</text:p>
            <text:p text:style-name="P125"/>
            <text:p text:style-name="P324"><text:span text:style-name="T125">L - "</text:span><text:span text:style-name="T128">sitacao_fisica</text:span><text:span text:style-name="T125">" in (9</text:span><text:span text:style-name="T127">99)</text:span></text:p>
            <text:p text:style-name="P335"/>
            <text:p text:style-name="P354"><text:span text:style-name="T202">A</text:span> - <text:span text:style-name="T130">"</text:span><text:span text:style-name="T136">situacao_fisica</text:span><text:span text:style-name="T130">" in (</text:span><text:span text:style-name="T137">1, 2, 4)</text:span></text:p>
          </table:table-cell>
        </table:table-row>
      </table:table>
      <text:p text:style-name="P13"/>
      <text:p text:style-name="P13"/>
      <table:table table:name="Tabela11" table:style-name="Tabela11">
        <table:table-column table:style-name="Tabela11.A"/>
        <table:table-column table:style-name="Tabela11.B"/>
        <table:table-column table:style-name="Tabela11.C" table:number-columns-repeated="3"/>
        <table:table-column table:style-name="Tabela11.F"/>
        <table:table-column table:style-name="Tabela11.C" table:number-columns-repeated="3"/>
        <table:table-column table:style-name="Tabela11.F"/>
        <table:table-column table:style-name="Tabela11.K"/>
        <table:table-row>
          <table:table-cell table:style-name="Tabela11.A1" office:value-type="string">
            <text:p text:style-name="P30">Classe</text:p>
          </table:table-cell>
          <table:table-cell table:style-name="Tabela11.B1" table:number-columns-spanned="10" office:value-type="string">
            <text:p text:style-name="P69">elemento_viario <text:span text:style-name="T15">(infra_elemento_viario) [P 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2" office:value-type="string">
            <text:p text:style-name="P30">Atributo</text:p>
          </table:table-cell>
          <table:table-cell table:style-name="Tabela11.A2" office:value-type="string">
            <text:p text:style-name="P117">nome<text:span text:style-name="T6"> (0..1)</text:span></text:p>
          </table:table-cell>
          <table:table-cell table:style-name="Tabela11.A2" office:value-type="string">
            <text:p text:style-name="P256">filtro (1)</text:p>
          </table:table-cell>
          <table:table-cell table:style-name="Tabela11.A2" office:value-type="string">
            <text:p text:style-name="P117">tipo<text:span text:style-name="T5"> (1)</text:span></text:p>
          </table:table-cell>
          <table:table-cell table:style-name="Tabela11.A2" office:value-type="string">
            <text:p text:style-name="P117">material_construcao<text:span text:style-name="T5"> (1)</text:span></text:p>
          </table:table-cell>
          <table:table-cell table:style-name="Tabela11.A2" office:value-type="string">
            <text:p text:style-name="P117">modal_uso<text:span text:style-name="T5"> (1)</text:span></text:p>
          </table:table-cell>
          <table:table-cell table:style-name="Tabela11.A2" office:value-type="string">
            <text:p text:style-name="P117">nr_faixas<text:span text:style-name="T6"> (1)</text:span></text:p>
          </table:table-cell>
          <table:table-cell table:style-name="Tabela11.A2" office:value-type="string">
            <text:p text:style-name="P117">nr_pistas<text:span text:style-name="T6"> (1)</text:span></text:p>
          </table:table-cell>
          <table:table-cell table:style-name="Tabela11.A2" office:value-type="string">
            <text:p text:style-name="P117">posicao_pista<text:span text:style-name="T5"> (1)</text:span></text:p>
          </table:table-cell>
          <table:table-cell table:style-name="Tabela11.A2" office:value-type="string">
            <text:p text:style-name="P117">situacao_fisica<text:span text:style-name="T5"> (1)</text:span></text:p>
          </table:table-cell>
          <table:table-cell table:style-name="Tabela11.K2" office:value-type="string">
            <text:p text:style-name="P256"><text:span text:style-name="T222">l</text:span>argura (0..1)</text:p>
          </table:table-cell>
        </table:table-row>
        <table:table-row>
          <table:table-cell table:style-name="Tabela11.A12" table:number-rows-spanned="10" office:value-type="string">
            <text:p text:style-name="P30">Domínio</text:p>
          </table:table-cell>
          <table:table-cell table:style-name="Tabela11.B12" table:number-rows-spanned="10" office:value-type="string">
            <text:p text:style-name="P319">A ser preenchido</text:p>
          </table:table-cell>
          <table:table-cell table:style-name="Tabela11.C6" table:number-rows-spanned="4" office:value-type="string">
            <text:p text:style-name="P69">Passagem elevada / <text:span text:style-name="T180">Viaduto- 3XX</text:span></text:p>
          </table:table-cell>
          <table:table-cell table:style-name="Tabela11.D4" table:number-rows-spanned="2" office:value-type="string">
            <text:p text:style-name="P117">Passagem elevada –<text:span text:style-name="T14"> 301</text:span></text:p>
          </table:table-cell>
          <table:table-cell table:style-name="Tabela11.E4" table:number-rows-spanned="2" office:value-type="string">
            <text:p text:style-name="P117">Concreto <text:span text:style-name="T16">-2</text:span></text:p>
            <text:p text:style-name="P117">Metal <text:span text:style-name="T16">-3</text:span></text:p>
            <text:p text:style-name="P117"/>
            <text:p text:style-name="P344">V - "tipo" in (<text:span text:style-name="T149">301)</text:span> and <text:span text:style-name="T124">not (</text:span>"<text:span text:style-name="T151">material_construcao</text:span>" <text:span text:style-name="T150">in (2,3))</text:span></text:p>
          </table:table-cell>
          <table:table-cell table:style-name="Tabela11.F3" office:value-type="string">
            <text:p text:style-name="P205">Aeroportuário -9<text:span text:style-name="T1"> !</text:span></text:p>
            <text:p text:style-name="P75">Ferroviário -5</text:p>
          </table:table-cell>
          <table:table-cell table:style-name="Tabela11.G3" office:value-type="string">
            <text:p text:style-name="P326">0</text:p>
          </table:table-cell>
          <table:table-cell table:style-name="Tabela11.H3" office:value-type="string">
            <text:p text:style-name="P326">0</text:p>
          </table:table-cell>
          <table:table-cell table:style-name="Tabela11.I8" office:value-type="string">
            <text:p text:style-name="P72">Não aplicável <text:span text:style-name="T8">-97</text:span></text:p>
          </table:table-cell>
          <table:table-cell table:style-name="Tabela11.J4" table:number-rows-spanned="2" office:value-type="string">
            <text:p text:style-name="P176">Abandonada <text:span text:style-name="T9">-1 !</text:span></text:p>
            <text:p text:style-name="P93">Construída <text:span text:style-name="T9">-3</text:span></text:p>
            <text:p text:style-name="P101">Desconhecida -0</text:p>
            <text:p text:style-name="P176">Destruída <text:span text:style-name="T9">-2 !</text:span></text:p>
            <text:p text:style-name="P176">Em construção <text:span text:style-name="T9">-4 !</text:span></text:p>
          </table:table-cell>
          <table:table-cell table:style-name="Tabela11.K11" table:number-rows-spanned="9" office:value-type="string">
            <text:p text:style-name="P319">A ser preenchido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ela11.F4" office:value-type="string">
            <text:p text:style-name="P205">Rodoferroviário -8<text:span text:style-name="T1"> !</text:span></text:p>
            <text:p text:style-name="P75">Rodoviário -4</text:p>
            <text:p text:style-name="P75"/>
            <text:p text:style-name="P344">V - "tipo" in (<text:span text:style-name="T149">301)</text:span> and <text:span text:style-name="T124">not (</text:span>"<text:span text:style-name="T151">modal_uso</text:span>" <text:span text:style-name="T150">in (4,5,8,9))</text:span></text:p>
          </table:table-cell>
          <table:table-cell table:style-name="Tabela11.G4" office:value-type="string">
            <text:p text:style-name="P327">Minimo 1</text:p>
          </table:table-cell>
          <table:table-cell table:style-name="Tabela11.H4" office:value-type="string">
            <text:p text:style-name="P327">Minimo 1</text:p>
          </table:table-cell>
          <table:table-cell table:style-name="Tabela11.I8" office:value-type="string">
            <text:p text:style-name="P117">Adjacentes <text:span text:style-name="T16">-12</text:span></text:p>
            <text:p text:style-name="P207">Superpostas <text:span text:style-name="T16">-13 !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a11.D6" table:number-rows-spanned="2" office:value-type="string">
            <text:p text:style-name="P117">Viaduto <text:span text:style-name="T14">- 302</text:span></text:p>
          </table:table-cell>
          <table:table-cell table:style-name="Tabela11.E6" table:number-rows-spanned="2" office:value-type="string">
            <text:p text:style-name="P117">Concreto <text:span text:style-name="T16">-2</text:span></text:p>
            <text:p text:style-name="P207">Madeira <text:span text:style-name="T16">-5 !</text:span></text:p>
            <text:p text:style-name="P117">Metal <text:span text:style-name="T16">-3</text:span></text:p>
            <text:p text:style-name="P117"/>
            <text:p text:style-name="P344">V - "tipo" in (<text:span text:style-name="T149">302)</text:span> and <text:span text:style-name="T124">not (</text:span>"<text:span text:style-name="T151">material_construcao</text:span>" <text:span text:style-name="T150">in (2,3,5))</text:span></text:p>
          </table:table-cell>
          <table:table-cell table:style-name="Tabela11.F5" office:value-type="string">
            <text:p text:style-name="P206">Aeroportuário -9<text:span text:style-name="T1"> !</text:span></text:p>
            <text:p text:style-name="P257">Ferroviário -5</text:p>
          </table:table-cell>
          <table:table-cell table:style-name="Tabela11.G5" office:value-type="string">
            <text:p text:style-name="P326">0</text:p>
          </table:table-cell>
          <table:table-cell table:style-name="Tabela11.H5" office:value-type="string">
            <text:p text:style-name="P326">0</text:p>
          </table:table-cell>
          <table:table-cell table:style-name="Tabela11.I8" office:value-type="string">
            <text:p text:style-name="P72">Não aplicável <text:span text:style-name="T8">-97</text:span></text:p>
          </table:table-cell>
          <table:table-cell table:style-name="Tabela11.J6" table:number-rows-spanned="2" office:value-type="string">
            <text:p text:style-name="P177">Abandonada <text:span text:style-name="T9">-1 !</text:span></text:p>
            <text:p text:style-name="P95">Construída <text:span text:style-name="T9">-3</text:span></text:p>
            <text:p text:style-name="P102">Desconhecida -0</text:p>
            <text:p text:style-name="P177">Destruída <text:span text:style-name="T9">-2 !</text:span></text:p>
            <text:p text:style-name="P177">Em construção <text:span text:style-name="T9">-4 !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ela11.F6" office:value-type="string">
            <text:p text:style-name="P206">Rodoferroviário -8<text:span text:style-name="T1"> !</text:span></text:p>
            <text:p text:style-name="P75">Rodoviário -4</text:p>
            <text:p text:style-name="P75"/>
            <text:p text:style-name="P345">V - "tipo" in (<text:span text:style-name="T149">302)</text:span> and <text:span text:style-name="T124">not (</text:span>"<text:span text:style-name="T151">modal_uso</text:span>" <text:span text:style-name="T150">in (4,5,8,9))</text:span></text:p>
          </table:table-cell>
          <table:table-cell table:style-name="Tabela11.G6" office:value-type="string">
            <text:p text:style-name="P327">Minimo 1</text:p>
          </table:table-cell>
          <table:table-cell table:style-name="Tabela11.H6" office:value-type="string">
            <text:p text:style-name="P327">Minimo 1</text:p>
          </table:table-cell>
          <table:table-cell table:style-name="Tabela11.I8" office:value-type="string">
            <text:p text:style-name="P118">Adjacentes <text:span text:style-name="T16">-12</text:span></text:p>
            <text:p text:style-name="P208">Superpostas <text:span text:style-name="T16">-13 !</text:span>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ela11.C8" table:number-rows-spanned="2" office:value-type="string">
            <text:p text:style-name="P360">Ponte <text:span text:style-name="T14">- 2XX</text:span></text:p>
          </table:table-cell>
          <table:table-cell table:style-name="Tabela11.D8" table:number-rows-spanned="2" office:value-type="string">
            <text:p text:style-name="P258">Ponte fixa -203</text:p>
            <text:p text:style-name="P209">Ponte móvel -201<text:span text:style-name="T1"> !</text:span></text:p>
            <text:p text:style-name="P209">Ponte pênsil -202<text:span text:style-name="T1"> !</text:span></text:p>
          </table:table-cell>
          <table:table-cell table:style-name="Tabela11.E8" table:number-rows-spanned="2" office:value-type="string">
            <text:p text:style-name="P207">Alvenaria <text:span text:style-name="T16">-1 !</text:span></text:p>
            <text:p text:style-name="P117">Concreto <text:span text:style-name="T16">-2</text:span></text:p>
            <text:p text:style-name="P259">Desconhecido -0</text:p>
            <text:p text:style-name="P117">Madeira <text:span text:style-name="T16">-5</text:span></text:p>
            <text:p text:style-name="P117">Metal -3</text:p>
            <text:p text:style-name="P117"/>
            <text:p text:style-name="P344">V - <text:span text:style-name="T149">((</text:span>"tipo" <text:span text:style-name="T149">-"tipo" %100)/100) in </text:span>(<text:span text:style-name="T151">2)</text:span> and <text:span text:style-name="T124">not (</text:span>"<text:span text:style-name="T151">material_construcao</text:span>" <text:span text:style-name="T150">in (0,1,2,3,5))</text:span></text:p>
          </table:table-cell>
          <table:table-cell table:style-name="Tabela11.F7" office:value-type="string">
            <text:p text:style-name="P206">Aeroportuário -9<text:span text:style-name="T1"> !</text:span></text:p>
            <text:p text:style-name="P257">Ferroviário -5</text:p>
          </table:table-cell>
          <table:table-cell table:style-name="Tabela11.G7" office:value-type="string">
            <text:p text:style-name="P326">0</text:p>
          </table:table-cell>
          <table:table-cell table:style-name="Tabela11.H7" office:value-type="string">
            <text:p text:style-name="P326">0</text:p>
          </table:table-cell>
          <table:table-cell table:style-name="Tabela11.I8" office:value-type="string">
            <text:p text:style-name="P72">Não aplicável <text:span text:style-name="T8">-97</text:span></text:p>
          </table:table-cell>
          <table:table-cell table:style-name="Tabela11.J8" table:number-rows-spanned="2" office:value-type="string">
            <text:p text:style-name="P177">Abandonada <text:span text:style-name="T9">-1 !</text:span></text:p>
            <text:p text:style-name="P95">Construída <text:span text:style-name="T9">-3</text:span></text:p>
            <text:p text:style-name="P102">Desconhecida -0</text:p>
            <text:p text:style-name="P177">Destruída <text:span text:style-name="T9">-2 !</text:span></text:p>
            <text:p text:style-name="P177">Em construção <text:span text:style-name="T9">-4 !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ela11.F8" office:value-type="string">
            <text:p text:style-name="P206">Rodoferroviário -8<text:span text:style-name="T1"> !</text:span></text:p>
            <text:p text:style-name="P75">Rodoviário -4</text:p>
            <text:p text:style-name="P75"/>
            <text:p text:style-name="P345">V - <text:span text:style-name="T149">((</text:span>"tipo" <text:span text:style-name="T149">-"tipo" %100)/100) in </text:span>(<text:span text:style-name="T151">2)</text:span> and <text:span text:style-name="T124">not (</text:span>"<text:span text:style-name="T151">modal_uso</text:span>" <text:span text:style-name="T150">in (4,5,8,9))</text:span></text:p>
          </table:table-cell>
          <table:table-cell table:style-name="Tabela11.G8" office:value-type="string">
            <text:p text:style-name="P327">Minimo 1</text:p>
          </table:table-cell>
          <table:table-cell table:style-name="Tabela11.H8" office:value-type="string">
            <text:p text:style-name="P327">Minimo 1</text:p>
          </table:table-cell>
          <table:table-cell table:style-name="Tabela11.I8" office:value-type="string">
            <text:p text:style-name="P118">Adjacentes <text:span text:style-name="T16">-12</text:span></text:p>
            <text:p text:style-name="P208">Superpostas <text:span text:style-name="T16">-13 !</text:span>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ela11.C9" office:value-type="string">
            <text:p text:style-name="P117">Travessia <text:span text:style-name="T14">- 4XX</text:span></text:p>
          </table:table-cell>
          <table:table-cell table:style-name="Tabela11.D9" office:value-type="string">
            <text:p text:style-name="P209">Travessia - Balsa -404<text:span text:style-name="T1"> !</text:span></text:p>
            <text:p text:style-name="P209">Travessia - Bote transportador -403<text:span text:style-name="T1"> !</text:span></text:p>
            <text:p text:style-name="P258">Travessia - Vau construído -402</text:p>
            <text:p text:style-name="P258">Travessia - Vau natural -401</text:p>
          </table:table-cell>
          <table:table-cell table:style-name="Tabela11.E9" office:value-type="string">
            <text:p text:style-name="P72">Não aplicável <text:span text:style-name="T8">-97</text:span></text:p>
            <text:p text:style-name="P344">V - <text:span text:style-name="T149">((</text:span>"tipo" <text:span text:style-name="T149">-"tipo" %100)/100) in </text:span>(<text:span text:style-name="T151">4)</text:span> and <text:span text:style-name="T124">not (</text:span>"<text:span text:style-name="T151">material_construcao</text:span>" <text:span text:style-name="T150">in (97))</text:span></text:p>
          </table:table-cell>
          <table:table-cell table:style-name="Tabela11.F9" office:value-type="string">
            <text:p text:style-name="P75">Rodoviário -4</text:p>
            <text:p text:style-name="P75"/>
            <text:p text:style-name="P344">V - <text:span text:style-name="T149">((</text:span>"tipo" <text:span text:style-name="T149">-"tipo" %100)/100) in </text:span>(<text:span text:style-name="T151">4)</text:span> and <text:span text:style-name="T124">not (</text:span>"<text:span text:style-name="T151">modal_uso</text:span>" <text:span text:style-name="T150">in (4))</text:span></text:p>
          </table:table-cell>
          <table:table-cell table:style-name="Tabela11.G9" office:value-type="string">
            <text:p text:style-name="P328">0</text:p>
          </table:table-cell>
          <table:table-cell table:style-name="Tabela11.H9" office:value-type="string">
            <text:p text:style-name="P328">0</text:p>
          </table:table-cell>
          <table:table-cell table:style-name="Tabela11.I9" office:value-type="string">
            <text:p text:style-name="P72">Não aplicável <text:span text:style-name="T8">-97</text:span></text:p>
          </table:table-cell>
          <table:table-cell table:style-name="Tabela11.J9" office:value-type="string">
            <text:p text:style-name="P101">Desconhecida -0</text:p>
            <text:p text:style-name="P101"/>
            <text:p text:style-name="P349">V - <text:span text:style-name="T149">((</text:span>"tipo" <text:span text:style-name="T149">-"tipo" %100)/100) in </text:span>(<text:span text:style-name="T150">4)</text:span> and <text:span text:style-name="T124">not (</text:span>"<text:span text:style-name="T150">situacao_fisica</text:span>" <text:span text:style-name="T150">in (0))</text:span></text:p>
          </table:table-cell>
          <table:covered-table-cell/>
        </table:table-row>
        <table:table-row>
          <table:covered-table-cell/>
          <table:covered-table-cell/>
          <table:table-cell table:style-name="Tabela11.C11" table:number-rows-spanned="2" office:value-type="string">
            <text:p text:style-name="P117">Túnel <text:span text:style-name="T14">- 1XX</text:span></text:p>
          </table:table-cell>
          <table:table-cell table:style-name="Tabela11.D11" table:number-rows-spanned="2" office:value-type="string">
            <text:p text:style-name="P258">Túnel -101</text:p>
            <text:p text:style-name="P209">Túnel - Passagem subterrânea sob via -102<text:span text:style-name="T1"> !</text:span></text:p>
          </table:table-cell>
          <table:table-cell table:style-name="Tabela11.E11" table:number-rows-spanned="2" office:value-type="string">
            <text:p text:style-name="P207">Alvenaria <text:span text:style-name="T16">-1 !</text:span></text:p>
            <text:p text:style-name="P117">Concreto <text:span text:style-name="T16">-2</text:span></text:p>
            <text:p text:style-name="P259">Desconhecido -0</text:p>
            <text:p text:style-name="P117">Madeira <text:span text:style-name="T16">-5</text:span></text:p>
            <text:p text:style-name="P117">Metal <text:span text:style-name="T16">-3</text:span></text:p>
            <text:p text:style-name="P117"/>
            <text:p text:style-name="P344">V - <text:span text:style-name="T149">((</text:span>"tipo" <text:span text:style-name="T149">-"tipo" %100)/100) in </text:span>(<text:span text:style-name="T151">1)</text:span> and <text:span text:style-name="T124">not (</text:span>"<text:span text:style-name="T151">material_construcao</text:span>" <text:span text:style-name="T150">in (0,1,2,3,5))</text:span></text:p>
          </table:table-cell>
          <table:table-cell table:style-name="Tabela11.F10" office:value-type="string">
            <text:p text:style-name="P75">Ferroviário -5</text:p>
            <text:p text:style-name="P75">Metroviário -6</text:p>
            <text:p text:style-name="P275"/>
          </table:table-cell>
          <table:table-cell table:style-name="Tabela11.G10" office:value-type="string">
            <text:p text:style-name="P328">0</text:p>
          </table:table-cell>
          <table:table-cell table:style-name="Tabela11.H10" office:value-type="string">
            <text:p text:style-name="P328">0</text:p>
          </table:table-cell>
          <table:table-cell table:style-name="Tabela11.I10" office:value-type="string">
            <text:p text:style-name="P73">Não aplicável <text:span text:style-name="T8">-97</text:span><text:span text:style-name="T82"> "</text:span><text:span text:style-name="T116">modal_uso</text:span><text:span text:style-name="T82">"</text:span><text:span text:style-name="T83"> in </text:span><text:span text:style-name="T82">(</text:span><text:span text:style-name="T116">5,6,9)</text:span><text:span text:style-name="T82"> and </text:span><text:span text:style-name="T85">not (</text:span><text:span text:style-name="T82">"</text:span><text:span text:style-name="T86">posicao_pista</text:span><text:span text:style-name="T82">" </text:span><text:span text:style-name="T86">in (97))</text:span></text:p>
          </table:table-cell>
          <table:table-cell table:style-name="Tabela11.J11" table:number-rows-spanned="2" office:value-type="string">
            <text:p text:style-name="P177">Abandonada <text:span text:style-name="T9">-1 !</text:span></text:p>
            <text:p text:style-name="P95">Construída <text:span text:style-name="T9">-3</text:span></text:p>
            <text:p text:style-name="P102">Desconhecida -0</text:p>
            <text:p text:style-name="P177">Destruída <text:span text:style-name="T9">-2 !</text:span></text:p>
            <text:p text:style-name="P177">Em construção <text:span text:style-name="T9">-4 !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ela11.F11" office:value-type="string">
            <text:p text:style-name="P206">Rodoferroviário -8<text:span text:style-name="T1"> !</text:span></text:p>
            <text:p text:style-name="P75">Rodoviário -4</text:p>
            <text:p text:style-name="P75"/>
            <text:p text:style-name="P344">V - <text:span text:style-name="T149">((</text:span>"tipo" <text:span text:style-name="T149">-"tipo" %100)/100) in </text:span>(<text:span text:style-name="T151">1)</text:span> and <text:span text:style-name="T124">not (</text:span>"<text:span text:style-name="T151">modal_uso</text:span>" <text:span text:style-name="T150">in (4,5,6,8))</text:span></text:p>
          </table:table-cell>
          <table:table-cell table:style-name="Tabela11.G11" office:value-type="string">
            <text:p text:style-name="P329">Minimo 1</text:p>
          </table:table-cell>
          <table:table-cell table:style-name="Tabela11.H11" office:value-type="string">
            <text:p text:style-name="P329">Minimo 1</text:p>
          </table:table-cell>
          <table:table-cell table:style-name="Tabela11.I11" office:value-type="string">
            <text:p text:style-name="P118">Adjacentes <text:span text:style-name="T16">-12</text:span></text:p>
            <text:p text:style-name="P208">Superpostas <text:span text:style-name="T16">-13 !</text:span>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ela11.C12" office:value-type="string">
            <text:p text:style-name="P75">A SER PREENCHIDO -999</text:p>
          </table:table-cell>
          <table:table-cell table:style-name="Tabela11.D12" office:value-type="string">
            <text:p text:style-name="P75">A SER PREENCHIDO -999</text:p>
            <text:p text:style-name="P75"/>
            <text:p text:style-name="P284">L - "tipo" in (9<text:span text:style-name="T65">99)</text:span></text:p>
            <text:p text:style-name="P284"/>
            <text:p text:style-name="P300"><text:span text:style-name="T195">A</text:span> - "tipo" in (<text:span text:style-name="T195">201, 202, 404, 403, 102)</text:span></text:p>
          </table:table-cell>
          <table:table-cell table:style-name="Tabela11.E12" office:value-type="string">
            <text:p text:style-name="P259">A SER PREENCHIDO -999</text:p>
            <text:p text:style-name="P259"/>
            <text:p text:style-name="P284">L - "<text:span text:style-name="T149">material_construcao</text:span>" in (9<text:span text:style-name="T65">99)</text:span></text:p>
            <text:p text:style-name="P284"/>
            <text:p text:style-name="P300"><text:span text:style-name="T195">A</text:span> - "<text:span text:style-name="T149">material_construcao</text:span>" in (<text:span text:style-name="T195">1)</text:span></text:p>
            <text:p text:style-name="P284"/>
            <text:p text:style-name="P300"><text:span text:style-name="T195">A</text:span> - "tipo" in (<text:span text:style-name="T195">302) and </text:span><text:s/>"<text:span text:style-name="T149">material_construcao</text:span>" in (<text:span text:style-name="T195">5)</text:span></text:p>
          </table:table-cell>
          <table:table-cell table:style-name="Tabela11.F12" office:value-type="string">
            <text:p text:style-name="P257">A SER PREENCHIDO -999</text:p>
            <text:p text:style-name="P257"/>
            <text:p text:style-name="P284">L - "<text:span text:style-name="T149">modal_uso</text:span>" in (9<text:span text:style-name="T65">99)</text:span></text:p>
            <text:p text:style-name="P257"/>
            <text:p text:style-name="P300"><text:span text:style-name="T195">A</text:span> - "<text:span text:style-name="T149">modal_uso</text:span>" in (<text:span text:style-name="T195">8,9)</text:span></text:p>
          </table:table-cell>
          <table:table-cell table:style-name="Tabela11.G12" office:value-type="string">
            <text:p text:style-name="P319">A ser preenchido</text:p>
            <text:p text:style-name="P319"/>
            <text:p text:style-name="P344">V - "<text:span text:style-name="T204">modal_uso</text:span>"<text:span text:style-name="T149"> in </text:span>(<text:span text:style-name="T219">5,6,9)</text:span> and <text:span text:style-name="T124">not (</text:span>"<text:span text:style-name="T144">nr_faixas</text:span>" <text:span text:style-name="T149">=0) )</text:span></text:p>
            <text:p text:style-name="P319"/>
            <text:p text:style-name="P346">V - <text:span text:style-name="T210">(((</text:span>"tipo" <text:span text:style-name="T149">-"tipo" %100)/100) not in </text:span>(<text:span text:style-name="T151">4)) and (</text:span>"<text:span text:style-name="T204">modal_uso</text:span>"<text:span text:style-name="T149"> in </text:span>(<text:span text:style-name="T204">4,8)</text:span> and <text:span text:style-name="T124">not (</text:span>"<text:span text:style-name="T144">nr_faixas</text:span>" <text:span text:style-name="T149">&gt;=1)) or ( ((</text:span>"tipo" <text:span text:style-name="T149">-"tipo" %100)/100) in </text:span>(<text:span text:style-name="T151">4)) and</text:span> <text:span text:style-name="T124">not (</text:span>"<text:span text:style-name="T144">nr_faixas</text:span>" <text:span text:style-name="T210">= 0))</text:span></text:p>
            <text:p text:style-name="P319"/>
            <text:p text:style-name="P335">L - "<text:span text:style-name="T146">nr_faixas</text:span>" <text:span text:style-name="T146">is NULL or </text:span>"<text:span text:style-name="T146">nr_faixas</text:span>" <text:span text:style-name="T146">= ''</text:span></text:p>
          </table:table-cell>
          <table:table-cell table:style-name="Tabela11.H12" office:value-type="string">
            <text:p text:style-name="P319">A ser preenchido</text:p>
            <text:p text:style-name="P319"/>
            <text:p text:style-name="P344">V - "<text:span text:style-name="T204">modal_uso</text:span>"<text:span text:style-name="T149"> in </text:span>(<text:span text:style-name="T219">5,6,9)</text:span> and <text:span text:style-name="T124">not (</text:span>"<text:span text:style-name="T144">nr_pistas</text:span>" <text:span text:style-name="T149">=0)</text:span></text:p>
            <text:p text:style-name="P319"/>
            <text:p text:style-name="P347">V - <text:span text:style-name="T210">(((</text:span>"tipo" <text:span text:style-name="T149">-"tipo" %100)/100) not in </text:span>(<text:span text:style-name="T151">4)) and (</text:span>"<text:span text:style-name="T204">modal_uso</text:span>"<text:span text:style-name="T149"> in </text:span>(<text:span text:style-name="T204">4,8)</text:span> and <text:span text:style-name="T124">not (</text:span>"<text:span text:style-name="T144">nr_pistas</text:span>" <text:span text:style-name="T149">&gt;=1)) or ( ((</text:span>"tipo" <text:span text:style-name="T149">-"tipo" %100)/100) in </text:span>(<text:span text:style-name="T151">4)) </text:span><text:s/>and <text:span text:style-name="T124">not (</text:span>"<text:span text:style-name="T144">nr_pistas</text:span>" <text:span text:style-name="T210">= 0))</text:span></text:p>
            <text:p text:style-name="P319"/>
            <text:p text:style-name="P335">L - "<text:span text:style-name="T146">nr_pistas</text:span>" <text:span text:style-name="T146">is NULL or </text:span>"<text:span text:style-name="T146">nr_pistas</text:span>" <text:span text:style-name="T146">= ''</text:span></text:p>
          </table:table-cell>
          <table:table-cell table:style-name="Tabela11.I12" office:value-type="string">
            <text:p text:style-name="P260">A SER PREENCHIDO -999</text:p>
            <text:p text:style-name="P319"/>
            <text:p text:style-name="P344">V - "<text:span text:style-name="T204">modal_uso</text:span>"<text:span text:style-name="T149"> in </text:span>(<text:span text:style-name="T204">5,6,9)</text:span> and <text:span text:style-name="T124">not (</text:span>"<text:span text:style-name="T150">posicao_pista</text:span>" <text:span text:style-name="T150">in (97))</text:span></text:p>
            <text:p text:style-name="P319"/>
            <text:p text:style-name="P325"><text:span text:style-name="T67">V - </text:span><text:span text:style-name="T81">((((("tipo" -"tipo" %100)/100) not in (4)) and ("modal_uso" in (4,8) and not "posicao_pista" in (12,13)))) or (( (("tipo" -"tipo" %100)/100) in (4)) and not "posicao_pista" in (97))</text:span></text:p>
            <text:p text:style-name="P260"/>
            <text:p text:style-name="P284">L - "<text:span text:style-name="T149">posicao_pista</text:span>" in (9<text:span text:style-name="T65">99)</text:span></text:p>
            <text:p text:style-name="P284"/>
            <text:p text:style-name="P284"><text:span text:style-name="T195">A</text:span> - "<text:span text:style-name="T149">posicao_pista</text:span>" in (<text:span text:style-name="T195">13)</text:span></text:p>
          </table:table-cell>
          <table:table-cell table:style-name="Tabela11.J12" office:value-type="string">
            <text:p text:style-name="P103">A SER PREENCHIDO -999</text:p>
            <text:p text:style-name="P103"/>
            <text:p text:style-name="P288">L - "<text:span text:style-name="T149">situacao_fisica</text:span>" in (9<text:span text:style-name="T65">99)</text:span></text:p>
            <text:p text:style-name="P288"/>
            <text:p text:style-name="P303"><text:span text:style-name="T195">A</text:span> - "<text:span text:style-name="T148">situacao_fisica</text:span>" in (<text:span text:style-name="T195">1, 2, 4)</text:span></text:p>
          </table:table-cell>
          <table:table-cell table:style-name="Tabela11.K12" office:value-type="string">
            <text:p text:style-name="P319">A ser preenchido</text:p>
          </table:table-cell>
        </table:table-row>
        <table:table-row>
          <table:table-cell table:style-name="Tabela11.A13" office:value-type="string">
            <text:p text:style-name="P30"/>
          </table:table-cell>
          <table:table-cell table:style-name="Tabela11.B13" office:value-type="string">
            <text:p text:style-name="P319"/>
          </table:table-cell>
          <table:table-cell table:style-name="Tabela11.C13" office:value-type="string">
            <text:p text:style-name="P75"/>
          </table:table-cell>
          <table:table-cell table:style-name="Tabela11.D13" office:value-type="string">
            <text:p text:style-name="P75"/>
          </table:table-cell>
          <table:table-cell table:style-name="Tabela11.E13" office:value-type="string">
            <text:p text:style-name="P228">Arame -6</text:p>
            <text:p text:style-name="P228">Cerca viva -8</text:p>
            <text:p text:style-name="P228">Outros -98</text:p>
            <text:p text:style-name="P228">Rocha -4</text:p>
            <text:p text:style-name="P228">Tela ou alambrado -7</text:p>
            <text:p text:style-name="P228">Terra -23</text:p>
          </table:table-cell>
          <table:table-cell table:style-name="Tabela11.F13" office:value-type="string">
            <text:p text:style-name="P117"/>
          </table:table-cell>
          <table:table-cell table:style-name="Tabela11.G13" office:value-type="string">
            <text:p text:style-name="P330">Igual via deslocamento</text:p>
          </table:table-cell>
          <table:table-cell table:style-name="Tabela11.H13" office:value-type="string">
            <text:p text:style-name="P327"/>
          </table:table-cell>
          <table:table-cell table:style-name="Tabela11.I13" office:value-type="string">
            <text:p text:style-name="P117"/>
          </table:table-cell>
          <table:table-cell table:style-name="Tabela11.J13" office:value-type="string">
            <text:p text:style-name="P106"/>
          </table:table-cell>
          <table:table-cell table:style-name="Tabela11.K13" office:value-type="string">
            <text:p text:style-name="P117"/>
          </table:table-cell>
        </table:table-row>
      </table:table>
      <text:p text:style-name="P13"/>
      <text:p text:style-name="P13"/>
      <table:table table:name="Tabela10" table:style-name="Tabela10">
        <table:table-column table:style-name="Tabela10.A"/>
        <table:table-column table:style-name="Tabela10.B"/>
        <table:table-column table:style-name="Tabela10.C" table:number-columns-repeated="2"/>
        <table:table-column table:style-name="Tabela10.E"/>
        <table:table-column table:style-name="Tabela10.C" table:number-columns-repeated="3"/>
        <table:table-column table:style-name="Tabela10.E" table:number-columns-repeated="2"/>
        <table:table-row>
          <table:table-cell table:style-name="Tabela10.A1" office:value-type="string">
            <text:p text:style-name="P30">Classe</text:p>
          </table:table-cell>
          <table:table-cell table:style-name="Tabela10.B1" table:number-columns-spanned="9" office:value-type="string">
            <text:p text:style-name="P261">ferrovia (<text:span text:style-name="T17">infra_ferrovia</text:span>) <text:span text:style-name="T165">[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0.A2" office:value-type="string">
            <text:p text:style-name="P30">Atributo</text:p>
          </table:table-cell>
          <table:table-cell table:style-name="Tabela10.A2" office:value-type="string">
            <text:p text:style-name="P261">nome<text:span text:style-name="T6"> (0..1)</text:span></text:p>
          </table:table-cell>
          <table:table-cell table:style-name="Tabela10.A2" office:value-type="string">
            <text:p text:style-name="P261">tipo<text:span text:style-name="T5"> (1)</text:span></text:p>
          </table:table-cell>
          <table:table-cell table:style-name="Tabela10.A2" office:value-type="string">
            <text:p text:style-name="P261">situacao_fisica<text:span text:style-name="T5"> (1)</text:span></text:p>
          </table:table-cell>
          <table:table-cell table:style-name="Tabela10.A2" office:value-type="string">
            <text:p text:style-name="P261">posicao_relativa<text:span text:style-name="T5"> (1)</text:span></text:p>
          </table:table-cell>
          <table:table-cell table:style-name="Tabela10.A2" office:value-type="string">
            <text:p text:style-name="P261">nr_linhas<text:span text:style-name="T5"> (1)</text:span></text:p>
          </table:table-cell>
          <table:table-cell table:style-name="Tabela10.A2" office:value-type="string">
            <text:p text:style-name="P261">em_arruamento<text:span text:style-name="T5"> (1)</text:span></text:p>
          </table:table-cell>
          <table:table-cell table:style-name="Tabela10.A2" office:value-type="string">
            <text:p text:style-name="P261">juridisdicao<text:span text:style-name="T5"> (1)</text:span></text:p>
          </table:table-cell>
          <table:table-cell table:style-name="Tabela10.A2" office:value-type="string">
            <text:p text:style-name="P261">administracao<text:span text:style-name="T5"> (1)</text:span></text:p>
          </table:table-cell>
          <table:table-cell table:style-name="Tabela10.J2" office:value-type="string">
            <text:p text:style-name="P261">concessionaria<text:span text:style-name="T6"> (0..1)</text:span></text:p>
          </table:table-cell>
        </table:table-row>
        <table:table-row>
          <table:table-cell table:style-name="Tabela10.A6" table:number-rows-spanned="4" office:value-type="string">
            <text:p text:style-name="P30">Domínio</text:p>
          </table:table-cell>
          <table:table-cell table:style-name="Tabela10.B6" table:number-rows-spanned="4" office:value-type="string">
            <text:p text:style-name="P319">A ser preenchido</text:p>
          </table:table-cell>
          <table:table-cell table:style-name="Tabela10.C3" office:value-type="string">
            <text:p text:style-name="P210">Aeromóvel <text:span text:style-name="T13">-6 !</text:span></text:p>
          </table:table-cell>
          <table:table-cell table:style-name="Tabela10.D3" office:value-type="string">
            <text:p text:style-name="P176">Abandonada <text:span text:style-name="T9">-1 !</text:span></text:p>
            <text:p text:style-name="P93">Construída <text:span text:style-name="T9">-3</text:span></text:p>
            <text:p text:style-name="P101">Desconhecida -0</text:p>
            <text:p text:style-name="P176">Destruída <text:span text:style-name="T9">-2 !</text:span></text:p>
            <text:p text:style-name="P176">Em construção <text:span text:style-name="T9">-4 !</text:span></text:p>
          </table:table-cell>
          <table:table-cell table:style-name="Tabela10.E3" office:value-type="string">
            <text:p text:style-name="P261">Elevado <text:span text:style-name="T13">-3</text:span></text:p>
            <text:p text:style-name="P261"/>
            <text:p text:style-name="P275">V - "tipo" in (<text:span text:style-name="T145">6)</text:span> and <text:span text:style-name="T124">not (</text:span>"<text:span text:style-name="T148">posicao</text:span>" <text:span text:style-name="T148">in (3))</text:span></text:p>
          </table:table-cell>
          <table:table-cell table:style-name="Tabela10.F3" office:value-type="string">
            <text:p text:style-name="P262">Desconhecido <text:span text:style-name="T13">-0</text:span></text:p>
            <text:p text:style-name="P262">Dupla <text:span text:style-name="T13">-2</text:span></text:p>
            <text:p text:style-name="P262">Múltipla <text:span text:style-name="T13">-3</text:span></text:p>
            <text:p text:style-name="P262">Simples <text:span text:style-name="T13">-1</text:span></text:p>
          </table:table-cell>
          <table:table-cell table:style-name="Tabela10.G3" office:value-type="string">
            <text:p text:style-name="P38">Não -2</text:p>
            <text:p text:style-name="P38"/>
            <text:p text:style-name="P275">V - "tipo" in (<text:span text:style-name="T145">6)</text:span> and <text:span text:style-name="T124">not (</text:span>"<text:span text:style-name="T148">em_arruamento</text:span>" <text:span text:style-name="T148">in (2))</text:span></text:p>
          </table:table-cell>
          <table:table-cell table:style-name="Tabela10.H3" office:value-type="string">
            <text:p text:style-name="P263">Desconhecida -0</text:p>
            <text:p text:style-name="P263">Estadual -2</text:p>
            <text:p text:style-name="P263">Federal -1</text:p>
            <text:p text:style-name="P263">Municipal -3</text:p>
            <text:p text:style-name="P212">Particular -6<text:span text:style-name="T1"> !</text:span></text:p>
          </table:table-cell>
          <table:table-cell table:style-name="Tabela10.I3" office:value-type="string">
            <text:p text:style-name="P264">Concessionada -7</text:p>
            <text:p text:style-name="P264">Desconhecida -0</text:p>
            <text:p text:style-name="P264">Estadual -2</text:p>
            <text:p text:style-name="P264">Federal -1</text:p>
            <text:p text:style-name="P264">Municipal -3</text:p>
            <text:p text:style-name="P213">Particular -6<text:span text:style-name="T1"> !</text:span></text:p>
          </table:table-cell>
          <table:table-cell table:style-name="Tabela10.J5" table:number-rows-spanned="3" office:value-type="string">
            <text:p text:style-name="P364">(*)</text:p>
            <text:p text:style-name="P364"/>
            <text:p text:style-name="P365">V - "<text:span text:style-name="T66">jurisdicao</text:span>" <text:span text:style-name="T66">in (7)</text:span> and <text:span text:style-name="T144">(</text:span>"<text:span text:style-name="T66">consecionaria</text:span>" <text:span text:style-name="T66">is NULL or "sigla" ='')</text:span></text:p>
          </table:table-cell>
        </table:table-row>
        <table:table-row>
          <table:covered-table-cell/>
          <table:covered-table-cell/>
          <table:table-cell table:style-name="Tabela10.C4" office:value-type="string">
            <text:p text:style-name="P210">Bonde <text:span text:style-name="T13">-5 !</text:span></text:p>
          </table:table-cell>
          <table:table-cell table:style-name="Tabela10.D4" office:value-type="string">
            <text:p text:style-name="P177">Abandonada <text:span text:style-name="T9">-1 !</text:span></text:p>
            <text:p text:style-name="P95">Construída <text:span text:style-name="T9">-3</text:span></text:p>
            <text:p text:style-name="P102">Desconhecida -0</text:p>
            <text:p text:style-name="P177">Destruída <text:span text:style-name="T9">-2 !</text:span></text:p>
            <text:p text:style-name="P177">Em construção <text:span text:style-name="T9">-4 !</text:span></text:p>
          </table:table-cell>
          <table:table-cell table:style-name="Tabela10.E4" office:value-type="string">
            <text:p text:style-name="P261">Elevado <text:span text:style-name="T13">-3</text:span></text:p>
            <text:p text:style-name="P261">Superfície <text:span text:style-name="T13">-2</text:span></text:p>
            <text:p text:style-name="P275">V - "tipo" in (<text:span text:style-name="T148">5)</text:span> and <text:span text:style-name="T124">not (</text:span>"<text:span text:style-name="T148">posicao</text:span>" <text:span text:style-name="T148">in (2,3))</text:span></text:p>
          </table:table-cell>
          <table:table-cell table:style-name="Tabela10.F4" office:value-type="string">
            <text:p text:style-name="P262">Desconhecido <text:span text:style-name="T13">-0</text:span></text:p>
            <text:p text:style-name="P262">Dupla <text:span text:style-name="T13">-2</text:span></text:p>
            <text:p text:style-name="P262">Múltipla <text:span text:style-name="T13">-3</text:span></text:p>
            <text:p text:style-name="P262">Simples <text:span text:style-name="T13">-1</text:span></text:p>
          </table:table-cell>
          <table:table-cell table:style-name="Tabela10.G4" office:value-type="string">
            <text:p text:style-name="P38">Não -2</text:p>
            <text:p text:style-name="P211">Sim -1<text:span text:style-name="T1"> !</text:span></text:p>
          </table:table-cell>
          <table:table-cell table:style-name="Tabela10.H4" office:value-type="string">
            <text:p text:style-name="P263">Desconhecida -0</text:p>
            <text:p text:style-name="P263">Estadual -2</text:p>
            <text:p text:style-name="P263">Federal -1</text:p>
            <text:p text:style-name="P263">Municipal -3</text:p>
            <text:p text:style-name="P212">Particular -6<text:span text:style-name="T1"> !</text:span></text:p>
          </table:table-cell>
          <table:table-cell table:style-name="Tabela10.I4" office:value-type="string">
            <text:p text:style-name="P264">Concessionada -7</text:p>
            <text:p text:style-name="P264">Desconhecida -0</text:p>
            <text:p text:style-name="P264">Estadual -2</text:p>
            <text:p text:style-name="P264">Federal -1</text:p>
            <text:p text:style-name="P264">Municipal -3</text:p>
            <text:p text:style-name="P213">Particular -6<text:span text:style-name="T1"> !</text:span></text:p>
          </table:table-cell>
          <table:covered-table-cell/>
        </table:table-row>
        <table:table-row>
          <table:covered-table-cell/>
          <table:covered-table-cell/>
          <table:table-cell table:style-name="Tabela10.C5" office:value-type="string">
            <text:p text:style-name="P261">Metrô <text:span text:style-name="T13">-8</text:span></text:p>
            <text:p text:style-name="P261">Trem <text:span text:style-name="T13">-7</text:span></text:p>
          </table:table-cell>
          <table:table-cell table:style-name="Tabela10.D5" office:value-type="string">
            <text:p text:style-name="P177">Abandonada <text:span text:style-name="T9">-1 !</text:span></text:p>
            <text:p text:style-name="P95">Construída <text:span text:style-name="T9">-3</text:span></text:p>
            <text:p text:style-name="P102">Desconhecida -0</text:p>
            <text:p text:style-name="P177">Destruída <text:span text:style-name="T9">-2 !</text:span></text:p>
            <text:p text:style-name="P177">Em construção <text:span text:style-name="T9">-4 !</text:span></text:p>
          </table:table-cell>
          <table:table-cell table:style-name="Tabela10.E5" office:value-type="string">
            <text:p text:style-name="P261">Elevado <text:span text:style-name="T13">-3</text:span></text:p>
            <text:p text:style-name="P261">Subterrâneo <text:span text:style-name="T13">-6</text:span></text:p>
            <text:p text:style-name="P261">Superfície <text:span text:style-name="T13">-2</text:span></text:p>
          </table:table-cell>
          <table:table-cell table:style-name="Tabela10.F5" office:value-type="string">
            <text:p text:style-name="P262">Desconhecido <text:span text:style-name="T13">-0</text:span></text:p>
            <text:p text:style-name="P262">Dupla <text:span text:style-name="T13">-2</text:span></text:p>
            <text:p text:style-name="P262">Múltipla <text:span text:style-name="T13">-3</text:span></text:p>
            <text:p text:style-name="P262">Simples <text:span text:style-name="T13">-1</text:span></text:p>
          </table:table-cell>
          <table:table-cell table:style-name="Tabela10.G6" office:value-type="string">
            <text:p text:style-name="P38">Não -2</text:p>
            <text:p text:style-name="P38"/>
            <text:p text:style-name="P275">V - "tipo" in (<text:span text:style-name="T148">7,8)</text:span> and <text:span text:style-name="T124">not (</text:span>"<text:span text:style-name="T148">em_arruamento</text:span>" <text:span text:style-name="T148">in (2))</text:span></text:p>
          </table:table-cell>
          <table:table-cell table:style-name="Tabela10.H5" office:value-type="string">
            <text:p text:style-name="P263">Desconhecida -0</text:p>
            <text:p text:style-name="P263">Estadual -2</text:p>
            <text:p text:style-name="P263">Federal -1</text:p>
            <text:p text:style-name="P263">Municipal -3</text:p>
            <text:p text:style-name="P212">Particular -6<text:span text:style-name="T1"> !</text:span></text:p>
          </table:table-cell>
          <table:table-cell table:style-name="Tabela10.I5" office:value-type="string">
            <text:p text:style-name="P264">Concessionada -7</text:p>
            <text:p text:style-name="P264">Desconhecida -0</text:p>
            <text:p text:style-name="P264">Estadual -2</text:p>
            <text:p text:style-name="P264">Federal -1</text:p>
            <text:p text:style-name="P264">Municipal -3</text:p>
            <text:p text:style-name="P213">Particular -6<text:span text:style-name="T1"> !</text:span></text:p>
          </table:table-cell>
          <table:covered-table-cell/>
        </table:table-row>
        <table:table-row>
          <table:covered-table-cell/>
          <table:covered-table-cell/>
          <table:table-cell table:style-name="Tabela10.C6" office:value-type="string">
            <text:p text:style-name="P264">A SER PREENCHIDO -999</text:p>
            <text:p text:style-name="P264"/>
            <text:p text:style-name="P284">L - "tipo" in (9<text:span text:style-name="T65">99)</text:span></text:p>
            <text:p text:style-name="P284"/>
            <text:p text:style-name="P303"/>
          </table:table-cell>
          <table:table-cell table:style-name="Tabela10.D6" office:value-type="string">
            <text:p text:style-name="P101">A SER PREENCHIDO -999</text:p>
            <text:p text:style-name="P101"/>
            <text:p text:style-name="P288">L - "<text:span text:style-name="T148">situacao_fisica</text:span>" in (9<text:span text:style-name="T65">99)</text:span></text:p>
            <text:p text:style-name="P288"/>
            <text:p text:style-name="P304"><text:span text:style-name="T198">A</text:span><text:span text:style-name="T197"> - "</text:span><text:span text:style-name="T199">situacao_fisica</text:span><text:span text:style-name="T197">" in (</text:span><text:span text:style-name="T198">1, 2, 4</text:span><text:span text:style-name="T200">)</text:span></text:p>
          </table:table-cell>
          <table:table-cell table:style-name="Tabela10.E6" office:value-type="string">
            <text:p text:style-name="P264">A SER PREENCHIDO -999</text:p>
            <text:p text:style-name="P264"/>
            <text:p text:style-name="P284">L - "<text:span text:style-name="T148">posicao_relativa</text:span>" in (9<text:span text:style-name="T65">99)</text:span></text:p>
          </table:table-cell>
          <table:table-cell table:style-name="Tabela10.F6" office:value-type="string">
            <text:p text:style-name="P264">A SER PREENCHIDO -999</text:p>
            <text:p text:style-name="P264"/>
            <text:p text:style-name="P284">L - "<text:span text:style-name="T148">nr_linhas</text:span>" in (9<text:span text:style-name="T65">99)</text:span></text:p>
          </table:table-cell>
          <table:table-cell table:style-name="Tabela10.G6" office:value-type="string">
            <text:p text:style-name="P263">A SER PREENCHIDO -999</text:p>
            <text:p text:style-name="P263"/>
            <text:p text:style-name="P284">L - "<text:span text:style-name="T148">em_arruamento</text:span>" in (9<text:span text:style-name="T65">99)</text:span></text:p>
            <text:p text:style-name="P285"/>
            <text:p text:style-name="P300"><text:span text:style-name="T195">A</text:span> - "<text:span text:style-name="T148">em_arruamento</text:span>" in (<text:span text:style-name="T195">1)</text:span></text:p>
          </table:table-cell>
          <table:table-cell table:style-name="Tabela10.H6" office:value-type="string">
            <text:p text:style-name="P263">A SER PREENCHIDO -999</text:p>
            <text:p text:style-name="P263"/>
            <text:p text:style-name="P284">L - "<text:span text:style-name="T148">jurisdicao</text:span>" in (9<text:span text:style-name="T65">99)</text:span></text:p>
            <text:p text:style-name="P285"/>
            <text:p text:style-name="P300"><text:span text:style-name="T195">A</text:span> - "<text:span text:style-name="T148">jurisdicao</text:span>" in (<text:span text:style-name="T195">6)</text:span></text:p>
          </table:table-cell>
          <table:table-cell table:style-name="Tabela10.I6" office:value-type="string">
            <text:p text:style-name="P264">A SER PREENCHIDO -999</text:p>
            <text:p text:style-name="P264"/>
            <text:p text:style-name="P284">L - "<text:span text:style-name="T148">administracao</text:span>" in (9<text:span text:style-name="T65">99)</text:span></text:p>
            <text:p text:style-name="P284"/>
            <text:p text:style-name="P305"><text:span text:style-name="T119">A</text:span><text:span text:style-name="T118"> - "</text:span><text:span text:style-name="T120">administracao</text:span><text:span text:style-name="T118">" in (</text:span><text:span text:style-name="T119">6</text:span><text:span text:style-name="T121">)</text:span></text:p>
          </table:table-cell>
          <table:table-cell table:style-name="Tabela10.J6" office:value-type="string">
            <text:p text:style-name="P319">A ser preenchido</text:p>
          </table:table-cell>
        </table:table-row>
        <table:table-row>
          <table:table-cell table:style-name="Tabela10.A7" office:value-type="string">
            <text:p text:style-name="P30"/>
          </table:table-cell>
          <table:table-cell table:style-name="Tabela10.B7" office:value-type="string">
            <text:p text:style-name="P319"/>
          </table:table-cell>
          <table:table-cell table:style-name="Tabela10.C7" office:value-type="string">
            <text:p text:style-name="P264"/>
          </table:table-cell>
          <table:table-cell table:style-name="Tabela10.D7" office:value-type="string">
            <text:p text:style-name="P106"/>
          </table:table-cell>
          <table:table-cell table:style-name="Tabela10.E7" office:value-type="string">
            <text:p text:style-name="P229">Adjacente a edificação -17</text:p>
            <text:p text:style-name="P229">Emerso -4</text:p>
            <text:p text:style-name="P229">Isolada -14</text:p>
            <text:p text:style-name="P229">Não aplicável -97</text:p>
            <text:p text:style-name="P229">Sobre edificação -18</text:p>
            <text:p text:style-name="P229">Submerso -5</text:p>
            <text:p text:style-name="P106"/>
          </table:table-cell>
          <table:table-cell table:style-name="Tabela10.F7" office:value-type="string">
            <text:p text:style-name="P262"/>
          </table:table-cell>
          <table:table-cell table:style-name="Tabela10.G7" office:value-type="string">
            <text:p text:style-name="P38"/>
          </table:table-cell>
          <table:table-cell table:style-name="Tabela10.H7" office:value-type="string">
            <text:p text:style-name="P230">Não aplicável -97</text:p>
          </table:table-cell>
          <table:table-cell table:style-name="Tabela10.I7" office:value-type="string">
            <text:p text:style-name="P230">Não aplicável -97</text:p>
          </table:table-cell>
          <table:table-cell table:style-name="Tabela10.J7" office:value-type="string">
            <text:p text:style-name="P319"/>
          </table:table-cell>
        </table:table-row>
      </table:table>
      <text:p text:style-name="P14"><text:span text:style-name="T47">(</text:span>*<text:span text:style-name="T47">)</text:span> - Concessionaria só deve ser preenchido se administração for Concessionada. Nesse caso seu preenchimento é obrigatório.</text:p>
      <text:p text:style-name="P13"/>
      <text:p text:style-name="P13"/>
      <table:table table:name="Tabela9" table:style-name="Tabela9">
        <table:table-column table:style-name="Tabela9.A"/>
        <table:table-column table:style-name="Tabela9.B"/>
        <table:table-column table:style-name="Tabela9.C" table:number-columns-repeated="7"/>
        <table:table-column table:style-name="Tabela9.J"/>
        <table:table-column table:style-name="Tabela9.C" table:number-columns-repeated="3"/>
        <table:table-column table:style-name="Tabela9.N"/>
        <table:table-row>
          <table:table-cell table:style-name="Tabela9.A1" office:value-type="string">
            <text:p text:style-name="P24">Classe</text:p>
          </table:table-cell>
          <table:table-cell table:style-name="Tabela9.B1" table:number-columns-spanned="13" office:value-type="string">
            <text:p text:style-name="P112">pista_pouso (<text:span text:style-name="T11">infra_pista_pouso</text:span>) <text:span text:style-name="T165">[Misto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9.A2" office:value-type="string">
            <text:p text:style-name="P24">Atributo</text:p>
          </table:table-cell>
          <table:table-cell table:style-name="Tabela9.A2" office:value-type="string">
            <text:p text:style-name="P110">nome<text:span text:style-name="T6"> (0..1)</text:span></text:p>
          </table:table-cell>
          <table:table-cell table:style-name="Tabela9.A2" office:value-type="string">
            <text:p text:style-name="P111">tipo<text:span text:style-name="T5"> (1)</text:span></text:p>
          </table:table-cell>
          <table:table-cell table:style-name="Tabela9.A2" office:value-type="string">
            <text:p text:style-name="P113">revestimento<text:span text:style-name="T5"> (1)</text:span></text:p>
          </table:table-cell>
          <table:table-cell table:style-name="Tabela9.A2" office:value-type="string">
            <text:p text:style-name="P113">uso_pista<text:span text:style-name="T5"> (1)</text:span></text:p>
          </table:table-cell>
          <table:table-cell table:style-name="Tabela9.A2" office:value-type="string">
            <text:p text:style-name="P113">situacao_fisica<text:span text:style-name="T5"> (1)</text:span></text:p>
          </table:table-cell>
          <table:table-cell table:style-name="Tabela9.A2" office:value-type="string">
            <text:p text:style-name="P113">homologacao<text:span text:style-name="T5"> (1)</text:span></text:p>
          </table:table-cell>
          <table:table-cell table:style-name="Tabela9.A2" office:value-type="string">
            <text:p text:style-name="P113">largura<text:span text:style-name="T6"> (0..1)</text:span></text:p>
          </table:table-cell>
          <table:table-cell table:style-name="Tabela9.A2" office:value-type="string">
            <text:p text:style-name="P113">extensao<text:span text:style-name="T6"> (0..1)</text:span></text:p>
          </table:table-cell>
          <table:table-cell table:style-name="Tabela9.A2" office:value-type="string">
            <text:p text:style-name="P113">indicador<text:span text:style-name="T6"> (0..1)</text:span></text:p>
          </table:table-cell>
          <table:table-cell table:style-name="Tabela9.A2" office:value-type="string">
            <text:p text:style-name="P113">sigla_aero<text:span text:style-name="T6"> (0..1)</text:span></text:p>
          </table:table-cell>
          <table:table-cell table:style-name="Tabela9.A2" office:value-type="string">
            <text:p text:style-name="P113">lat_oficial<text:span text:style-name="T6"> (0..1)</text:span></text:p>
          </table:table-cell>
          <table:table-cell table:style-name="Tabela9.A2" office:value-type="string">
            <text:p text:style-name="P113">long_oficial<text:span text:style-name="T6"> (0..1)</text:span></text:p>
          </table:table-cell>
          <table:table-cell table:style-name="Tabela9.N2" office:value-type="string">
            <text:p text:style-name="P113">altitude<text:span text:style-name="T6"> (0..1)</text:span></text:p>
          </table:table-cell>
        </table:table-row>
        <table:table-row>
          <table:table-cell table:style-name="Tabela9.A4" table:number-rows-spanned="2" office:value-type="string">
            <text:p text:style-name="P24">Domínio</text:p>
          </table:table-cell>
          <table:table-cell table:style-name="Tabela9.B4" table:number-rows-spanned="2" office:value-type="string">
            <text:p text:style-name="P313">A ser preenchido</text:p>
          </table:table-cell>
          <table:table-cell table:style-name="Tabela9.C3" office:value-type="string">
            <text:p text:style-name="P214">Heliponto -11<text:span text:style-name="T1"> !</text:span></text:p>
            <text:p text:style-name="P165">[P]</text:p>
            <text:p text:style-name="P96"/>
            <text:p text:style-name="P96">Pista de pouso -9</text:p>
            <text:p text:style-name="P165">[L A]</text:p>
            <text:p text:style-name="P96"/>
            <text:p text:style-name="P214">Pista de táxi -10<text:span text:style-name="T1"> !</text:span></text:p>
            <text:p text:style-name="P165">[A]</text:p>
          </table:table-cell>
          <table:table-cell table:style-name="Tabela9.D3" office:value-type="string">
            <text:p text:style-name="P214">Calçado -4<text:span text:style-name="T1"> !</text:span></text:p>
            <text:p text:style-name="P214">Leito natural -1<text:span text:style-name="T1"> !</text:span></text:p>
            <text:p text:style-name="P96">Pavimentado -3</text:p>
            <text:p text:style-name="P96">Revestimento primário (solto) -2</text:p>
          </table:table-cell>
          <table:table-cell table:style-name="Tabela9.E3" office:value-type="string">
            <text:p text:style-name="P97">Desconhecido -0</text:p>
            <text:p text:style-name="P97">Militar -12</text:p>
            <text:p text:style-name="P97">Particular -6</text:p>
            <text:p text:style-name="P97">Público -11</text:p>
            <text:p text:style-name="P97">Público/Militar -13</text:p>
          </table:table-cell>
          <table:table-cell table:style-name="Tabela9.F3" office:value-type="string">
            <text:p text:style-name="P176">Abandonada <text:span text:style-name="T9">-1 !</text:span></text:p>
            <text:p text:style-name="P92">Construída <text:span text:style-name="T9">-3</text:span></text:p>
            <text:p text:style-name="P99">Desconhecida -0</text:p>
            <text:p text:style-name="P176">Destruída <text:span text:style-name="T9">-2 !</text:span></text:p>
            <text:p text:style-name="P176">Em construção <text:span text:style-name="T9">-4 !</text:span></text:p>
          </table:table-cell>
          <table:table-cell table:style-name="Tabela9.G3" office:value-type="string">
            <text:p text:style-name="P91">Desconhecid<text:span text:style-name="T10">o</text:span> <text:span text:style-name="T8">-0</text:span></text:p>
            <text:p text:style-name="P34">Não -2</text:p>
            <text:p text:style-name="P34">Sim -1</text:p>
          </table:table-cell>
          <table:table-cell table:style-name="Tabela9.H3" office:value-type="string">
            <text:p text:style-name="P314">A ser preenchido</text:p>
          </table:table-cell>
          <table:table-cell table:style-name="Tabela9.I3" office:value-type="string">
            <text:p text:style-name="P314">A ser preenchido</text:p>
          </table:table-cell>
          <table:table-cell table:style-name="Tabela9.J3" office:value-type="string">
            <text:p text:style-name="P314">A ser preenchido</text:p>
          </table:table-cell>
          <table:table-cell table:style-name="Tabela9.K3" office:value-type="string">
            <text:p text:style-name="P314">A ser preenchido</text:p>
          </table:table-cell>
          <table:table-cell table:style-name="Tabela9.L3" office:value-type="string">
            <text:p text:style-name="P320">A ser preenchido</text:p>
            <text:p text:style-name="P320">(-GGG<text:span text:style-name="T12">o</text:span>MM’SS.ssss" )</text:p>
          </table:table-cell>
          <table:table-cell table:style-name="Tabela9.M3" office:value-type="string">
            <text:p text:style-name="P320">A ser preenchido</text:p>
            <text:p text:style-name="P320">(-GGG<text:span text:style-name="T12">o</text:span>MM’SS.ssss" )</text:p>
          </table:table-cell>
          <table:table-cell table:style-name="Tabela9.N3" office:value-type="string">
            <text:p text:style-name="P314">A ser preenchido</text:p>
          </table:table-cell>
        </table:table-row>
        <table:table-row>
          <table:covered-table-cell/>
          <table:covered-table-cell/>
          <table:table-cell table:style-name="Tabela9.C4" office:value-type="string">
            <text:p text:style-name="P96">A SER PREENCHIDO -999</text:p>
            <text:p text:style-name="P96"/>
            <text:p text:style-name="P280">L - "tipo" in (9<text:span text:style-name="T65">99)</text:span></text:p>
            <text:p text:style-name="P280"/>
            <text:p text:style-name="P298"><text:span text:style-name="T195">A</text:span> - "tipo" in (<text:span text:style-name="T195">10, 11)</text:span></text:p>
          </table:table-cell>
          <table:table-cell table:style-name="Tabela9.D4" office:value-type="string">
            <text:p text:style-name="P96">A SER PREENCHIDO -999</text:p>
            <text:p text:style-name="P96"/>
            <text:p text:style-name="P280">L - "<text:span text:style-name="T148">revestimento</text:span>" in (9<text:span text:style-name="T65">99)</text:span></text:p>
            <text:p text:style-name="P280"/>
            <text:p text:style-name="P298"><text:span text:style-name="T195">A</text:span> - "<text:span text:style-name="T148">revestimento</text:span>" in (<text:span text:style-name="T195">1,4)</text:span></text:p>
          </table:table-cell>
          <table:table-cell table:style-name="Tabela9.E4" office:value-type="string">
            <text:p text:style-name="P96">A SER PREENCHIDO -999</text:p>
            <text:p text:style-name="P96"/>
            <text:p text:style-name="P280">L - "<text:span text:style-name="T148">uso_pista</text:span>" in (9<text:span text:style-name="T65">99)</text:span></text:p>
          </table:table-cell>
          <table:table-cell table:style-name="Tabela9.F4" office:value-type="string">
            <text:p text:style-name="P100">A SER PREENCHIDO -999</text:p>
            <text:p text:style-name="P100"/>
            <text:p text:style-name="P287">L - "<text:span text:style-name="T148">situacao_fisica</text:span>" in (9<text:span text:style-name="T65">99)</text:span></text:p>
            <text:p text:style-name="P287"/>
            <text:p text:style-name="P301"><text:span text:style-name="T195">A</text:span> - "<text:span text:style-name="T148">situacao_fisica</text:span>" in (<text:span text:style-name="T195">1 ,2, 4)</text:span></text:p>
          </table:table-cell>
          <table:table-cell table:style-name="Tabela9.G4" office:value-type="string">
            <text:p text:style-name="P97">A SER PREENCHIDO -999</text:p>
            <text:p text:style-name="P97"/>
            <text:p text:style-name="P280">L - "<text:span text:style-name="T148">homologacao</text:span>" in (9<text:span text:style-name="T65">99)</text:span></text:p>
          </table:table-cell>
          <table:table-cell table:style-name="Tabela9.H4" office:value-type="string">
            <text:p text:style-name="P317">A ser preenchido</text:p>
          </table:table-cell>
          <table:table-cell table:style-name="Tabela9.I4" office:value-type="string">
            <text:p text:style-name="P317">A ser preenchido</text:p>
          </table:table-cell>
          <table:table-cell table:style-name="Tabela9.J4" office:value-type="string">
            <text:p text:style-name="P317">A ser preenchido</text:p>
          </table:table-cell>
          <table:table-cell table:style-name="Tabela9.K4" office:value-type="string">
            <text:p text:style-name="P317">A ser preenchido</text:p>
          </table:table-cell>
          <table:table-cell table:style-name="Tabela9.L4" office:value-type="string">
            <text:p text:style-name="P317">A ser preenchido</text:p>
          </table:table-cell>
          <table:table-cell table:style-name="Tabela9.M4" office:value-type="string">
            <text:p text:style-name="P317">A ser preenchido</text:p>
          </table:table-cell>
          <table:table-cell table:style-name="Tabela9.N4" office:value-type="string">
            <text:p text:style-name="P317">A ser preenchido</text:p>
          </table:table-cell>
        </table:table-row>
      </table:table>
      <text:p text:style-name="P13"/>
      <text:p text:style-name="P13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C" table:number-columns-repeated="2"/>
        <table:table-column table:style-name="Tabela8.D"/>
        <table:table-column table:style-name="Tabela8.C"/>
        <table:table-column table:style-name="Tabela8.D"/>
        <table:table-column table:style-name="Tabela8.C"/>
        <table:table-column table:style-name="Tabela8.D"/>
        <table:table-column table:style-name="Tabela8.C"/>
        <table:table-column table:style-name="Tabela8.M"/>
        <table:table-row>
          <table:table-cell table:style-name="Tabela8.A1" office:value-type="string">
            <text:p text:style-name="P30">Classe</text:p>
          </table:table-cell>
          <table:table-cell table:style-name="Tabela8.B1" table:number-columns-spanned="12" office:value-type="string">
            <text:p text:style-name="P93">via_deslocamento (infra_via_deslocamento<text:span text:style-name="T8">) [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2" office:value-type="string">
            <text:p text:style-name="P370">Atributo</text:p>
          </table:table-cell>
          <table:table-cell table:style-name="Tabela8.A2" office:value-type="string">
            <text:p text:style-name="P371"><text:span text:style-name="T46">n</text:span>ome<text:span text:style-name="T6">(0..1)</text:span></text:p>
          </table:table-cell>
          <table:table-cell table:style-name="Tabela8.A2" office:value-type="string">
            <text:p text:style-name="P372">tipo (1)</text:p>
          </table:table-cell>
          <table:table-cell table:style-name="Tabela8.A2" office:value-type="string">
            <text:p text:style-name="P372">revestimento (1)</text:p>
          </table:table-cell>
          <table:table-cell table:style-name="Tabela8.A2" office:value-type="string">
            <text:p text:style-name="P372">tr<text:span text:style-name="T9">a</text:span>fego (1)</text:p>
          </table:table-cell>
          <table:table-cell table:style-name="Tabela8.A2" office:value-type="string">
            <text:p text:style-name="P372">nr_faixas<text:span text:style-name="T6"> (1)</text:span></text:p>
          </table:table-cell>
          <table:table-cell table:style-name="Tabela8.A2" office:value-type="string">
            <text:p text:style-name="P372">nr_pistas (1)</text:p>
          </table:table-cell>
          <table:table-cell table:style-name="Tabela8.A2" office:value-type="string">
            <text:p text:style-name="P372">canteiro_divisorio (1)</text:p>
          </table:table-cell>
          <table:table-cell table:style-name="Tabela8.A2" office:value-type="string">
            <text:p text:style-name="P372">situacao_fisica (1)</text:p>
          </table:table-cell>
          <table:table-cell table:style-name="Tabela8.A2" office:value-type="string">
            <text:p text:style-name="P372">jurisdicao (1)</text:p>
          </table:table-cell>
          <table:table-cell table:style-name="Tabela8.A2" office:value-type="string">
            <text:p text:style-name="P372"><text:span text:style-name="T46">s</text:span>igla<text:span text:style-name="T6"> (0..1)</text:span></text:p>
          </table:table-cell>
          <table:table-cell table:style-name="Tabela8.A2" office:value-type="string">
            <text:p text:style-name="P372">administracao (1)</text:p>
          </table:table-cell>
          <table:table-cell table:style-name="Tabela8.M2" office:value-type="string">
            <text:p text:style-name="P372"><text:span text:style-name="T46">c</text:span>oncessiona<text:span text:style-name="T45">ria (0..1)</text:span></text:p>
          </table:table-cell>
        </table:table-row>
        <table:table-row table:style-name="Tabela8.3">
          <table:table-cell table:style-name="Tabela8.A8" table:number-rows-spanned="6" office:value-type="string">
            <text:p text:style-name="P30">Domínio</text:p>
          </table:table-cell>
          <table:table-cell table:style-name="Tabela8.B8" table:number-rows-spanned="6" office:value-type="string">
            <text:p text:style-name="P319">A ser preenchido</text:p>
          </table:table-cell>
          <table:table-cell table:style-name="Tabela8.C3" office:value-type="string">
            <text:p text:style-name="P93">Arruamento <text:span text:style-name="T8">-5</text:span></text:p>
          </table:table-cell>
          <table:table-cell table:style-name="Tabela8.D3" office:value-type="string">
            <text:p text:style-name="P214">Calçado -4<text:span text:style-name="T1"> !</text:span></text:p>
            <text:p text:style-name="P98">Leito natural -1</text:p>
            <text:p text:style-name="P98">Pavimentado -3</text:p>
            <text:p text:style-name="P98">Revestimento primário (solto) -2</text:p>
          </table:table-cell>
          <table:table-cell table:style-name="Tabela8.E3" office:value-type="string">
            <text:p text:style-name="P93">Permanente <text:span text:style-name="T8">-1</text:span></text:p>
            <text:p text:style-name="P93"/>
            <text:p text:style-name="P275">V - "tipo" in (<text:span text:style-name="T144">5)</text:span> and <text:span text:style-name="T124">not (</text:span>"<text:span text:style-name="T144">trafego</text:span>" <text:span text:style-name="T65">in (1))</text:span></text:p>
          </table:table-cell>
          <table:table-cell table:style-name="Tabela8.F3" office:value-type="string">
            <text:p text:style-name="P265">Minimo 1</text:p>
            <text:p text:style-name="P265"/>
            <text:p text:style-name="P275">V - "tipo" in (<text:span text:style-name="T144">5)</text:span> and <text:span text:style-name="T124">not (</text:span>"<text:span text:style-name="T144">nr_faixas</text:span>" <text:span text:style-name="T144">&gt;=1)</text:span></text:p>
          </table:table-cell>
          <table:table-cell table:style-name="Tabela8.G3" office:value-type="string">
            <text:p text:style-name="P265">Minimo 1</text:p>
            <text:p text:style-name="P265"/>
            <text:p text:style-name="P275">V - "tipo" in (<text:span text:style-name="T144">5)</text:span> and <text:span text:style-name="T124">not (</text:span>"<text:span text:style-name="T144">nr_pistas</text:span>" <text:span text:style-name="T144">&gt;=1)</text:span></text:p>
          </table:table-cell>
          <table:table-cell table:style-name="Tabela8.H3" office:value-type="string">
            <text:p text:style-name="P38">Não -2</text:p>
            <text:p text:style-name="P38">Sim -1</text:p>
          </table:table-cell>
          <table:table-cell table:style-name="Tabela8.I3" office:value-type="string">
            <text:p text:style-name="P176">Abandonada <text:span text:style-name="T9">-1 !</text:span></text:p>
            <text:p text:style-name="P93">Construída <text:span text:style-name="T9">-3</text:span></text:p>
            <text:p text:style-name="P176">Destruída <text:span text:style-name="T9">-2 !</text:span></text:p>
            <text:p text:style-name="P176">Em construção <text:span text:style-name="T9">-4 !</text:span></text:p>
          </table:table-cell>
          <table:table-cell table:style-name="Tabela8.J3" office:value-type="string">
            <text:p text:style-name="P93">Desconhecida <text:span text:style-name="T8">-0</text:span></text:p>
            <text:p text:style-name="P93"/>
            <text:p text:style-name="P275">V - "tipo" in (<text:span text:style-name="T144">5)</text:span> and <text:span text:style-name="T124">not (</text:span>"<text:span text:style-name="T147">jurisdicao</text:span>" <text:span text:style-name="T147">in (0))</text:span></text:p>
          </table:table-cell>
          <table:table-cell table:style-name="Tabela8.K7" table:number-rows-spanned="5" office:value-type="string">
            <text:p text:style-name="P266">(*)</text:p>
            <text:p text:style-name="P266"/>
            <text:p text:style-name="P277">V - <text:span text:style-name="T220">not("sigla" is NULL or "sigla" ='') and not("jurisdicao" in (1,2))</text:span></text:p>
            <text:p text:style-name="P266"/>
            <text:p text:style-name="P275">V - "<text:span text:style-name="T66">jurisdicao</text:span>" <text:span text:style-name="T66">in (1,2)</text:span> and <text:span text:style-name="T143">(</text:span>"<text:span text:style-name="T66">sigla</text:span>" <text:span text:style-name="T66">is NULL or "sigla" ='')</text:span></text:p>
            <text:p text:style-name="P275"/>
            <text:p text:style-name="P275">V - "<text:span text:style-name="T66">jurisdicao</text:span>" <text:span text:style-name="T66">in (1)</text:span> and <text:span text:style-name="T143">(1 - (regexp_match( "sigla", '^(BR)-\\d\\d\\d$') ))</text:span></text:p>
            <text:p text:style-name="P275"/>
            <text:p text:style-name="P275">V - "<text:span text:style-name="T66">jurisdicao</text:span>" <text:span text:style-name="T66">in (2)</text:span> and <text:span text:style-name="T143">(1 - (regexp_match( "sigla", '^(SC|PR|RS)-\\d\\d\\d$') ))</text:span></text:p>
          </table:table-cell>
          <table:table-cell table:style-name="Tabela8.L3" office:value-type="string">
            <text:p text:style-name="P93">Desconhecida <text:span text:style-name="T8">-0</text:span></text:p>
            <text:p text:style-name="P93"/>
            <text:p text:style-name="P275">V - "tipo" in (<text:span text:style-name="T144">5)</text:span> and <text:span text:style-name="T124">not (</text:span>"<text:span text:style-name="T147">administracao</text:span>" <text:span text:style-name="T147">in (0))</text:span></text:p>
          </table:table-cell>
          <table:table-cell table:style-name="Tabela8.M7" table:number-rows-spanned="5" office:value-type="string">
            <text:p text:style-name="P367">(**)</text:p>
            <text:p text:style-name="P367"/>
            <text:p text:style-name="P369">V - <text:span text:style-name="T190">not(("administracao" in (7) and ("concessionaria" is NULL or "concessionaria" ='')) or ( not("administracao" in (7)) and ( not ("concessionaria" is NULL or "concessionaria" =''))))</text:span></text:p>
          </table:table-cell>
        </table:table-row>
        <table:table-row table:style-name="Tabela8.4">
          <table:covered-table-cell/>
          <table:covered-table-cell/>
          <table:table-cell table:style-name="Tabela8.C4" office:value-type="string">
            <text:p text:style-name="P176">Auto-estrada <text:span text:style-name="T8">-4 !</text:span></text:p>
          </table:table-cell>
          <table:table-cell table:style-name="Tabela8.D4" office:value-type="string">
            <text:p text:style-name="P98">Pavimentado -3</text:p>
            <text:p text:style-name="P98"/>
            <text:p text:style-name="P275">V - "tipo" in (<text:span text:style-name="T144">4)</text:span> and <text:span text:style-name="T124">not (</text:span>"<text:span text:style-name="T65">revestimento</text:span>" <text:span text:style-name="T65">in (3))</text:span></text:p>
          </table:table-cell>
          <table:table-cell table:style-name="Tabela8.E4" office:value-type="string">
            <text:p text:style-name="P93">Permanente <text:span text:style-name="T8">-1</text:span></text:p>
            <text:p text:style-name="P93"/>
            <text:p text:style-name="P275">V - "tipo" in (<text:span text:style-name="T144">4)</text:span> and <text:span text:style-name="T124">not (</text:span>"<text:span text:style-name="T144">trafego</text:span>" <text:span text:style-name="T65">in (1))</text:span></text:p>
          </table:table-cell>
          <table:table-cell table:style-name="Tabela8.F4" office:value-type="string">
            <text:p text:style-name="P267">Minimo 4</text:p>
            <text:p text:style-name="P267"/>
            <text:p text:style-name="P275">V - "tipo" in (<text:span text:style-name="T145">4)</text:span> and <text:span text:style-name="T124">not (</text:span>"<text:span text:style-name="T144">nr_faixas</text:span>" <text:span text:style-name="T144">&gt;=4)</text:span></text:p>
          </table:table-cell>
          <table:table-cell table:style-name="Tabela8.G4" office:value-type="string">
            <text:p text:style-name="P267">Minimo 2</text:p>
            <text:p text:style-name="P267"/>
            <text:p text:style-name="P275">V - "tipo" in (<text:span text:style-name="T145">4)</text:span> and <text:span text:style-name="T124">not (</text:span>"<text:span text:style-name="T144">nr_pistas</text:span>" <text:span text:style-name="T144">&gt;=2)</text:span></text:p>
          </table:table-cell>
          <table:table-cell table:style-name="Tabela8.H4" office:value-type="string">
            <text:p text:style-name="P38">Não -2</text:p>
            <text:p text:style-name="P38">Sim -1</text:p>
          </table:table-cell>
          <table:table-cell table:style-name="Tabela8.I4" office:value-type="string">
            <text:p text:style-name="P176">Abandonada <text:span text:style-name="T9">-1 !</text:span></text:p>
            <text:p text:style-name="P94">Construída <text:span text:style-name="T9">-3</text:span></text:p>
            <text:p text:style-name="P176">Destruída <text:span text:style-name="T9">-2 !</text:span></text:p>
            <text:p text:style-name="P176">Em construção <text:span text:style-name="T9">-4 !</text:span></text:p>
          </table:table-cell>
          <table:table-cell table:style-name="Tabela8.J4" office:value-type="string">
            <text:p text:style-name="P93">Estadual <text:span text:style-name="T8">-2</text:span></text:p>
            <text:p text:style-name="P93">Federal <text:span text:style-name="T8">-1</text:span></text:p>
            <text:p text:style-name="P93"/>
            <text:p text:style-name="P275">V - "tipo" in (<text:span text:style-name="T147">4)</text:span> and <text:span text:style-name="T124">not (</text:span>"<text:span text:style-name="T147">jurisdicao</text:span>" <text:span text:style-name="T147">in (1,2))</text:span></text:p>
          </table:table-cell>
          <table:covered-table-cell/>
          <table:table-cell table:style-name="Tabela8.L4" office:value-type="string">
            <text:p text:style-name="P93">Concessionada <text:span text:style-name="T8">-7</text:span></text:p>
            <text:p text:style-name="P93">Estadual <text:span text:style-name="T8">-2</text:span></text:p>
            <text:p text:style-name="P93">Federal <text:span text:style-name="T8">-1</text:span></text:p>
            <text:p text:style-name="P93"/>
            <text:p text:style-name="P275">V - "tipo" in (<text:span text:style-name="T147">4)</text:span> and <text:span text:style-name="T124">not (</text:span>"<text:span text:style-name="T147">administracao</text:span>" <text:span text:style-name="T147">in (1,2,7))</text:span></text:p>
          </table:table-cell>
          <table:covered-table-cell/>
        </table:table-row>
        <table:table-row table:style-name="Tabela8.3">
          <table:covered-table-cell/>
          <table:covered-table-cell/>
          <table:table-cell table:style-name="Tabela8.C5" office:value-type="string">
            <text:p text:style-name="P93">Caminho carroçável <text:span text:style-name="T8">-3</text:span></text:p>
          </table:table-cell>
          <table:table-cell table:style-name="Tabela8.D5" office:value-type="string">
            <text:p text:style-name="P93">Leito natural <text:span text:style-name="T9">-1</text:span></text:p>
            <text:p text:style-name="P93"/>
            <text:p text:style-name="P275">V - "tipo" in (<text:span text:style-name="T144">3)</text:span> and <text:span text:style-name="T124">not (</text:span>"<text:span text:style-name="T65">revestimento</text:span>" <text:span text:style-name="T65">in (1))</text:span></text:p>
          </table:table-cell>
          <table:table-cell table:style-name="Tabela8.E5" office:value-type="string">
            <text:p text:style-name="P93">Periódico <text:span text:style-name="T8">-2</text:span></text:p>
            <text:p text:style-name="P93"/>
            <text:p text:style-name="P275">V - "tipo" in (<text:span text:style-name="T144">3)</text:span> and <text:span text:style-name="T124">not (</text:span>"<text:span text:style-name="T144">trafego</text:span>" <text:span text:style-name="T65">in (2))</text:span></text:p>
          </table:table-cell>
          <table:table-cell table:style-name="Tabela8.F5" office:value-type="string">
            <text:p text:style-name="P267">1</text:p>
            <text:p text:style-name="P267"/>
            <text:p text:style-name="P275">V - "tipo" in (<text:span text:style-name="T145">3)</text:span> and <text:span text:style-name="T124">not (</text:span>"<text:span text:style-name="T144">nr_faixas</text:span>" <text:span text:style-name="T144">=1) </text:span></text:p>
          </table:table-cell>
          <table:table-cell table:style-name="Tabela8.G5" office:value-type="string">
            <text:p text:style-name="P267">1</text:p>
            <text:p text:style-name="P267"/>
            <text:p text:style-name="P275">V - "tipo" in (<text:span text:style-name="T145">3)</text:span> and <text:span text:style-name="T124">not (</text:span>"<text:span text:style-name="T144">nr_pistas</text:span>" <text:span text:style-name="T144">=1)</text:span></text:p>
          </table:table-cell>
          <table:table-cell table:style-name="Tabela8.H5" office:value-type="string">
            <text:p text:style-name="P38">Não -2</text:p>
            <text:p text:style-name="P38"/>
            <text:p text:style-name="P275">V - "tipo" in (<text:span text:style-name="T145">3)</text:span> and <text:span text:style-name="T124">not (</text:span>"<text:span text:style-name="T147">canteiro_divisorio</text:span>" <text:span text:style-name="T147">in (2))</text:span></text:p>
          </table:table-cell>
          <table:table-cell table:style-name="Tabela8.I5" office:value-type="string">
            <text:p text:style-name="P76">Construída -3</text:p>
            <text:p text:style-name="P76"/>
            <text:p text:style-name="P275">V - "tipo" in (<text:span text:style-name="T145">3)</text:span> and <text:span text:style-name="T124">not (</text:span>"<text:span text:style-name="T147">situacao_fisica</text:span>" <text:span text:style-name="T147">in (3))</text:span></text:p>
          </table:table-cell>
          <table:table-cell table:style-name="Tabela8.J5" office:value-type="string">
            <text:p text:style-name="P93">Desconhecida <text:span text:style-name="T8">-0</text:span></text:p>
            <text:p text:style-name="P93"/>
            <text:p text:style-name="P275">V - "tipo" in (<text:span text:style-name="T147">3)</text:span> and <text:span text:style-name="T124">not (</text:span>"<text:span text:style-name="T147">jurisdicao</text:span>" <text:span text:style-name="T147">in (0))</text:span></text:p>
          </table:table-cell>
          <table:covered-table-cell/>
          <table:table-cell table:style-name="Tabela8.L5" office:value-type="string">
            <text:p text:style-name="P93">Desconhecida <text:span text:style-name="T8">-0</text:span></text:p>
            <text:p text:style-name="P93"/>
            <text:p text:style-name="P275">V - "tipo" in (<text:span text:style-name="T147">3)</text:span> and <text:span text:style-name="T124">not (</text:span>"<text:span text:style-name="T147">administracao</text:span>" <text:span text:style-name="T147">in (0))</text:span></text:p>
          </table:table-cell>
          <table:covered-table-cell/>
        </table:table-row>
        <table:table-row table:style-name="Tabela8.3">
          <table:covered-table-cell/>
          <table:covered-table-cell/>
          <table:table-cell table:style-name="Tabela8.C6" office:value-type="string">
            <text:p text:style-name="P93">Rodovia <text:span text:style-name="T8">-2</text:span></text:p>
          </table:table-cell>
          <table:table-cell table:style-name="Tabela8.D6" office:value-type="string">
            <text:p text:style-name="P215">Calçado -4 !</text:p>
            <text:p text:style-name="P98">Leito natural -1</text:p>
            <text:p text:style-name="P98">Pavimentado -3</text:p>
            <text:p text:style-name="P98">Revestimento primário (solto) -2</text:p>
          </table:table-cell>
          <table:table-cell table:style-name="Tabela8.E6" office:value-type="string">
            <text:p text:style-name="P93">Periódico <text:span text:style-name="T8">-2</text:span></text:p>
            <text:p text:style-name="P93">Permanente <text:span text:style-name="T8">-1</text:span></text:p>
          </table:table-cell>
          <table:table-cell table:style-name="Tabela8.F6" office:value-type="string">
            <text:p text:style-name="P265">Minimo 1</text:p>
            <text:p text:style-name="P265"/>
            <text:p text:style-name="P275">V - "tipo" in (<text:span text:style-name="T145">2)</text:span> and <text:span text:style-name="T124">not (</text:span>"<text:span text:style-name="T144">nr_faixas</text:span>" <text:span text:style-name="T144">&gt;=1)</text:span></text:p>
          </table:table-cell>
          <table:table-cell table:style-name="Tabela8.G6" office:value-type="string">
            <text:p text:style-name="P265">Minimo 1</text:p>
            <text:p text:style-name="P265"/>
            <text:p text:style-name="P275">V - "tipo" in (<text:span text:style-name="T145">2)</text:span> and <text:span text:style-name="T124">not (</text:span>"<text:span text:style-name="T144">nr_pistas</text:span>" <text:span text:style-name="T144">&gt;=1)</text:span></text:p>
          </table:table-cell>
          <table:table-cell table:style-name="Tabela8.H6" office:value-type="string">
            <text:p text:style-name="P38">Não -2</text:p>
            <text:p text:style-name="P38">Sim -1</text:p>
          </table:table-cell>
          <table:table-cell table:style-name="Tabela8.I6" office:value-type="string">
            <text:p text:style-name="P177">Abandonada <text:span text:style-name="T9">-1 !</text:span></text:p>
            <text:p text:style-name="P95">Construída <text:span text:style-name="T9">-3</text:span></text:p>
            <text:p text:style-name="P177">Destruída <text:span text:style-name="T9">-2 !</text:span></text:p>
            <text:p text:style-name="P177">Em construção <text:span text:style-name="T9">-4 !</text:span></text:p>
          </table:table-cell>
          <table:table-cell table:style-name="Tabela8.J6" office:value-type="string">
            <text:p text:style-name="P93">Desconhecida <text:span text:style-name="T8">-0</text:span></text:p>
            <text:p text:style-name="P93">Estadual <text:span text:style-name="T8">-2</text:span></text:p>
            <text:p text:style-name="P93">Federal <text:span text:style-name="T8">-1</text:span></text:p>
            <text:p text:style-name="P93"/>
            <text:p text:style-name="P275">V - "tipo" in (<text:span text:style-name="T147">2)</text:span> and <text:span text:style-name="T124">not (</text:span>"<text:span text:style-name="T147">jurisdicao</text:span>" <text:span text:style-name="T147">in (0,1,2))</text:span></text:p>
          </table:table-cell>
          <table:covered-table-cell/>
          <table:table-cell table:style-name="Tabela8.L6" office:value-type="string">
            <text:p text:style-name="P93">Concessionada <text:span text:style-name="T8">-7</text:span></text:p>
            <text:p text:style-name="P93">Desconhecida <text:span text:style-name="T8">-0</text:span></text:p>
            <text:p text:style-name="P93">Estadual <text:span text:style-name="T8">-2</text:span></text:p>
            <text:p text:style-name="P93">Federal <text:span text:style-name="T8">-1</text:span></text:p>
            <text:p text:style-name="P93"/>
            <text:p text:style-name="P275">V - "tipo" in (<text:span text:style-name="T147">2)</text:span> and <text:span text:style-name="T124">not (</text:span>"<text:span text:style-name="T147">administracao</text:span>" <text:span text:style-name="T147">in (0,1,2,7))</text:span></text:p>
          </table:table-cell>
          <table:covered-table-cell/>
        </table:table-row>
        <table:table-row table:style-name="Tabela8.3">
          <table:covered-table-cell/>
          <table:covered-table-cell/>
          <table:table-cell table:style-name="Tabela8.C7" office:value-type="string">
            <text:p text:style-name="P93">Trilha ou Picada <text:span text:style-name="T8">-6</text:span></text:p>
          </table:table-cell>
          <table:table-cell table:style-name="Tabela8.D7" office:value-type="string">
            <text:p text:style-name="P93">Leito natural <text:span text:style-name="T9">-1</text:span></text:p>
            <text:p text:style-name="P93"/>
            <text:p text:style-name="P275">V - "tipo" in (<text:span text:style-name="T144">6)</text:span> and <text:span text:style-name="T124">not (</text:span>"<text:span text:style-name="T65">revestimento</text:span>" <text:span text:style-name="T65">in (1))</text:span></text:p>
          </table:table-cell>
          <table:table-cell table:style-name="Tabela8.E7" office:value-type="string">
            <text:p text:style-name="P93">Periódico <text:span text:style-name="T8">-2</text:span></text:p>
            <text:p text:style-name="P93"/>
            <text:p text:style-name="P275">V - "tipo" in (<text:span text:style-name="T144">6)</text:span> and <text:span text:style-name="T124">not (</text:span>"<text:span text:style-name="T144">trafego</text:span>" <text:span text:style-name="T65">in (2))</text:span></text:p>
          </table:table-cell>
          <table:table-cell table:style-name="Tabela8.F7" office:value-type="string">
            <text:p text:style-name="P267">1</text:p>
            <text:p text:style-name="P267"/>
            <text:p text:style-name="P275">V - "tipo" in (<text:span text:style-name="T145">6)</text:span> and <text:span text:style-name="T124">not (</text:span>"<text:span text:style-name="T144">nr_faixas</text:span>" <text:span text:style-name="T144">=1)</text:span></text:p>
          </table:table-cell>
          <table:table-cell table:style-name="Tabela8.G7" office:value-type="string">
            <text:p text:style-name="P267">1</text:p>
            <text:p text:style-name="P267"/>
            <text:p text:style-name="P275">V - "tipo" in (<text:span text:style-name="T145">6)</text:span> and <text:span text:style-name="T124">not (</text:span>"<text:span text:style-name="T144">nr_pistas</text:span>" <text:span text:style-name="T144">=1)</text:span></text:p>
          </table:table-cell>
          <table:table-cell table:style-name="Tabela8.H7" office:value-type="string">
            <text:p text:style-name="P38">Não -2</text:p>
            <text:p text:style-name="P38"/>
            <text:p text:style-name="P275">V - "tipo" in (<text:span text:style-name="T147">6)</text:span> and <text:span text:style-name="T124">not (</text:span>"<text:span text:style-name="T147">canteiro_divisorio</text:span>" <text:span text:style-name="T147">in (2))</text:span></text:p>
          </table:table-cell>
          <table:table-cell table:style-name="Tabela8.I7" office:value-type="string">
            <text:p text:style-name="P76">Construída -3</text:p>
            <text:p text:style-name="P76"/>
            <text:p text:style-name="P275">V - "tipo" in (<text:span text:style-name="T147">6)</text:span> and <text:span text:style-name="T124">not (</text:span>"<text:span text:style-name="T147">situacao_fisica</text:span>" <text:span text:style-name="T147">in (3))</text:span></text:p>
          </table:table-cell>
          <table:table-cell table:style-name="Tabela8.J7" office:value-type="string">
            <text:p text:style-name="P93">Desconhecida <text:span text:style-name="T8">-0</text:span></text:p>
            <text:p text:style-name="P93"/>
            <text:p text:style-name="P275">V - "tipo" in (<text:span text:style-name="T147">6)</text:span> and <text:span text:style-name="T124">not (</text:span>"<text:span text:style-name="T147">jurisdicao</text:span>" <text:span text:style-name="T147">in (0))</text:span></text:p>
          </table:table-cell>
          <table:covered-table-cell/>
          <table:table-cell table:style-name="Tabela8.L7" office:value-type="string">
            <text:p text:style-name="P93">Desconhecida <text:span text:style-name="T8">-0</text:span></text:p>
            <text:p text:style-name="P93"/>
            <text:p text:style-name="P275">V - "tipo" in (<text:span text:style-name="T147">6)</text:span> and <text:span text:style-name="T124">not (</text:span>"<text:span text:style-name="T147">administracao</text:span>" <text:span text:style-name="T147">in (0))</text:span></text:p>
          </table:table-cell>
          <table:covered-table-cell/>
        </table:table-row>
        <table:table-row table:style-name="Tabela8.3">
          <table:covered-table-cell/>
          <table:covered-table-cell/>
          <table:table-cell table:style-name="Tabela8.C8" office:value-type="string">
            <text:p text:style-name="P268">A SER PREENCHIDO -999</text:p>
            <text:p text:style-name="P268"/>
            <text:p text:style-name="P284">L - "tipo" in (9<text:span text:style-name="T65">99)</text:span></text:p>
            <text:p text:style-name="P284"/>
            <text:p text:style-name="P300"><text:span text:style-name="T194">A</text:span> - "tipo" in (<text:span text:style-name="T194">4)</text:span></text:p>
          </table:table-cell>
          <table:table-cell table:style-name="Tabela8.D8" office:value-type="string">
            <text:p text:style-name="P98">A SER PREENCHIDO -999</text:p>
            <text:p text:style-name="P98"/>
            <text:p text:style-name="P284">L - "<text:span text:style-name="T65">revestimento</text:span>" in (9<text:span text:style-name="T65">99)</text:span></text:p>
            <text:p text:style-name="P284"/>
            <text:p text:style-name="P300"><text:span text:style-name="T194">A</text:span> - "<text:span text:style-name="T65">revestimento</text:span>" in (<text:span text:style-name="T194">4)</text:span></text:p>
          </table:table-cell>
          <table:table-cell table:style-name="Tabela8.E8" office:value-type="string">
            <text:p text:style-name="P98">A SER PREENCHIDO -999</text:p>
            <text:p text:style-name="P98"/>
            <text:p text:style-name="P284">L - "<text:span text:style-name="T65">trafego</text:span>" in (99<text:span text:style-name="T65">9)</text:span></text:p>
          </table:table-cell>
          <table:table-cell table:style-name="Tabela8.F8" office:value-type="string">
            <text:p text:style-name="P38">A ser preenchido</text:p>
            <text:p text:style-name="P38"/>
            <text:p text:style-name="P284">L - "<text:span text:style-name="T146">nr_faixas</text:span>" <text:span text:style-name="T146">is NULL or </text:span>"<text:span text:style-name="T146">nr_faixas</text:span>" <text:span text:style-name="T146">= ''</text:span></text:p>
            <text:p text:style-name="P284"/>
            <text:p text:style-name="P290">mai<text:span text:style-name="T194">s</text:span> de 2 faixa<text:span text:style-name="T194">s</text:span></text:p>
            <text:p text:style-name="P300"><text:span text:style-name="T194">A</text:span> - "<text:span text:style-name="T146">nr_faixas</text:span>" <text:span text:style-name="T194">&gt; 2</text:span></text:p>
          </table:table-cell>
          <table:table-cell table:style-name="Tabela8.G8" office:value-type="string">
            <text:p text:style-name="P38">A ser preenchido</text:p>
            <text:p text:style-name="P38"/>
            <text:p text:style-name="P284">L - "<text:span text:style-name="T146">nr_pistas</text:span>" <text:span text:style-name="T146">is NULL or </text:span>"<text:span text:style-name="T146">nr_pistas</text:span>" <text:span text:style-name="T146">= ''</text:span></text:p>
            <text:p text:style-name="P284"/>
            <text:p text:style-name="P290">mais de 2 <text:span text:style-name="T194">pistas</text:span></text:p>
            <text:p text:style-name="P300"><text:span text:style-name="T194">A</text:span> - "<text:span text:style-name="T146">nr_pistas</text:span>" <text:span text:style-name="T194">&gt;= 2</text:span></text:p>
          </table:table-cell>
          <table:table-cell table:style-name="Tabela8.H8" office:value-type="string">
            <text:p text:style-name="P83">A SER PREENCHIDO -999</text:p>
            <text:p text:style-name="P83"/>
            <text:p text:style-name="P284">L - "<text:span text:style-name="T66">canteiro_divisorio</text:span>" in (9<text:span text:style-name="T66">99)</text:span></text:p>
          </table:table-cell>
          <table:table-cell table:style-name="Tabela8.I8" office:value-type="string">
            <text:p text:style-name="P77">A SER PREENCHIDO -999</text:p>
            <text:p text:style-name="P77"/>
            <text:p text:style-name="P284">L - "<text:span text:style-name="T66">situacao_fisica</text:span>" in <text:span text:style-name="T66">(999)</text:span></text:p>
            <text:p text:style-name="P284"/>
            <text:p text:style-name="P300"><text:span text:style-name="T195">A</text:span> - "<text:span text:style-name="T66">situacao_fisica</text:span>" in <text:span text:style-name="T66">(1, 2, 4)</text:span></text:p>
          </table:table-cell>
          <table:table-cell table:style-name="Tabela8.J8" office:value-type="string">
            <text:p text:style-name="P105">A SER PREENCHIDO -999</text:p>
            <text:p text:style-name="P105"/>
            <text:p text:style-name="P288">L - "<text:span text:style-name="T66">jurisdicao</text:span>" in (9<text:span text:style-name="T66">99)</text:span></text:p>
          </table:table-cell>
          <table:table-cell table:style-name="Tabela8.K8" office:value-type="string">
            <text:p text:style-name="P38">A ser preenchido</text:p>
          </table:table-cell>
          <table:table-cell table:style-name="Tabela8.L8" office:value-type="string">
            <text:p text:style-name="P98">A SER PREENCHIDO -999</text:p>
            <text:p text:style-name="P98"/>
            <text:p text:style-name="P284">L - "<text:span text:style-name="T66">administracao</text:span>" in (9<text:span text:style-name="T131">99)</text:span></text:p>
          </table:table-cell>
          <table:table-cell table:style-name="Tabela8.M8" office:value-type="string">
            <text:p text:style-name="P366">A ser preenchido</text:p>
          </table:table-cell>
        </table:table-row>
        <table:table-row table:style-name="Tabela8.3">
          <table:table-cell table:style-name="Tabela8.A9" office:value-type="string">
            <text:p text:style-name="P30"/>
          </table:table-cell>
          <table:table-cell table:style-name="Tabela8.B9" office:value-type="string">
            <text:p text:style-name="P319"/>
          </table:table-cell>
          <table:table-cell table:style-name="Tabela8.C9" office:value-type="string">
            <text:p text:style-name="P268"/>
          </table:table-cell>
          <table:table-cell table:style-name="Tabela8.D9" office:value-type="string">
            <text:p text:style-name="P93"/>
          </table:table-cell>
          <table:table-cell table:style-name="Tabela8.E9" office:value-type="string">
            <text:p text:style-name="P93"/>
          </table:table-cell>
          <table:table-cell table:style-name="Tabela8.F9" office:value-type="string">
            <text:p text:style-name="P267"/>
          </table:table-cell>
          <table:table-cell table:style-name="Tabela8.G9" office:value-type="string">
            <text:p text:style-name="P267"/>
          </table:table-cell>
          <table:table-cell table:style-name="Tabela8.H9" office:value-type="string">
            <text:p text:style-name="P83"/>
          </table:table-cell>
          <table:table-cell table:style-name="Tabela8.I9" office:value-type="string">
            <text:p text:style-name="P107">Desconhecida <text:span text:style-name="T8">-0</text:span></text:p>
          </table:table-cell>
          <table:table-cell table:style-name="Tabela8.J9" office:value-type="string">
            <text:p text:style-name="P108">Municipal -3</text:p>
            <text:p text:style-name="P108">Particular -6</text:p>
            <text:p text:style-name="P109">Não aplicável<text:span text:style-name="T62">-97</text:span></text:p>
          </table:table-cell>
          <table:table-cell table:style-name="Tabela8.K9" office:value-type="string">
            <text:p text:style-name="P267"/>
          </table:table-cell>
          <table:table-cell table:style-name="Tabela8.L9" office:value-type="string">
            <text:p text:style-name="P108">Municipal -3</text:p>
            <text:p text:style-name="P108">Particular -6</text:p>
            <text:p text:style-name="P109">Não aplicável -97</text:p>
          </table:table-cell>
          <table:table-cell table:style-name="Tabela8.M9" office:value-type="string">
            <text:p text:style-name="P368"/>
          </table:table-cell>
        </table:table-row>
      </table:table>
      <text:p text:style-name="P14"><text:span text:style-name="T47">(</text:span>*<text:span text:style-name="T47">)</text:span> - Sigla só devem ser preenchidos se jurisdição for estadual ou federal. Nesses casos seu preenchimento é obrigatório.</text:p>
      <text:p text:style-name="P14"><text:span text:style-name="T47">(</text:span>**<text:span text:style-name="T47">)</text:span> - Concessionaria só deve ser preenchido se administração for Concessionada. Nesse caso seu preenchimento é obrigatório.</text:p>
      <text:p text:style-name="P13"/>
      <text:p text:style-name="P13"/>
      <table:table table:name="Tabela22" table:style-name="Tabela22">
        <table:table-column table:style-name="Tabela22.A"/>
        <table:table-column table:style-name="Tabela22.B"/>
        <table:table-column table:style-name="Tabela22.C"/>
        <table:table-row>
          <table:table-cell table:style-name="Tabela22.A1" office:value-type="string">
            <text:p text:style-name="P30">Classe</text:p>
          </table:table-cell>
          <table:table-cell table:style-name="Tabela22.B1" table:number-columns-spanned="2" office:value-type="string">
            <text:p text:style-name="P137">delimitacao_fisica <text:span text:style-name="T218">(llp_</text:span><text:span text:style-name="T217">delimitacao_fisica</text:span><text:span text:style-name="T218">)</text:span><text:span text:style-name="T179"> [L]</text:span></text:p>
          </table:table-cell>
          <table:covered-table-cell/>
        </table:table-row>
        <table:table-row>
          <table:table-cell table:style-name="Tabela22.A2" office:value-type="string">
            <text:p text:style-name="P30">Atributo</text:p>
          </table:table-cell>
          <table:table-cell table:style-name="Tabela22.A2" office:value-type="string">
            <text:p text:style-name="P117">tipo<text:span text:style-name="T5"> (1)</text:span></text:p>
          </table:table-cell>
          <table:table-cell table:style-name="Tabela22.C2" office:value-type="string">
            <text:p text:style-name="P136">material_construcao<text:span text:style-name="T5"> (1)</text:span></text:p>
          </table:table-cell>
        </table:table-row>
        <table:table-row>
          <table:table-cell table:style-name="Tabela22.A5" table:number-rows-spanned="3" office:value-type="string">
            <text:p text:style-name="P30">Domínio</text:p>
          </table:table-cell>
          <table:table-cell table:style-name="Tabela22.B3" office:value-type="string">
            <text:p text:style-name="P156">Cerca -1</text:p>
          </table:table-cell>
          <table:table-cell table:style-name="Tabela22.C3" office:value-type="string">
            <text:p text:style-name="P121">Arame -6</text:p>
            <text:p text:style-name="P197">Cerca viva -8<text:span text:style-name="T1"> !</text:span></text:p>
            <text:p text:style-name="P121">Desconhecido -0</text:p>
            <text:p text:style-name="P121">Madeira -5</text:p>
            <text:p text:style-name="P197">Tela ou alambrado -7<text:span text:style-name="T1"> !</text:span></text:p>
            <text:p text:style-name="P121"/>
            <text:p text:style-name="P344">V - "tipo" in (<text:span text:style-name="T186">1)</text:span> and <text:span text:style-name="T124">not (</text:span>"<text:span text:style-name="T184">material_construcao</text:span>" <text:span text:style-name="T150">in (0,5,6,7,8))</text:span></text:p>
          </table:table-cell>
        </table:table-row>
        <table:table-row>
          <table:covered-table-cell/>
          <table:table-cell table:style-name="Tabela22.B4" office:value-type="string">
            <text:p text:style-name="P216">Muro -2<text:span text:style-name="T1"> !</text:span></text:p>
          </table:table-cell>
          <table:table-cell table:style-name="Tabela22.C4" office:value-type="string">
            <text:p text:style-name="P121">Alvenaria -1</text:p>
            <text:p text:style-name="P121">Madeira -5</text:p>
            <text:p text:style-name="P121">Rocha -4</text:p>
            <text:p text:style-name="P121"/>
            <text:p text:style-name="P344">V - "tipo" in (<text:span text:style-name="T189">2)</text:span> and <text:span text:style-name="T124">not (</text:span>"<text:span text:style-name="T184">material_construcao</text:span>" <text:span text:style-name="T150">in (1,4,5))</text:span></text:p>
          </table:table-cell>
        </table:table-row>
        <table:table-row>
          <table:covered-table-cell/>
          <table:table-cell table:style-name="Tabela22.B5" office:value-type="string">
            <text:p text:style-name="P156">A SER PREENCHIDO -999</text:p>
            <text:p text:style-name="P156"/>
            <text:p text:style-name="P335">L - "<text:span text:style-name="T201">tipo</text:span>" in (9<text:span text:style-name="T65">99)</text:span></text:p>
            <text:p text:style-name="P335"/>
            <text:p text:style-name="P354"><text:span text:style-name="T202">A</text:span> - <text:span text:style-name="T130">"</text:span><text:span text:style-name="T138">tipo</text:span><text:span text:style-name="T130">" in (</text:span><text:span text:style-name="T139">2</text:span><text:span text:style-name="T137">)</text:span></text:p>
          </table:table-cell>
          <table:table-cell table:style-name="Tabela22.C5" office:value-type="string">
            <text:p text:style-name="P121">A SER PREENCHIDO -999</text:p>
            <text:p text:style-name="P121"/>
            <text:p text:style-name="P335">L - "<text:span text:style-name="T26">material_construcao</text:span>" in (9<text:span text:style-name="T65">99)</text:span></text:p>
            <text:p text:style-name="P335"/>
            <text:p text:style-name="P354"><text:span text:style-name="T202">A</text:span> - <text:span text:style-name="T130">"</text:span><text:span text:style-name="T140">material_construcao</text:span><text:span text:style-name="T130">" in (</text:span><text:span text:style-name="T139">7, 8</text:span><text:span text:style-name="T137">)</text:span></text:p>
          </table:table-cell>
        </table:table-row>
        <table:table-row>
          <table:table-cell table:style-name="Tabela22.A6" office:value-type="string">
            <text:p text:style-name="P30"/>
          </table:table-cell>
          <table:table-cell table:style-name="Tabela22.B6" office:value-type="string">
            <text:p text:style-name="P156"/>
          </table:table-cell>
          <table:table-cell table:style-name="Tabela22.C6" office:value-type="string">
            <text:p text:style-name="P227">Concreto -2</text:p>
            <text:p text:style-name="P227">Metal -3</text:p>
            <text:p text:style-name="P227">Não aplicável -97</text:p>
            <text:p text:style-name="P227">Outros -98</text:p>
            <text:p text:style-name="P227">Terra -23</text:p>
          </table:table-cell>
        </table:table-row>
      </table:table>
      <text:p text:style-name="P13"/>
      <text:p text:style-name="P13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row>
          <table:table-cell table:style-name="Tabela19.A1" office:value-type="string">
            <text:p text:style-name="P30">Classe</text:p>
          </table:table-cell>
          <table:table-cell table:style-name="Tabela19.B1" table:number-columns-spanned="3" office:value-type="string">
            <text:p text:style-name="P136">limite_especial <text:span text:style-name="T30">(llp_limite_especial) [L A]</text:span></text:p>
          </table:table-cell>
          <table:covered-table-cell/>
          <table:covered-table-cell/>
        </table:table-row>
        <table:table-row>
          <table:table-cell table:style-name="Tabela19.A2" office:value-type="string">
            <text:p text:style-name="P30">Atributo</text:p>
          </table:table-cell>
          <table:table-cell table:style-name="Tabela19.A2" office:value-type="string">
            <text:p text:style-name="P117">nome<text:span text:style-name="T6"> (0..1)</text:span></text:p>
          </table:table-cell>
          <table:table-cell table:style-name="Tabela19.A2" office:value-type="string">
            <text:p text:style-name="P117">tipo<text:span text:style-name="T5"> (1)</text:span></text:p>
          </table:table-cell>
          <table:table-cell table:style-name="Tabela19.D2" office:value-type="string">
            <text:p text:style-name="P125">tipo_<text:span text:style-name="T30">delimitacao (1) </text:span></text:p>
          </table:table-cell>
        </table:table-row>
        <table:table-row>
          <table:table-cell table:style-name="Tabela19.A4" table:number-rows-spanned="2" office:value-type="string">
            <text:p text:style-name="P30">Domínio</text:p>
          </table:table-cell>
          <table:table-cell table:style-name="Tabela19.B4" table:number-rows-spanned="2" office:value-type="string">
            <text:p text:style-name="P319">A ser preenchido</text:p>
          </table:table-cell>
          <table:table-cell table:style-name="Tabela19.C3" office:value-type="string">
            <text:p text:style-name="P145">Área de preservação permanente -8</text:p>
            <text:p text:style-name="P145">Área de Proteção Ambiental – APA -24</text:p>
            <text:p text:style-name="P145">Área de Relevante Interesse Ecológico – ARIE -25</text:p>
            <text:p text:style-name="P145">Área militar -36</text:p>
            <text:p text:style-name="P145">Assentamento rural -4</text:p>
            <text:p text:style-name="P145">Corredor ecológico -12</text:p>
            <text:p text:style-name="P145">Distrito florestal -11</text:p>
            <text:p text:style-name="P145">Estação Ecológica – ESEC -31</text:p>
            <text:p text:style-name="P145">Floresta – FLO -26</text:p>
            <text:p text:style-name="P145">Floresta pública -13</text:p>
            <text:p text:style-name="P145">Monumento Natural – MONA -33</text:p>
            <text:p text:style-name="P145">Mosaico -10</text:p>
            <text:p text:style-name="P145">Parque – PAR -32</text:p>
            <text:p text:style-name="P145">Quilombo -3</text:p>
            <text:p text:style-name="P145">Refúgio de Vida Silvestre – RVS -35</text:p>
            <text:p text:style-name="P145">Reserva Biológica – REBIO -34</text:p>
            <text:p text:style-name="P145">Reserva da biosfera -16</text:p>
            <text:p text:style-name="P145">Reserva de Desenvolvimento Sustentável – RDS -27</text:p>
            <text:p text:style-name="P145">Reserva de Fauna – REFAU -29</text:p>
            <text:p text:style-name="P145">Reserva Extrativista – RESEX -28</text:p>
            <text:p text:style-name="P145">Reserva legal -9</text:p>
            <text:p text:style-name="P145">Reserva Particular do Patrimônio Natural – RPPN -30</text:p>
            <text:p text:style-name="P145">Sítios do patrimônio -15</text:p>
            <text:p text:style-name="P145">Sítios RAMSAR -14</text:p>
            <text:p text:style-name="P70">Terra indígena -2</text:p>
            <text:p text:style-name="P70">Terra pública -1</text:p>
          </table:table-cell>
          <table:table-cell table:style-name="Tabela19.D3" office:value-type="string">
            <text:p text:style-name="P243">(*)</text:p>
            <text:p text:style-name="P145"/>
            <text:p text:style-name="P145">Contorno massa d'água -2</text:p>
            <text:p text:style-name="P145">Costa visível da carta -5</text:p>
            <text:p text:style-name="P145">Cumeada -3</text:p>
            <text:p text:style-name="P145">Ferrovia -7</text:p>
            <text:p text:style-name="P145">Linha seca -4</text:p>
            <text:p text:style-name="P145">Massa d'água -9</text:p>
            <text:p text:style-name="P145">Não aplicável -97</text:p>
            <text:p text:style-name="P145">Não identificado -96</text:p>
            <text:p text:style-name="P145">Rodovia -6</text:p>
            <text:p text:style-name="P145">Trecho de drenagem -8</text:p>
          </table:table-cell>
        </table:table-row>
        <table:table-row>
          <table:covered-table-cell/>
          <table:covered-table-cell/>
          <table:table-cell table:style-name="Tabela19.C4" office:value-type="string">
            <text:p text:style-name="P145">A SER PREENCHIDO -999</text:p>
            <text:p text:style-name="P145"/>
            <text:p text:style-name="P335">L - "<text:span text:style-name="T201">tipo</text:span>" in (9<text:span text:style-name="T65">99)</text:span></text:p>
          </table:table-cell>
          <table:table-cell table:style-name="Tabela19.D4" office:value-type="string">
            <text:p text:style-name="P145">A SER PREENCHIDO -999</text:p>
            <text:p text:style-name="P145"/>
            <text:p text:style-name="P335">L - "<text:span text:style-name="T201">tipo_delimitacao</text:span>" in (9<text:span text:style-name="T65">99)</text:span></text:p>
          </table:table-cell>
        </table:table-row>
      </table:table>
      <text:p text:style-name="P13">* <text:span text:style-name="T60">- O atributo tipo_delimitação é somente para primitiva geométrica linha.</text:span></text:p>
      <text:p text:style-name="P13"/>
      <text:p text:style-name="P11"/>
      <table:table table:name="Tabela18" table:style-name="Tabela18">
        <table:table-column table:style-name="Tabela18.A"/>
        <table:table-column table:style-name="Tabela18.B"/>
        <table:table-column table:style-name="Tabela18.C" table:number-columns-repeated="2"/>
        <table:table-column table:style-name="Tabela18.E"/>
        <table:table-row>
          <table:table-cell table:style-name="Tabela18.A1" office:value-type="string">
            <text:p text:style-name="P25">Classe</text:p>
          </table:table-cell>
          <table:table-cell table:style-name="Tabela18.B1" table:number-columns-spanned="4" office:value-type="string">
            <text:p text:style-name="P133">limite_legal (<text:span text:style-name="T29">llp_limite_legal</text:span>) <text:span text:style-name="T174">[Misto]</text:span></text:p>
          </table:table-cell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25">Atributo</text:p>
          </table:table-cell>
          <table:table-cell table:style-name="Tabela18.A2" office:value-type="string">
            <text:p text:style-name="P115">nome<text:span text:style-name="T6"> (0..1)</text:span></text:p>
          </table:table-cell>
          <table:table-cell table:style-name="Tabela18.A2" office:value-type="string">
            <text:p text:style-name="P114">tipo<text:span text:style-name="T5"> (1)</text:span></text:p>
          </table:table-cell>
          <table:table-cell table:style-name="Tabela18.A2" office:value-type="string">
            <text:p text:style-name="P123">tipo_<text:span text:style-name="T30">delimitacao (1)</text:span></text:p>
          </table:table-cell>
          <table:table-cell table:style-name="Tabela18.E2" office:value-type="string">
            <text:p text:style-name="P131">geometria_aproximada<text:span text:style-name="T5"> (1)</text:span></text:p>
          </table:table-cell>
        </table:table-row>
        <table:table-row>
          <table:table-cell table:style-name="Tabela18.A5" table:number-rows-spanned="3" office:value-type="string">
            <text:p text:style-name="P25">Domínio</text:p>
          </table:table-cell>
          <table:table-cell table:style-name="Tabela18.B5" table:number-rows-spanned="3" office:value-type="string">
            <text:p text:style-name="P315">A ser preenchido</text:p>
          </table:table-cell>
          <table:table-cell table:style-name="Tabela18.C3" office:value-type="string">
            <text:p text:style-name="P138">Bairro -10</text:p>
            <text:p text:style-name="P138">Distrito -7</text:p>
            <text:p text:style-name="P138">Municipio -6</text:p>
            <text:p text:style-name="P140">País -4</text:p>
            <text:p text:style-name="P138">Região administrativa -9</text:p>
            <text:p text:style-name="P138">Sub distrito -8</text:p>
            <text:p text:style-name="P138">Unidade federacao -5</text:p>
            <text:p text:style-name="P167">[A]</text:p>
          </table:table-cell>
          <table:table-cell table:style-name="Tabela18.D3" office:value-type="string">
            <text:p text:style-name="P142">Não aplicável -97</text:p>
            <text:p text:style-name="P142"/>
            <text:p text:style-name="P170"><text:span text:style-name="T93">V - "tipo" in (</text:span><text:span text:style-name="T100">4, 5, 6, 7, 8, 9, 10</text:span><text:span text:style-name="T95">)</text:span><text:span text:style-name="T93"> and </text:span><text:span text:style-name="T96">not </text:span><text:span text:style-name="T97">(</text:span><text:span text:style-name="T93">"</text:span><text:span text:style-name="T98">tipo_</text:span><text:span text:style-name="T100">delimitacao</text:span><text:span text:style-name="T93">" </text:span><text:span text:style-name="T99">in </text:span><text:span text:style-name="T94">(</text:span><text:span text:style-name="T100">97</text:span><text:span text:style-name="T99">)</text:span><text:span text:style-name="T97">)</text:span></text:p>
          </table:table-cell>
          <table:table-cell table:style-name="Tabela18.E3" office:value-type="string">
            <text:p text:style-name="P35">Não -2</text:p>
            <text:p text:style-name="P35">Sim -1</text:p>
          </table:table-cell>
        </table:table-row>
        <table:table-row>
          <table:covered-table-cell/>
          <table:covered-table-cell/>
          <table:table-cell table:style-name="Tabela18.C4" office:value-type="string">
            <text:p text:style-name="P139">Limite Estadual -2</text:p>
            <text:p text:style-name="P140">Limite Internacional -1</text:p>
            <text:p text:style-name="P139">Limite Municipal -3</text:p>
            <text:p text:style-name="P167">[L]</text:p>
          </table:table-cell>
          <table:table-cell table:style-name="Tabela18.D4" office:value-type="string">
            <text:p text:style-name="P142">Contorno massa d'água -2</text:p>
            <text:p text:style-name="P142">Costa visível da carta -5</text:p>
            <text:p text:style-name="P142">Cumeada -3</text:p>
            <text:p text:style-name="P142">Ferrovia -7</text:p>
            <text:p text:style-name="P142">Linha seca -4</text:p>
            <text:p text:style-name="P142">Massa d'água -9</text:p>
            <text:p text:style-name="P142">Não identificado -96</text:p>
            <text:p text:style-name="P142">Rodovia -6</text:p>
            <text:p text:style-name="P142">Trecho de drenagem -8</text:p>
            <text:p text:style-name="P142"/>
            <text:p text:style-name="P170"><text:span text:style-name="T93">V - "tipo" in (</text:span><text:span text:style-name="T100">1, 2, 3</text:span><text:span text:style-name="T95">)</text:span><text:span text:style-name="T93"> and </text:span><text:span text:style-name="T96">not </text:span><text:span text:style-name="T97">(</text:span><text:span text:style-name="T93">"</text:span><text:span text:style-name="T98">tipo_</text:span><text:span text:style-name="T100">delimitacao</text:span><text:span text:style-name="T93">" </text:span><text:span text:style-name="T99">in </text:span><text:span text:style-name="T94">(</text:span><text:span text:style-name="T100">2, 3, 4, 5, 6, 7, 8, 9, 96</text:span><text:span text:style-name="T99">)</text:span><text:span text:style-name="T97">)</text:span></text:p>
          </table:table-cell>
          <table:table-cell table:style-name="Tabela18.E4" office:value-type="string">
            <text:p text:style-name="P36">Não -2</text:p>
            <text:p text:style-name="P36">Sim -1</text:p>
          </table:table-cell>
        </table:table-row>
        <table:table-row>
          <table:covered-table-cell/>
          <table:covered-table-cell/>
          <table:table-cell table:style-name="Tabela18.C5" office:value-type="string">
            <text:p text:style-name="P143">A SER PREENCHIDO -999</text:p>
            <text:p text:style-name="P143"/>
            <text:p text:style-name="P332">L - "<text:span text:style-name="T201">tipo</text:span>" in (9<text:span text:style-name="T65">99)</text:span></text:p>
          </table:table-cell>
          <table:table-cell table:style-name="Tabela18.D5" office:value-type="string">
            <text:p text:style-name="P141">A SER PREENCHIDO -999</text:p>
            <text:p text:style-name="P141"/>
            <text:p text:style-name="P332">L - "<text:span text:style-name="T201">tipo_delimitacao</text:span>" in (9<text:span text:style-name="T65">99)</text:span></text:p>
          </table:table-cell>
          <table:table-cell table:style-name="Tabela18.E5" office:value-type="string">
            <text:p text:style-name="P119">A SER PREENCHIDO -999</text:p>
            <text:p text:style-name="P119"/>
            <text:p text:style-name="P332">L - "<text:span text:style-name="T203">geometria_aproximada</text:span>" in (9<text:span text:style-name="T65">99)</text:span></text:p>
          </table:table-cell>
        </table:table-row>
      </table:table>
      <text:p text:style-name="P5"/>
      <text:p text:style-name="P13"/>
      <table:table table:name="Tabela12" table:style-name="Tabela12">
        <table:table-column table:style-name="Tabela12.A"/>
        <table:table-column table:style-name="Tabela12.B"/>
        <table:table-column table:style-name="Tabela12.C" table:number-columns-repeated="2"/>
        <table:table-column table:style-name="Tabela12.E"/>
        <table:table-row>
          <table:table-cell table:style-name="Tabela12.A1" office:value-type="string">
            <text:p text:style-name="P30">Classe</text:p>
          </table:table-cell>
          <table:table-cell table:style-name="Tabela12.B1" table:number-columns-spanned="4" office:value-type="string">
            <text:p text:style-name="P269"><text:span text:style-name="T209">l</text:span>ocalidade (llp_localidade) <text:span text:style-name="T165">[P]</text:span></text:p>
          </table:table-cell>
          <table:covered-table-cell/>
          <table:covered-table-cell/>
          <table:covered-table-cell/>
        </table:table-row>
        <table:table-row>
          <table:table-cell table:style-name="Tabela12.A2" office:value-type="string">
            <text:p text:style-name="P30">Atributo</text:p>
          </table:table-cell>
          <table:table-cell table:style-name="Tabela12.A2" office:value-type="string">
            <text:p text:style-name="P117">nome<text:span text:style-name="T6"> (1)</text:span></text:p>
          </table:table-cell>
          <table:table-cell table:style-name="Tabela12.A2" office:value-type="string">
            <text:p text:style-name="P117">tipo<text:span text:style-name="T5"> (1)</text:span></text:p>
          </table:table-cell>
          <table:table-cell table:style-name="Tabela12.A2" office:value-type="string">
            <text:p text:style-name="P239">latitude (1)</text:p>
          </table:table-cell>
          <table:table-cell table:style-name="Tabela12.E2" office:value-type="string">
            <text:p text:style-name="P239">longitude (1)</text:p>
          </table:table-cell>
        </table:table-row>
        <table:table-row>
          <table:table-cell table:style-name="Tabela12.A4" table:number-rows-spanned="2" office:value-type="string">
            <text:p text:style-name="P30">Domínio</text:p>
          </table:table-cell>
          <table:table-cell table:style-name="Tabela12.B4" table:number-rows-spanned="2" office:value-type="string">
            <text:p text:style-name="P319">A ser preenchido</text:p>
          </table:table-cell>
          <table:table-cell table:style-name="Tabela12.C3" office:value-type="string">
            <text:p text:style-name="P270">Aglomerado rural isolado – Núcleo -5</text:p>
            <text:p text:style-name="P270">Aglomerado rural isolado – Povoado -6</text:p>
            <text:p text:style-name="P270">Capital estadual -2</text:p>
            <text:p text:style-name="P270">Capital federal -3</text:p>
            <text:p text:style-name="P270">Cidade -1</text:p>
            <text:p text:style-name="P270">Nome local -8</text:p>
            <text:p text:style-name="P270">Outros aglomerados rurais – Lugarejo -7</text:p>
            <text:p text:style-name="P270">Vila -4</text:p>
          </table:table-cell>
          <table:table-cell table:style-name="Tabela12.D3" office:value-type="string">
            <text:p text:style-name="P321">A ser preenchido</text:p>
            <text:p text:style-name="P321">(-GGG<text:span text:style-name="T12">o</text:span>MM’SS.ssss" )</text:p>
          </table:table-cell>
          <table:table-cell table:style-name="Tabela12.E3" office:value-type="string">
            <text:p text:style-name="P321">A ser preenchido</text:p>
            <text:p text:style-name="P321">(-GGG<text:span text:style-name="T12">o</text:span>MM’SS.ssss" )</text:p>
          </table:table-cell>
        </table:table-row>
        <table:table-row>
          <table:covered-table-cell/>
          <table:covered-table-cell/>
          <table:table-cell table:style-name="Tabela12.C4" office:value-type="string">
            <text:p text:style-name="P270">A SER PREENCHIDO -999</text:p>
            <text:p text:style-name="P270"/>
            <text:p text:style-name="P284">L - "tipo" in (9<text:span text:style-name="T65">99)</text:span></text:p>
          </table:table-cell>
          <table:table-cell table:style-name="Tabela12.D4" office:value-type="string">
            <text:p text:style-name="P331">A ser preenchido</text:p>
          </table:table-cell>
          <table:table-cell table:style-name="Tabela12.E4" office:value-type="string">
            <text:p text:style-name="P319">A ser preenchido</text:p>
          </table:table-cell>
        </table:table-row>
      </table:table>
      <text:p text:style-name="P13"/>
      <text:p text:style-name="P13"/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D" table:number-columns-repeated="3"/>
        <table:table-column table:style-name="Tabela23.C"/>
        <table:table-column table:style-name="Tabela23.D" table:number-columns-repeated="2"/>
        <table:table-column table:style-name="Tabela23.J"/>
        <table:table-column table:style-name="Tabela23.D"/>
        <table:table-column table:style-name="Tabela23.L"/>
        <table:table-row>
          <table:table-cell table:style-name="Tabela23.A1" office:value-type="string">
            <text:p text:style-name="P25">Classe</text:p>
          </table:table-cell>
          <table:table-cell table:style-name="Tabela23.B1" table:number-columns-spanned="11" office:value-type="string">
            <text:p text:style-name="P134">ponto_controle <text:span text:style-name="T34">(llp_ponto_controle) [P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3.A2" office:value-type="string">
            <text:p text:style-name="P25">Atributo</text:p>
          </table:table-cell>
          <table:table-cell table:style-name="Tabela23.A2" office:value-type="string">
            <text:p text:style-name="P131">cod_ponto<text:span text:style-name="T5"> (1)</text:span></text:p>
          </table:table-cell>
          <table:table-cell table:style-name="Tabela23.A2" office:value-type="string">
            <text:p text:style-name="P131">tipo<text:span text:style-name="T5"> (1)</text:span></text:p>
          </table:table-cell>
          <table:table-cell table:style-name="Tabela23.A2" office:value-type="string">
            <text:p text:style-name="P131">tipo_ref<text:span text:style-name="T5"> (1)</text:span></text:p>
          </table:table-cell>
          <table:table-cell table:style-name="Tabela23.A2" office:value-type="string">
            <text:p text:style-name="P131">altitude_ortometrica<text:span text:style-name="T5"> (1)</text:span></text:p>
          </table:table-cell>
          <table:table-cell table:style-name="Tabela23.A2" office:value-type="string">
            <text:p text:style-name="P132">sistema_geodesico<text:span text:style-name="T5"> (1)</text:span></text:p>
          </table:table-cell>
          <table:table-cell table:style-name="Tabela23.A2" office:value-type="string">
            <text:p text:style-name="P131">referencial_altim<text:span text:style-name="T5"> (1)</text:span></text:p>
          </table:table-cell>
          <table:table-cell table:style-name="Tabela23.A2" office:value-type="string">
            <text:p text:style-name="P217">referencial_grav (1)</text:p>
          </table:table-cell>
          <table:table-cell table:style-name="Tabela23.A2" office:value-type="string">
            <text:p text:style-name="P131">situacao_marco<text:span text:style-name="T5"> (1)</text:span></text:p>
          </table:table-cell>
          <table:table-cell table:style-name="Tabela23.A2" office:value-type="string">
            <text:p text:style-name="P131">orgao_responsavel<text:span text:style-name="T5"> (1)</text:span></text:p>
          </table:table-cell>
          <table:table-cell table:style-name="Tabela23.A2" office:value-type="string">
            <text:p text:style-name="P131">latitude<text:span text:style-name="T5"> (1)</text:span></text:p>
          </table:table-cell>
          <table:table-cell table:style-name="Tabela23.L2" office:value-type="string">
            <text:p text:style-name="P131">longitude<text:span text:style-name="T5"> (1)</text:span></text:p>
          </table:table-cell>
        </table:table-row>
        <table:table-row>
          <table:table-cell table:style-name="Tabela23.A6" table:number-rows-spanned="4" office:value-type="string">
            <text:p text:style-name="P25">Domínio</text:p>
          </table:table-cell>
          <table:table-cell table:style-name="Tabela23.B6" table:number-rows-spanned="4" office:value-type="string">
            <text:p text:style-name="P315">A ser preenchido</text:p>
          </table:table-cell>
          <table:table-cell table:style-name="Tabela23.C3" office:value-type="string">
            <text:p text:style-name="P146">Centro perspectivo -12</text:p>
            <text:p text:style-name="P146">Estação de Poligonal – EP -4</text:p>
            <text:p text:style-name="P146">Ponto Astronômico – PA -5</text:p>
            <text:p text:style-name="P146">Ponto de controle -9</text:p>
            <text:p text:style-name="P146">Ponto de Satélite – SAT -8</text:p>
            <text:p text:style-name="P146">Ponto fotogramétrico -13</text:p>
            <text:p text:style-name="P146">Ponto Trigonométrico – RV -7</text:p>
            <text:p text:style-name="P146">Vértice de Triangulação – VT -1</text:p>
          </table:table-cell>
          <table:table-cell table:style-name="Tabela23.D3" office:value-type="string">
            <text:p text:style-name="P147">Planialtimétrico -3</text:p>
            <text:p text:style-name="P147">Planimétrico -2</text:p>
            <text:p text:style-name="P147"/>
            <text:p text:style-name="P170"><text:span text:style-name="T93">V - "tipo" in (</text:span><text:span text:style-name="T100">1, 4, 5, 7, 8, 9, 12, 13</text:span><text:span text:style-name="T95">)</text:span><text:span text:style-name="T93"> and </text:span><text:span text:style-name="T96">not </text:span><text:span text:style-name="T97">(</text:span><text:span text:style-name="T93">"</text:span><text:span text:style-name="T98">tipo_</text:span><text:span text:style-name="T100">ref</text:span><text:span text:style-name="T93">" </text:span><text:span text:style-name="T99">in </text:span><text:span text:style-name="T94">(</text:span><text:span text:style-name="T100">2, 3</text:span><text:span text:style-name="T99">)</text:span><text:span text:style-name="T97">)</text:span></text:p>
          </table:table-cell>
          <table:table-cell table:style-name="Tabela23.E6" table:number-rows-spanned="4" office:value-type="string">
            <text:p text:style-name="P316">A ser preenchido</text:p>
          </table:table-cell>
          <table:table-cell table:style-name="Tabela23.F6" table:number-rows-spanned="4" office:value-type="string">
            <text:p text:style-name="P160">Astro Chuá -5</text:p>
            <text:p text:style-name="P160">Córrego Alegre -4</text:p>
            <text:p text:style-name="P160">SAD 69 -1</text:p>
            <text:p text:style-name="P160">SIRGAS 2000 -2</text:p>
            <text:p text:style-name="P160">WGS-84 -3</text:p>
          </table:table-cell>
          <table:table-cell table:style-name="Tabela23.G6" table:number-rows-spanned="4" office:value-type="string">
            <text:p text:style-name="P152">Imbituba -2</text:p>
            <text:p text:style-name="P152">Local -4</text:p>
            <text:p text:style-name="P152">Santana -3</text:p>
            <text:p text:style-name="P152">Torres -1</text:p>
          </table:table-cell>
          <table:table-cell table:style-name="Tabela23.H3" office:value-type="string">
            <text:p text:style-name="P154">Não aplicável -97</text:p>
            <text:p text:style-name="P154"/>
            <text:p text:style-name="P171"><text:span text:style-name="T93">V - "tipo" in (</text:span><text:span text:style-name="T100">1, 4, 5, 7, 8, 9, 12, 13</text:span><text:span text:style-name="T95">)</text:span><text:span text:style-name="T93"> and </text:span><text:span text:style-name="T96">not </text:span><text:span text:style-name="T97">(</text:span><text:span text:style-name="T93">"</text:span><text:span text:style-name="T101">referencial_grav</text:span><text:span text:style-name="T93">" </text:span><text:span text:style-name="T99">in </text:span><text:span text:style-name="T94">(</text:span><text:span text:style-name="T101">97</text:span><text:span text:style-name="T99">)</text:span><text:span text:style-name="T97">)</text:span></text:p>
          </table:table-cell>
          <table:table-cell table:style-name="Tabela23.I5" table:number-rows-spanned="3" office:value-type="string">
            <text:p text:style-name="P152">Bom -1</text:p>
            <text:p text:style-name="P152">Destruído -2</text:p>
            <text:p text:style-name="P152">Destruído com chapa danificada -4</text:p>
            <text:p text:style-name="P152">Destruído sem chapa -3</text:p>
            <text:p text:style-name="P152">Não encontrado -5</text:p>
            <text:p text:style-name="P152">Não visitado -6</text:p>
            <text:p text:style-name="P152"/>
            <text:p text:style-name="P171"><text:span text:style-name="T93">V - "tipo" in (</text:span><text:span text:style-name="T100">1, </text:span><text:span text:style-name="T101">2,</text:span><text:span text:style-name="T100"> </text:span><text:span text:style-name="T101">3, </text:span><text:span text:style-name="T100">4, 5, </text:span><text:span text:style-name="T101">6</text:span><text:span text:style-name="T100">, 7, 8, 9, 12, 13</text:span><text:span text:style-name="T95">)</text:span><text:span text:style-name="T93"> and </text:span><text:span text:style-name="T96">not </text:span><text:span text:style-name="T97">(</text:span><text:span text:style-name="T93">"</text:span><text:span text:style-name="T102">situacao_marco</text:span><text:span text:style-name="T93">" </text:span><text:span text:style-name="T99">in </text:span><text:span text:style-name="T94">(</text:span><text:span text:style-name="T101">1, </text:span><text:span text:style-name="T100">2, 3,</text:span><text:span text:style-name="T101"> 4, 5, 6</text:span><text:span text:style-name="T99">)</text:span><text:span text:style-name="T97">)</text:span></text:p>
          </table:table-cell>
          <table:table-cell table:style-name="Tabela23.J6" table:number-rows-spanned="4" office:value-type="string">
            <text:p text:style-name="P316">A ser preenchido</text:p>
          </table:table-cell>
          <table:table-cell table:style-name="Tabela23.K6" table:number-rows-spanned="4" office:value-type="string">
            <text:p text:style-name="P320">A ser preenchido</text:p>
            <text:p text:style-name="P320">(-GGG<text:span text:style-name="T12">o</text:span>MM’SS.ssss" )</text:p>
          </table:table-cell>
          <table:table-cell table:style-name="Tabela23.L6" table:number-rows-spanned="4" office:value-type="string">
            <text:p text:style-name="P320">A ser preenchido</text:p>
            <text:p text:style-name="P320">(-GGG<text:span text:style-name="T12">o</text:span>MM’SS.ssss" )</text:p>
          </table:table-cell>
        </table:table-row>
        <table:table-row>
          <table:covered-table-cell/>
          <table:covered-table-cell/>
          <table:table-cell table:style-name="Tabela23.C4" office:value-type="string">
            <text:p text:style-name="P148">Estação Gravimétrica – EG -3</text:p>
          </table:table-cell>
          <table:table-cell table:style-name="Tabela23.D4" office:value-type="string">
            <text:p text:style-name="P148">Gravimétrico -4</text:p>
            <text:p text:style-name="P148"/>
            <text:p text:style-name="P171"><text:span text:style-name="T93">V - "tipo" in (</text:span><text:span text:style-name="T100">3</text:span><text:span text:style-name="T95">)</text:span><text:span text:style-name="T93"> and </text:span><text:span text:style-name="T96">not </text:span><text:span text:style-name="T97">(</text:span><text:span text:style-name="T93">"</text:span><text:span text:style-name="T98">tipo_</text:span><text:span text:style-name="T100">ref</text:span><text:span text:style-name="T93">" </text:span><text:span text:style-name="T99">in </text:span><text:span text:style-name="T94">(</text:span><text:span text:style-name="T101">4</text:span><text:span text:style-name="T99">)</text:span><text:span text:style-name="T97">)</text:span></text:p>
          </table:table-cell>
          <table:covered-table-cell/>
          <table:covered-table-cell/>
          <table:covered-table-cell/>
          <table:table-cell table:style-name="Tabela23.H4" office:value-type="string">
            <text:p text:style-name="P153">Absoluto -3</text:p>
            <text:p text:style-name="P153">IGSN71 -2</text:p>
            <text:p text:style-name="P153">Local -4</text:p>
            <text:p text:style-name="P153">Postdam 1930 -1</text:p>
            <text:p text:style-name="P153"/>
            <text:p text:style-name="P171"><text:span text:style-name="T93">V - "tipo" in (</text:span><text:span text:style-name="T100">3</text:span><text:span text:style-name="T95">)</text:span><text:span text:style-name="T93"> and </text:span><text:span text:style-name="T96">not </text:span><text:span text:style-name="T97">(</text:span><text:span text:style-name="T93">"</text:span><text:span text:style-name="T101">referencial_grav</text:span><text:span text:style-name="T93">" </text:span><text:span text:style-name="T99">in </text:span><text:span text:style-name="T94">(</text:span><text:span text:style-name="T101">1, 2, 3, 4</text:span><text:span text:style-name="T99">)</text:span><text:span text:style-name="T97">)</text:span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ela23.C5" office:value-type="string">
            <text:p text:style-name="P148">Ponto Barométrico – B -6</text:p>
            <text:p text:style-name="P148">Referëncia de Nível – RN -2</text:p>
          </table:table-cell>
          <table:table-cell table:style-name="Tabela23.D5" office:value-type="string">
            <text:p text:style-name="P148">Altimétrico -1</text:p>
            <text:p text:style-name="P148"/>
            <text:p text:style-name="P171"><text:span text:style-name="T93">V - "tipo" in (</text:span><text:span text:style-name="T100">1</text:span><text:span text:style-name="T95">)</text:span><text:span text:style-name="T93"> and </text:span><text:span text:style-name="T96">not </text:span><text:span text:style-name="T97">(</text:span><text:span text:style-name="T93">"</text:span><text:span text:style-name="T98">tipo_</text:span><text:span text:style-name="T100">ref</text:span><text:span text:style-name="T93">" </text:span><text:span text:style-name="T99">in </text:span><text:span text:style-name="T94">(</text:span><text:span text:style-name="T101">1</text:span><text:span text:style-name="T99">)</text:span><text:span text:style-name="T97">)</text:span></text:p>
          </table:table-cell>
          <table:covered-table-cell/>
          <table:covered-table-cell/>
          <table:covered-table-cell/>
          <table:table-cell table:style-name="Tabela23.H5" office:value-type="string">
            <text:p text:style-name="P154">Não aplicável -97</text:p>
            <text:p text:style-name="P154"/>
            <text:p text:style-name="P171"><text:span text:style-name="T93">V - "tipo" in (</text:span><text:span text:style-name="T100">1</text:span><text:span text:style-name="T95">)</text:span><text:span text:style-name="T93"> and </text:span><text:span text:style-name="T96">not </text:span><text:span text:style-name="T97">(</text:span><text:span text:style-name="T93">"</text:span><text:span text:style-name="T101">referencial_grav</text:span><text:span text:style-name="T93">" </text:span><text:span text:style-name="T99">in </text:span><text:span text:style-name="T94">(</text:span><text:span text:style-name="T101">97</text:span><text:span text:style-name="T99">)</text:span><text:span text:style-name="T97">)</text:span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ela23.C6" office:value-type="string">
            <text:p text:style-name="P148">Marco estadual -15</text:p>
            <text:p text:style-name="P148">Marco internacional -14</text:p>
            <text:p text:style-name="P149">Marco municipal -16</text:p>
          </table:table-cell>
          <table:table-cell table:style-name="Tabela23.D6" office:value-type="string">
            <text:p text:style-name="P149">Planialtimétrico -3</text:p>
            <text:p text:style-name="P291">Planimétrico -2</text:p>
            <text:p text:style-name="P291"/>
            <text:p text:style-name="P292"><text:span text:style-name="T104">V - "tipo" in (</text:span><text:span text:style-name="T105">1</text:span><text:span text:style-name="T112">4</text:span><text:span text:style-name="T105">, </text:span><text:span text:style-name="T112">15</text:span><text:span text:style-name="T105">, </text:span><text:span text:style-name="T112">16</text:span><text:span text:style-name="T106">)</text:span><text:span text:style-name="T104"> and </text:span><text:span text:style-name="T107">not </text:span><text:span text:style-name="T108">(</text:span><text:span text:style-name="T104">"</text:span><text:span text:style-name="T109">tipo_</text:span><text:span text:style-name="T105">ref</text:span><text:span text:style-name="T104">" </text:span><text:span text:style-name="T110">in </text:span><text:span text:style-name="T111">(</text:span><text:span text:style-name="T105">2, 3</text:span><text:span text:style-name="T110">)</text:span><text:span text:style-name="T108">)</text:span></text:p>
          </table:table-cell>
          <table:covered-table-cell/>
          <table:covered-table-cell/>
          <table:covered-table-cell/>
          <table:table-cell table:style-name="Tabela23.H6" office:value-type="string">
            <text:p text:style-name="P154">Não aplicável -97</text:p>
            <text:p text:style-name="P154"/>
            <text:p text:style-name="P292"><text:span text:style-name="T104">V - "tipo" in (</text:span><text:span text:style-name="T105">1</text:span><text:span text:style-name="T112">4</text:span><text:span text:style-name="T105">, </text:span><text:span text:style-name="T112">15</text:span><text:span text:style-name="T105">, </text:span><text:span text:style-name="T112">16</text:span><text:span text:style-name="T106">)</text:span><text:span text:style-name="T104"> and </text:span><text:span text:style-name="T107">not </text:span><text:span text:style-name="T108">(</text:span><text:span text:style-name="T104">"</text:span><text:span text:style-name="T112">referencial_grav</text:span><text:span text:style-name="T104">" </text:span><text:span text:style-name="T110">in </text:span><text:span text:style-name="T111">(</text:span><text:span text:style-name="T112">97</text:span><text:span text:style-name="T110">)</text:span><text:span text:style-name="T108">)</text:span></text:p>
          </table:table-cell>
          <table:table-cell table:style-name="Tabela23.I6" office:value-type="string">
            <text:p text:style-name="P155">Não aplicável -97</text:p>
            <text:p text:style-name="P155"/>
            <text:p text:style-name="P292"><text:span text:style-name="T104">V - "tipo" in (</text:span><text:span text:style-name="T105">1</text:span><text:span text:style-name="T112">4</text:span><text:span text:style-name="T105">, </text:span><text:span text:style-name="T112">15</text:span><text:span text:style-name="T105">, </text:span><text:span text:style-name="T112">16</text:span><text:span text:style-name="T106">)</text:span><text:span text:style-name="T104"> and </text:span><text:span text:style-name="T107">not </text:span><text:span text:style-name="T108">(</text:span><text:span text:style-name="T104">"</text:span><text:span text:style-name="T113">situacao_marco</text:span><text:span text:style-name="T104">" </text:span><text:span text:style-name="T110">in </text:span><text:span text:style-name="T111">(</text:span><text:span text:style-name="T112">97</text:span><text:span text:style-name="T110">)</text:span><text:span text:style-name="T108">)</text:span></text:p>
          </table:table-cell>
          <table:covered-table-cell/>
          <table:covered-table-cell/>
          <table:covered-table-cell/>
        </table:table-row>
        <table:table-row>
          <table:table-cell table:style-name="Tabela23.A7" office:value-type="string">
            <text:p text:style-name="P25"/>
          </table:table-cell>
          <table:table-cell table:style-name="Tabela23.B7" office:value-type="string">
            <text:p text:style-name="P315"/>
          </table:table-cell>
          <table:table-cell table:style-name="Tabela23.C7" office:value-type="string">
            <text:p text:style-name="P146">A SER PREENCHIDO -999</text:p>
            <text:p text:style-name="P146"/>
            <text:p text:style-name="P332">L - "<text:span text:style-name="T201">tipo</text:span>" in (9<text:span text:style-name="T65">99)</text:span></text:p>
          </table:table-cell>
          <table:table-cell table:style-name="Tabela23.D7" office:value-type="string">
            <text:p text:style-name="P146">A SER PREENCHIDO -999</text:p>
            <text:p text:style-name="P146"/>
            <text:p text:style-name="P332">L - "<text:span text:style-name="T201">tipo_ref</text:span>" in (9<text:span text:style-name="T65">99)</text:span></text:p>
          </table:table-cell>
          <table:table-cell table:style-name="Tabela23.E7" office:value-type="string">
            <text:p text:style-name="P316">A ser preenchido</text:p>
          </table:table-cell>
          <table:table-cell table:style-name="Tabela23.F7" office:value-type="string">
            <text:p text:style-name="P160">A SER PREENCHIDO -999</text:p>
            <text:p text:style-name="P160"/>
            <text:p text:style-name="P332">L - "<text:span text:style-name="T26">sistema_geodesico</text:span>" in (9<text:span text:style-name="T65">99)</text:span></text:p>
          </table:table-cell>
          <table:table-cell table:style-name="Tabela23.G7" office:value-type="string">
            <text:p text:style-name="P152">A SER PREENCHIDO -999</text:p>
            <text:p text:style-name="P152"/>
            <text:p text:style-name="P333">L - "<text:span text:style-name="T26">referencial_altim</text:span>" in (9<text:span text:style-name="T65">99)</text:span></text:p>
          </table:table-cell>
          <table:table-cell table:style-name="Tabela23.H7" office:value-type="string">
            <text:p text:style-name="P152">A SER PREENCHIDO -999</text:p>
            <text:p text:style-name="P152"/>
            <text:p text:style-name="P333">L - "<text:span text:style-name="T189">referencial_grav</text:span>" in (9<text:span text:style-name="T65">99)</text:span></text:p>
          </table:table-cell>
          <table:table-cell table:style-name="Tabela23.I7" office:value-type="string">
            <text:p text:style-name="P152">A SER PREENCHIDO -999</text:p>
            <text:p text:style-name="P152"/>
            <text:p text:style-name="P333">L - "<text:span text:style-name="T26">situacao_marco</text:span>" in (9<text:span text:style-name="T65">99)</text:span></text:p>
          </table:table-cell>
          <table:table-cell table:style-name="Tabela23.J7" office:value-type="string">
            <text:p text:style-name="P316">A ser preenchido</text:p>
          </table:table-cell>
          <table:table-cell table:style-name="Tabela23.K7" office:value-type="string">
            <text:p text:style-name="P320">A ser preenchido</text:p>
            <text:p text:style-name="P320">(-GGG<text:span text:style-name="T12">o</text:span>MM’SS.ssss" )</text:p>
          </table:table-cell>
          <table:table-cell table:style-name="Tabela23.L7" office:value-type="string">
            <text:p text:style-name="P320">A ser preenchido</text:p>
            <text:p text:style-name="P320">(-GGG<text:span text:style-name="T12">o</text:span>MM’SS.ssss" )</text:p>
          </table:table-cell>
        </table:table-row>
      </table:table>
      <text:p text:style-name="P3"/>
      <text:p text:style-name="P3"/>
      <text:p text:style-name="P20">Para todas as classes</text:p>
      <text:p text:style-name="P17"/>
      <text:p text:style-name="P18"/>
      <table:table table:name="Tabela24" table:style-name="Tabela24">
        <table:table-column table:style-name="Tabela24.A"/>
        <table:table-column table:style-name="Tabela24.B" table:number-columns-repeated="5"/>
        <table:table-column table:style-name="Tabela24.G"/>
        <table:table-row>
          <table:table-cell table:style-name="Tabela24.A1" office:value-type="string">
            <text:p text:style-name="P32">Classe</text:p>
          </table:table-cell>
          <table:table-cell table:style-name="Tabela24.B1" table:number-columns-spanned="6" office:value-type="string">
            <text:p text:style-name="P272">Todas <text:span text:style-name="T230">as classes -</text:span> exceto aux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4.A2" office:value-type="string">
            <text:p text:style-name="P32">Atributo</text:p>
          </table:table-cell>
          <table:table-cell table:style-name="Tabela24.A2" office:value-type="string">
            <text:p text:style-name="P272">observacao (0..1)</text:p>
          </table:table-cell>
          <table:table-cell table:style-name="Tabela24.A2" office:value-type="string">
            <text:p text:style-name="P272">tipo_comprovacao <text:span text:style-name="T5">(1)</text:span></text:p>
          </table:table-cell>
          <table:table-cell table:style-name="Tabela24.A2" office:value-type="string">
            <text:p text:style-name="P272">tipo_insumo <text:span text:style-name="T5">(1)</text:span></text:p>
          </table:table-cell>
          <table:table-cell table:style-name="Tabela24.A2" office:value-type="string">
            <text:p text:style-name="P272">data_modificacao <text:span text:style-name="T5">(1)</text:span></text:p>
          </table:table-cell>
          <table:table-cell table:style-name="Tabela24.A2" office:value-type="string">
            <text:p text:style-name="P272">controle_id <text:span text:style-name="T5">(1)</text:span></text:p>
          </table:table-cell>
          <table:table-cell table:style-name="Tabela24.G2" office:value-type="string">
            <text:p text:style-name="P272">ultimo_usuario <text:span text:style-name="T5">(1)</text:span></text:p>
          </table:table-cell>
        </table:table-row>
        <table:table-row>
          <table:table-cell table:style-name="Tabela24.A3" office:value-type="string">
            <text:p text:style-name="P32">Domínio</text:p>
          </table:table-cell>
          <table:table-cell table:style-name="Tabela24.B3" office:value-type="string">
            <text:p text:style-name="P32">A ser preenchido</text:p>
          </table:table-cell>
          <table:table-cell table:style-name="Tabela24.C3" office:value-type="string">
            <text:p text:style-name="P272">Confirmado em campo -1</text:p>
            <text:p text:style-name="P272">Não possível de confirmar em campo -2</text:p>
            <text:p text:style-name="P272">Não previsto para reambulação -3</text:p>
            <text:p text:style-name="P272">A SER PREENCHIDO <text:span text:style-name="T229">-999</text:span></text:p>
          </table:table-cell>
          <table:table-cell table:style-name="Tabela24.D3" office:value-type="string">
            <text:p text:style-name="P272">Fotointerpretado <text:span text:style-name="T229">-1</text:span></text:p>
            <text:p text:style-name="P272">Insumo externo <text:span text:style-name="T229">-2</text:span></text:p>
            <text:p text:style-name="P272">Processo automático <text:span text:style-name="T229">-3</text:span></text:p>
            <text:p text:style-name="P272">Aquisição em campo <text:span text:style-name="T229">-4</text:span></text:p>
            <text:p text:style-name="P272">Mapeamento anterior <text:span text:style-name="T229">-5</text:span></text:p>
            <text:p text:style-name="P272">A SER PREENCHIDO <text:span text:style-name="T229">-999</text:span></text:p>
          </table:table-cell>
          <table:table-cell table:style-name="Tabela24.E3" office:value-type="string">
            <text:p text:style-name="P272">Preenchido automaticamente pela trigger do banco</text:p>
          </table:table-cell>
          <table:table-cell table:style-name="Tabela24.F3" office:value-type="string">
            <text:p text:style-name="P272">Preenchido automaticamente pela trigger do banco</text:p>
          </table:table-cell>
          <table:table-cell table:style-name="Tabela24.G3" office:value-type="string">
            <text:p text:style-name="P272">Preenchido automaticamente pela trigger do banco</text:p>
          </table:table-cell>
        </table:table-row>
      </table:table>
      <text:p text:style-name="P18"/>
      <text:p text:style-name="P4"/>
      <text:p text:style-name="P19"><text:span text:style-name="T164">V – </text:span>(regexp_match ( "nome" , '^ ' ) or regexp_match ( "nome" , ' ' ) or regexp_match ( "nome" , ' $' ) or regexp_match ( "nome" , '^[a-z]' ))<text:tab/><text:tab/><text:span text:style-name="T208">-&gt; todos os atributos com valor a ser preenchido pelo operador</text:span></text:p>
      <text:p text:style-name="P3"/>
      <text:p text:style-name="P322"><text:span text:style-name="T70">V -</text:span><text:span text:style-name="T72"> </text:span><text:span text:style-name="T70">"tipo_comprovacao"</text:span><text:span text:style-name="T73"> </text:span><text:span text:style-name="T70">in (</text:span><text:span text:style-name="T75">2</text:span><text:span text:style-name="T74">)</text:span><text:span text:style-name="T70"> and</text:span><text:span text:style-name="T71"> ("</text:span><text:span text:style-name="T75">observacao</text:span><text:span text:style-name="T71">" is NULL or</text:span><text:span text:style-name="T126"> </text:span><text:span text:style-name="T70">"</text:span><text:span text:style-name="T75">observacao</text:span><text:span text:style-name="T70">" = '')<text:tab/><text:tab/></text:span><text:span text:style-name="T76">-&gt; para todas as classes</text:span></text:p>
      <text:p text:style-name="P339"/>
      <text:p text:style-name="P341">V -<text:span text:style-name="T212"> </text:span>"<text:span text:style-name="T214">ATRIBUTO%100,</text:span>"<text:span text:style-name="T149"> </text:span>in (<text:span text:style-name="T214">9895)</text:span> and<text:span text:style-name="T124"> ("nome" is NULL or</text:span><text:span text:style-name="T129"> </text:span>"<text:span text:style-name="T214">nome</text:span>" = '')<text:tab/><text:tab/><text:span text:style-name="T208">-&gt; para todas todos os atributos de todas as classes</text:span></text:p>
      <text:p text:style-name="P340"/>
      <text:p text:style-name="P356"><text:span text:style-name="T215">A</text:span> -<text:span text:style-name="T212"> </text:span>"tipo_comprovacao"<text:span text:style-name="T149"> </text:span>in (<text:span text:style-name="T213">2)</text:span><text:tab/><text:tab/><text:span text:style-name="T208">-&gt; para todas as classes</text:span></text:p>
      <text:p text:style-name="P339"/>
      <text:p text:style-name="P336">L - "tipo_comprovacao" in (999<text:span text:style-name="T124">)<text:tab/><text:tab/>-&gt; para todas as classes</text:span></text:p>
      <text:p text:style-name="P339"/>
      <text:p text:style-name="P336">L - "<text:span text:style-name="T208">tipo_insumo</text:span>" in (999<text:span text:style-name="T124">)<text:tab/><text:tab/>-&gt; para todas as classes</text:span></text:p>
      <text:p text:style-name="P336"/>
      <text:p text:style-name="P336"/>
      <text:p text:style-name="P3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 style:writing-mode="page">
        <style:tab-stops/>
      </style:paragraph-properties>
      <style:text-properties style:font-size-asian="10.5pt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pt" fo:country="BR"/>
    </style:style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7:31:12.975000000</meta:creation-date>
    <meta:editing-duration>P3DT8H49M49S</meta:editing-duration>
    <meta:editing-cycles>219</meta:editing-cycles>
    <meta:generator>LibreOffice/5.2.3.3$Windows_x86 LibreOffice_project/d54a8868f08a7b39642414cf2c8ef2f228f780cf</meta:generator>
    <dc:date>2018-03-01T11:33:20.457000000</dc:date>
    <meta:print-date>2017-10-18T10:52:42.835000000</meta:print-date>
    <meta:document-statistic meta:table-count="24" meta:image-count="0" meta:object-count="0" meta:page-count="1" meta:paragraph-count="2297" meta:word-count="9513" meta:character-count="54407" meta:non-whitespace-character-count="47051"/>
  </office:meta>
</office:document-meta>
</file>